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fo:language="en" fo:country="US"/>
    </style:style>
    <style:style style:name="P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align="start" fo:text-indent="0in"/>
    </style:style>
    <style:style style:name="T1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CommentText" style:family="paragraph">
      <style:paragraph-properties fo:text-align="start" fo:text-indent="0in"/>
    </style:style>
    <style:style style:name="T18" style:parent-style-name="Absatz-Standardschriftart" style:family="text">
      <style:text-properties fo:language="en" fo:country="US"/>
    </style:style>
    <style:style style:name="P19" style:parent-style-name="CommentText" style:family="paragraph">
      <style:paragraph-properties fo:text-align="start" fo:text-indent="0in"/>
      <style:text-properties fo:language="en" fo:country="US"/>
    </style:style>
    <style:style style:name="T2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align="start" fo:text-indent="0in"/>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style>
    <style:style style:name="T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8" style:parent-style-name="CommentText" style:family="paragraph">
      <style:paragraph-properties fo:text-align="start" fo:text-indent="0in"/>
    </style:style>
    <style:style style:name="T29" style:parent-style-name="Hyperlink" style:family="text">
      <style:text-properties fo:language="en" fo:country="US"/>
    </style:style>
    <style:style style:name="T3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align="start" fo:text-indent="0in"/>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Standard" style:family="paragraph">
      <style:paragraph-properties fo:text-align="start" fo:text-indent="0in"/>
      <style:text-properties style:font-name-complex="Calibri" fo:font-size="12pt" style:font-size-asian="12pt" style:font-size-complex="12pt" fo:language="en" fo:country="US"/>
    </style:style>
    <style:style style:name="P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Absatz-Standardschriftart" style:family="text">
      <style:text-properties style:font-name-complex="Calibri" fo:font-size="12pt" style:font-size-asian="12pt" style:font-size-complex="12pt" fo:language="en" fo:country="US"/>
    </style:style>
    <style:style style:name="T49" style:parent-style-name="Absatz-Standardschriftar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Hyperlink" style:family="text">
      <style:text-properties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Standard" style:family="paragraph">
      <style:paragraph-properties fo:text-align="start" fo:text-indent="0in"/>
      <style:text-properties style:font-name-complex="Calibri" fo:font-size="12pt" style:font-size-asian="12pt" style:font-size-complex="12pt" fo:language="en" fo:country="US"/>
    </style:style>
    <style:style style:name="P57" style:parent-style-name="Standard" style:family="paragraph">
      <style:paragraph-properties fo:text-align="start" fo:text-indent="0in"/>
      <style:text-properties style:font-name-complex="Calibri" fo:font-size="12pt" style:font-size-asian="12pt" style:font-size-complex="12pt" fo:language="en" fo:country="US"/>
    </style:style>
    <style:style style:name="P58" style:parent-style-name="Standard" style:family="paragraph">
      <style:paragraph-properties fo:text-align="start" fo:text-indent="0in"/>
      <style:text-properties style:font-name-complex="Calibri" fo:font-size="12pt" style:font-size-asian="12pt" style:font-size-complex="12pt" fo:language="en" fo:country="US"/>
    </style:style>
    <style:style style:name="P59"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0" style:parent-style-name="Standard" style:family="paragraph">
      <style:paragraph-properties fo:text-indent="0in"/>
      <style:text-properties fo:font-size="12pt" style:font-size-asian="12pt" style:font-size-complex="12pt" fo:language="en" fo:country="US"/>
    </style:style>
    <style:style style:name="P61" style:parent-style-name="Standard" style:family="paragraph">
      <style:paragraph-properties fo:text-indent="0in"/>
      <style:text-properties fo:font-size="12pt" style:font-size-asian="12pt" style:font-size-complex="12pt" fo:language="en" fo:country="US"/>
    </style:style>
    <style:style style:name="P62" style:parent-style-name="Standard" style:family="paragraph">
      <style:paragraph-properties fo:text-indent="0in"/>
      <style:text-properties fo:font-size="12pt" style:font-size-asian="12pt" style:font-size-complex="12pt" fo:language="en" fo:country="US"/>
    </style:style>
    <style:style style:name="P63" style:parent-style-name="Standard" style:family="paragraph">
      <style:paragraph-properties fo:text-indent="0in"/>
    </style:style>
    <style:style style:name="T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Absatz-Standardschriftart" style:family="text">
      <style:text-properties fo:font-weight="bold" style:font-weight-asian="bold" style:font-weight-complex="bold" fo:language="en" fo:country="US"/>
    </style:style>
    <style:style style:name="P68" style:parent-style-name="CommentText" style:family="paragraph">
      <style:paragraph-properties fo:text-align="start" fo:text-indent="0in"/>
      <style:text-properties fo:language="en" fo:country="US"/>
    </style:style>
    <style:style style:name="P69" style:parent-style-name="CommentText" style:family="paragraph">
      <style:paragraph-properties fo:text-align="start" fo:text-indent="0in"/>
      <style:text-properties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fo:font-weight="bold" style:font-weight-asian="bold" style:font-weight-complex="bold" fo:language="en" fo:country="US"/>
    </style:style>
    <style:style style:name="P72" style:parent-style-name="CommentText" style:family="paragraph">
      <style:paragraph-properties fo:text-align="start" fo:text-indent="0in"/>
    </style:style>
    <style:style style:name="T73" style:parent-style-name="Absatz-Standardschriftart" style:family="text">
      <style:text-properties fo:language="en" fo:country="US"/>
    </style:style>
    <style:style style:name="T74" style:parent-style-name="Absatz-Standardschriftart" style:family="text">
      <style:text-properties fo:font-weight="bold" style:font-weight-asian="bold" style:font-weight-complex="bold" fo:language="en" fo:country="US"/>
    </style:style>
    <style:style style:name="T75" style:parent-style-name="Absatz-Standardschriftart" style:family="text">
      <style:text-properties fo:language="en" fo:country="US"/>
    </style:style>
    <style:style style:name="P76" style:parent-style-name="CommentText" style:family="paragraph">
      <style:paragraph-properties fo:text-align="start" fo:text-indent="0in"/>
      <style:text-properties fo:language="en" fo:country="US"/>
    </style:style>
    <style:style style:name="T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8" style:parent-style-name="Standard" style:family="paragraph">
      <style:paragraph-properties fo:text-indent="0in"/>
      <style:text-properties style:font-name-complex="Calibri" fo:font-size="12pt" style:font-size-asian="12pt" style:font-size-complex="12pt" fo:language="en" fo:country="US"/>
    </style:style>
    <style:style style:name="P79"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Überschrift3" style:family="paragraph">
      <style:text-properties style:font-name-complex="Calibri" fo:font-size="12pt" style:font-size-asian="12pt" style:font-size-complex="12pt"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Web" style:family="paragraph">
      <style:paragraph-properties fo:line-height="150%"/>
      <style:text-properties style:font-name="Calibri" style:font-name-complex="Calibri" fo:language="en" fo:country="US"/>
    </style:style>
    <style:style style:name="P83" style:parent-style-name="StandardWeb" style:family="paragraph">
      <style:paragraph-properties fo:line-height="150%"/>
      <style:text-properties style:font-name="Calibri" style:font-name-complex="Calibri" fo:language="en" fo:country="US"/>
    </style:style>
    <style:style style:name="P84"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5"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6" style:parent-style-name="Standard" style:family="paragraph">
      <style:paragraph-properties fo:text-indent="0in"/>
      <style:text-properties style:font-name-complex="Calibri" fo:font-size="12pt" style:font-size-asian="12pt" style:font-size-complex="12pt" fo:language="en" fo:country="US"/>
    </style:style>
    <style:style style:name="P8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8" style:parent-style-name="Standard" style:family="paragraph">
      <style:paragraph-properties fo:text-align="start" fo:text-indent="0.4916in"/>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3" style:parent-style-name="Standard" style:family="paragraph">
      <style:paragraph-properties fo:text-align="start" fo:text-indent="0in"/>
    </style:style>
    <style:style style:name="T1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style>
    <style:style style:name="T1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text-properties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text-properties fo:language="en" fo:country="US"/>
    </style:style>
    <style:style style:name="P113" style:parent-style-name="Standard" style:family="paragraph">
      <style:paragraph-properties fo:text-align="start" fo:text-indent="0.4916in"/>
    </style:style>
    <style:style style:name="T1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5" style:parent-style-name="Absatz-Standardschriftart" style:family="text">
      <style:text-properties style:font-name="Times New Roman"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P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3"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T128" style:parent-style-name="Absatz-Standardschriftart" style:family="text">
      <style:text-properties style:font-name="Times New Roman" fo:font-size="12pt" style:font-size-asian="12pt" style:font-size-complex="12pt" fo:language="en" fo:country="US"/>
    </style:style>
    <style:style style:name="T129" style:parent-style-name="Absatz-Standardschriftart" style:family="text">
      <style:text-properties style:font-name="Times New Roman" style:letter-kerning="false"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style:letter-kerning="false"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style:letter-kerning="false" fo:font-size="12pt" style:font-size-asian="12pt" style:font-size-complex="12pt"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4916in"/>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Standard" style:family="paragraph">
      <style:paragraph-properties fo:text-align="start" fo:text-indent="0.4916in"/>
    </style:style>
    <style:style style:name="T139" style:parent-style-name="Absatz-Standardschriftart" style:family="text">
      <style:text-properties style:font-name="Times New Roman" fo:font-size="12pt" style:font-size-asian="12pt" style:font-size-complex="12pt" fo:language="en" fo:country="US"/>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7" style:parent-style-name="Absatz-Standardschriftart" style:family="text">
      <style:text-properties style:font-name="Times New Roman" fo:font-size="12pt" style:font-size-asian="12pt" style:font-size-complex="12pt" fo:language="en" fo:country="US"/>
    </style:style>
    <style:style style:name="T148" style:parent-style-name="Absatz-Standardschriftart" style:family="text">
      <style:text-properties style:font-name="Times New Roman"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3" style:parent-style-name="Absatz-Standardschriftart" style:family="text">
      <style:text-properties style:font-name="Times New Roman" fo:font-size="12pt" style:font-size-asian="12pt" style:font-size-complex="12pt" fo:language="en" fo:country="US"/>
    </style:style>
    <style:style style:name="T154" style:parent-style-name="Absatz-Standardschriftart" style:family="text">
      <style:text-properties style:font-name="Times New Roman"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DefaultParagraphFont" style:family="text">
      <style:text-properties fo:language="el" fo:country="GR"/>
    </style:style>
    <style:style style:name="T157" style:parent-style-name="DefaultParagraphFont" style:family="text">
      <style:text-properties fo:language="el" fo:country="GR"/>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font-weight="bold" style:font-weight-asian="bold" style:font-weight-complex="bold" fo:language="en" fo:country="US"/>
    </style:style>
    <style:style style:name="T164" style:parent-style-name="Hyperlink" style:family="text">
      <style:text-properties fo:font-weight="bold" style:font-weight-asian="bold" style:font-weight-complex="bold" fo:language="en" fo:country="US"/>
    </style:style>
    <style:style style:name="P165" style:parent-style-name="CommentText" style:family="paragraph">
      <style:paragraph-properties fo:text-align="start" fo:text-indent="0in"/>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fo:font-weight="bold" style:font-weight-asian="bold" style:font-weight-complex="bold" fo:language="da" fo:country="DK"/>
    </style:style>
    <style:style style:name="T175" style:parent-style-name="Hyperlink" style:family="text">
      <style:text-properties fo:font-weight="bold" style:font-weight-asian="bold" style:font-weight-complex="bold" fo:language="da" fo:country="DK"/>
    </style:style>
    <style:style style:name="T176" style:parent-style-name="Absatz-Standardschriftart" style:family="text">
      <style:text-properties style:font-name="Times New Roman" fo:font-size="12pt" style:font-size-asian="12pt" style:font-size-complex="12pt"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4916in"/>
    </style:style>
    <style:style style:name="T18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Absatz-Standardschriftart" style:family="text">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 style:parent-style-name="Standard" style:family="paragraph">
      <style:paragraph-properties fo:text-align="start" fo:text-indent="0in"/>
    </style:style>
    <style:style style:name="T191" style:parent-style-name="Absatz-Standardschriftart" style:family="text">
      <style:text-properties style:font-name="Times New Roman" fo:font-size="12pt" style:font-size-asian="12pt" style:font-size-complex="12pt" fo:language="en" fo:country="US"/>
    </style:style>
    <style:style style:name="T19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indent="0in"/>
      <style:text-properties style:font-name-complex="Calibri" fo:font-size="12pt" style:font-size-asian="12pt" style:font-size-complex="12pt" fo:language="en" fo:country="US"/>
    </style:style>
    <style:style style:name="P2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complex="Calibri" fo:font-size="12pt" style:font-size-asian="12pt" style:font-size-complex="12pt" fo:language="en" fo:country="US"/>
    </style:style>
    <style:style style:name="P23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Absatz-Standardschriftart" style:family="text">
      <style:text-properties style:font-name-complex="Calibri" fo:font-size="12pt" style:font-size-asian="12pt" style:font-size-complex="12pt" fo:language="en" fo:country="US"/>
    </style:style>
    <style:style style:name="T234" style:parent-style-name="Absatz-Standardschriftart"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Absatz-Standardschriftart" style:family="text">
      <style:text-properties fo:language="en" fo:country="US"/>
    </style:style>
    <style:style style:name="T237" style:parent-style-name="Absatz-Standardschriftart" style:family="text">
      <style:text-properties style:font-name-complex="Calibri" fo:font-size="12pt" style:font-size-asian="12pt" style:font-size-complex="12pt" fo:language="en" fo:country="US"/>
    </style:style>
    <style:style style:name="T238" style:parent-style-name="Absatz-Standardschriftar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Absatz-Standardschriftart" style:family="text">
      <style:text-properties fo:language="en" fo:country="US"/>
    </style:style>
    <style:style style:name="P241" style:parent-style-name="CommentText" style:family="paragraph">
      <style:paragraph-properties fo:text-align="start" fo:text-indent="0in"/>
      <style:text-properties fo:language="en" fo:country="US"/>
    </style:style>
    <style:style style:name="T242" style:parent-style-name="Absatz-Standardschriftart" style:family="text">
      <style:text-properties style:font-name-complex="Calibri" fo:font-size="12pt" style:font-size-asian="12pt" style:font-size-complex="12pt" fo:language="en" fo:country="US"/>
    </style:style>
    <style:style style:name="P243" style:parent-style-name="Standard" style:family="paragraph">
      <style:paragraph-properties fo:text-align="start" fo:text-indent="0in"/>
      <style:text-properties style:font-name-complex="Calibri" fo:font-size="12pt" style:font-size-asian="12pt" style:font-size-complex="12pt" fo:language="en" fo:country="US"/>
    </style:style>
    <style:style style:name="P244" style:parent-style-name="Standard" style:family="paragraph">
      <style:paragraph-properties fo:text-align="start" fo:text-indent="0in"/>
    </style:style>
    <style:style style:name="T245" style:parent-style-name="Absatz-Standardschriftart" style:family="text">
      <style:text-properties style:font-name-complex="Calibri" fo:font-size="12pt" style:font-size-asian="12pt" style:font-size-complex="12pt" fo:language="en" fo:country="US"/>
    </style:style>
    <style:style style:name="T246" style:parent-style-name="Absatz-Standardschriftart"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Absatz-Standardschriftart" style:family="text">
      <style:text-properties fo:language="en" fo:country="US"/>
    </style:style>
    <style:style style:name="T249" style:parent-style-name="Absatz-Standardschriftar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Absatz-Standardschriftart" style:family="text">
      <style:text-properties fo:language="en" fo:country="US"/>
    </style:style>
    <style:style style:name="T252" style:parent-style-name="Absatz-Standardschriftar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Absatz-Standardschriftart" style:family="text">
      <style:text-properties fo:language="en" fo:country="US"/>
    </style:style>
    <style:style style:name="T255" style:parent-style-name="Absatz-Standardschriftart" style:family="text">
      <style:text-properties style:font-name-complex="Calibri" fo:font-size="12pt" style:font-size-asian="12pt" style:font-size-complex="12pt" fo:language="en" fo:country="US"/>
    </style:style>
    <style:style style:name="T256" style:parent-style-name="Absatz-Standardschriftar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Absatz-Standardschriftart" style:family="text">
      <style:text-properties fo:language="en" fo:country="US"/>
    </style:style>
    <style:style style:name="T259" style:parent-style-name="Absatz-Standardschriftart" style:family="text">
      <style:text-properties style:font-name-complex="Calibri" fo:font-size="12pt" style:font-size-asian="12pt" style:font-size-complex="12pt" fo:language="en" fo:country="US"/>
    </style:style>
    <style:style style:name="T260" style:parent-style-name="Absatz-Standardschriftart" style:family="text">
      <style:text-properties style:font-name-complex="Calibri"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Absatz-Standardschriftart" style:family="text">
      <style:text-properties fo:language="en" fo:country="US"/>
    </style:style>
    <style:style style:name="P263" style:parent-style-name="CommentText" style:family="paragraph">
      <style:paragraph-properties fo:text-align="start" fo:text-indent="0in"/>
      <style:text-properties fo:language="en" fo:country="US"/>
    </style:style>
    <style:style style:name="P264" style:parent-style-name="CommentText" style:family="paragraph">
      <style:paragraph-properties fo:text-align="start" fo:text-indent="0in"/>
      <style:text-properties fo:language="en" fo:country="US"/>
    </style:style>
    <style:style style:name="T265" style:parent-style-name="Absatz-Standardschriftart" style:family="text">
      <style:text-properties style:font-name-complex="Calibri" fo:font-size="12pt" style:font-size-asian="12pt" style:font-size-complex="12pt" fo:language="en" fo:country="US"/>
    </style:style>
    <style:style style:name="P2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7"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Absatz-Standardschriftart" style:family="text">
      <style:text-properties style:font-name-complex="Calibri" fo:font-size="12pt" style:font-size-asian="12pt" style:font-size-complex="12pt" fo:language="en" fo:country="US"/>
    </style:style>
    <style:style style:name="T272" style:parent-style-name="Absatz-Standardschriftart" style:family="text">
      <style:text-properties style:font-name-complex="Calibri"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Absatz-Standardschriftart" style:family="text">
      <style:text-properties fo:language="en" fo:country="US"/>
    </style:style>
    <style:style style:name="T275" style:parent-style-name="Absatz-Standardschriftart" style:family="text">
      <style:text-properties style:font-name-complex="Calibri" fo:font-size="12pt" style:font-size-asian="12pt" style:font-size-complex="12pt" fo:language="en" fo:country="US"/>
    </style:style>
    <style:style style:name="T276" style:parent-style-name="Absatz-Standardschriftart" style:family="text">
      <style:text-properties style:font-name-complex="Calibri"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style:font-name-complex="Calibri" fo:font-size="12pt" style:font-size-asian="12pt" style:font-size-complex="12pt" fo:language="en" fo:country="US"/>
    </style:style>
    <style:style style:name="T279" style:parent-style-name="Absatz-Standardschriftart" style:family="text">
      <style:text-properties style:font-name-complex="Calibri" fo:font-size="12pt" style:font-size-asian="12pt" style:font-size-complex="12pt" fo:language="en" fo:country="US"/>
    </style:style>
    <style:style style:name="P280" style:parent-style-name="CommentText" style:family="paragraph">
      <style:paragraph-properties fo:text-align="start" fo:text-indent="0in"/>
    </style:style>
    <style:style style:name="T281" style:parent-style-name="Absatz-Standardschriftart" style:family="text">
      <style:text-properties fo:language="en" fo:country="US"/>
    </style:style>
    <style:style style:name="T282" style:parent-style-name="Absatz-Standardschriftart" style:family="text">
      <style:text-properties style:font-name-complex="Calibri" fo:font-size="12pt" style:font-size-asian="12pt" style:font-size-complex="12pt" fo:language="en" fo:country="US"/>
    </style:style>
    <style:style style:name="P283" style:parent-style-name="Standard" style:family="paragraph">
      <style:paragraph-properties fo:text-align="start" fo:text-indent="0in"/>
      <style:text-properties style:font-name-complex="Calibri" fo:font-size="12pt" style:font-size-asian="12pt" style:font-size-complex="12pt" fo:language="en" fo:country="US"/>
    </style:style>
    <style:style style:name="P284" style:parent-style-name="Standard" style:family="paragraph">
      <style:paragraph-properties fo:text-align="start" fo:text-indent="0in"/>
    </style:style>
    <style:style style:name="T2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Absatz-Standardschriftart" style:family="text">
      <style:text-properties fo:language="en" fo:country="US"/>
    </style:style>
    <style:style style:name="T2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9" style:parent-style-name="Standard" style:family="paragraph">
      <style:paragraph-properties fo:text-align="start" fo:text-indent="0in"/>
    </style:style>
    <style:style style:name="T290" style:parent-style-name="Absatz-Standardschriftart" style:family="text">
      <style:text-properties style:font-name-complex="Calibri" fo:font-size="12pt" style:font-size-asian="12pt" style:font-size-complex="12pt" fo:language="en" fo:country="US"/>
    </style:style>
    <style:style style:name="T291" style:parent-style-name="Absatz-Standardschriftar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color="#00000A"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0" fo:language="en" fo:country="US"/>
    </style:style>
    <style:style style:name="T296" style:parent-style-name="Absatz-Standardschriftart" style:family="text">
      <style:text-properties fo:color="#00000A" fo:language="en" fo:country="US"/>
    </style:style>
    <style:style style:name="P297" style:parent-style-name="CommentText" style:family="paragraph">
      <style:paragraph-properties fo:text-align="start" fo:text-indent="0in"/>
    </style:style>
    <style:style style:name="T298" style:parent-style-name="Absatz-Standardschriftart" style:family="text">
      <style:text-properties fo:color="#000000" fo:language="en" fo:country="US"/>
    </style:style>
    <style:style style:name="T299" style:parent-style-name="Absatz-Standardschriftart" style:family="text">
      <style:text-properties fo:color="#00000A" fo:language="en" fo:country="US"/>
    </style:style>
    <style:style style:name="P300" style:parent-style-name="CommentText" style:family="paragraph">
      <style:paragraph-properties fo:text-align="start" fo:text-indent="0in"/>
    </style:style>
    <style:style style:name="T301" style:parent-style-name="Absatz-Standardschriftart" style:family="text">
      <style:text-properties fo:color="#000000" fo:language="en" fo:country="US"/>
    </style:style>
    <style:style style:name="T302" style:parent-style-name="Absatz-Standardschriftart" style:family="text">
      <style:text-properties fo:color="#00000A"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5" style:parent-style-name="Standard" style:family="paragraph">
      <style:paragraph-properties fo:text-align="start" fo:text-indent="0in"/>
    </style:style>
    <style:style style:name="T3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Absatz-Standardschriftart" style:family="text">
      <style:text-properties fo:language="en" fo:country="US"/>
    </style:style>
    <style:style style:name="T3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Absatz-Standardschriftart" style:family="text">
      <style:text-properties fo:language="en" fo:country="US"/>
    </style:style>
    <style:style style:name="T3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Absatz-Standardschriftart" style:family="text">
      <style:text-properties fo:language="en" fo:country="US"/>
    </style:style>
    <style:style style:name="T3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8" style:parent-style-name="Standard" style:family="paragraph">
      <style:paragraph-properties fo:text-align="start" fo:text-indent="0in"/>
    </style:style>
    <style:style style:name="T319" style:parent-style-name="Absatz-Standardschriftart" style:family="text">
      <style:text-properties style:font-name-complex="Calibri" fo:font-size="12pt" style:font-size-asian="12pt" style:font-size-complex="12pt" fo:language="en" fo:country="US"/>
    </style:style>
    <style:style style:name="T320" style:parent-style-name="Absatz-Standardschriftar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Absatz-Standardschriftart" style:family="text">
      <style:text-properties fo:language="en" fo:country="US"/>
    </style:style>
    <style:style style:name="T323" style:parent-style-name="Absatz-Standardschriftart" style:family="text">
      <style:text-properties style:font-name-complex="Calibri" fo:font-size="12pt" style:font-size-asian="12pt" style:font-size-complex="12pt"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T326" style:parent-style-name="Absatz-Standardschriftart" style:family="text">
      <style:text-properties fo:language="en" fo:country="US"/>
    </style:style>
    <style:style style:name="T327" style:parent-style-name="Absatz-Standardschriftar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fo:language="en" fo:country="US"/>
    </style:style>
    <style:style style:name="T330" style:parent-style-name="Absatz-Standardschriftart" style:family="text">
      <style:text-properties style:font-name-complex="Calibri" fo:font-size="12pt" style:font-size-asian="12pt" style:font-size-complex="12pt" fo:language="en" fo:country="US"/>
    </style:style>
    <style:style style:name="P331" style:parent-style-name="Standard" style:family="paragraph">
      <style:paragraph-properties fo:text-align="start" fo:text-indent="0in"/>
    </style:style>
    <style:style style:name="T332" style:parent-style-name="Absatz-Standardschriftart" style:family="text">
      <style:text-properties style:font-name-complex="Calibri" fo:font-size="12pt" style:font-size-asian="12pt" style:font-size-complex="12pt" fo:language="en" fo:country="US"/>
    </style:style>
    <style:style style:name="T333" style:parent-style-name="Absatz-Standardschriftart" style:family="text">
      <style:text-properties style:font-name-complex="Calibri"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Absatz-Standardschriftart" style:family="text">
      <style:text-properties fo:language="en" fo:country="US"/>
    </style:style>
    <style:style style:name="T336" style:parent-style-name="Absatz-Standardschriftart" style:family="text">
      <style:text-properties style:font-name-complex="Calibri" fo:font-size="12pt" style:font-size-asian="12pt" style:font-size-complex="12pt" fo:language="en" fo:country="US"/>
    </style:style>
    <style:style style:name="T337" style:parent-style-name="Absatz-Standardschriftar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Absatz-Standardschriftart" style:family="text">
      <style:text-properties fo:language="en" fo:country="US"/>
    </style:style>
    <style:style style:name="P340" style:parent-style-name="CommentText" style:family="paragraph">
      <style:paragraph-properties fo:text-align="start" fo:text-indent="0in"/>
      <style:text-properties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T342" style:parent-style-name="Absatz-Standardschriftar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Absatz-Standardschriftart" style:family="text">
      <style:text-properties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T346" style:parent-style-name="Absatz-Standardschriftart"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Absatz-Standardschriftart" style:family="text">
      <style:text-properties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T350" style:parent-style-name="Absatz-Standardschriftar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Absatz-Standardschriftart" style:family="text">
      <style:text-properties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T354" style:parent-style-name="Absatz-Standardschriftart"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T361" style:parent-style-name="Absatz-Standardschriftar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Absatz-Standardschriftart" style:family="text">
      <style:text-properties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T365" style:parent-style-name="Absatz-Standardschriftar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T369" style:parent-style-name="Absatz-Standardschriftart" style:family="text">
      <style:text-properties style:font-name-complex="Calibri"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Absatz-Standardschriftart" style:family="text">
      <style:text-properties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T373" style:parent-style-name="Absatz-Standardschriftart" style:family="text">
      <style:text-properties style:font-name-complex="Calibri" fo:font-size="12pt" style:font-size-asian="12pt" style:font-size-complex="12pt" fo:language="en" fo:country="US"/>
    </style:style>
    <style:style style:name="T374" style:parent-style-name="Absatz-Standardschriftar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T378" style:parent-style-name="Absatz-Standardschriftar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Absatz-Standardschriftart" style:family="text">
      <style:text-properties fo:language="en" fo:country="US"/>
    </style:style>
    <style:style style:name="T381" style:parent-style-name="Absatz-Standardschriftart" style:family="text">
      <style:text-properties fo:language="en" fo:country="US"/>
    </style:style>
    <style:style style:name="T382" style:parent-style-name="Absatz-Standardschriftart" style:family="text">
      <style:text-properties fo:language="en" fo:country="US"/>
    </style:style>
    <style:style style:name="T383" style:parent-style-name="Absatz-Standardschriftart" style:family="text">
      <style:text-properties style:font-name-complex="Calibri" fo:font-size="12pt" style:font-size-asian="12pt" style:font-size-complex="12pt" fo:language="en" fo:country="US"/>
    </style:style>
    <style:style style:name="T384" style:parent-style-name="Absatz-Standardschriftar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Absatz-Standardschriftart" style:family="text">
      <style:text-properties fo:language="en" fo:country="US"/>
    </style:style>
    <style:style style:name="T387" style:parent-style-name="Absatz-Standardschriftart" style:family="text">
      <style:text-properties style:font-name-complex="Calibri" fo:font-size="12pt" style:font-size-asian="12pt" style:font-size-complex="12pt" fo:language="en" fo:country="US"/>
    </style:style>
    <style:style style:name="T388" style:parent-style-name="Absatz-Standardschriftart"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bsatz-Standardschriftart" style:family="text">
      <style:text-properties fo:language="en" fo:country="US"/>
    </style:style>
    <style:style style:name="T391" style:parent-style-name="Absatz-Standardschriftart" style:family="text">
      <style:text-properties style:font-name-complex="Calibri" fo:font-size="12pt" style:font-size-asian="12pt" style:font-size-complex="12pt"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Absatz-Standardschriftart" style:family="text">
      <style:text-properties fo:language="en" fo:country="US"/>
    </style:style>
    <style:style style:name="T395" style:parent-style-name="Absatz-Standardschriftart" style:family="text">
      <style:text-properties style:font-name-complex="Calibri" fo:font-size="12pt" style:font-size-asian="12pt" style:font-size-complex="12pt"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text-properties style:font-name-complex="Calibri" fo:font-size="12pt" style:font-size-asian="12pt" style:font-size-complex="12pt" fo:language="en" fo:country="US"/>
    </style:style>
    <style:style style:name="P401" style:parent-style-name="Standard" style:family="paragraph">
      <style:paragraph-properties fo:text-align="start" fo:text-indent="0in"/>
    </style:style>
    <style:style style:name="T402" style:parent-style-name="Absatz-Standardschriftart" style:family="text">
      <style:text-properties style:font-name-complex="Calibri" fo:font-size="12pt" style:font-size-asian="12pt" style:font-size-complex="12pt" fo:language="en" fo:country="US"/>
    </style:style>
    <style:style style:name="T403" style:parent-style-name="Absatz-Standardschriftar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Absatz-Standardschriftart" style:family="text">
      <style:text-properties fo:language="en" fo:country="US"/>
    </style:style>
    <style:style style:name="T406" style:parent-style-name="Absatz-Standardschriftart" style:family="text">
      <style:text-properties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Standard" style:family="paragraph">
      <style:paragraph-properties fo:text-align="start" fo:text-indent="0in"/>
      <style:text-properties style:font-name-complex="Calibri" fo:font-size="12pt" style:font-size-asian="12pt" style:font-size-complex="12pt" fo:language="en" fo:country="US"/>
    </style:style>
    <style:style style:name="P40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0" style:parent-style-name="Standard" style:family="paragraph">
      <style:paragraph-properties fo:text-align="start" fo:text-indent="0in"/>
    </style:style>
    <style:style style:name="T4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5" style:parent-style-name="Standard" style:family="paragraph">
      <style:paragraph-properties fo:text-align="start" fo:text-indent="0in"/>
    </style:style>
    <style:style style:name="T426" style:parent-style-name="Absatz-Standardschriftart" style:family="text">
      <style:text-properties style:font-name-complex="Calibri" fo:font-size="12pt" style:font-size-asian="12pt" style:font-size-complex="12pt"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Standard" style:family="paragraph">
      <style:paragraph-properties fo:text-align="start" fo:text-indent="0.4916in"/>
    </style:style>
    <style:style style:name="P441" style:parent-style-name="Standard" style:family="paragraph">
      <style:paragraph-properties fo:text-align="start" fo:text-indent="0.4916in"/>
    </style:style>
    <style:style style:name="T4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Absatz-Standardschriftart" style:family="text">
      <style:text-properties fo:language="en" fo:country="US"/>
    </style:style>
    <style:style style:name="T4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7" style:parent-style-name="CommentReference" style:family="text">
      <style:text-properties style:font-name-complex="Calibri" fo:font-size="12pt" style:font-size-asian="12pt" style:font-size-complex="12pt"/>
    </style:style>
    <style:style style:name="P448" style:parent-style-name="CommentText" style:family="paragraph">
      <style:paragraph-properties fo:text-align="start" fo:text-indent="0in"/>
    </style:style>
    <style:style style:name="T449" style:parent-style-name="Absatz-Standardschriftart" style:family="text">
      <style:text-properties fo:language="en" fo:country="US"/>
    </style:style>
    <style:style style:name="P450" style:parent-style-name="CommentText" style:family="paragraph">
      <style:paragraph-properties fo:text-align="start" fo:text-indent="0in"/>
      <style:text-properties fo:language="en" fo:country="US"/>
    </style:style>
    <style:style style:name="P451" style:parent-style-name="CommentText" style:family="paragraph">
      <style:paragraph-properties fo:text-align="start" fo:text-indent="0in"/>
      <style:text-properties fo:language="en" fo:country="US"/>
    </style:style>
    <style:style style:name="P452" style:parent-style-name="CommentText" style:family="paragraph">
      <style:paragraph-properties fo:text-align="start" fo:text-indent="0in"/>
    </style:style>
    <style:style style:name="T4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text-properties fo:language="en" fo:country="US"/>
    </style:style>
    <style:style style:name="T4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1" style:parent-style-name="Standard" style:family="paragraph">
      <style:paragraph-properties style:text-autospace="none" fo:text-align="start" fo:text-indent="0in"/>
    </style:style>
    <style:style style:name="T462" style:parent-style-name="animate-in" style:family="text">
      <style:text-properties style:font-name-complex="Calibri" fo:font-size="12pt" style:font-size-asian="12pt" style:font-size-complex="12pt" fo:language="en" fo:country="US"/>
    </style:style>
    <style:style style:name="T463" style:parent-style-name="Absatz-Standardschriftart" style:family="text">
      <style:text-properties style:font-name-complex="Calibri" fo:font-size="12pt" style:font-size-asian="12pt" style:font-size-complex="12pt" fo:language="en" fo:country="US"/>
    </style:style>
    <style:style style:name="T464" style:parent-style-name="animate-in" style:family="text">
      <style:text-properties style:font-name-complex="Calibri" fo:font-size="12pt" style:font-size-asian="12pt" style:font-size-complex="12pt" fo:language="en" fo:country="US"/>
    </style:style>
    <style:style style:name="T465" style:parent-style-name="Absatz-Standardschriftart" style:family="text">
      <style:text-properties style:font-name-complex="Calibri" fo:font-size="12pt" style:font-size-asian="12pt" style:font-size-complex="12pt" fo:language="en" fo:country="US"/>
    </style:style>
    <style:style style:name="T466" style:parent-style-name="animate-in" style:family="text">
      <style:text-properties style:font-name-complex="Calibri" fo:font-size="12pt" style:font-size-asian="12pt" style:font-size-complex="12pt" fo:language="en" fo:country="US"/>
    </style:style>
    <style:style style:name="T467" style:parent-style-name="animate-in" style:family="text">
      <style:text-properties style:font-name-complex="Calibri"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Absatz-Standardschriftart" style:family="text">
      <style:text-properties fo:language="en" fo:country="US"/>
    </style:style>
    <style:style style:name="T470" style:parent-style-name="animate-in" style:family="text">
      <style:text-properties style:font-name-complex="Calibri" fo:font-size="12pt" style:font-size-asian="12pt" style:font-size-complex="12pt" fo:language="en" fo:country="US"/>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nimate-in" style:family="text">
      <style:text-properties style:font-name-complex="Calibri" fo:font-size="12pt" style:font-size-asian="12pt" style:font-size-complex="12pt" fo:language="en" fo:country="US"/>
    </style:style>
    <style:style style:name="T473" style:parent-style-name="animate-in"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Absatz-Standardschriftart" style:family="text">
      <style:text-properties fo:language="en" fo:country="US"/>
    </style:style>
    <style:style style:name="T476" style:parent-style-name="animate-in" style:family="text">
      <style:text-properties style:font-name-complex="Calibri" fo:font-size="12pt" style:font-size-asian="12pt" style:font-size-complex="12pt" fo:language="en" fo:country="US"/>
    </style:style>
    <style:style style:name="P477" style:parent-style-name="Standard" style:family="paragraph">
      <style:paragraph-properties fo:text-align="start" fo:text-indent="0in"/>
      <style:text-properties fo:font-size="12pt" style:font-size-asian="12pt" style:font-size-complex="12pt" fo:language="en" fo:country="US"/>
    </style:style>
    <style:style style:name="P478" style:parent-style-name="Standard" style:family="paragraph">
      <style:paragraph-properties fo:text-align="start" fo:text-indent="0in"/>
      <style:text-properties fo:font-size="12pt" style:font-size-asian="12pt" style:font-size-complex="12pt" fo:language="en" fo:country="US"/>
    </style:style>
    <style:style style:name="P479" style:parent-style-name="Standard" style:family="paragraph">
      <style:paragraph-properties fo:text-align="start" fo:text-indent="0in"/>
      <style:text-properties fo:font-size="12pt" style:font-size-asian="12pt" style:font-size-complex="12pt" fo:language="en" fo:country="US"/>
    </style:style>
    <style:style style:name="P480" style:parent-style-name="Standard" style:family="paragraph">
      <style:paragraph-properties fo:text-align="start" fo:text-indent="0in"/>
    </style:style>
    <style:style style:name="T481" style:parent-style-name="Absatz-Standardschriftart" style:family="text">
      <style:text-properties fo:font-size="12pt" style:font-size-asian="12pt" style:font-size-complex="12pt" fo:language="en" fo:country="US"/>
    </style:style>
    <style:style style:name="T482" style:parent-style-name="Absatz-Standardschriftart" style:family="text">
      <style:text-properties style:font-name-complex="Calibri" fo:font-size="12pt" style:font-size-asian="12pt" style:font-size-complex="12pt" fo:language="en" fo:country="US"/>
    </style:style>
    <style:style style:name="P483" style:parent-style-name="Standard" style:family="paragraph">
      <style:paragraph-properties fo:text-align="start" fo:text-indent="0in"/>
      <style:text-properties style:font-name-complex="Calibri" fo:font-size="12pt" style:font-size-asian="12pt" style:font-size-complex="12pt" fo:language="en" fo:country="US"/>
    </style:style>
    <style:style style:name="P484" style:parent-style-name="Standard" style:family="paragraph">
      <style:paragraph-properties fo:text-align="start" fo:text-indent="0in"/>
    </style:style>
    <style:style style:name="T485" style:parent-style-name="Absatz-Standardschriftart" style:family="text">
      <style:text-properties style:font-name-complex="Calibri" fo:font-size="12pt" style:font-size-asian="12pt" style:font-size-complex="12pt" fo:language="en" fo:country="US"/>
    </style:style>
    <style:style style:name="T486" style:parent-style-name="Absatz-Standardschriftar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T511" style:parent-style-name="Absatz-Standardschriftar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T529" style:parent-style-name="Absatz-Standardschriftart" style:family="text">
      <style:text-properties fo:language="en" fo:country="US"/>
    </style:style>
    <style:style style:name="T530" style:parent-style-name="Absatz-Standardschriftart" style:family="text">
      <style:text-properties style:font-name-complex="Calibri" fo:font-size="12pt" style:font-size-asian="12pt" style:font-size-complex="12pt" fo:language="en" fo:country="US"/>
    </style:style>
    <style:style style:name="P531" style:parent-style-name="Standard" style:family="paragraph">
      <style:paragraph-properties style:text-autospace="none" fo:text-align="start" fo:text-indent="0in"/>
      <style:text-properties fo:language="en" fo:country="US"/>
    </style:style>
    <style:style style:name="P532" style:parent-style-name="Standard" style:family="paragraph">
      <style:paragraph-properties fo:text-align="start" fo:text-indent="0.4916in"/>
    </style:style>
    <style:style style:name="P533" style:parent-style-name="Standard" style:family="paragraph">
      <style:paragraph-properties fo:text-align="start" fo:text-indent="0.4916in"/>
    </style:style>
    <style:style style:name="P534" style:parent-style-name="Standard" style:family="paragraph">
      <style:paragraph-properties fo:text-align="start" fo:text-indent="0.4916in"/>
    </style:style>
    <style:style style:name="T5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Absatz-Standardschriftart" style:family="text">
      <style:text-properties fo:language="en" fo:country="US"/>
    </style:style>
    <style:style style:name="T5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0" style:parent-style-name="Standard"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fo:font-size="12pt" style:font-size-asian="12pt" style:font-size-complex="12pt" fo:language="en" fo:country="US"/>
    </style:style>
    <style:style style:name="T544" style:parent-style-name="DefaultParagraphFont" style:family="text">
      <style:text-properties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style:font-name-complex="Calibri" fo:font-size="12pt" style:font-size-asian="12pt" style:font-size-complex="12pt" fo:language="en" fo:country="US"/>
    </style:style>
    <style:style style:name="P547" style:parent-style-name="Standard"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Standard" style:family="paragraph">
      <style:paragraph-properties fo:text-align="start" fo:text-indent="0in"/>
    </style:style>
    <style:style style:name="T556" style:parent-style-name="Absatz-Standardschriftart" style:family="text">
      <style:text-properties style:font-name-complex="Calibri" fo:font-size="12pt" style:font-size-asian="12pt" style:font-size-complex="12pt" fo:language="en" fo:country="US"/>
    </style:style>
    <style:style style:name="T557" style:parent-style-name="Fett" style:family="text">
      <style:text-properties fo:font-size="12pt" style:font-size-asian="12pt" style:font-size-complex="12pt" fo:language="en" fo:country="US"/>
    </style:style>
    <style:style style:name="T558" style:parent-style-name="Absatz-Standardschriftart" style:family="text">
      <style:text-properties fo:font-size="12pt" style:font-size-asian="12pt" style:font-size-complex="12pt" fo:language="en" fo:country="US"/>
    </style:style>
    <style:style style:name="T559" style:parent-style-name="Absatz-Standardschriftart" style:family="text">
      <style:text-properties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Absatz-Standardschriftart" style:family="text">
      <style:text-properties fo:language="en" fo:country="US"/>
    </style:style>
    <style:style style:name="T562" style:parent-style-name="Absatz-Standardschriftart" style:family="text">
      <style:text-properties fo:font-size="12pt" style:font-size-asian="12pt" style:font-size-complex="12pt" fo:language="en" fo:country="US"/>
    </style:style>
    <style:style style:name="P563" style:parent-style-name="Standard" style:family="paragraph">
      <style:paragraph-properties fo:text-align="start" fo:text-indent="0in"/>
      <style:text-properties style:font-name-complex="Calibri" fo:font-size="12pt" style:font-size-asian="12pt" style:font-size-complex="12pt" fo:language="en" fo:country="US"/>
    </style:style>
    <style:style style:name="P564" style:parent-style-name="Standard" style:family="paragraph">
      <style:paragraph-properties fo:text-align="start" fo:text-indent="0in"/>
    </style:style>
    <style:style style:name="T565" style:parent-style-name="Absatz-Standardschriftar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T567" style:parent-style-name="Absatz-Standardschriftart" style:family="text">
      <style:text-properties style:font-name-complex="Calibri" fo:font-size="12pt" style:font-size-asian="12pt" style:font-size-complex="12pt" fo:language="en" fo:country="US"/>
    </style:style>
    <style:style style:name="T568" style:parent-style-name="Absatz-Standardschriftart" style:family="text">
      <style:text-properties style:font-name-complex="Calibri" fo:font-size="12pt" style:font-size-asian="12pt" style:font-size-complex="12pt" fo:language="en" fo:country="US"/>
    </style:style>
    <style:style style:name="T569" style:parent-style-name="Absatz-Standardschriftart" style:family="text">
      <style:text-properties style:font-name-complex="Calibri" fo:font-size="12pt" style:font-size-asian="12pt" style:font-size-complex="12pt" fo:language="en" fo:country="US"/>
    </style:style>
    <style:style style:name="T570" style:parent-style-name="Absatz-Standardschriftart" style:family="text">
      <style:text-properties style:font-name-complex="Calibri" fo:font-size="12pt" style:font-size-asian="12pt" style:font-size-complex="12pt" fo:language="en" fo:country="US"/>
    </style:style>
    <style:style style:name="P571" style:parent-style-name="Standard" style:family="paragraph">
      <style:paragraph-properties fo:text-align="start" fo:text-indent="0in"/>
    </style:style>
    <style:style style:name="T572" style:parent-style-name="Absatz-Standardschriftart" style:family="text">
      <style:text-properties style:font-name-complex="Calibri" fo:font-size="12pt" style:font-size-asian="12pt" style:font-size-complex="12pt" fo:language="en" fo:country="US"/>
    </style:style>
    <style:style style:name="P573" style:parent-style-name="Standard" style:family="paragraph">
      <style:paragraph-properties fo:text-align="start" fo:text-indent="0.4916in"/>
    </style:style>
    <style:style style:name="P574" style:parent-style-name="Standard" style:family="paragraph">
      <style:paragraph-properties fo:text-align="start" fo:text-indent="0.4916in"/>
    </style:style>
    <style:style style:name="T5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76" style:parent-style-name="CommentReference" style:family="text">
      <style:text-properties style:font-name-complex="Calibri" fo:font-size="12pt" style:font-size-asian="12pt" style:font-size-complex="12pt"/>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T5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2" style:parent-style-name="CommentText" style:family="paragraph">
      <style:paragraph-properties fo:text-align="start" fo:text-indent="0in"/>
    </style:style>
    <style:style style:name="T593" style:parent-style-name="Absatz-Standardschriftart" style:family="text">
      <style:text-properties fo:language="en" fo:country="US"/>
    </style:style>
    <style:style style:name="T5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5" style:parent-style-name="Standard" style:family="paragraph">
      <style:paragraph-properties fo:text-align="start" fo:text-indent="0in"/>
      <style:text-properties style:font-name-complex="Calibri" fo:font-size="12pt" style:font-size-asian="12pt" style:font-size-complex="12pt" fo:language="en" fo:country="US"/>
    </style:style>
    <style:style style:name="P596" style:parent-style-name="Standard" style:family="paragraph">
      <style:paragraph-properties fo:text-align="start" fo:text-indent="0in"/>
      <style:text-properties style:font-name-complex="Calibri" fo:font-size="12pt" style:font-size-asian="12pt" style:font-size-complex="12pt" fo:language="en" fo:country="US"/>
    </style:style>
    <style:style style:name="P597" style:parent-style-name="Standard" style:family="paragraph">
      <style:paragraph-properties fo:text-align="start" fo:text-indent="0in"/>
    </style:style>
    <style:style style:name="T598" style:parent-style-name="Absatz-Standardschriftart" style:family="text">
      <style:text-properties style:font-name-complex="Calibri" fo:font-size="12pt" style:font-size-asian="12pt" style:font-size-complex="12pt" fo:language="en" fo:country="US"/>
    </style:style>
    <style:style style:name="T599" style:parent-style-name="Absatz-Standardschriftart" style:family="text">
      <style:text-properties style:font-name-complex="Calibri" fo:font-size="12pt" style:font-size-asian="12pt" style:font-size-complex="12pt" fo:language="en" fo:country="US"/>
    </style:style>
    <style:style style:name="P600" style:parent-style-name="CommentText" style:family="paragraph">
      <style:paragraph-properties fo:text-align="start" fo:text-indent="0in"/>
    </style:style>
    <style:style style:name="T601" style:parent-style-name="Absatz-Standardschriftart" style:family="text">
      <style:text-properties fo:language="en" fo:country="US"/>
    </style:style>
    <style:style style:name="P602" style:parent-style-name="CommentText" style:family="paragraph">
      <style:paragraph-properties fo:text-align="start" fo:text-indent="0in"/>
      <style:text-properties fo:language="en" fo:country="US"/>
    </style:style>
    <style:style style:name="P603" style:parent-style-name="CommentText" style:family="paragraph">
      <style:paragraph-properties fo:text-align="start" fo:text-indent="0in"/>
      <style:text-properties fo:language="en" fo:country="US"/>
    </style:style>
    <style:style style:name="T604" style:parent-style-name="Absatz-Standardschriftart" style:family="text">
      <style:text-properties style:font-name-complex="Calibri" fo:font-size="12pt" style:font-size-asian="12pt" style:font-size-complex="12pt" fo:language="en" fo:country="US"/>
    </style:style>
    <style:style style:name="T605" style:parent-style-name="Absatz-Standardschriftart" style:family="text">
      <style:text-properties style:font-name-complex="Calibri" fo:font-size="12pt" style:font-size-asian="12pt" style:font-size-complex="12pt" fo:language="en" fo:country="US"/>
    </style:style>
    <style:style style:name="P606" style:parent-style-name="CommentText" style:family="paragraph">
      <style:paragraph-properties fo:text-align="start" fo:text-indent="0in"/>
    </style:style>
    <style:style style:name="T607" style:parent-style-name="Absatz-Standardschriftart" style:family="text">
      <style:text-properties fo:language="en" fo:country="US"/>
    </style:style>
    <style:style style:name="P608" style:parent-style-name="CommentText" style:family="paragraph">
      <style:paragraph-properties fo:text-align="start" fo:text-indent="0in"/>
      <style:text-properties fo:language="en" fo:country="US"/>
    </style:style>
    <style:style style:name="P609" style:parent-style-name="CommentText" style:family="paragraph">
      <style:paragraph-properties fo:text-align="start" fo:text-indent="0in"/>
      <style:text-properties fo:language="en" fo:country="US"/>
    </style:style>
    <style:style style:name="P610" style:parent-style-name="CommentText" style:family="paragraph">
      <style:paragraph-properties fo:text-align="start" fo:text-indent="0in"/>
      <style:text-properties fo:language="en" fo:country="US"/>
    </style:style>
    <style:style style:name="T611" style:parent-style-name="Absatz-Standardschriftart" style:family="text">
      <style:text-properties style:font-name-complex="Calibri" fo:font-size="12pt" style:font-size-asian="12pt" style:font-size-complex="12pt" fo:language="en" fo:country="US"/>
    </style:style>
    <style:style style:name="P612" style:parent-style-name="Standard" style:family="paragraph">
      <style:paragraph-properties fo:text-align="start" fo:text-indent="0in"/>
    </style:style>
    <style:style style:name="T613" style:parent-style-name="Absatz-Standardschriftart" style:family="text">
      <style:text-properties style:font-name-complex="Calibri" fo:font-size="12pt" style:font-size-asian="12pt" style:font-size-complex="12pt" fo:language="en" fo:country="US"/>
    </style:style>
    <style:style style:name="T614" style:parent-style-name="Absatz-Standardschriftar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Absatz-Standardschriftart" style:family="text">
      <style:text-properties fo:language="en" fo:country="US"/>
    </style:style>
    <style:style style:name="P617" style:parent-style-name="CommentText" style:family="paragraph">
      <style:paragraph-properties fo:text-align="start" fo:text-indent="0in"/>
      <style:text-properties fo:language="en" fo:country="US"/>
    </style:style>
    <style:style style:name="T618" style:parent-style-name="Absatz-Standardschriftar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Absatz-Standardschriftart" style:family="text">
      <style:text-properties fo:language="en" fo:country="US"/>
    </style:style>
    <style:style style:name="T621" style:parent-style-name="Absatz-Standardschriftart" style:family="text">
      <style:text-properties style:font-name-complex="Calibri"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Absatz-Standardschriftart" style:family="text">
      <style:text-properties style:font-name-complex="Calibri" fo:font-size="12pt" style:font-size-asian="12pt" style:font-size-complex="12pt" fo:language="en" fo:country="US"/>
    </style:style>
    <style:style style:name="T624" style:parent-style-name="Absatz-Standardschriftar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Absatz-Standardschriftart" style:family="text">
      <style:text-properties fo:language="en" fo:country="US"/>
    </style:style>
    <style:style style:name="P627" style:parent-style-name="CommentText" style:family="paragraph">
      <style:paragraph-properties fo:text-align="start" fo:text-indent="0in"/>
      <style:text-properties fo:language="en" fo:country="US"/>
    </style:style>
    <style:style style:name="P628" style:parent-style-name="CommentText" style:family="paragraph">
      <style:paragraph-properties fo:text-align="start" fo:text-indent="0in"/>
      <style:text-properties fo:language="en" fo:country="US"/>
    </style:style>
    <style:style style:name="P629" style:parent-style-name="CommentText" style:family="paragraph">
      <style:paragraph-properties fo:text-align="start" fo:text-indent="0in"/>
      <style:text-properties fo:language="en" fo:country="US"/>
    </style:style>
    <style:style style:name="P630" style:parent-style-name="CommentText" style:family="paragraph">
      <style:paragraph-properties fo:text-align="start" fo:text-indent="0in"/>
    </style:style>
    <style:style style:name="T631" style:parent-style-name="Absatz-Standardschriftart" style:family="text">
      <style:text-properties fo:language="da" fo:country="DK"/>
    </style:style>
    <style:style style:name="T632" style:parent-style-name="Absatz-Standardschriftart" style:family="text">
      <style:text-properties fo:language="da" fo:country="DK"/>
    </style:style>
    <style:style style:name="T633" style:parent-style-name="Absatz-Standardschriftart" style:family="text">
      <style:text-properties fo:language="en" fo:country="US"/>
    </style:style>
    <style:style style:name="T634" style:parent-style-name="Absatz-Standardschriftart" style:family="text">
      <style:text-properties style:font-name-complex="Calibri" fo:font-size="12pt" style:font-size-asian="12pt" style:font-size-complex="12pt" fo:language="en" fo:country="US"/>
    </style:style>
    <style:style style:name="P635" style:parent-style-name="CommentText" style:family="paragraph">
      <style:paragraph-properties fo:text-align="start" fo:text-indent="0in"/>
    </style:style>
    <style:style style:name="T636" style:parent-style-name="Absatz-Standardschriftart" style:family="text">
      <style:text-properties fo:language="en" fo:country="US"/>
    </style:style>
    <style:style style:name="P637" style:parent-style-name="CommentText" style:family="paragraph">
      <style:paragraph-properties fo:text-align="start" fo:text-indent="0in"/>
      <style:text-properties fo:language="en" fo:country="US"/>
    </style:style>
    <style:style style:name="P638" style:parent-style-name="CommentText" style:family="paragraph">
      <style:paragraph-properties fo:text-align="start" fo:text-indent="0in"/>
      <style:text-properties fo:language="en" fo:country="US"/>
    </style:style>
    <style:style style:name="P639" style:parent-style-name="CommentText" style:family="paragraph">
      <style:paragraph-properties fo:text-align="start" fo:text-indent="0in"/>
      <style:text-properties fo:language="en" fo:country="US"/>
    </style:style>
    <style:style style:name="P640" style:parent-style-name="CommentText" style:family="paragraph">
      <style:paragraph-properties fo:text-align="start" fo:text-indent="0in"/>
      <style:text-properties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Standard" style:family="paragraph">
      <style:paragraph-properties fo:text-align="start" fo:text-indent="0in"/>
      <style:text-properties style:font-name-complex="Calibri" fo:font-size="12pt" style:font-size-asian="12pt" style:font-size-complex="12pt" fo:language="en" fo:country="US"/>
    </style:style>
    <style:style style:name="P643" style:parent-style-name="Standard" style:family="paragraph">
      <style:paragraph-properties fo:text-align="start" fo:text-indent="0in"/>
      <style:text-properties style:font-name-complex="Calibri" fo:font-size="12pt" style:font-size-asian="12pt" style:font-size-complex="12pt" fo:language="en" fo:country="US"/>
    </style:style>
    <style:style style:name="P644" style:parent-style-name="Standard" style:family="paragraph">
      <style:paragraph-properties fo:text-align="start" fo:text-indent="0in"/>
    </style:style>
    <style:style style:name="T645" style:parent-style-name="Absatz-Standardschriftart" style:family="text">
      <style:text-properties style:font-name-complex="Calibri" fo:font-size="12pt" style:font-size-asian="12pt" style:font-size-complex="12pt"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Absatz-Standardschriftart" style:family="text">
      <style:text-properties fo:language="en" fo:country="US"/>
    </style:style>
    <style:style style:name="P649" style:parent-style-name="CommentText" style:family="paragraph">
      <style:paragraph-properties fo:text-align="start" fo:text-indent="0in"/>
      <style:text-properties fo:language="en" fo:country="US"/>
    </style:style>
    <style:style style:name="T650" style:parent-style-name="Absatz-Standardschriftart" style:family="text">
      <style:text-properties style:font-name-complex="Calibri" fo:font-size="12pt" style:font-size-asian="12pt" style:font-size-complex="12pt" fo:language="en" fo:country="US"/>
    </style:style>
    <style:style style:name="P651" style:parent-style-name="Standard" style:family="paragraph">
      <style:paragraph-properties fo:text-align="start" fo:text-indent="0in"/>
    </style:style>
    <style:style style:name="T652" style:parent-style-name="Absatz-Standardschriftart" style:family="text">
      <style:text-properties style:font-name-complex="Calibri" fo:font-size="12pt" style:font-size-asian="12pt" style:font-size-complex="12pt" fo:language="en" fo:country="US"/>
    </style:style>
    <style:style style:name="T653" style:parent-style-name="Absatz-Standardschriftart" style:family="text">
      <style:text-properties style:font-name-complex="Calibri" fo:font-size="12pt" style:font-size-asian="12pt" style:font-size-complex="12pt" fo:language="en" fo:country="US"/>
    </style:style>
    <style:style style:name="P654" style:parent-style-name="CommentText" style:family="paragraph">
      <style:paragraph-properties fo:text-align="start" fo:text-indent="0in"/>
    </style:style>
    <style:style style:name="T655" style:parent-style-name="Absatz-Standardschriftart" style:family="text">
      <style:text-properties fo:language="en" fo:country="US"/>
    </style:style>
    <style:style style:name="P656" style:parent-style-name="CommentText" style:family="paragraph">
      <style:paragraph-properties fo:text-align="start" fo:text-indent="0in"/>
      <style:text-properties fo:language="en" fo:country="US"/>
    </style:style>
    <style:style style:name="P657" style:parent-style-name="CommentText" style:family="paragraph">
      <style:paragraph-properties fo:text-align="start" fo:text-indent="0in"/>
      <style:text-properties fo:language="en" fo:country="US"/>
    </style:style>
    <style:style style:name="P658" style:parent-style-name="CommentText" style:family="paragraph">
      <style:paragraph-properties fo:text-align="start" fo:text-indent="0in"/>
      <style:text-properties fo:language="en" fo:country="US"/>
    </style:style>
    <style:style style:name="T659" style:parent-style-name="Absatz-Standardschriftar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Absatz-Standardschriftart" style:family="text">
      <style:text-properties style:font-name-complex="Calibri" fo:font-size="12pt" style:font-size-asian="12pt" style:font-size-complex="12pt" fo:language="en" fo:country="US"/>
    </style:style>
    <style:style style:name="P662" style:parent-style-name="Standard" style:family="paragraph">
      <style:paragraph-properties fo:text-align="start" fo:text-indent="0in"/>
      <style:text-properties style:font-name-complex="Calibri" fo:font-size="12pt" style:font-size-asian="12pt" style:font-size-complex="12pt" fo:language="en" fo:country="US"/>
    </style:style>
    <style:style style:name="P663" style:parent-style-name="Standard" style:family="paragraph">
      <style:paragraph-properties fo:text-align="start" fo:text-indent="0in"/>
      <style:text-properties style:font-name-complex="Calibri" fo:font-size="12pt" style:font-size-asian="12pt" style:font-size-complex="12pt" fo:language="en" fo:country="US"/>
    </style:style>
    <style:style style:name="P664" style:parent-style-name="Standard" style:family="paragraph">
      <style:paragraph-properties fo:text-align="start" fo:text-indent="0.4916in"/>
    </style:style>
    <style:style style:name="T6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T6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0"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71"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Standard" style:family="paragraph">
      <style:paragraph-properties fo:text-align="start" fo:text-indent="0in"/>
      <style:text-properties style:font-name-complex="Calibri" fo:font-size="12pt" style:font-size-asian="12pt" style:font-size-complex="12pt" fo:language="en" fo:country="US"/>
    </style:style>
    <style:style style:name="P675" style:parent-style-name="Standard" style:family="paragraph">
      <style:paragraph-properties fo:text-align="start" fo:text-indent="0in"/>
      <style:text-properties style:font-name-complex="Calibri" fo:font-size="12pt" style:font-size-asian="12pt" style:font-size-complex="12pt" fo:language="en" fo:country="US"/>
    </style:style>
    <style:style style:name="P67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7" style:parent-style-name="Standard" style:family="paragraph">
      <style:paragraph-properties fo:text-align="start" fo:text-indent="0in"/>
    </style:style>
    <style:style style:name="T678" style:parent-style-name="Absatz-Standardschriftart" style:family="text">
      <style:text-properties style:font-name-complex="Calibri" fo:font-size="12pt" style:font-size-asian="12pt" style:font-size-complex="12pt" fo:language="en" fo:country="US"/>
    </style:style>
    <style:style style:name="T679" style:parent-style-name="Absatz-Standardschriftart" style:family="text">
      <style:text-properties style:font-name-complex="Calibri"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Absatz-Standardschriftart" style:family="text">
      <style:text-properties fo:language="en" fo:country="US"/>
    </style:style>
    <style:style style:name="P682" style:parent-style-name="CommentText" style:family="paragraph">
      <style:paragraph-properties fo:text-align="start" fo:text-indent="0in"/>
      <style:text-properties fo:language="en" fo:country="US"/>
    </style:style>
    <style:style style:name="P683" style:parent-style-name="CommentText" style:family="paragraph">
      <style:paragraph-properties fo:text-align="start" fo:text-indent="0in"/>
      <style:text-properties fo:language="en" fo:country="US"/>
    </style:style>
    <style:style style:name="T684" style:parent-style-name="Absatz-Standardschriftart" style:family="text">
      <style:text-properties style:font-name-complex="Calibri"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Absatz-Standardschriftart" style:family="text">
      <style:text-properties fo:language="en" fo:country="US"/>
    </style:style>
    <style:style style:name="P687" style:parent-style-name="CommentText" style:family="paragraph">
      <style:paragraph-properties fo:text-align="start" fo:text-indent="0in"/>
      <style:text-properties fo:language="en" fo:country="US"/>
    </style:style>
    <style:style style:name="P688" style:parent-style-name="CommentText" style:family="paragraph">
      <style:paragraph-properties fo:text-align="start" fo:text-indent="0in"/>
      <style:text-properties fo:language="en" fo:country="US"/>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Standard" style:family="paragraph">
      <style:paragraph-properties fo:text-align="start" fo:text-indent="0in"/>
      <style:text-properties style:font-name-complex="Calibri" fo:font-size="12pt" style:font-size-asian="12pt" style:font-size-complex="12pt" fo:language="en" fo:country="US"/>
    </style:style>
    <style:style style:name="P692" style:parent-style-name="Standard" style:family="paragraph">
      <style:paragraph-properties fo:text-align="start" fo:text-indent="0in"/>
    </style:style>
    <style:style style:name="T693" style:parent-style-name="Absatz-Standardschriftart" style:family="text">
      <style:text-properties style:font-name-complex="Calibri" fo:font-size="12pt" style:font-size-asian="12pt" style:font-size-complex="12pt"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T697" style:parent-style-name="Absatz-Standardschriftart" style:family="text">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text-properties style:font-name-complex="Calibri" fo:font-size="12pt" style:font-size-asian="12pt" style:font-size-complex="12pt" fo:language="en" fo:country="US"/>
    </style:style>
    <style:style style:name="P699" style:parent-style-name="Standard" style:family="paragraph">
      <style:paragraph-properties fo:text-align="start" fo:text-indent="0in"/>
      <style:text-properties style:font-name-complex="Calibri" fo:font-size="12pt" style:font-size-asian="12pt" style:font-size-complex="12pt" fo:language="en" fo:country="US"/>
    </style:style>
    <style:style style:name="P700" style:parent-style-name="Standard" style:family="paragraph">
      <style:paragraph-properties fo:text-align="start" fo:text-indent="0in"/>
      <style:text-properties style:font-name-complex="Calibri" fo:font-size="12pt" style:font-size-asian="12pt" style:font-size-complex="12pt" fo:language="en" fo:country="US"/>
    </style:style>
    <style:style style:name="P7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2" style:parent-style-name="Standard" style:family="paragraph">
      <style:paragraph-properties fo:text-align="start" fo:text-indent="0in"/>
    </style:style>
    <style:style style:name="T703" style:parent-style-name="Absatz-Standardschriftart" style:family="text">
      <style:text-properties style:font-name-complex="Calibri" fo:font-size="12pt" style:font-size-asian="12pt" style:font-size-complex="12pt"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Absatz-Standardschriftart" style:family="text">
      <style:text-properties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T708" style:parent-style-name="Absatz-Standardschriftar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Absatz-Standardschriftart" style:family="text">
      <style:text-properties fo:language="en" fo:country="US"/>
    </style:style>
    <style:style style:name="T711" style:parent-style-name="Absatz-Standardschriftart" style:family="text">
      <style:text-properties style:font-name-complex="Calibri" fo:font-size="12pt" style:font-size-asian="12pt" style:font-size-complex="12pt" fo:language="en" fo:country="US"/>
    </style:style>
    <style:style style:name="T712" style:parent-style-name="Absatz-Standardschriftart" style:family="text">
      <style:text-properties style:font-name-complex="Calibri" fo:font-size="12pt" style:font-size-asian="12pt" style:font-size-complex="12pt" fo:language="en" fo:country="US"/>
    </style:style>
    <style:style style:name="P713" style:parent-style-name="CommentText" style:family="paragraph">
      <style:paragraph-properties fo:text-align="start" fo:text-indent="0in"/>
    </style:style>
    <style:style style:name="T714" style:parent-style-name="Absatz-Standardschriftart" style:family="text">
      <style:text-properties fo:language="en" fo:country="US"/>
    </style:style>
    <style:style style:name="T715" style:parent-style-name="Absatz-Standardschriftart" style:family="text">
      <style:text-properties style:font-name-complex="Calibri" fo:font-size="12pt" style:font-size-asian="12pt" style:font-size-complex="12pt" fo:language="en" fo:country="US"/>
    </style:style>
    <style:style style:name="T716" style:parent-style-name="CommentReference" style:family="text">
      <style:text-properties style:font-name-complex="Calibri" fo:font-size="12pt" style:font-size-asian="12pt" style:font-size-complex="12pt"/>
    </style:style>
    <style:style style:name="P717" style:parent-style-name="CommentText" style:family="paragraph">
      <style:paragraph-properties fo:text-align="start" fo:text-indent="0in"/>
    </style:style>
    <style:style style:name="T718" style:parent-style-name="Absatz-Standardschriftart" style:family="text">
      <style:text-properties fo:language="en" fo:country="US"/>
    </style:style>
    <style:style style:name="T719" style:parent-style-name="Absatz-Standardschriftart" style:family="text">
      <style:text-properties style:font-name-complex="Calibri" fo:font-size="12pt" style:font-size-asian="12pt" style:font-size-complex="12pt" fo:language="en" fo:country="US"/>
    </style:style>
    <style:style style:name="T720" style:parent-style-name="Absatz-Standardschriftar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T722" style:parent-style-name="Absatz-Standardschriftart" style:family="text">
      <style:text-properties fo:language="en" fo:country="US"/>
    </style:style>
    <style:style style:name="T723" style:parent-style-name="Absatz-Standardschriftart" style:family="text">
      <style:text-properties style:font-name-complex="Calibri" fo:font-size="12pt" style:font-size-asian="12pt" style:font-size-complex="12pt" fo:language="en" fo:country="US"/>
    </style:style>
    <style:style style:name="P7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Standard" style:family="paragraph">
      <style:paragraph-properties fo:text-align="start" fo:text-indent="0in"/>
    </style:style>
    <style:style style:name="T7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Absatz-Standardschriftart" style:family="text">
      <style:text-properties fo:language="en" fo:country="US"/>
    </style:style>
    <style:style style:name="T73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1" style:parent-style-name="Standard" style:family="paragraph">
      <style:paragraph-properties fo:text-align="start" fo:text-indent="0.4916in"/>
    </style:style>
    <style:style style:name="T732" style:parent-style-name="Absatz-Standardschriftart" style:family="text">
      <style:text-properties style:font-name="Times New Roman" fo:font-size="12pt" style:font-size-asian="12pt" style:font-size-complex="12pt" fo:language="en" fo:country="US"/>
    </style:style>
    <style:style style:name="T733" style:parent-style-name="Absatz-Standardschriftar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Absatz-Standardschriftart" style:family="text">
      <style:text-properties fo:language="en" fo:country="US"/>
    </style:style>
    <style:style style:name="T736" style:parent-style-name="Absatz-Standardschriftart" style:family="text">
      <style:text-properties style:font-name="Times New Roman" fo:font-size="12pt" style:font-size-asian="12pt" style:font-size-complex="12pt" fo:language="en" fo:country="US"/>
    </style:style>
    <style:style style:name="T737" style:parent-style-name="Absatz-Standardschriftart" style:family="text">
      <style:text-properties style:font-name="Times New Roman"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Absatz-Standardschriftart" style:family="text">
      <style:text-properties fo:language="en" fo:country="US"/>
    </style:style>
    <style:style style:name="T740" style:parent-style-name="Absatz-Standardschriftart" style:family="text">
      <style:text-properties style:font-name="Times New Roman" fo:font-size="12pt" style:font-size-asian="12pt" style:font-size-complex="12pt" fo:language="en" fo:country="US"/>
    </style:style>
    <style:style style:name="P741" style:parent-style-name="Standard" style:family="paragraph">
      <style:paragraph-properties fo:text-align="start" fo:text-indent="0in"/>
    </style:style>
    <style:style style:name="T7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Absatz-Standardschriftart" style:family="text">
      <style:text-properties fo:language="en" fo:country="US"/>
    </style:style>
    <style:style style:name="T7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T751" style:parent-style-name="Absatz-Standardschriftart" style:family="text">
      <style:text-properties style:font-name="Times New Roman"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Absatz-Standardschriftart" style:family="text">
      <style:text-properties fo:language="en" fo:country="US"/>
    </style:style>
    <style:style style:name="T754" style:parent-style-name="Absatz-Standardschriftart" style:family="text">
      <style:text-properties style:font-name="Times New Roman" fo:font-size="12pt" style:font-size-asian="12pt" style:font-size-complex="12pt" fo:language="en" fo:country="US"/>
    </style:style>
    <style:style style:name="T755" style:parent-style-name="Absatz-Standardschriftart" style:family="text">
      <style:text-properties style:font-name-complex="Calibri" fo:font-size="12pt" style:font-size-asian="12pt" style:font-size-complex="12pt" fo:language="en" fo:country="US"/>
    </style:style>
    <style:style style:name="T756" style:parent-style-name="Absatz-Standardschriftart" style:family="text">
      <style:text-properties style:font-name-complex="Calibri" fo:font-size="12pt" style:font-size-asian="12pt" style:font-size-complex="12pt" fo:language="en" fo:country="US"/>
    </style:style>
    <style:style style:name="T757" style:parent-style-name="Absatz-Standardschriftart" style:family="text">
      <style:text-properties style:font-name="Times New Roman" fo:font-size="12pt" style:font-size-asian="12pt" style:font-size-complex="12pt" fo:language="en" fo:country="US"/>
    </style:style>
    <style:style style:name="T758" style:parent-style-name="Absatz-Standardschriftart" style:family="text">
      <style:text-properties style:font-name="Times New Roman"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Absatz-Standardschriftart" style:family="text">
      <style:text-properties fo:language="en" fo:country="US"/>
    </style:style>
    <style:style style:name="T761" style:parent-style-name="Absatz-Standardschriftart" style:family="text">
      <style:text-properties style:font-name="Times New Roman" fo:font-size="12pt" style:font-size-asian="12pt" style:font-size-complex="12pt" fo:language="en" fo:country="US"/>
    </style:style>
    <style:style style:name="T762" style:parent-style-name="Absatz-Standardschriftart" style:family="text">
      <style:text-properties style:font-name="Times New Roman"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Absatz-Standardschriftart" style:family="text">
      <style:text-properties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T766" style:parent-style-name="Absatz-Standardschriftart" style:family="text">
      <style:text-properties style:font-name="Times New Roman"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Absatz-Standardschriftart" style:family="text">
      <style:text-properties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T770" style:parent-style-name="Absatz-Standardschriftart" style:family="text">
      <style:text-properties style:font-name="Times New Roman"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T774" style:parent-style-name="Absatz-Standardschriftar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Absatz-Standardschriftart" style:family="text">
      <style:text-properties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T778" style:parent-style-name="Absatz-Standardschriftart" style:family="text">
      <style:text-properties style:font-name="Times New Roman"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Absatz-Standardschriftart" style:family="text">
      <style:text-properties fo:language="en" fo:country="US"/>
    </style:style>
    <style:style style:name="T781" style:parent-style-name="Absatz-Standardschriftart" style:family="text">
      <style:text-properties style:font-name="Times New Roman" fo:font-size="12pt" style:font-size-asian="12pt" style:font-size-complex="12pt"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Absatz-Standardschriftart" style:family="text">
      <style:text-properties fo:language="en" fo:country="US"/>
    </style:style>
    <style:style style:name="T785" style:parent-style-name="Absatz-Standardschriftart" style:family="text">
      <style:text-properties style:font-name="Times New Roman" fo:font-size="12pt" style:font-size-asian="12pt" style:font-size-complex="12pt" fo:language="en" fo:country="US"/>
    </style:style>
    <style:style style:name="T786" style:parent-style-name="Absatz-Standardschriftart" style:family="text">
      <style:text-properties style:font-name-complex="Calibri" fo:font-size="12pt" style:font-size-asian="12pt" style:font-size-complex="12pt" fo:language="en" fo:country="US"/>
    </style:style>
    <style:style style:name="T787" style:parent-style-name="Absatz-Standardschriftart" style:family="text">
      <style:text-properties style:font-name="Times New Roman" fo:font-size="12pt" style:font-size-asian="12pt" style:font-size-complex="12pt" fo:language="en" fo:country="US"/>
    </style:style>
    <style:style style:name="T788" style:parent-style-name="Absatz-Standardschriftar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Times New Roman" fo:font-size="12pt" style:font-size-asian="12pt" style:font-size-complex="12pt"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T793" style:parent-style-name="Absatz-Standardschriftart" style:family="text">
      <style:text-properties style:font-name-complex="Calibri"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Absatz-Standardschriftart" style:family="text">
      <style:text-properties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T797" style:parent-style-name="Absatz-Standardschriftart" style:family="text">
      <style:text-properties style:font-name-complex="Calibri"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Absatz-Standardschriftart" style:family="text">
      <style:text-properties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T801" style:parent-style-name="Absatz-Standardschriftart" style:family="text">
      <style:text-properties style:font-name-complex="Calibri"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Absatz-Standardschriftart" style:family="text">
      <style:text-properties fo:language="en" fo:country="US"/>
    </style:style>
    <style:style style:name="T804" style:parent-style-name="Absatz-Standardschriftart" style:family="text">
      <style:text-properties style:font-name-complex="Calibri" fo:font-size="12pt" style:font-size-asian="12pt" style:font-size-complex="12pt" fo:language="en" fo:country="US"/>
    </style:style>
    <style:style style:name="P805" style:parent-style-name="Standard" style:family="paragraph">
      <style:paragraph-properties fo:text-align="start" fo:text-indent="0in"/>
    </style:style>
    <style:style style:name="T8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07" style:parent-style-name="Standard" style:family="paragraph">
      <style:paragraph-properties fo:text-align="start" fo:text-indent="0in"/>
    </style:style>
    <style:style style:name="T808" style:parent-style-name="Absatz-Standardschriftart" style:family="text">
      <style:text-properties style:font-name="Times New Roman" fo:font-size="12pt" style:font-size-asian="12pt" style:font-size-complex="12pt" fo:language="en" fo:country="US"/>
    </style:style>
    <style:style style:name="T809" style:parent-style-name="Absatz-Standardschriftart" style:family="text">
      <style:text-properties style:font-name="Times New Roman"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Absatz-Standardschriftart" style:family="text">
      <style:text-properties fo:language="en" fo:country="US"/>
    </style:style>
    <style:style style:name="T812" style:parent-style-name="Absatz-Standardschriftart" style:family="text">
      <style:text-properties style:font-name="Times New Roman" fo:font-size="12pt" style:font-size-asian="12pt" style:font-size-complex="12pt" fo:language="en" fo:country="US"/>
    </style:style>
    <style:style style:name="P813" style:parent-style-name="CommentText" style:family="paragraph">
      <style:paragraph-properties fo:text-align="start" fo:text-indent="0in"/>
    </style:style>
    <style:style style:name="T814" style:parent-style-name="Absatz-Standardschriftart" style:family="text">
      <style:text-properties fo:language="en" fo:country="US"/>
    </style:style>
    <style:style style:name="T815" style:parent-style-name="Absatz-Standardschriftart" style:family="text">
      <style:text-properties style:font-name="Times New Roman" fo:font-size="12pt" style:font-size-asian="12pt" style:font-size-complex="12pt" fo:language="en" fo:country="US"/>
    </style:style>
    <style:style style:name="P816" style:parent-style-name="Standard" style:family="paragraph">
      <style:paragraph-properties fo:text-align="start" fo:text-indent="0in"/>
    </style:style>
    <style:style style:name="T817" style:parent-style-name="Absatz-Standardschriftart" style:family="text">
      <style:text-properties style:font-name-complex="Calibri" fo:font-size="12pt" style:font-size-asian="12pt" style:font-size-complex="12pt" fo:language="en" fo:country="US"/>
    </style:style>
    <style:style style:name="T818" style:parent-style-name="Absatz-Standardschriftart" style:family="text">
      <style:text-properties style:font-name-complex="Calibri"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Absatz-Standardschriftart" style:family="text">
      <style:text-properties style:font-name-complex="Calibri" fo:font-size="12pt" style:font-size-asian="12pt" style:font-size-complex="12pt" fo:language="en" fo:country="US"/>
    </style:style>
    <style:style style:name="T821" style:parent-style-name="Absatz-Standardschriftar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Absatz-Standardschriftart" style:family="text">
      <style:text-properties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T825" style:parent-style-name="Absatz-Standardschriftar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Absatz-Standardschriftart" style:family="text">
      <style:text-properties fo:language="en" fo:country="US"/>
    </style:style>
    <style:style style:name="T828" style:parent-style-name="Absatz-Standardschriftart" style:family="text">
      <style:text-properties style:font-name-complex="Calibri" fo:font-size="12pt" style:font-size-asian="12pt" style:font-size-complex="12pt" fo:language="en" fo:country="US"/>
    </style:style>
    <style:style style:name="P829" style:parent-style-name="Standard" style:family="paragraph">
      <style:paragraph-properties fo:text-align="start" fo:text-indent="0in"/>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Absatz-Standardschriftart" style:family="text">
      <style:text-properties fo:language="en" fo:country="US"/>
    </style:style>
    <style:style style:name="T835" style:parent-style-name="Absatz-Standardschriftart" style:family="text">
      <style:text-properties style:font-name-complex="Calibri" fo:font-size="12pt" style:font-size-asian="12pt" style:font-size-complex="12pt" fo:language="en" fo:country="US"/>
    </style:style>
    <style:style style:name="T836" style:parent-style-name="Absatz-Standardschriftart" style:family="text">
      <style:text-properties style:font-name-complex="Calibri"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Absatz-Standardschriftart" style:family="text">
      <style:text-properties fo:language="en" fo:country="US"/>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text-properties style:font-name-complex="Calibri" fo:font-size="12pt" style:font-size-asian="12pt" style:font-size-complex="12pt" fo:language="en" fo:country="US"/>
    </style:style>
    <style:style style:name="P841" style:parent-style-name="Standard" style:family="paragraph">
      <style:paragraph-properties fo:text-align="start" fo:text-indent="0in"/>
    </style:style>
    <style:style style:name="T8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7" style:parent-style-name="Absatz-Standardschriftart" style:family="text">
      <style:text-properties style:font-name="Times New Roman" fo:font-size="12pt" style:font-size-asian="12pt" style:font-size-complex="12pt" fo:language="en" fo:country="US"/>
    </style:style>
    <style:style style:name="T848" style:parent-style-name="Absatz-Standardschriftart" style:family="text">
      <style:text-properties style:font-name="Times New Roman" fo:font-size="12pt" style:font-size-asian="12pt" style:font-size-complex="12pt" fo:language="en" fo:country="US"/>
    </style:style>
    <style:style style:name="P849" style:parent-style-name="CommentText" style:family="paragraph">
      <style:paragraph-properties fo:text-align="start" fo:text-indent="0in"/>
    </style:style>
    <style:style style:name="T850" style:parent-style-name="Absatz-Standardschriftart" style:family="text">
      <style:text-properties fo:language="en" fo:country="US"/>
    </style:style>
    <style:style style:name="T851" style:parent-style-name="Absatz-Standardschriftart" style:family="text">
      <style:text-properties style:font-name="Times New Roman" fo:font-size="12pt" style:font-size-asian="12pt" style:font-size-complex="12pt" fo:language="en" fo:country="US"/>
    </style:style>
    <style:style style:name="T852" style:parent-style-name="Absatz-Standardschriftar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Absatz-Standardschriftart" style:family="text">
      <style:text-properties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T856" style:parent-style-name="Absatz-Standardschriftar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Absatz-Standardschriftart" style:family="text">
      <style:text-properties fo:language="en" fo:country="US"/>
    </style:style>
    <style:style style:name="T859" style:parent-style-name="Absatz-Standardschriftart" style:family="text">
      <style:text-properties style:font-name-complex="Calibri" fo:font-size="12pt" style:font-size-asian="12pt" style:font-size-complex="12pt" fo:language="en" fo:country="US"/>
    </style:style>
    <style:style style:name="T860" style:parent-style-name="Absatz-Standardschriftar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Absatz-Standardschriftart" style:family="text">
      <style:text-properties fo:language="en" fo:country="US"/>
    </style:style>
    <style:style style:name="T863" style:parent-style-name="Absatz-Standardschriftart" style:family="text">
      <style:text-properties style:font-name-complex="Calibri" fo:font-size="12pt" style:font-size-asian="12pt" style:font-size-complex="12pt" fo:language="en" fo:country="US"/>
    </style:style>
    <style:style style:name="P864" style:parent-style-name="Standard" style:family="paragraph">
      <style:paragraph-properties fo:text-align="start" fo:text-indent="0in"/>
      <style:text-properties style:font-name-complex="Calibri" fo:font-size="12pt" style:font-size-asian="12pt" style:font-size-complex="12pt" fo:language="en" fo:country="US"/>
    </style:style>
    <style:style style:name="P865" style:parent-style-name="Standard" style:family="paragraph">
      <style:paragraph-properties fo:text-align="start" fo:text-indent="0in"/>
    </style:style>
    <style:style style:name="T866" style:parent-style-name="Absatz-Standardschriftart" style:family="text">
      <style:text-properties style:font-name-complex="Calibri" fo:font-size="12pt" style:font-size-asian="12pt" style:font-size-complex="12pt" fo:language="en" fo:country="US"/>
    </style:style>
    <style:style style:name="P867" style:parent-style-name="CommentText" style:family="paragraph">
      <style:paragraph-properties fo:text-align="start" fo:text-indent="0in"/>
    </style:style>
    <style:style style:name="T868" style:parent-style-name="Absatz-Standardschriftart" style:family="text">
      <style:text-properties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P870" style:parent-style-name="Standard" style:family="paragraph">
      <style:paragraph-properties fo:text-align="start" fo:text-indent="0in"/>
      <style:text-properties style:font-name-complex="Calibri" fo:font-size="12pt" style:font-size-asian="12pt" style:font-size-complex="12pt" fo:language="en" fo:country="US"/>
    </style:style>
    <style:style style:name="P871" style:parent-style-name="Standard" style:family="paragraph">
      <style:paragraph-properties fo:text-align="start" fo:text-indent="0in"/>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T878" style:parent-style-name="Absatz-Standardschriftar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Absatz-Standardschriftart" style:family="text">
      <style:text-properties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Absatz-Standardschriftart" style:family="text">
      <style:text-properties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P886" style:parent-style-name="CommentText" style:family="paragraph">
      <style:paragraph-properties fo:text-align="start" fo:text-indent="0in"/>
    </style:style>
    <style:style style:name="T887" style:parent-style-name="Absatz-Standardschriftart" style:family="text">
      <style:text-properties fo:language="en" fo:country="US"/>
    </style:style>
    <style:style style:name="T888" style:parent-style-name="Absatz-Standardschriftart" style:family="text">
      <style:text-properties style:font-name-complex="Calibri" fo:font-size="12pt" style:font-size-asian="12pt" style:font-size-complex="12pt" fo:language="en" fo:country="US"/>
    </style:style>
    <style:style style:name="T889" style:parent-style-name="Absatz-Standardschriftart" style:family="text">
      <style:text-properties style:font-name-complex="Calibri"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Absatz-Standardschriftart" style:family="text">
      <style:text-properties fo:language="en" fo:country="US"/>
    </style:style>
    <style:style style:name="T892" style:parent-style-name="Absatz-Standardschriftart" style:family="text">
      <style:text-properties style:font-name-complex="Calibri" fo:font-size="12pt" style:font-size-asian="12pt" style:font-size-complex="12pt" fo:language="en" fo:country="US"/>
    </style:style>
    <style:style style:name="P893" style:parent-style-name="Standard" style:family="paragraph">
      <style:paragraph-properties fo:text-align="start" fo:text-indent="0.4916in"/>
    </style:style>
    <style:style style:name="T894" style:parent-style-name="Absatz-Standardschriftart" style:family="text">
      <style:text-properties style:font-name="Times New Roman" fo:font-size="12pt" style:font-size-asian="12pt" style:font-size-complex="12pt" fo:language="en" fo:country="US"/>
    </style:style>
    <style:style style:name="T895" style:parent-style-name="Absatz-Standardschriftart" style:family="text">
      <style:text-properties style:font-name="Times New Roman"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T899" style:parent-style-name="Absatz-Standardschriftart" style:family="text">
      <style:text-properties style:font-name="Times New Roman"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Absatz-Standardschriftart" style:family="text">
      <style:text-properties fo:language="en" fo:country="US"/>
    </style:style>
    <style:style style:name="T902" style:parent-style-name="Absatz-Standardschriftart" style:family="text">
      <style:text-properties style:font-name="Times New Roman" fo:font-size="12pt" style:font-size-asian="12pt" style:font-size-complex="12pt" fo:language="en" fo:country="US"/>
    </style:style>
    <style:style style:name="T903" style:parent-style-name="Absatz-Standardschriftart" style:family="text">
      <style:text-properties style:font-name="Times New Roman"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Absatz-Standardschriftart" style:family="text">
      <style:text-properties fo:language="en" fo:country="US"/>
    </style:style>
    <style:style style:name="T906" style:parent-style-name="Absatz-Standardschriftart" style:family="text">
      <style:text-properties style:font-name="Times New Roman" fo:font-size="12pt" style:font-size-asian="12pt" style:font-size-complex="12pt" fo:language="en" fo:country="US"/>
    </style:style>
    <style:style style:name="T907" style:parent-style-name="Absatz-Standardschriftart" style:family="text">
      <style:text-properties style:font-name="Times New Roman"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Absatz-Standardschriftart" style:family="text">
      <style:text-properties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T911" style:parent-style-name="Absatz-Standardschriftart" style:family="text">
      <style:text-properties style:font-name="Times New Roman"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Absatz-Standardschriftart" style:family="text">
      <style:text-properties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T915" style:parent-style-name="Absatz-Standardschriftar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Absatz-Standardschriftart" style:family="text">
      <style:text-properties fo:language="en" fo:country="US"/>
    </style:style>
    <style:style style:name="T918" style:parent-style-name="Absatz-Standardschriftart" style:family="text">
      <style:text-properties style:font-name="Times New Roman" fo:font-size="12pt" style:font-size-asian="12pt" style:font-size-complex="12pt" fo:language="en" fo:country="US"/>
    </style:style>
    <style:style style:name="T919" style:parent-style-name="Absatz-Standardschriftart" style:family="text">
      <style:text-properties style:font-name="Times New Roman"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Absatz-Standardschriftart" style:family="text">
      <style:text-properties fo:language="en" fo:country="US"/>
    </style:style>
    <style:style style:name="T922" style:parent-style-name="Absatz-Standardschriftart" style:family="text">
      <style:text-properties style:font-name="Times New Roman" fo:font-size="12pt" style:font-size-asian="12pt" style:font-size-complex="12pt"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Absatz-Standardschriftart" style:family="text">
      <style:text-properties fo:language="en" fo:country="US"/>
    </style:style>
    <style:style style:name="T926" style:parent-style-name="Absatz-Standardschriftart" style:family="text">
      <style:text-properties style:font-name="Times New Roman" fo:font-size="12pt" style:font-size-asian="12pt" style:font-size-complex="12pt" fo:language="en" fo:country="US"/>
    </style:style>
    <style:style style:name="T927" style:parent-style-name="Absatz-Standardschriftart" style:family="text">
      <style:text-properties style:font-name-complex="Calibri" fo:font-weight="bold" style:font-weight-asian="bold" style:font-weight-complex="bold" fo:font-size="12pt" style:font-size-asian="12pt" style:font-size-complex="12pt"/>
    </style:style>
    <style:style style:name="P928" style:parent-style-name="Standard" style:family="paragraph">
      <style:paragraph-properties fo:text-align="start" fo:text-indent="0.4916in"/>
      <style:text-properties style:font-name-complex="Calibri" fo:font-size="12pt" style:font-size-asian="12pt" style:font-size-complex="12pt"/>
    </style:style>
    <style:style style:name="P929"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0" style:parent-style-name="Standard" style:family="paragraph">
      <style:paragraph-properties fo:text-align="start" fo:text-indent="0.4916in"/>
      <style:text-properties style:font-name-complex="Calibri" fo:font-size="12pt" style:font-size-asian="12pt" style:font-size-complex="12pt"/>
    </style:style>
    <style:style style:name="P931" style:parent-style-name="Standard" style:family="paragraph">
      <style:paragraph-properties fo:text-align="start" fo:text-indent="0.4916in"/>
      <style:text-properties style:font-name-complex="Calibri" fo:font-size="12pt" style:font-size-asian="12pt" style:font-size-complex="12pt"/>
    </style:style>
    <style:style style:name="P932"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3" style:parent-style-name="Standard" style:family="paragraph">
      <style:paragraph-properties fo:text-align="start" fo:text-indent="0.4916in"/>
      <style:text-properties style:font-name-complex="Calibri" fo:font-size="12pt" style:font-size-asian="12pt" style:font-size-complex="12pt"/>
    </style:style>
    <style:style style:name="P934" style:parent-style-name="Standard" style:family="paragraph">
      <style:paragraph-properties fo:text-align="start" fo:text-indent="0.4916in"/>
    </style:style>
    <style:style style:name="P935" style:parent-style-name="Standard" style:family="paragraph">
      <style:paragraph-properties fo:text-align="start" fo:text-indent="0in"/>
    </style:style>
    <style:style style:name="T9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37" style:parent-style-name="Absatz-Standardschriftart" style:family="text">
      <style:text-properties style:font-name="Times New Roman" fo:font-size="12pt" style:font-size-asian="12pt" style:font-size-complex="12pt" fo:language="en" fo:country="US"/>
    </style:style>
    <style:style style:name="T938" style:parent-style-name="Absatz-Standardschriftart" style:family="text">
      <style:text-properties style:font-name="Times New Roman" fo:font-size="12pt" style:font-size-asian="12pt" style:font-size-complex="12pt" fo:language="en" fo:country="US"/>
    </style:style>
    <style:style style:name="P939" style:parent-style-name="CommentText" style:family="paragraph">
      <style:paragraph-properties fo:text-align="start" fo:text-indent="0in"/>
    </style:style>
    <style:style style:name="T940" style:parent-style-name="Absatz-Standardschriftart" style:family="text">
      <style:text-properties fo:language="en" fo:country="US"/>
    </style:style>
    <style:style style:name="T941" style:parent-style-name="Absatz-Standardschriftart" style:family="text">
      <style:text-properties style:font-name="Times New Roman" fo:font-size="12pt" style:font-size-asian="12pt" style:font-size-complex="12pt" fo:language="en" fo:country="US"/>
    </style:style>
    <style:style style:name="T942" style:parent-style-name="Absatz-Standardschriftart" style:family="text">
      <style:text-properties style:font-name-complex="Calibri" fo:font-size="12pt" style:font-size-asian="12pt" style:font-size-complex="12pt" fo:language="en" fo:country="US"/>
    </style:style>
    <style:style style:name="P943" style:parent-style-name="Standard" style:family="paragraph">
      <style:paragraph-properties fo:text-align="start" fo:text-indent="0in"/>
      <style:text-properties style:font-name-complex="Calibri" fo:font-size="12pt" style:font-size-asian="12pt" style:font-size-complex="12pt" fo:language="en" fo:country="US"/>
    </style:style>
    <style:style style:name="P944" style:parent-style-name="Standard" style:family="paragraph">
      <style:paragraph-properties fo:text-align="start" fo:text-indent="0in"/>
    </style:style>
    <style:style style:name="T945" style:parent-style-name="Absatz-Standardschriftart" style:family="text">
      <style:text-properties style:font-name-complex="Calibri" fo:font-size="12pt" style:font-size-asian="12pt" style:font-size-complex="12pt" fo:language="en" fo:country="US"/>
    </style:style>
    <style:style style:name="T946" style:parent-style-name="Absatz-Standardschriftart" style:family="text">
      <style:text-properties style:font-name="Times New Roman" fo:font-size="12pt" style:font-size-asian="12pt" style:font-size-complex="12pt" fo:language="en" fo:country="US"/>
    </style:style>
    <style:style style:name="P947"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48" style:parent-style-name="Standard" style:family="paragraph">
      <style:paragraph-properties fo:text-indent="0in"/>
      <style:text-properties style:font-name="Times New Roman" fo:font-size="12pt" style:font-size-asian="12pt" style:font-size-complex="12pt" fo:language="en" fo:country="US"/>
    </style:style>
    <style:style style:name="P949" style:parent-style-name="Standard" style:family="paragraph">
      <style:paragraph-properties fo:text-align="start" fo:text-indent="0in"/>
      <style:text-properties style:font-name-complex="Calibri" fo:font-size="12pt" style:font-size-asian="12pt" style:font-size-complex="12pt" fo:language="en" fo:country="US"/>
    </style:style>
    <style:style style:name="P950" style:parent-style-name="Standard" style:family="paragraph">
      <style:paragraph-properties fo:text-align="start" fo:text-indent="0in"/>
    </style:style>
    <style:style style:name="T9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3" style:parent-style-name="CommentText" style:family="paragraph">
      <style:paragraph-properties fo:text-align="start" fo:text-indent="0in"/>
    </style:style>
    <style:style style:name="T954" style:parent-style-name="Absatz-Standardschriftart" style:family="text">
      <style:text-properties fo:language="en" fo:country="US"/>
    </style:style>
    <style:style style:name="P955" style:parent-style-name="CommentText" style:family="paragraph">
      <style:paragraph-properties fo:text-align="start" fo:text-indent="0in"/>
      <style:text-properties fo:language="en" fo:country="US"/>
    </style:style>
    <style:style style:name="P956" style:parent-style-name="CommentText" style:family="paragraph">
      <style:paragraph-properties fo:text-align="start" fo:text-indent="0in"/>
      <style:text-properties fo:language="en" fo:country="US"/>
    </style:style>
    <style:style style:name="T9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8" style:parent-style-name="Standard" style:family="paragraph">
      <style:paragraph-properties fo:text-align="start" fo:text-indent="0in"/>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Absatz-Standardschriftart" style:family="text">
      <style:text-properties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Absatz-Standardschriftart" style:family="text">
      <style:text-properties fo:font-size="12pt" style:font-size-asian="12pt" style:font-size-complex="12pt" fo:language="en" fo:country="US"/>
    </style:style>
    <style:style style:name="T970" style:parent-style-name="Absatz-Standardschriftar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Absatz-Standardschriftart" style:family="text">
      <style:text-properties fo:language="en" fo:country="US"/>
    </style:style>
    <style:style style:name="T973" style:parent-style-name="Absatz-Standardschriftart" style:family="text">
      <style:text-properties fo:font-size="12pt" style:font-size-asian="12pt" style:font-size-complex="12pt" fo:language="en" fo:country="US"/>
    </style:style>
    <style:style style:name="T974" style:parent-style-name="Absatz-Standardschriftart" style:family="text">
      <style:text-properties fo:font-size="12pt" style:font-size-asian="12pt" style:font-size-complex="12pt"/>
    </style:style>
    <style:style style:name="T975" style:parent-style-name="Absatz-Standardschriftart" style:family="text">
      <style:text-properties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P978" style:parent-style-name="CommentText" style:family="paragraph">
      <style:paragraph-properties fo:text-align="start" fo:text-indent="0in"/>
    </style:style>
    <style:style style:name="T979" style:parent-style-name="Absatz-Standardschriftart" style:family="text">
      <style:text-properties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size="12pt" style:font-size-asian="12pt" style:font-size-complex="12pt"/>
    </style:style>
    <style:style style:name="T983" style:parent-style-name="Absatz-Standardschriftart" style:family="text">
      <style:text-properties style:font-name-complex="Calibri" fo:font-size="12pt" style:font-size-asian="12pt" style:font-size-complex="12pt" fo:language="en" fo:country="US"/>
    </style:style>
    <style:style style:name="T984" style:parent-style-name="Absatz-Standardschriftart" style:family="text">
      <style:text-properties style:font-name-complex="Calibri" fo:font-size="12pt" style:font-size-asian="12pt" style:font-size-complex="12pt"/>
    </style:style>
    <style:style style:name="T985" style:parent-style-name="Absatz-Standardschriftart" style:family="text">
      <style:text-properties style:font-name-complex="Calibri" fo:font-size="12pt" style:font-size-asian="12pt" style:font-size-complex="12pt" fo:language="en" fo:country="US"/>
    </style:style>
    <style:style style:name="P986" style:parent-style-name="Standard" style:family="paragraph">
      <style:paragraph-properties fo:text-align="start" fo:text-indent="0in"/>
      <style:text-properties style:font-name-complex="Calibri" fo:font-size="12pt" style:font-size-asian="12pt" style:font-size-complex="12pt" fo:language="en" fo:country="US"/>
    </style:style>
    <style:style style:name="P987" style:parent-style-name="Standard" style:family="paragraph">
      <style:paragraph-properties fo:text-align="start" fo:text-indent="0in"/>
    </style:style>
    <style:style style:name="T9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Absatz-Standardschriftart" style:family="text">
      <style:text-properties fo:language="en" fo:country="US"/>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3" style:parent-style-name="CommentText" style:family="paragraph">
      <style:paragraph-properties fo:text-align="start" fo:text-indent="0in"/>
    </style:style>
    <style:style style:name="P994" style:parent-style-name="CommentText" style:list-style-name="LFO1" style:family="paragraph">
      <style:paragraph-properties fo:text-align="start"/>
    </style:style>
    <style:style style:name="P995" style:parent-style-name="CommentText" style:list-style-name="LFO1" style:family="paragraph">
      <style:paragraph-properties fo:text-align="start"/>
      <style:text-properties fo:language="en" fo:country="US"/>
    </style:style>
    <style:style style:name="P996" style:parent-style-name="CommentText" style:list-style-name="LFO1" style:family="paragraph">
      <style:paragraph-properties fo:text-align="start"/>
    </style:style>
    <style:style style:name="P997" style:parent-style-name="CommentText" style:list-style-name="LFO1" style:family="paragraph">
      <style:paragraph-properties fo:text-align="start"/>
      <style:text-properties fo:language="en" fo:country="US"/>
    </style:style>
    <style:style style:name="P998" style:parent-style-name="CommentText" style:list-style-name="LFO1" style:family="paragraph">
      <style:paragraph-properties fo:text-align="start"/>
    </style:style>
    <style:style style:name="P999" style:parent-style-name="CommentText" style:list-style-name="LFO1" style:family="paragraph">
      <style:paragraph-properties fo:text-align="start"/>
    </style:style>
    <style:style style:name="P1000" style:parent-style-name="CommentText" style:list-style-name="LFO1" style:family="paragraph">
      <style:paragraph-properties fo:text-align="start"/>
    </style:style>
    <style:style style:name="T10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2" style:parent-style-name="Standard" style:family="paragraph">
      <style:paragraph-properties fo:text-align="start" fo:text-indent="0in"/>
    </style:style>
    <style:style style:name="T1003" style:parent-style-name="Absatz-Standardschriftart" style:family="text">
      <style:text-properties style:font-name-complex="Calibri" fo:font-size="12pt" style:font-size-asian="12pt" style:font-size-complex="12pt" fo:language="en" fo:country="US"/>
    </style:style>
    <style:style style:name="T1004" style:parent-style-name="Absatz-Standardschriftart" style:family="text">
      <style:text-properties style:font-name-complex="Calibri" fo:font-size="12pt" style:font-size-asian="12pt" style:font-size-complex="12pt" fo:language="en" fo:country="US"/>
    </style:style>
    <style:style style:name="P1005" style:parent-style-name="CommentText" style:family="paragraph">
      <style:paragraph-properties fo:text-align="start" fo:text-indent="0in"/>
    </style:style>
    <style:style style:name="T1006" style:parent-style-name="Absatz-Standardschriftart" style:family="text">
      <style:text-properties style:font-name-complex="Calibri" fo:font-size="12pt" style:font-size-asian="12pt" style:font-size-complex="12pt" fo:language="en" fo:country="US"/>
    </style:style>
    <style:style style:name="T1007" style:parent-style-name="Absatz-Standardschriftart" style:family="text">
      <style:text-properties style:font-name-complex="Calibri"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Absatz-Standardschriftart" style:family="text">
      <style:text-properties fo:language="en" fo:country="US"/>
    </style:style>
    <style:style style:name="P1010" style:parent-style-name="CommentText" style:family="paragraph">
      <style:paragraph-properties fo:text-align="start" fo:text-indent="0in"/>
      <style:text-properties fo:language="en" fo:country="US"/>
    </style:style>
    <style:style style:name="P1011" style:parent-style-name="CommentText" style:family="paragraph">
      <style:paragraph-properties fo:text-align="start" fo:text-indent="0in"/>
      <style:text-properties fo:language="en" fo:country="US"/>
    </style:style>
    <style:style style:name="P1012" style:parent-style-name="CommentText" style:family="paragraph">
      <style:paragraph-properties fo:text-align="start" fo:text-indent="0in"/>
      <style:text-properties fo:language="en" fo:country="US"/>
    </style:style>
    <style:style style:name="P1013" style:parent-style-name="CommentText" style:family="paragraph">
      <style:paragraph-properties fo:text-align="start" fo:text-indent="0in"/>
      <style:text-properties fo:language="en" fo:country="US"/>
    </style:style>
    <style:style style:name="T1014" style:parent-style-name="Absatz-Standardschriftart" style:family="text">
      <style:text-properties style:font-name-complex="Calibri" fo:font-size="12pt" style:font-size-asian="12pt" style:font-size-complex="12pt"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Absatz-Standardschriftart" style:family="text">
      <style:text-properties fo:language="en" fo:country="US"/>
    </style:style>
    <style:style style:name="P1018" style:parent-style-name="CommentText" style:family="paragraph">
      <style:paragraph-properties fo:text-align="start" fo:text-indent="0in"/>
      <style:text-properties fo:language="en" fo:country="US"/>
    </style:style>
    <style:style style:name="P1019" style:parent-style-name="CommentText" style:family="paragraph">
      <style:paragraph-properties fo:text-align="start" fo:text-indent="0in"/>
      <style:text-properties fo:language="en" fo:country="US"/>
    </style:style>
    <style:style style:name="P1020" style:parent-style-name="CommentText" style:family="paragraph">
      <style:paragraph-properties fo:text-align="start" fo:text-indent="0in"/>
      <style:text-properties fo:language="en" fo:country="US"/>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language="en" fo:country="US"/>
    </style:style>
    <style:style style:name="T1025" style:parent-style-name="Absatz-Standardschriftart" style:family="text">
      <style:text-properties style:font-name-complex="Calibri" fo:font-size="12pt" style:font-size-asian="12pt" style:font-size-complex="12pt" fo:language="en" fo:country="US"/>
    </style:style>
    <style:style style:name="T1026" style:parent-style-name="Absatz-Standardschriftart" style:family="text">
      <style:text-properties fo:font-size="12pt" style:font-size-asian="12pt" style:font-size-complex="12pt" fo:language="en" fo:country="US"/>
    </style:style>
    <style:style style:name="T1027" style:parent-style-name="Absatz-Standardschriftart" style:family="text">
      <style:text-properties fo:font-size="12pt" style:font-size-asian="12pt" style:font-size-complex="12pt" fo:language="en" fo:country="US"/>
    </style:style>
    <style:style style:name="P1028" style:parent-style-name="CommentText" style:family="paragraph">
      <style:paragraph-properties fo:text-align="start" fo:text-indent="0in"/>
    </style:style>
    <style:style style:name="T1029" style:parent-style-name="Absatz-Standardschriftart" style:family="text">
      <style:text-properties fo:language="en" fo:country="US"/>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Absatz-Standardschriftart" style:family="text">
      <style:text-properties fo:language="en" fo:country="US"/>
    </style:style>
    <style:style style:name="P1036" style:parent-style-name="CommentText" style:family="paragraph">
      <style:paragraph-properties fo:text-align="start" fo:text-indent="0in"/>
      <style:text-properties fo:language="en" fo:country="US"/>
    </style:style>
    <style:style style:name="P1037" style:parent-style-name="CommentText" style:family="paragraph">
      <style:paragraph-properties fo:text-align="start" fo:text-indent="0in"/>
      <style:text-properties fo:language="en" fo:country="US"/>
    </style:style>
    <style:style style:name="P1038" style:parent-style-name="CommentText" style:family="paragraph">
      <style:paragraph-properties fo:text-align="start" fo:text-indent="0in"/>
      <style:text-properties fo:language="en" fo:country="US"/>
    </style:style>
    <style:style style:name="P1039" style:parent-style-name="CommentText" style:family="paragraph">
      <style:paragraph-properties fo:text-align="start" fo:text-indent="0in"/>
      <style:text-properties fo:language="en" fo:country="US"/>
    </style:style>
    <style:style style:name="P1040" style:parent-style-name="CommentText" style:family="paragraph">
      <style:paragraph-properties fo:text-align="start" fo:text-indent="0in"/>
      <style:text-properties fo:language="en" fo:country="US"/>
    </style:style>
    <style:style style:name="P1041" style:parent-style-name="CommentText" style:family="paragraph">
      <style:paragraph-properties fo:text-align="start" fo:text-indent="0in"/>
    </style:style>
    <style:style style:name="T1042" style:parent-style-name="Absatz-Standardschriftart" style:family="text">
      <style:text-properties fo:language="en" fo:country="US"/>
    </style:style>
    <style:style style:name="T1043" style:parent-style-name="Absatz-Standardschriftart" style:family="text">
      <style:text-properties fo:language="en" fo:country="US"/>
    </style:style>
    <style:style style:name="T1044" style:parent-style-name="Absatz-Standardschriftart" style:family="text">
      <style:text-properties fo:language="da" fo:country="DK"/>
    </style:style>
    <style:style style:name="T1045" style:parent-style-name="Absatz-Standardschriftart" style:family="text">
      <style:text-properties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Absatz-Standardschriftart" style:family="text">
      <style:text-properties fo:language="da" fo:country="DK"/>
    </style:style>
    <style:style style:name="T1048" style:parent-style-name="Absatz-Standardschriftart" style:family="text">
      <style:text-properties fo:font-size="12pt" style:font-size-asian="12pt" style:font-size-complex="12pt" fo:language="en" fo:country="US"/>
    </style:style>
    <style:style style:name="T1049" style:parent-style-name="Absatz-Standardschriftart" style:family="text">
      <style:text-properties fo:font-size="12pt" style:font-size-asian="12pt" style:font-size-complex="12pt" fo:language="en" fo:country="US"/>
    </style:style>
    <style:style style:name="P1050" style:parent-style-name="CommentText" style:family="paragraph">
      <style:paragraph-properties fo:text-align="start" fo:text-indent="0in"/>
    </style:style>
    <style:style style:name="T1051" style:parent-style-name="Absatz-Standardschriftart" style:family="text">
      <style:text-properties fo:language="en" fo:country="US"/>
    </style:style>
    <style:style style:name="T1052" style:parent-style-name="Absatz-Standardschriftart" style:family="text">
      <style:text-properties fo:font-size="12pt" style:font-size-asian="12pt" style:font-size-complex="12pt" fo:language="en" fo:country="US"/>
    </style:style>
    <style:style style:name="T1053" style:parent-style-name="Absatz-Standardschriftar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Absatz-Standardschriftart" style:family="text">
      <style:text-properties fo:language="en" fo:country="US"/>
    </style:style>
    <style:style style:name="T1060" style:parent-style-name="Absatz-Standardschriftart" style:family="text">
      <style:text-properties fo:font-size="12pt" style:font-size-asian="12pt" style:font-size-complex="12pt" fo:language="en" fo:country="US"/>
    </style:style>
    <style:style style:name="P106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2" style:parent-style-name="Standard" style:family="paragraph">
      <style:paragraph-properties style:text-autospace="none" fo:text-align="start" fo:text-indent="0in"/>
      <style:text-properties fo:hyphenate="true"/>
    </style:style>
    <style:style style:name="T1063" style:parent-style-name="Absatz-Standardschriftar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Absatz-Standardschriftart" style:family="text">
      <style:text-properties fo:language="en" fo:country="US"/>
    </style:style>
    <style:style style:name="T1066" style:parent-style-name="Absatz-Standardschriftart" style:family="text">
      <style:text-properties fo:font-size="12pt" style:font-size-asian="12pt" style:font-size-complex="12pt" fo:language="en" fo:country="US"/>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Absatz-Standardschriftart" style:family="text">
      <style:text-properties fo:language="en" fo:country="US"/>
    </style:style>
    <style:style style:name="P1070" style:parent-style-name="CommentText" style:family="paragraph">
      <style:paragraph-properties fo:text-align="start" fo:text-indent="0in"/>
      <style:text-properties fo:language="en" fo:country="US"/>
    </style:style>
    <style:style style:name="P1071" style:parent-style-name="CommentText" style:family="paragraph">
      <style:paragraph-properties fo:text-align="start" fo:text-indent="0in"/>
      <style:text-properties fo:language="en" fo:country="US"/>
    </style:style>
    <style:style style:name="P1072" style:parent-style-name="CommentText" style:family="paragraph">
      <style:paragraph-properties fo:text-align="start" fo:text-indent="0in"/>
      <style:text-properties fo:language="en" fo:country="US"/>
    </style:style>
    <style:style style:name="P1073" style:parent-style-name="CommentText" style:family="paragraph">
      <style:paragraph-properties fo:text-align="start" fo:text-indent="0in"/>
      <style:text-properties fo:language="en" fo:country="US"/>
    </style:style>
    <style:style style:name="P1074" style:parent-style-name="CommentText" style:family="paragraph">
      <style:paragraph-properties fo:text-align="start" fo:text-indent="0in"/>
      <style:text-properties fo:language="en" fo:country="US"/>
    </style:style>
    <style:style style:name="P1075" style:parent-style-name="CommentText" style:family="paragraph">
      <style:paragraph-properties fo:text-align="start" fo:text-indent="0in"/>
      <style:text-properties fo:language="en" fo:country="US"/>
    </style:style>
    <style:style style:name="T1076" style:parent-style-name="Absatz-Standardschriftart" style:family="text">
      <style:text-properties fo:font-size="12pt" style:font-size-asian="12pt" style:font-size-complex="12pt" fo:language="en" fo:country="US"/>
    </style:style>
    <style:style style:name="T1077" style:parent-style-name="Absatz-Standardschriftart" style:family="text">
      <style:text-properties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Absatz-Standardschriftart" style:family="text">
      <style:text-properties fo:language="en" fo:country="US"/>
    </style:style>
    <style:style style:name="T1080" style:parent-style-name="Absatz-Standardschriftart" style:family="text">
      <style:text-properties fo:language="en" fo:country="US"/>
    </style:style>
    <style:style style:name="T1081" style:parent-style-name="Absatz-Standardschriftart" style:family="text">
      <style:text-properties fo:language="en" fo:country="US"/>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P1086" style:parent-style-name="CommentText" style:family="paragraph">
      <style:paragraph-properties fo:text-align="start" fo:text-indent="0in"/>
      <style:text-properties fo:language="en" fo:country="US"/>
    </style:style>
    <style:style style:name="P1087" style:parent-style-name="CommentText" style:family="paragraph">
      <style:paragraph-properties fo:text-align="start" fo:text-indent="0in"/>
      <style:text-properties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Absatz-Standardschriftart" style:family="text">
      <style:text-properties fo:language="en" fo:country="US"/>
    </style:style>
    <style:style style:name="P1092" style:parent-style-name="CommentText" style:family="paragraph">
      <style:paragraph-properties fo:text-align="start" fo:text-indent="0in"/>
      <style:text-properties fo:language="en" fo:country="US"/>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Absatz-Standardschriftart" style:family="text">
      <style:text-properties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style:font-name-complex="Calibri" fo:font-size="12pt" style:font-size-asian="12pt" style:font-size-complex="12pt" fo:language="en" fo:country="US"/>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Absatz-Standardschriftart" style:family="text">
      <style:text-properties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Standard" style:family="paragraph">
      <style:paragraph-properties style:text-autospace="none" fo:text-align="start" fo:text-indent="0in"/>
      <style:text-properties fo:hyphenate="true"/>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language="en" fo:country="US"/>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fo:font-size="12pt" style:font-size-asian="12pt" style:font-size-complex="12pt" fo:language="en" fo:country="US"/>
    </style:style>
    <style:style style:name="P1113" style:parent-style-name="CommentText" style:family="paragraph">
      <style:paragraph-properties fo:text-align="start" fo:text-indent="0in"/>
    </style:style>
    <style:style style:name="T1114" style:parent-style-name="Absatz-Standardschriftart" style:family="text">
      <style:text-properties fo:language="en" fo:country="US"/>
    </style:style>
    <style:style style:name="T1115" style:parent-style-name="Absatz-Standardschriftart" style:family="text">
      <style:text-properties fo:font-weight="bold" style:font-weight-asian="bold" style:font-weight-complex="bold" fo:language="en" fo:country="US"/>
    </style:style>
    <style:style style:name="T1116" style:parent-style-name="Absatz-Standardschriftart" style:family="text">
      <style:text-properties fo:language="en" fo:country="US"/>
    </style:style>
    <style:style style:name="T1117" style:parent-style-name="Absatz-Standardschriftart" style:family="text">
      <style:text-properties fo:font-weight="bold" style:font-weight-asian="bold" style:font-weight-complex="bold" fo:language="en" fo:country="US"/>
    </style:style>
    <style:style style:name="T1118" style:parent-style-name="Absatz-Standardschriftart" style:family="text">
      <style:text-properties fo:language="en" fo:country="US"/>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language="en" fo:country="US"/>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Absatz-Standardschriftart" style:family="text">
      <style:text-properties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Standard" style:family="paragraph">
      <style:paragraph-properties fo:text-align="start" fo:text-indent="0in"/>
      <style:text-properties fo:language="en" fo:country="US"/>
    </style:style>
    <style:style style:name="P1129" style:parent-style-name="Standard" style:family="paragraph">
      <style:paragraph-properties fo:text-align="start" fo:text-indent="0in"/>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P1132" style:parent-style-name="CommentText" style:family="paragraph">
      <style:paragraph-properties fo:text-align="start" fo:text-indent="0in"/>
    </style:style>
    <style:style style:name="T1133" style:parent-style-name="Absatz-Standardschriftart" style:family="text">
      <style:text-properties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Standard" style:family="paragraph">
      <style:paragraph-properties fo:text-align="start" fo:text-indent="0in"/>
      <style:text-properties fo:language="en" fo:country="US"/>
    </style:style>
    <style:style style:name="P1136" style:parent-style-name="Standard" style:family="paragraph">
      <style:paragraph-properties fo:text-align="start" fo:text-indent="0in"/>
    </style:style>
    <style:style style:name="T1137" style:parent-style-name="Absatz-Standardschriftart" style:family="text">
      <style:text-properties fo:font-weight="bold" style:font-weight-asian="bold" style:font-weight-complex="bold" fo:font-size="12pt" style:font-size-asian="12pt" style:font-size-complex="12pt" fo:language="en" fo:country="US"/>
    </style:style>
    <style:style style:name="P1138" style:parent-style-name="CommentText" style:family="paragraph">
      <style:paragraph-properties fo:text-align="start" fo:text-indent="0in"/>
    </style:style>
    <style:style style:name="T1139" style:parent-style-name="Absatz-Standardschriftart" style:family="text">
      <style:text-properties fo:language="en" fo:country="US"/>
    </style:style>
    <style:style style:name="T1140" style:parent-style-name="Absatz-Standardschriftart" style:family="text">
      <style:text-properties fo:font-weight="bold" style:font-weight-asian="bold" style:font-weight-complex="bold" fo:font-size="12pt" style:font-size-asian="12pt" style:font-size-complex="12pt" fo:language="en" fo:country="US"/>
    </style:style>
    <style:style style:name="P1141" style:parent-style-name="Standard" style:family="paragraph">
      <style:paragraph-properties fo:text-align="start" fo:text-indent="0in"/>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Absatz-Standardschriftart" style:family="text">
      <style:text-properties fo:language="en" fo:country="US"/>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font-size="12pt" style:font-size-asian="12pt" style:font-size-complex="12pt" fo:language="en" fo:country="US"/>
    </style:style>
    <style:style style:name="T1156" style:parent-style-name="Absatz-Standardschriftar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Absatz-Standardschriftart" style:family="text">
      <style:text-properties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language="en" fo:country="US"/>
    </style:style>
    <style:style style:name="P1165" style:parent-style-name="CommentText" style:family="paragraph">
      <style:paragraph-properties fo:text-align="start" fo:text-indent="0in"/>
      <style:text-properties fo:language="en" fo:country="US"/>
    </style:style>
    <style:style style:name="P1166" style:parent-style-name="CommentText" style:family="paragraph">
      <style:paragraph-properties fo:text-align="start" fo:text-indent="0in"/>
      <style:text-properties fo:language="en" fo:country="US"/>
    </style:style>
    <style:style style:name="P1167" style:parent-style-name="CommentText" style:family="paragraph">
      <style:paragraph-properties fo:text-align="start" fo:text-indent="0in"/>
    </style:style>
    <style:style style:name="T1168" style:parent-style-name="Absatz-Standardschriftart" style:family="text">
      <style:text-properties fo:language="en" fo:country="US"/>
    </style:style>
    <style:style style:name="T1169" style:parent-style-name="Absatz-Standardschriftart" style:family="text">
      <style:text-properties fo:language="el" fo:country="GR"/>
    </style:style>
    <style:style style:name="T1170" style:parent-style-name="Absatz-Standardschriftart" style:family="text">
      <style:text-properties fo:language="en" fo:country="US"/>
    </style:style>
    <style:style style:name="P1171" style:parent-style-name="CommentText" style:family="paragraph">
      <style:paragraph-properties fo:text-align="start" fo:text-indent="0in"/>
      <style:text-properties fo:language="en" fo:country="US"/>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P1175" style:parent-style-name="CommentText" style:family="paragraph">
      <style:paragraph-properties fo:text-align="start" fo:text-indent="0in"/>
    </style:style>
    <style:style style:name="T1176" style:parent-style-name="Absatz-Standardschriftart" style:family="text">
      <style:text-properties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T1179" style:parent-style-name="Absatz-Standardschriftart" style:family="text">
      <style:text-properties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Absatz-Standardschriftart" style:family="text">
      <style:text-properties fo:language="en" fo:country="US"/>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P1186" style:parent-style-name="CommentText" style:family="paragraph">
      <style:paragraph-properties fo:text-align="start" fo:text-indent="0in"/>
    </style:style>
    <style:style style:name="T1187" style:parent-style-name="Absatz-Standardschriftart" style:family="text">
      <style:text-properties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Standard" style:family="paragraph">
      <style:paragraph-properties fo:text-align="start" fo:text-indent="0in"/>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fo:font-size="12pt" style:font-size-asian="12pt" style:font-size-complex="12pt"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P1193" style:parent-style-name="Standard" style:family="paragraph">
      <style:paragraph-properties fo:text-align="start" fo:text-indent="0in"/>
    </style:style>
    <style:style style:name="T1194" style:parent-style-name="Absatz-Standardschriftart" style:family="text">
      <style:text-properties style:font-name-complex="Calibri" fo:font-size="12pt" style:font-size-asian="12pt" style:font-size-complex="12pt" fo:language="en" fo:country="US"/>
    </style:style>
    <style:style style:name="T1195" style:parent-style-name="Absatz-Standardschriftart" style:family="text">
      <style:text-properties style:font-name-complex="Calibri" fo:font-size="12pt" style:font-size-asian="12pt" style:font-size-complex="12pt" fo:language="en" fo:country="US"/>
    </style:style>
    <style:style style:name="P1196" style:parent-style-name="CommentText" style:family="paragraph">
      <style:paragraph-properties fo:text-align="start" fo:text-indent="0in"/>
    </style:style>
    <style:style style:name="T1197" style:parent-style-name="Absatz-Standardschriftart" style:family="text">
      <style:text-properties fo:language="en" fo:country="US"/>
    </style:style>
    <style:style style:name="T1198" style:parent-style-name="Absatz-Standardschriftart" style:family="text">
      <style:text-properties style:font-name-complex="Calibri" fo:font-size="12pt" style:font-size-asian="12pt" style:font-size-complex="12pt" fo:language="en" fo:country="US"/>
    </style:style>
    <style:style style:name="T1199" style:parent-style-name="Absatz-Standardschriftart" style:family="text">
      <style:text-properties style:font-name="Segoe UI" style:font-name-complex="Segoe UI" fo:font-size="12pt" style:font-size-asian="12pt" style:font-size-complex="12pt" fo:language="en" fo:country="US"/>
    </style:style>
    <style:style style:name="T1200" style:parent-style-name="Absatz-Standardschriftart" style:family="text">
      <style:text-properties style:font-name-complex="Calibri" fo:font-size="12pt" style:font-size-asian="12pt" style:font-size-complex="12pt" fo:language="en" fo:country="US"/>
    </style:style>
    <style:style style:name="P1201" style:parent-style-name="Standard" style:family="paragraph">
      <style:paragraph-properties fo:text-align="start" fo:text-indent="0in"/>
    </style:style>
    <style:style style:name="T1202" style:parent-style-name="Absatz-Standardschriftart" style:family="text">
      <style:text-properties style:font-name-complex="Calibri" fo:font-size="12pt" style:font-size-asian="12pt" style:font-size-complex="12pt" fo:language="en" fo:country="US"/>
    </style:style>
    <style:style style:name="T1203" style:parent-style-name="Absatz-Standardschriftart" style:family="text">
      <style:text-properties style:font-name-complex="Calibri" fo:font-size="12pt" style:font-size-asian="12pt" style:font-size-complex="12pt"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fo:language="en" fo:country="US"/>
    </style:style>
    <style:style style:name="P1206" style:parent-style-name="CommentText" style:family="paragraph">
      <style:paragraph-properties fo:text-align="start" fo:text-indent="0in"/>
      <style:text-properties fo:language="en" fo:country="US"/>
    </style:style>
    <style:style style:name="P1207" style:parent-style-name="CommentText" style:family="paragraph">
      <style:paragraph-properties fo:text-align="start" fo:text-indent="0in"/>
      <style:text-properties fo:language="en" fo:country="US"/>
    </style:style>
    <style:style style:name="P1208" style:parent-style-name="CommentText" style:family="paragraph">
      <style:paragraph-properties fo:text-align="start" fo:text-indent="0in"/>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style>
    <style:style style:name="T1211" style:parent-style-name="Absatz-Standardschriftart" style:family="text">
      <style:text-properties fo:language="en" fo:country="US"/>
    </style:style>
    <style:style style:name="T1212" style:parent-style-name="Hyperlink" style:family="text">
      <style:text-properties fo:language="en" fo:country="US"/>
    </style:style>
    <style:style style:name="T1213" style:parent-style-name="Absatz-Standardschriftart" style:family="text">
      <style:text-properties fo:language="en" fo:country="US"/>
    </style:style>
    <style:style style:name="P1214" style:parent-style-name="CommentText" style:family="paragraph">
      <style:paragraph-properties fo:text-align="start" fo:text-indent="0in"/>
      <style:text-properties fo:language="en" fo:country="US"/>
    </style:style>
    <style:style style:name="P1215" style:parent-style-name="CommentText" style:family="paragraph">
      <style:paragraph-properties fo:text-align="start" fo:text-indent="0in"/>
      <style:text-properties fo:language="en" fo:country="US"/>
    </style:style>
    <style:style style:name="P1216" style:parent-style-name="CommentText" style:family="paragraph">
      <style:paragraph-properties fo:text-align="start" fo:text-indent="0in"/>
      <style:text-properties fo:language="en" fo:country="US"/>
    </style:style>
    <style:style style:name="P1217" style:parent-style-name="CommentText" style:family="paragraph">
      <style:paragraph-properties fo:text-align="start" fo:text-indent="0in"/>
      <style:text-properties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fo:language="en" fo:country="US"/>
    </style:style>
    <style:style style:name="T1221" style:parent-style-name="Absatz-Standardschriftart" style:family="text">
      <style:text-properties style:font-name-complex="Calibri" fo:font-size="12pt" style:font-size-asian="12pt" style:font-size-complex="12pt" fo:language="en" fo:country="US"/>
    </style:style>
    <style:style style:name="T1222" style:parent-style-name="Absatz-Standardschriftart" style:family="text">
      <style:text-properties style:font-name-complex="Calibri" fo:font-size="12pt" style:font-size-asian="12pt" style:font-size-complex="12pt" fo:language="en" fo:country="US"/>
    </style:style>
    <style:style style:name="P1223" style:parent-style-name="CommentText" style:family="paragraph">
      <style:paragraph-properties fo:text-align="start" fo:text-indent="0in"/>
    </style:style>
    <style:style style:name="T1224" style:parent-style-name="Absatz-Standardschriftart" style:family="text">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P1228" style:parent-style-name="CommentText" style:family="paragraph">
      <style:paragraph-properties fo:text-align="start" fo:text-indent="0in"/>
      <style:text-properties fo:language="en" fo:country="US"/>
    </style:style>
    <style:style style:name="P1229" style:parent-style-name="CommentText" style:family="paragraph">
      <style:paragraph-properties fo:text-align="start" fo:text-indent="0in"/>
      <style:text-properties fo:language="en" fo:country="US"/>
    </style:style>
    <style:style style:name="P1230" style:parent-style-name="CommentText" style:family="paragraph">
      <style:paragraph-properties fo:text-align="start" fo:text-indent="0in"/>
      <style:text-properties fo:language="en" fo:country="US"/>
    </style:style>
    <style:style style:name="P1231" style:parent-style-name="CommentText" style:family="paragraph">
      <style:paragraph-properties fo:text-align="start" fo:text-indent="0in"/>
      <style:text-properties fo:language="en" fo:country="US"/>
    </style:style>
    <style:style style:name="P1232" style:parent-style-name="CommentText" style:family="paragraph">
      <style:paragraph-properties fo:text-align="start" fo:text-indent="0in"/>
      <style:text-properties fo:language="en" fo:country="US"/>
    </style:style>
    <style:style style:name="P1233" style:parent-style-name="CommentText" style:family="paragraph">
      <style:paragraph-properties fo:text-align="start" fo:text-indent="0in"/>
      <style:text-properties fo:language="en" fo:country="US"/>
    </style:style>
    <style:style style:name="T1234" style:parent-style-name="Absatz-Standardschriftart" style:family="text">
      <style:text-properties style:font-name-complex="Calibri"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T1237" style:parent-style-name="Absatz-Standardschriftart" style:family="text">
      <style:text-properties style:font-name-complex="Calibri" fo:font-size="12pt" style:font-size-asian="12pt" style:font-size-complex="12pt" fo:language="en" fo:country="US"/>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fo:font-size="12pt" style:font-size-asian="12pt" style:font-size-complex="12pt" fo:language="en" fo:country="US"/>
    </style:style>
    <style:style style:name="T1240" style:parent-style-name="Absatz-Standardschriftart" style:family="text">
      <style:text-properties fo:font-size="12pt" style:font-size-asian="12pt" style:font-size-complex="12pt" fo:language="en" fo:country="US"/>
    </style:style>
    <style:style style:name="P1241" style:parent-style-name="CommentText" style:family="paragraph">
      <style:paragraph-properties fo:text-align="start" fo:text-indent="0in"/>
    </style:style>
    <style:style style:name="T1242" style:parent-style-name="Absatz-Standardschriftart" style:family="text">
      <style:text-properties fo:language="en" fo:country="US"/>
    </style:style>
    <style:style style:name="T1243" style:parent-style-name="Absatz-Standardschriftart" style:family="text">
      <style:text-properties fo:font-size="12pt" style:font-size-asian="12pt" style:font-size-complex="12pt" fo:language="en" fo:country="US"/>
    </style:style>
    <style:style style:name="P1244" style:parent-style-name="Standard" style:family="paragraph">
      <style:paragraph-properties fo:text-align="start" fo:text-indent="0in"/>
      <style:text-properties fo:language="en" fo:country="US"/>
    </style:style>
    <style:style style:name="P1245" style:parent-style-name="Standard" style:family="paragraph">
      <style:paragraph-properties fo:text-align="start" fo:text-indent="0in"/>
    </style:style>
    <style:style style:name="T1246" style:parent-style-name="Absatz-Standardschriftart" style:family="text">
      <style:text-properties fo:font-size="12pt" style:font-size-asian="12pt" style:font-size-complex="12pt" fo:language="en" fo:country="US"/>
    </style:style>
    <style:style style:name="T1247" style:parent-style-name="Absatz-Standardschriftart" style:family="text">
      <style:text-properties fo:font-size="12pt" style:font-size-asian="12pt" style:font-size-complex="12pt"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language="en" fo:country="US"/>
    </style:style>
    <style:style style:name="P1250" style:parent-style-name="CommentText" style:family="paragraph">
      <style:paragraph-properties fo:text-align="start" fo:text-indent="0in"/>
      <style:text-properties fo:language="en" fo:country="US"/>
    </style:style>
    <style:style style:name="P1251" style:parent-style-name="CommentText" style:family="paragraph">
      <style:paragraph-properties fo:text-align="start" fo:text-indent="0in"/>
      <style:text-properties fo:language="en" fo:country="US"/>
    </style:style>
    <style:style style:name="P1252" style:parent-style-name="CommentText" style:family="paragraph">
      <style:paragraph-properties fo:text-align="start" fo:text-indent="0in"/>
      <style:text-properties fo:language="en" fo:country="US"/>
    </style:style>
    <style:style style:name="P1253" style:parent-style-name="CommentText" style:family="paragraph">
      <style:paragraph-properties fo:text-align="start" fo:text-indent="0in"/>
      <style:text-properties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language="el" fo:country="GR"/>
    </style:style>
    <style:style style:name="T1257" style:parent-style-name="Absatz-Standardschriftart" style:family="text">
      <style:text-properties fo:language="en" fo:country="US"/>
    </style:style>
    <style:style style:name="T1258" style:parent-style-name="Absatz-Standardschriftart" style:family="text">
      <style:text-properties fo:language="el" fo:country="GR"/>
    </style:style>
    <style:style style:name="T1259" style:parent-style-name="Absatz-Standardschriftart" style:family="text">
      <style:text-properties fo:language="en" fo:country="US"/>
    </style:style>
    <style:style style:name="P1260" style:parent-style-name="CommentText" style:family="paragraph">
      <style:paragraph-properties fo:text-align="start" fo:text-indent="0in"/>
    </style:style>
    <style:style style:name="T1261" style:parent-style-name="Absatz-Standardschriftart" style:family="text">
      <style:text-properties fo:language="en" fo:country="US"/>
    </style:style>
    <style:style style:name="T1262" style:parent-style-name="Absatz-Standardschriftart" style:family="text">
      <style:text-properties fo:language="el" fo:country="GR"/>
    </style:style>
    <style:style style:name="T1263" style:parent-style-name="Absatz-Standardschriftart" style:family="text">
      <style:text-properties fo:language="en" fo:country="US"/>
    </style:style>
    <style:style style:name="T1264" style:parent-style-name="Absatz-Standardschriftart" style:family="text">
      <style:text-properties fo:language="el" fo:country="GR"/>
    </style:style>
    <style:style style:name="T1265" style:parent-style-name="Absatz-Standardschriftart" style:family="text">
      <style:text-properties fo:language="en" fo:country="US"/>
    </style:style>
    <style:style style:name="P1266" style:parent-style-name="CommentText" style:family="paragraph">
      <style:paragraph-properties fo:text-align="start" fo:text-indent="0in"/>
      <style:text-properties fo:language="en" fo:country="US"/>
    </style:style>
    <style:style style:name="P1267" style:parent-style-name="CommentText" style:family="paragraph">
      <style:paragraph-properties fo:text-align="start" fo:text-indent="0in"/>
      <style:text-properties fo:language="en" fo:country="US"/>
    </style:style>
    <style:style style:name="P1268" style:parent-style-name="CommentText" style:family="paragraph">
      <style:paragraph-properties fo:text-align="start" fo:text-indent="0in"/>
      <style:text-properties fo:language="en" fo:country="US"/>
    </style:style>
    <style:style style:name="P1269" style:parent-style-name="CommentText" style:family="paragraph">
      <style:paragraph-properties fo:text-align="start" fo:text-indent="0in"/>
      <style:text-properties fo:language="en" fo:country="US"/>
    </style:style>
    <style:style style:name="P1270" style:parent-style-name="CommentText" style:family="paragraph">
      <style:paragraph-properties fo:text-align="start" fo:text-indent="0in"/>
      <style:text-properties fo:language="en" fo:country="US"/>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fo:background-color="#FFFF00" fo:language="en" fo:country="US"/>
    </style:style>
    <style:style style:name="T1276" style:parent-style-name="Absatz-Standardschriftart" style:family="text">
      <style:text-properties fo:language="en" fo:country="US"/>
    </style:style>
    <style:style style:name="T1277" style:parent-style-name="Absatz-Standardschriftart" style:family="text">
      <style:text-properties fo:font-size="12pt" style:font-size-asian="12pt" style:font-size-complex="12pt" fo:language="en" fo:country="US"/>
    </style:style>
    <style:style style:name="T1278" style:parent-style-name="Absatz-Standardschriftart" style:family="text">
      <style:text-properties fo:font-size="12pt" style:font-size-asian="12pt" style:font-size-complex="12pt" fo:language="en" fo:country="US"/>
    </style:style>
    <style:style style:name="P1279" style:parent-style-name="CommentText" style:family="paragraph">
      <style:paragraph-properties fo:text-align="start" fo:text-indent="0in"/>
    </style:style>
    <style:style style:name="T1280" style:parent-style-name="Absatz-Standardschriftart" style:family="text">
      <style:text-properties fo:language="en" fo:country="US"/>
    </style:style>
    <style:style style:name="P1281" style:parent-style-name="CommentText" style:family="paragraph">
      <style:paragraph-properties fo:text-align="start" fo:text-indent="0in"/>
      <style:text-properties fo:language="en" fo:country="US"/>
    </style:style>
    <style:style style:name="P1282" style:parent-style-name="CommentText" style:family="paragraph">
      <style:paragraph-properties fo:text-align="start" fo:text-indent="0in"/>
      <style:text-properties fo:language="en" fo:country="US"/>
    </style:style>
    <style:style style:name="P1283" style:parent-style-name="CommentText" style:family="paragraph">
      <style:paragraph-properties fo:text-align="start" fo:text-indent="0in"/>
      <style:text-properties fo:language="en" fo:country="US"/>
    </style:style>
    <style:style style:name="P1284" style:parent-style-name="CommentText" style:family="paragraph">
      <style:paragraph-properties fo:text-align="start" fo:text-indent="0in"/>
      <style:text-properties fo:language="en" fo:country="US"/>
    </style:style>
    <style:style style:name="P1285" style:parent-style-name="CommentText" style:family="paragraph">
      <style:paragraph-properties fo:text-align="start" fo:text-indent="0in"/>
      <style:text-properties fo:language="en" fo:country="US"/>
    </style:style>
    <style:style style:name="T1286" style:parent-style-name="Absatz-Standardschriftart" style:family="text">
      <style:text-properties fo:font-size="12pt" style:font-size-asian="12pt" style:font-size-complex="12pt" fo:language="en" fo:country="US"/>
    </style:style>
    <style:style style:name="P1287" style:parent-style-name="Standard" style:family="paragraph">
      <style:paragraph-properties fo:text-align="start" fo:text-indent="0in"/>
    </style:style>
    <style:style style:name="T1288" style:parent-style-name="Absatz-Standardschriftart" style:family="text">
      <style:text-properties fo:font-weight="bold" style:font-weight-asian="bold" style:font-weight-complex="bold"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fo:font-size="12pt" style:font-size-asian="12pt" style:font-size-complex="12pt" fo:language="en" fo:country="US"/>
    </style:style>
    <style:style style:name="T1291" style:parent-style-name="Absatz-Standardschriftart" style:family="text">
      <style:text-properties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T1294" style:parent-style-name="Absatz-Standardschriftart" style:family="text">
      <style:text-properties fo:font-size="12pt" style:font-size-asian="12pt" style:font-size-complex="12pt" fo:language="en" fo:country="US"/>
    </style:style>
    <style:style style:name="P1295" style:parent-style-name="Standard" style:family="paragraph">
      <style:paragraph-properties fo:text-align="start" fo:text-indent="0in"/>
    </style:style>
    <style:style style:name="T1296" style:parent-style-name="Absatz-Standardschriftart" style:family="text">
      <style:text-properties fo:font-weight="bold" style:font-weight-asian="bold" style:font-weight-complex="bold" fo:font-size="12pt" style:font-size-asian="12pt" style:font-size-complex="12pt" fo:language="en" fo:country="US"/>
    </style:style>
    <style:style style:name="T1297" style:parent-style-name="Absatz-Standardschriftart" style:family="text">
      <style:text-properties fo:font-weight="bold" style:font-weight-asian="bold" style:font-weight-complex="bold" fo:font-size="12pt" style:font-size-asian="12pt" style:font-size-complex="12pt" fo:language="en" fo:country="US"/>
    </style:style>
    <style:style style:name="P1298" style:parent-style-name="CommentText" style:family="paragraph">
      <style:paragraph-properties fo:text-align="start" fo:text-indent="0in"/>
    </style:style>
    <style:style style:name="T1299" style:parent-style-name="Absatz-Standardschriftart" style:family="text">
      <style:text-properties fo:language="en" fo:country="US"/>
    </style:style>
    <style:style style:name="P1300" style:parent-style-name="CommentText" style:family="paragraph">
      <style:paragraph-properties fo:text-align="start" fo:text-indent="0in"/>
      <style:text-properties fo:language="en" fo:country="US"/>
    </style:style>
    <style:style style:name="P1301" style:parent-style-name="CommentText" style:family="paragraph">
      <style:paragraph-properties fo:text-align="start" fo:text-indent="0in"/>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text-properties fo:language="en" fo:country="US"/>
    </style:style>
    <style:style style:name="P1307" style:parent-style-name="CommentText" style:family="paragraph">
      <style:paragraph-properties fo:text-align="start" fo:text-indent="0in"/>
      <style:text-properties fo:language="en" fo:country="US"/>
    </style:style>
    <style:style style:name="P1308" style:parent-style-name="CommentText" style:family="paragraph">
      <style:paragraph-properties fo:text-align="start" fo:text-indent="0in"/>
      <style:text-properties fo:language="en" fo:country="US"/>
    </style:style>
    <style:style style:name="P1309" style:parent-style-name="CommentText" style:family="paragraph">
      <style:paragraph-properties fo:text-align="start" fo:text-indent="0in"/>
      <style:text-properties fo:language="en" fo:country="US"/>
    </style:style>
    <style:style style:name="T1310" style:parent-style-name="Absatz-Standardschriftart" style:family="text">
      <style:text-properties fo:font-weight="bold" style:font-weight-asian="bold" style:font-weight-complex="bold" fo:font-size="12pt" style:font-size-asian="12pt" style:font-size-complex="12pt" fo:language="en" fo:country="US"/>
    </style:style>
    <style:style style:name="T1311" style:parent-style-name="Absatz-Standardschriftart" style:family="text">
      <style:text-properties fo:font-weight="bold" style:font-weight-asian="bold" style:font-weight-complex="bold"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fo:background-color="#FFFF00" fo:language="en" fo:country="US"/>
    </style:style>
    <style:style style:name="T1315" style:parent-style-name="Absatz-Standardschriftart" style:family="text">
      <style:text-properties fo:language="en" fo:country="US"/>
    </style:style>
    <style:style style:name="T1316" style:parent-style-name="Absatz-Standardschriftart" style:family="text">
      <style:text-properties fo:background-color="#FFFF00" fo:language="en" fo:country="US"/>
    </style:style>
    <style:style style:name="T1317" style:parent-style-name="Absatz-Standardschriftart" style:family="text">
      <style:text-properties fo:language="en" fo:country="US"/>
    </style:style>
    <style:style style:name="P1318" style:parent-style-name="CommentText" style:family="paragraph">
      <style:paragraph-properties fo:text-align="start" fo:text-indent="0in"/>
      <style:text-properties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fo:language="en" fo:country="US"/>
    </style:style>
    <style:style style:name="T1321" style:parent-style-name="Absatz-Standardschriftart" style:family="text">
      <style:text-properties fo:background-color="#FFFF00" fo:language="en" fo:country="US"/>
    </style:style>
    <style:style style:name="T1322" style:parent-style-name="Absatz-Standardschriftart" style:family="text">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T1325" style:parent-style-name="Absatz-Standardschriftart" style:family="text">
      <style:text-properties fo:font-weight="bold" style:font-weight-asian="bold" style:font-weight-complex="bold" fo:font-size="12pt" style:font-size-asian="12pt" style:font-size-complex="12pt" fo:language="en" fo:country="US"/>
    </style:style>
    <style:style style:name="T1326" style:parent-style-name="Absatz-Standardschriftart" style:family="text">
      <style:text-properties fo:font-weight="bold" style:font-weight-asian="bold" style:font-weight-complex="bold" fo:font-size="12pt" style:font-size-asian="12pt" style:font-size-complex="12pt" fo:language="en" fo:country="US"/>
    </style:style>
    <style:style style:name="P1327" style:parent-style-name="CommentText" style:family="paragraph">
      <style:paragraph-properties fo:text-align="start" fo:text-indent="0in"/>
    </style:style>
    <style:style style:name="T1328" style:parent-style-name="Absatz-Standardschriftart" style:family="text">
      <style:text-properties fo:language="en" fo:country="US"/>
    </style:style>
    <style:style style:name="P1329" style:parent-style-name="CommentText" style:family="paragraph">
      <style:paragraph-properties fo:text-align="start" fo:text-indent="0in"/>
      <style:text-properties fo:language="en" fo:country="US"/>
    </style:style>
    <style:style style:name="P1330" style:parent-style-name="CommentText" style:family="paragraph">
      <style:paragraph-properties fo:text-align="start" fo:text-indent="0in"/>
      <style:text-properties fo:language="en" fo:country="US"/>
    </style:style>
    <style:style style:name="P1331" style:parent-style-name="CommentText" style:family="paragraph">
      <style:paragraph-properties fo:text-align="start" fo:text-indent="0in"/>
      <style:text-properties fo:language="en" fo:country="US"/>
    </style:style>
    <style:style style:name="P1332" style:parent-style-name="CommentText" style:family="paragraph">
      <style:paragraph-properties fo:text-align="start" fo:text-indent="0in"/>
      <style:text-properties fo:language="en" fo:country="US"/>
    </style:style>
    <style:style style:name="P1333" style:parent-style-name="CommentText" style:family="paragraph">
      <style:paragraph-properties fo:text-align="start" fo:text-indent="0in"/>
      <style:text-properties fo:language="en" fo:country="US"/>
    </style:style>
    <style:style style:name="P1334" style:parent-style-name="CommentText" style:family="paragraph">
      <style:paragraph-properties fo:text-align="start" fo:text-indent="0in"/>
      <style:text-properties fo:language="en" fo:country="US"/>
    </style:style>
    <style:style style:name="P1335" style:parent-style-name="CommentText" style:family="paragraph">
      <style:paragraph-properties fo:text-align="start" fo:text-indent="0in"/>
      <style:text-properties fo:language="en" fo:country="US"/>
    </style:style>
    <style:style style:name="T1336" style:parent-style-name="Absatz-Standardschriftart" style:family="text">
      <style:text-properties fo:font-weight="bold" style:font-weight-asian="bold" style:font-weight-complex="bold" fo:font-size="12pt" style:font-size-asian="12pt" style:font-size-complex="12pt" fo:language="en" fo:country="US"/>
    </style:style>
    <style:style style:name="P1337" style:parent-style-name="Standard" style:family="paragraph">
      <style:paragraph-properties fo:text-align="start" fo:text-indent="0in"/>
    </style:style>
    <style:style style:name="T1338" style:parent-style-name="Absatz-Standardschriftart" style:family="text">
      <style:text-properties fo:font-size="12pt" style:font-size-asian="12pt" style:font-size-complex="12pt" fo:language="en" fo:country="US"/>
    </style:style>
    <style:style style:name="P1339" style:parent-style-name="CommentText" style:family="paragraph">
      <style:paragraph-properties fo:text-align="start" fo:text-indent="0in"/>
    </style:style>
    <style:style style:name="T1340" style:parent-style-name="Absatz-Standardschriftart" style:family="text">
      <style:text-properties fo:language="en" fo:country="US"/>
    </style:style>
    <style:style style:name="T1341" style:parent-style-name="Absatz-Standardschriftart" style:family="text">
      <style:text-properties fo:font-size="12pt" style:font-size-asian="12pt" style:font-size-complex="12pt" fo:language="en" fo:country="US"/>
    </style:style>
    <style:style style:name="T1342" style:parent-style-name="Absatz-Standardschriftart" style:family="text">
      <style:text-properties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Absatz-Standardschriftart" style:family="text">
      <style:text-properties fo:language="en" fo:country="US"/>
    </style:style>
    <style:style style:name="T1345" style:parent-style-name="Absatz-Standardschriftart" style:family="text">
      <style:text-properties fo:font-size="12pt" style:font-size-asian="12pt" style:font-size-complex="12pt" fo:language="en" fo:country="US"/>
    </style:style>
    <style:style style:name="P1346" style:parent-style-name="Standard" style:family="paragraph">
      <style:paragraph-properties style:text-autospace="none" fo:text-align="start" fo:line-height="100%" fo:text-indent="0in"/>
      <style:text-properties fo:hyphenate="true"/>
    </style:style>
    <style:style style:name="T134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4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T135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2"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53" style:parent-style-name="Standard" style:family="paragraph">
      <style:paragraph-properties fo:text-align="start" fo:text-indent="0in"/>
    </style:style>
    <style:style style:name="T135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5" style:parent-style-name="Standard" style:family="paragraph">
      <style:paragraph-properties fo:text-align="start" fo:text-indent="0in"/>
    </style:style>
    <style:style style:name="T1356" style:parent-style-name="Absatz-Standardschriftart" style:family="text">
      <style:text-properties fo:font-weight="bold" style:font-weight-asian="bold" style:font-weight-complex="bold" fo:font-size="12pt" style:font-size-asian="12pt" style:font-size-complex="12pt" fo:language="en" fo:country="US"/>
    </style:style>
    <style:style style:name="P1357" style:parent-style-name="CommentText" style:family="paragraph">
      <style:paragraph-properties fo:text-align="start" fo:text-indent="0in"/>
    </style:style>
    <style:style style:name="T1358" style:parent-style-name="Absatz-Standardschriftart" style:family="text">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P1363" style:parent-style-name="CommentText" style:family="paragraph">
      <style:paragraph-properties fo:text-align="start" fo:text-indent="0in"/>
      <style:text-properties fo:language="en" fo:country="US"/>
    </style:style>
    <style:style style:name="P1364" style:parent-style-name="CommentText" style:family="paragraph">
      <style:paragraph-properties fo:text-align="start" fo:text-indent="0in"/>
      <style:text-properties fo:language="en" fo:country="US"/>
    </style:style>
    <style:style style:name="P1365" style:parent-style-name="CommentText" style:family="paragraph">
      <style:paragraph-properties fo:text-align="start" fo:text-indent="0in"/>
      <style:text-properties fo:language="en" fo:country="US"/>
    </style:style>
    <style:style style:name="P1366" style:parent-style-name="CommentText" style:family="paragraph">
      <style:paragraph-properties fo:text-align="start" fo:text-indent="0in"/>
      <style:text-properties fo:language="en" fo:country="US"/>
    </style:style>
    <style:style style:name="P1367" style:parent-style-name="CommentText" style:family="paragraph">
      <style:paragraph-properties fo:text-align="start" fo:text-indent="0in"/>
      <style:text-properties fo:language="en" fo:country="US"/>
    </style:style>
    <style:style style:name="T1368" style:parent-style-name="Absatz-Standardschriftart" style:family="text">
      <style:text-properties fo:font-weight="bold" style:font-weight-asian="bold" style:font-weight-complex="bold" fo:font-size="12pt" style:font-size-asian="12pt" style:font-size-complex="12pt" fo:language="en" fo:country="US"/>
    </style:style>
    <style:style style:name="T1369" style:parent-style-name="Absatz-Standardschriftart" style:family="text">
      <style:text-properties fo:font-weight="bold" style:font-weight-asian="bold" style:font-weight-complex="bold"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Absatz-Standardschriftart" style:family="text">
      <style:text-properties fo:language="en" fo:country="US"/>
    </style:style>
    <style:style style:name="P1372" style:parent-style-name="CommentText" style:family="paragraph">
      <style:paragraph-properties fo:text-align="start" fo:text-indent="0in"/>
      <style:text-properties fo:language="en" fo:country="US"/>
    </style:style>
    <style:style style:name="P1373" style:parent-style-name="CommentText" style:family="paragraph">
      <style:paragraph-properties fo:text-align="start" fo:text-indent="0in"/>
    </style:style>
    <style:style style:name="T1374" style:parent-style-name="Absatz-Standardschriftart" style:family="text">
      <style:text-properties fo:language="en" fo:country="US"/>
    </style:style>
    <style:style style:name="T1375" style:parent-style-name="Absatz-Standardschriftart" style:family="text">
      <style:text-properties fo:language="el" fo:country="GR"/>
    </style:style>
    <style:style style:name="T1376" style:parent-style-name="Absatz-Standardschriftart" style:family="text">
      <style:text-properties fo:language="en" fo:country="US"/>
    </style:style>
    <style:style style:name="P1377" style:parent-style-name="CommentText" style:family="paragraph">
      <style:paragraph-properties fo:text-align="start" fo:text-indent="0in"/>
    </style:style>
    <style:style style:name="T1378" style:parent-style-name="Absatz-Standardschriftart" style:family="text">
      <style:text-properties fo:language="en" fo:country="US"/>
    </style:style>
    <style:style style:name="T1379" style:parent-style-name="Absatz-Standardschriftart" style:family="text">
      <style:text-properties fo:language="el" fo:country="GR"/>
    </style:style>
    <style:style style:name="T1380" style:parent-style-name="Absatz-Standardschriftart" style:family="text">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text-properties fo:language="en" fo:country="US"/>
    </style:style>
    <style:style style:name="P1388" style:parent-style-name="CommentText" style:family="paragraph">
      <style:paragraph-properties fo:text-align="start" fo:text-indent="0in"/>
      <style:text-properties fo:language="en" fo:country="US"/>
    </style:style>
    <style:style style:name="P1389" style:parent-style-name="CommentText" style:family="paragraph">
      <style:paragraph-properties fo:text-align="start" fo:text-indent="0in"/>
      <style:text-properties fo:language="en" fo:country="US"/>
    </style:style>
    <style:style style:name="P1390" style:parent-style-name="CommentText" style:family="paragraph">
      <style:paragraph-properties fo:text-align="start" fo:text-indent="0in"/>
      <style:text-properties fo:language="en" fo:country="US"/>
    </style:style>
    <style:style style:name="P1391" style:parent-style-name="CommentText" style:family="paragraph">
      <style:paragraph-properties fo:text-align="start" fo:text-indent="0in"/>
      <style:text-properties fo:language="en" fo:country="US"/>
    </style:style>
    <style:style style:name="P1392" style:parent-style-name="CommentText" style:family="paragraph">
      <style:paragraph-properties fo:text-align="start" fo:text-indent="0in"/>
    </style:style>
    <style:style style:name="T1393" style:parent-style-name="Absatz-Standardschriftart" style:family="text">
      <style:text-properties fo:language="en" fo:country="US"/>
    </style:style>
    <style:style style:name="T1394" style:parent-style-name="Absatz-Standardschriftart" style:family="text">
      <style:text-properties fo:language="el" fo:country="GR"/>
    </style:style>
    <style:style style:name="T1395" style:parent-style-name="Absatz-Standardschriftart" style:family="text">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style>
    <style:style style:name="T1398" style:parent-style-name="Absatz-Standardschriftart" style:family="text">
      <style:text-properties fo:language="en" fo:country="US"/>
    </style:style>
    <style:style style:name="T1399" style:parent-style-name="Absatz-Standardschriftart" style:family="text">
      <style:text-properties fo:language="el" fo:country="GR"/>
    </style:style>
    <style:style style:name="T1400" style:parent-style-name="Absatz-Standardschriftart" style:family="text">
      <style:text-properties fo:language="en" fo:country="US"/>
    </style:style>
    <style:style style:name="P1401" style:parent-style-name="CommentText" style:family="paragraph">
      <style:paragraph-properties fo:text-align="start" fo:text-indent="0in"/>
      <style:text-properties fo:language="en" fo:country="US"/>
    </style:style>
    <style:style style:name="P1402" style:parent-style-name="CommentText" style:family="paragraph">
      <style:paragraph-properties fo:text-align="start" fo:text-indent="0in"/>
      <style:text-properties fo:language="en" fo:country="US"/>
    </style:style>
    <style:style style:name="P1403" style:parent-style-name="CommentText" style:family="paragraph">
      <style:paragraph-properties fo:text-align="start" fo:text-indent="0in"/>
    </style:style>
    <style:style style:name="T1404" style:parent-style-name="Absatz-Standardschriftart" style:family="text">
      <style:text-properties fo:language="en" fo:country="US"/>
    </style:style>
    <style:style style:name="T1405" style:parent-style-name="Absatz-Standardschriftart" style:family="text">
      <style:text-properties fo:language="el" fo:country="GR"/>
    </style:style>
    <style:style style:name="T1406" style:parent-style-name="Absatz-Standardschriftart" style:family="text">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style>
    <style:style style:name="T1413" style:parent-style-name="Absatz-Standardschriftart" style:family="text">
      <style:text-properties fo:language="en" fo:country="US"/>
    </style:style>
    <style:style style:name="T1414" style:parent-style-name="Absatz-Standardschriftart" style:family="text">
      <style:text-properties fo:language="el" fo:country="GR"/>
    </style:style>
    <style:style style:name="T1415" style:parent-style-name="Absatz-Standardschriftart" style:family="text">
      <style:text-properties fo:language="en" fo:country="US"/>
    </style:style>
    <style:style style:name="P1416" style:parent-style-name="CommentText" style:family="paragraph">
      <style:paragraph-properties fo:text-align="start" fo:text-indent="0in"/>
      <style:text-properties fo:language="en" fo:country="US"/>
    </style:style>
    <style:style style:name="P1417" style:parent-style-name="CommentText" style:family="paragraph">
      <style:paragraph-properties fo:text-align="start" fo:text-indent="0in"/>
    </style:style>
    <style:style style:name="T1418" style:parent-style-name="Absatz-Standardschriftart" style:family="text">
      <style:text-properties fo:language="en" fo:country="US"/>
    </style:style>
    <style:style style:name="T1419" style:parent-style-name="Absatz-Standardschriftart" style:family="text">
      <style:text-properties fo:language="el" fo:country="GR"/>
    </style:style>
    <style:style style:name="T1420" style:parent-style-name="Absatz-Standardschriftart" style:family="text">
      <style:text-properties fo:language="en" fo:country="US"/>
    </style:style>
    <style:style style:name="P1421" style:parent-style-name="CommentText" style:family="paragraph">
      <style:paragraph-properties fo:text-align="start" fo:text-indent="0in"/>
      <style:text-properties fo:language="en" fo:country="US"/>
    </style:style>
    <style:style style:name="P1422" style:parent-style-name="CommentText" style:family="paragraph">
      <style:paragraph-properties fo:text-align="start" fo:text-indent="0in"/>
      <style:text-properties fo:language="en" fo:country="US"/>
    </style:style>
    <style:style style:name="P1423" style:parent-style-name="CommentText" style:family="paragraph">
      <style:paragraph-properties fo:text-align="start" fo:text-indent="0in"/>
      <style:text-properties fo:language="en" fo:country="US"/>
    </style:style>
    <style:style style:name="P1424" style:parent-style-name="CommentText" style:family="paragraph">
      <style:paragraph-properties fo:text-align="start" fo:text-indent="0in"/>
      <style:text-properties fo:language="en" fo:country="US"/>
    </style:style>
    <style:style style:name="P1425" style:parent-style-name="CommentText" style:family="paragraph">
      <style:paragraph-properties fo:text-align="start" fo:text-indent="0in"/>
      <style:text-properties fo:language="en" fo:country="US"/>
    </style:style>
    <style:style style:name="T1426" style:parent-style-name="Absatz-Standardschriftart" style:family="text">
      <style:text-properties fo:font-weight="bold" style:font-weight-asian="bold" style:font-weight-complex="bold" fo:font-size="12pt" style:font-size-asian="12pt" style:font-size-complex="12pt" fo:language="en" fo:country="US"/>
    </style:style>
    <style:style style:name="P1427" style:parent-style-name="Standard" style:family="paragraph">
      <style:paragraph-properties fo:text-align="start" fo:text-indent="0in"/>
    </style:style>
    <style:style style:name="T1428" style:parent-style-name="Absatz-Standardschriftart" style:family="text">
      <style:text-properties fo:font-weight="bold" style:font-weight-asian="bold" style:font-weight-complex="bold" fo:font-size="12pt" style:font-size-asian="12pt" style:font-size-complex="12pt" fo:language="en" fo:country="US"/>
    </style:style>
    <style:style style:name="T1429" style:parent-style-name="Absatz-Standardschriftart" style:family="text">
      <style:text-properties fo:font-weight="bold" style:font-weight-asian="bold" style:font-weight-complex="bold" fo:font-size="12pt" style:font-size-asian="12pt" style:font-size-complex="12pt" fo:language="en" fo:country="US"/>
    </style:style>
    <style:style style:name="P1430" style:parent-style-name="CommentText" style:family="paragraph">
      <style:paragraph-properties fo:text-align="start" fo:text-indent="0in"/>
    </style:style>
    <style:style style:name="T1431" style:parent-style-name="Absatz-Standardschriftart" style:family="text">
      <style:text-properties fo:language="en" fo:country="US"/>
    </style:style>
    <style:style style:name="T1432" style:parent-style-name="Absatz-Standardschriftart" style:family="text">
      <style:text-properties fo:language="el" fo:country="GR"/>
    </style:style>
    <style:style style:name="T1433" style:parent-style-name="Absatz-Standardschriftart" style:family="text">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style>
    <style:style style:name="T1446" style:parent-style-name="Absatz-Standardschriftart" style:family="text">
      <style:text-properties fo:language="en" fo:country="US"/>
    </style:style>
    <style:style style:name="T1447" style:parent-style-name="Absatz-Standardschriftart" style:family="text">
      <style:text-properties fo:language="el" fo:country="GR"/>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fo:language="el" fo:country="GR"/>
    </style:style>
    <style:style style:name="T1453" style:parent-style-name="Absatz-Standardschriftart" style:family="text">
      <style:text-properties fo:language="en" fo:country="US"/>
    </style:style>
    <style:style style:name="P1454" style:parent-style-name="CommentText" style:family="paragraph">
      <style:paragraph-properties fo:text-align="start" fo:text-indent="0in"/>
      <style:text-properties fo:language="en" fo:country="US"/>
    </style:style>
    <style:style style:name="P1455" style:parent-style-name="CommentText" style:family="paragraph">
      <style:paragraph-properties fo:text-align="start" fo:text-indent="0in"/>
      <style:text-properties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fo:language="el" fo:country="GR"/>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style>
    <style:style style:name="T1462" style:parent-style-name="Absatz-Standardschriftart" style:family="text">
      <style:text-properties fo:language="en" fo:country="US"/>
    </style:style>
    <style:style style:name="T1463" style:parent-style-name="Absatz-Standardschriftart" style:family="text">
      <style:text-properties fo:language="el" fo:country="GR"/>
    </style:style>
    <style:style style:name="T1464" style:parent-style-name="Absatz-Standardschriftart" style:family="text">
      <style:text-properties fo:language="en" fo:country="US"/>
    </style:style>
    <style:style style:name="P1465" style:parent-style-name="CommentText" style:family="paragraph">
      <style:paragraph-properties fo:text-align="start" fo:text-indent="0in"/>
    </style:style>
    <style:style style:name="T1466" style:parent-style-name="Absatz-Standardschriftart" style:family="text">
      <style:text-properties fo:language="en" fo:country="US"/>
    </style:style>
    <style:style style:name="T1467" style:parent-style-name="Absatz-Standardschriftart" style:family="text">
      <style:text-properties fo:language="el" fo:country="GR"/>
    </style:style>
    <style:style style:name="T1468" style:parent-style-name="Absatz-Standardschriftart" style:family="text">
      <style:text-properties fo:language="en" fo:country="US"/>
    </style:style>
    <style:style style:name="P1469" style:parent-style-name="CommentText" style:family="paragraph">
      <style:paragraph-properties fo:text-align="start" fo:text-indent="0in"/>
      <style:text-properties fo:language="en" fo:country="US"/>
    </style:style>
    <style:style style:name="P1470" style:parent-style-name="CommentText" style:family="paragraph">
      <style:paragraph-properties fo:text-align="start" fo:text-indent="0in"/>
      <style:text-properties fo:language="en" fo:country="US"/>
    </style:style>
    <style:style style:name="T1471" style:parent-style-name="Absatz-Standardschriftart" style:family="text">
      <style:text-properties fo:font-weight="bold" style:font-weight-asian="bold" style:font-weight-complex="bold" fo:font-size="12pt" style:font-size-asian="12pt" style:font-size-complex="12pt" fo:language="en" fo:country="US"/>
    </style:style>
    <style:style style:name="P1472" style:parent-style-name="Standard" style:family="paragraph">
      <style:paragraph-properties fo:text-align="start" fo:text-indent="0in"/>
      <style:text-properties fo:language="en" fo:country="US"/>
    </style:style>
    <style:style style:name="P14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6" style:parent-style-name="Standard" style:family="paragraph">
      <style:paragraph-properties fo:text-align="start" fo:text-indent="0in"/>
    </style:style>
    <style:style style:name="T14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9" style:parent-style-name="CommentText" style:family="paragraph">
      <style:paragraph-properties fo:text-align="start" fo:text-indent="0in"/>
    </style:style>
    <style:style style:name="T1480" style:parent-style-name="Absatz-Standardschriftart" style:family="text">
      <style:text-properties fo:language="en" fo:country="US"/>
    </style:style>
    <style:style style:name="T1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2" style:parent-style-name="Standard" style:family="paragraph">
      <style:paragraph-properties fo:text-align="start" fo:text-indent="0in"/>
    </style:style>
    <style:style style:name="T1483" style:parent-style-name="Absatz-Standardschriftart" style:family="text">
      <style:text-properties style:font-name-complex="Calibri" fo:font-size="12pt" style:font-size-asian="12pt" style:font-size-complex="12pt" fo:language="en" fo:country="US"/>
    </style:style>
    <style:style style:name="P1484" style:parent-style-name="Standard" style:family="paragraph">
      <style:paragraph-properties fo:text-align="start" fo:text-indent="0in"/>
    </style:style>
    <style:style style:name="T14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7" style:parent-style-name="CommentText" style:family="paragraph">
      <style:paragraph-properties fo:text-align="start" fo:text-indent="0in"/>
    </style:style>
    <style:style style:name="T1488" style:parent-style-name="Absatz-Standardschriftart" style:family="text">
      <style:text-properties fo:language="en" fo:country="US"/>
    </style:style>
    <style:style style:name="P1489" style:parent-style-name="CommentText" style:family="paragraph">
      <style:paragraph-properties fo:text-align="start" fo:text-indent="0in"/>
      <style:text-properties fo:language="en" fo:country="US"/>
    </style:style>
    <style:style style:name="P1490" style:parent-style-name="CommentText" style:family="paragraph">
      <style:paragraph-properties fo:text-align="start" fo:text-indent="0in"/>
      <style:text-properties fo:language="en" fo:country="US"/>
    </style:style>
    <style:style style:name="T14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2" style:parent-style-name="Standard" style:family="paragraph">
      <style:paragraph-properties fo:text-align="start" fo:text-indent="0in"/>
    </style:style>
    <style:style style:name="T14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5" style:parent-style-name="CommentText" style:family="paragraph">
      <style:paragraph-properties fo:text-align="start" fo:text-indent="0in"/>
    </style:style>
    <style:style style:name="T1496" style:parent-style-name="Absatz-Standardschriftart" style:family="text">
      <style:text-properties fo:language="en" fo:country="US"/>
    </style:style>
    <style:style style:name="P1497" style:parent-style-name="CommentText" style:family="paragraph">
      <style:paragraph-properties fo:text-align="start" fo:text-indent="0in"/>
    </style:style>
    <style:style style:name="T1498" style:parent-style-name="Absatz-Standardschriftart" style:family="text">
      <style:text-properties fo:language="en" fo:country="US"/>
    </style:style>
    <style:style style:name="T1499" style:parent-style-name="Absatz-Standardschriftart" style:family="text">
      <style:text-properties fo:language="el" fo:country="GR"/>
    </style:style>
    <style:style style:name="T1500" style:parent-style-name="Absatz-Standardschriftart" style:family="text">
      <style:text-properties fo:language="en" fo:country="US"/>
    </style:style>
    <style:style style:name="T1501" style:parent-style-name="Absatz-Standardschriftart" style:family="text">
      <style:text-properties fo:language="el" fo:country="GR"/>
    </style:style>
    <style:style style:name="T1502" style:parent-style-name="Absatz-Standardschriftart" style:family="text">
      <style:text-properties fo:language="en" fo:country="US"/>
    </style:style>
    <style:style style:name="T1503" style:parent-style-name="Absatz-Standardschriftart" style:family="text">
      <style:text-properties fo:language="el" fo:country="GR"/>
    </style:style>
    <style:style style:name="T1504" style:parent-style-name="Absatz-Standardschriftart" style:family="text">
      <style:text-properties fo:language="en" fo:country="US"/>
    </style:style>
    <style:style style:name="T1505" style:parent-style-name="Absatz-Standardschriftart" style:family="text">
      <style:text-properties fo:language="el" fo:country="GR"/>
    </style:style>
    <style:style style:name="T1506" style:parent-style-name="Absatz-Standardschriftart" style:family="text">
      <style:text-properties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T1511" style:parent-style-name="Absatz-Standardschriftart" style:family="text">
      <style:text-properties fo:language="el" fo:country="GR"/>
    </style:style>
    <style:style style:name="T1512" style:parent-style-name="Absatz-Standardschriftart" style:family="text">
      <style:text-properties fo:language="en" fo:country="US"/>
    </style:style>
    <style:style style:name="P1513" style:parent-style-name="CommentText" style:family="paragraph">
      <style:paragraph-properties fo:text-align="start" fo:text-indent="0in"/>
    </style:style>
    <style:style style:name="T1514" style:parent-style-name="Absatz-Standardschriftart" style:family="text">
      <style:text-properties fo:language="el" fo:country="GR"/>
    </style:style>
    <style:style style:name="T1515" style:parent-style-name="Absatz-Standardschriftart" style:family="text">
      <style:text-properties fo:language="en" fo:country="US"/>
    </style:style>
    <style:style style:name="T1516" style:parent-style-name="Absatz-Standardschriftart" style:family="text">
      <style:text-properties fo:language="el" fo:country="GR"/>
    </style:style>
    <style:style style:name="T1517" style:parent-style-name="Absatz-Standardschriftart" style:family="text">
      <style:text-properties fo:language="en" fo:country="US"/>
    </style:style>
    <style:style style:name="P1518" style:parent-style-name="CommentText" style:family="paragraph">
      <style:paragraph-properties fo:text-align="start" fo:text-indent="0in"/>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T15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2" style:parent-style-name="Standard" style:family="paragraph">
      <style:paragraph-properties fo:text-align="start" fo:text-indent="0in"/>
    </style:style>
    <style:style style:name="T15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4" style:parent-style-name="CommentText" style:family="paragraph">
      <style:paragraph-properties fo:text-align="start" fo:text-indent="0in"/>
    </style:style>
    <style:style style:name="T1525" style:parent-style-name="Absatz-Standardschriftart" style:family="text">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text-properties fo:language="en" fo:country="US"/>
    </style:style>
    <style:style style:name="P1528" style:parent-style-name="CommentText" style:family="paragraph">
      <style:paragraph-properties fo:text-align="start" fo:text-indent="0in"/>
      <style:text-properties fo:language="en" fo:country="US"/>
    </style:style>
    <style:style style:name="P1529" style:parent-style-name="CommentText" style:family="paragraph">
      <style:paragraph-properties fo:text-align="start" fo:text-indent="0in"/>
      <style:text-properties fo:language="en" fo:country="US"/>
    </style:style>
    <style:style style:name="P1530" style:parent-style-name="CommentText" style:family="paragraph">
      <style:paragraph-properties fo:text-align="start" fo:text-indent="0in"/>
      <style:text-properties fo:language="en" fo:country="US"/>
    </style:style>
    <style:style style:name="T153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P1536" style:parent-style-name="CommentText" style:family="paragraph">
      <style:paragraph-properties fo:text-align="start" fo:text-indent="0in"/>
    </style:style>
    <style:style style:name="T1537" style:parent-style-name="Absatz-Standardschriftart" style:family="text">
      <style:text-properties fo:language="en" fo:country="US"/>
    </style:style>
    <style:style style:name="T1538" style:parent-style-name="Absatz-Standardschriftart" style:family="text">
      <style:text-properties fo:language="el" fo:country="GR"/>
    </style:style>
    <style:style style:name="T1539" style:parent-style-name="Absatz-Standardschriftart" style:family="text">
      <style:text-properties fo:language="en" fo:country="US"/>
    </style:style>
    <style:style style:name="T1540" style:parent-style-name="Absatz-Standardschriftart" style:family="text">
      <style:text-properties fo:language="el" fo:country="GR"/>
    </style:style>
    <style:style style:name="T1541" style:parent-style-name="Absatz-Standardschriftart" style:family="text">
      <style:text-properties fo:language="en" fo:country="US"/>
    </style:style>
    <style:style style:name="T1542" style:parent-style-name="Absatz-Standardschriftart" style:family="text">
      <style:text-properties fo:language="el" fo:country="GR"/>
    </style:style>
    <style:style style:name="T1543" style:parent-style-name="Absatz-Standardschriftart" style:family="text">
      <style:text-properties fo:language="en" fo:country="US"/>
    </style:style>
    <style:style style:name="P1544" style:parent-style-name="CommentText" style:family="paragraph">
      <style:paragraph-properties fo:text-align="start" fo:text-indent="0in"/>
    </style:style>
    <style:style style:name="T1545" style:parent-style-name="Absatz-Standardschriftart" style:family="text">
      <style:text-properties fo:language="en" fo:country="US"/>
    </style:style>
    <style:style style:name="T1546" style:parent-style-name="Absatz-Standardschriftart" style:family="text">
      <style:text-properties fo:language="el" fo:country="GR"/>
    </style:style>
    <style:style style:name="T1547" style:parent-style-name="Absatz-Standardschriftart" style:family="text">
      <style:text-properties fo:language="en" fo:country="US"/>
    </style:style>
    <style:style style:name="T1548" style:parent-style-name="Absatz-Standardschriftart" style:family="text">
      <style:text-properties fo:language="el" fo:country="GR"/>
    </style:style>
    <style:style style:name="T1549" style:parent-style-name="Absatz-Standardschriftart" style:family="text">
      <style:text-properties fo:language="en" fo:country="US"/>
    </style:style>
    <style:style style:name="T1550" style:parent-style-name="Absatz-Standardschriftart" style:family="text">
      <style:text-properties fo:language="el" fo:country="GR"/>
    </style:style>
    <style:style style:name="T1551" style:parent-style-name="Absatz-Standardschriftart" style:family="text">
      <style:text-properties fo:language="en" fo:country="US"/>
    </style:style>
    <style:style style:name="T1552" style:parent-style-name="Absatz-Standardschriftart" style:family="text">
      <style:text-properties fo:language="el" fo:country="GR"/>
    </style:style>
    <style:style style:name="P1553" style:parent-style-name="CommentText" style:family="paragraph">
      <style:paragraph-properties fo:text-align="start" fo:text-indent="0in"/>
      <style:text-properties fo:language="en" fo:country="US"/>
    </style:style>
    <style:style style:name="P1554" style:parent-style-name="CommentText" style:family="paragraph">
      <style:paragraph-properties fo:text-align="start" fo:text-indent="0in"/>
      <style:text-properties fo:language="en" fo:country="US"/>
    </style:style>
    <style:style style:name="P1555" style:parent-style-name="CommentText" style:family="paragraph">
      <style:paragraph-properties fo:text-align="start" fo:text-indent="0in"/>
      <style:text-properties fo:language="en" fo:country="US"/>
    </style:style>
    <style:style style:name="P1556" style:parent-style-name="CommentText" style:family="paragraph">
      <style:paragraph-properties fo:text-align="start" fo:text-indent="0in"/>
      <style:text-properties fo:language="en" fo:country="US"/>
    </style:style>
    <style:style style:name="P1557" style:parent-style-name="CommentText" style:family="paragraph">
      <style:paragraph-properties fo:text-align="start" fo:text-indent="0in"/>
      <style:text-properties fo:language="en" fo:country="US"/>
    </style:style>
    <style:style style:name="T1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9" style:parent-style-name="Standard" style:family="paragraph">
      <style:paragraph-properties fo:text-align="start" fo:text-indent="0in"/>
    </style:style>
    <style:style style:name="T15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2" style:parent-style-name="CommentText" style:family="paragraph">
      <style:paragraph-properties fo:text-align="start" fo:text-indent="0in"/>
    </style:style>
    <style:style style:name="T1563" style:parent-style-name="Absatz-Standardschriftart" style:family="text">
      <style:text-properties fo:language="en" fo:country="US"/>
    </style:style>
    <style:style style:name="T1564" style:parent-style-name="Absatz-Standardschriftart" style:family="text">
      <style:text-properties fo:language="el" fo:country="GR"/>
    </style:style>
    <style:style style:name="T1565" style:parent-style-name="Absatz-Standardschriftart" style:family="text">
      <style:text-properties fo:language="en" fo:country="US"/>
    </style:style>
    <style:style style:name="T1566" style:parent-style-name="Absatz-Standardschriftart" style:family="text">
      <style:text-properties fo:language="el" fo:country="GR"/>
    </style:style>
    <style:style style:name="T1567" style:parent-style-name="Absatz-Standardschriftart" style:family="text">
      <style:text-properties fo:language="en" fo:country="US"/>
    </style:style>
    <style:style style:name="T1568" style:parent-style-name="Absatz-Standardschriftart" style:family="text">
      <style:text-properties fo:language="el" fo:country="GR"/>
    </style:style>
    <style:style style:name="T1569" style:parent-style-name="Absatz-Standardschriftart" style:family="text">
      <style:text-properties fo:language="en" fo:country="US"/>
    </style:style>
    <style:style style:name="P1570" style:parent-style-name="CommentText" style:family="paragraph">
      <style:paragraph-properties fo:text-align="start" fo:text-indent="0in"/>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l" fo:country="GR"/>
    </style:style>
    <style:style style:name="T1576" style:parent-style-name="Absatz-Standardschriftart" style:family="text">
      <style:text-properties fo:language="en" fo:country="US"/>
    </style:style>
    <style:style style:name="T1577" style:parent-style-name="Absatz-Standardschriftart" style:family="text">
      <style:text-properties fo:language="el" fo:country="GR"/>
    </style:style>
    <style:style style:name="T1578" style:parent-style-name="Absatz-Standardschriftart" style:family="text">
      <style:text-properties fo:language="en" fo:country="US"/>
    </style:style>
    <style:style style:name="T1579" style:parent-style-name="Absatz-Standardschriftart" style:family="text">
      <style:text-properties fo:language="el" fo:country="GR"/>
    </style:style>
    <style:style style:name="T1580" style:parent-style-name="Absatz-Standardschriftart" style:family="text">
      <style:text-properties fo:language="en" fo:country="US"/>
    </style:style>
    <style:style style:name="T1581" style:parent-style-name="Absatz-Standardschriftart" style:family="text">
      <style:text-properties fo:language="el" fo:country="GR"/>
    </style:style>
    <style:style style:name="T1582" style:parent-style-name="Absatz-Standardschriftart" style:family="text">
      <style:text-properties fo:language="en" fo:country="US"/>
    </style:style>
    <style:style style:name="T1583" style:parent-style-name="Absatz-Standardschriftart" style:family="text">
      <style:text-properties fo:language="el" fo:country="GR"/>
    </style:style>
    <style:style style:name="T1584" style:parent-style-name="Absatz-Standardschriftart" style:family="text">
      <style:text-properties fo:language="en" fo:country="US"/>
    </style:style>
    <style:style style:name="T1585" style:parent-style-name="Absatz-Standardschriftart" style:family="text">
      <style:text-properties fo:language="el" fo:country="GR"/>
    </style:style>
    <style:style style:name="T1586" style:parent-style-name="Absatz-Standardschriftart" style:family="text">
      <style:text-properties fo:language="en" fo:country="US"/>
    </style:style>
    <style:style style:name="T1587" style:parent-style-name="Absatz-Standardschriftart" style:family="text">
      <style:text-properties fo:language="el" fo:country="GR"/>
    </style:style>
    <style:style style:name="T1588" style:parent-style-name="Absatz-Standardschriftart" style:family="text">
      <style:text-properties fo:language="en" fo:country="US"/>
    </style:style>
    <style:style style:name="T1589" style:parent-style-name="Absatz-Standardschriftart" style:family="text">
      <style:text-properties fo:language="el" fo:country="GR"/>
    </style:style>
    <style:style style:name="T1590" style:parent-style-name="Absatz-Standardschriftart" style:family="text">
      <style:text-properties fo:language="en" fo:country="US"/>
    </style:style>
    <style:style style:name="T1591" style:parent-style-name="Absatz-Standardschriftart" style:family="text">
      <style:text-properties fo:language="el" fo:country="GR"/>
    </style:style>
    <style:style style:name="P1592" style:parent-style-name="CommentText" style:family="paragraph">
      <style:paragraph-properties fo:text-align="start" fo:text-indent="0in"/>
      <style:text-properties fo:language="en" fo:country="US"/>
    </style:style>
    <style:style style:name="P1593" style:parent-style-name="CommentText" style:family="paragraph">
      <style:paragraph-properties fo:text-align="start" fo:text-indent="0in"/>
    </style:style>
    <style:style style:name="T1594" style:parent-style-name="Absatz-Standardschriftart" style:family="text">
      <style:text-properties fo:language="en" fo:country="US"/>
    </style:style>
    <style:style style:name="T1595" style:parent-style-name="Absatz-Standardschriftart" style:family="text">
      <style:text-properties fo:language="el" fo:country="GR"/>
    </style:style>
    <style:style style:name="T1596" style:parent-style-name="Absatz-Standardschriftart" style:family="text">
      <style:text-properties fo:language="en" fo:country="US"/>
    </style:style>
    <style:style style:name="T1597" style:parent-style-name="Absatz-Standardschriftart" style:family="text">
      <style:text-properties fo:language="el" fo:country="GR"/>
    </style:style>
    <style:style style:name="T1598" style:parent-style-name="Absatz-Standardschriftart" style:family="text">
      <style:text-properties fo:language="en" fo:country="US"/>
    </style:style>
    <style:style style:name="T1599" style:parent-style-name="Absatz-Standardschriftart" style:family="text">
      <style:text-properties fo:language="el" fo:country="GR"/>
    </style:style>
    <style:style style:name="T1600" style:parent-style-name="Absatz-Standardschriftart" style:family="text">
      <style:text-properties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T1603" style:parent-style-name="Absatz-Standardschriftart" style:family="text">
      <style:text-properties fo:language="el" fo:country="GR"/>
    </style:style>
    <style:style style:name="T1604" style:parent-style-name="Absatz-Standardschriftart" style:family="text">
      <style:text-properties fo:language="en" fo:country="US"/>
    </style:style>
    <style:style style:name="T1605" style:parent-style-name="Absatz-Standardschriftart" style:family="text">
      <style:text-properties fo:language="el" fo:country="GR"/>
    </style:style>
    <style:style style:name="T1606" style:parent-style-name="Absatz-Standardschriftart" style:family="text">
      <style:text-properties fo:language="en" fo:country="US"/>
    </style:style>
    <style:style style:name="T1607" style:parent-style-name="Absatz-Standardschriftart" style:family="text">
      <style:text-properties fo:language="el" fo:country="GR"/>
    </style:style>
    <style:style style:name="T1608" style:parent-style-name="Absatz-Standardschriftart" style:family="text">
      <style:text-properties fo:language="en" fo:country="US"/>
    </style:style>
    <style:style style:name="P1609" style:parent-style-name="CommentText" style:family="paragraph">
      <style:paragraph-properties fo:text-align="start" fo:text-indent="0in"/>
    </style:style>
    <style:style style:name="T1610" style:parent-style-name="Absatz-Standardschriftart" style:family="text">
      <style:text-properties fo:language="en" fo:country="US"/>
    </style:style>
    <style:style style:name="T1611" style:parent-style-name="Absatz-Standardschriftart" style:family="text">
      <style:text-properties fo:language="el" fo:country="GR"/>
    </style:style>
    <style:style style:name="T1612" style:parent-style-name="Absatz-Standardschriftart" style:family="text">
      <style:text-properties fo:language="en" fo:country="US"/>
    </style:style>
    <style:style style:name="T1613" style:parent-style-name="Absatz-Standardschriftart" style:family="text">
      <style:text-properties fo:language="el" fo:country="GR"/>
    </style:style>
    <style:style style:name="T1614" style:parent-style-name="Absatz-Standardschriftart" style:family="text">
      <style:text-properties fo:language="en" fo:country="US"/>
    </style:style>
    <style:style style:name="T1615" style:parent-style-name="Absatz-Standardschriftart" style:family="text">
      <style:text-properties fo:language="el" fo:country="GR"/>
    </style:style>
    <style:style style:name="T1616" style:parent-style-name="Absatz-Standardschriftart" style:family="text">
      <style:text-properties fo:language="en" fo:country="US"/>
    </style:style>
    <style:style style:name="P1617" style:parent-style-name="CommentText" style:family="paragraph">
      <style:paragraph-properties fo:text-align="start" fo:text-indent="0in"/>
    </style:style>
    <style:style style:name="T1618" style:parent-style-name="Absatz-Standardschriftart" style:family="text">
      <style:text-properties fo:language="en" fo:country="US"/>
    </style:style>
    <style:style style:name="T1619" style:parent-style-name="Absatz-Standardschriftart" style:family="text">
      <style:text-properties fo:language="el" fo:country="GR"/>
    </style:style>
    <style:style style:name="T1620" style:parent-style-name="Absatz-Standardschriftart" style:family="text">
      <style:text-properties fo:language="en" fo:country="US"/>
    </style:style>
    <style:style style:name="T1621" style:parent-style-name="Absatz-Standardschriftart" style:family="text">
      <style:text-properties fo:language="el" fo:country="GR"/>
    </style:style>
    <style:style style:name="T1622" style:parent-style-name="Absatz-Standardschriftart" style:family="text">
      <style:text-properties fo:language="en" fo:country="US"/>
    </style:style>
    <style:style style:name="T1623" style:parent-style-name="Absatz-Standardschriftart" style:family="text">
      <style:text-properties fo:language="el" fo:country="GR"/>
    </style:style>
    <style:style style:name="T1624" style:parent-style-name="Absatz-Standardschriftart" style:family="text">
      <style:text-properties fo:language="en" fo:country="US"/>
    </style:style>
    <style:style style:name="P1625" style:parent-style-name="CommentText" style:family="paragraph">
      <style:paragraph-properties fo:text-align="start" fo:text-indent="0in"/>
    </style:style>
    <style:style style:name="T1626" style:parent-style-name="Absatz-Standardschriftart" style:family="text">
      <style:text-properties fo:language="en" fo:country="US"/>
    </style:style>
    <style:style style:name="T1627" style:parent-style-name="Absatz-Standardschriftart" style:family="text">
      <style:text-properties fo:language="el" fo:country="GR"/>
    </style:style>
    <style:style style:name="T1628" style:parent-style-name="Absatz-Standardschriftart" style:family="text">
      <style:text-properties fo:language="en" fo:country="US"/>
    </style:style>
    <style:style style:name="T1629" style:parent-style-name="Absatz-Standardschriftart" style:family="text">
      <style:text-properties fo:language="el" fo:country="GR"/>
    </style:style>
    <style:style style:name="T1630" style:parent-style-name="Absatz-Standardschriftart" style:family="text">
      <style:text-properties fo:language="en" fo:country="US"/>
    </style:style>
    <style:style style:name="T1631" style:parent-style-name="Absatz-Standardschriftart" style:family="text">
      <style:text-properties fo:language="el" fo:country="GR"/>
    </style:style>
    <style:style style:name="T1632" style:parent-style-name="Absatz-Standardschriftart" style:family="text">
      <style:text-properties fo:language="en" fo:country="US"/>
    </style:style>
    <style:style style:name="T1633" style:parent-style-name="Absatz-Standardschriftart" style:family="text">
      <style:text-properties fo:language="el" fo:country="GR"/>
    </style:style>
    <style:style style:name="T1634" style:parent-style-name="Absatz-Standardschriftart" style:family="text">
      <style:text-properties fo:language="en" fo:country="US"/>
    </style:style>
    <style:style style:name="T1635" style:parent-style-name="Absatz-Standardschriftart" style:family="text">
      <style:text-properties fo:language="el" fo:country="GR"/>
    </style:style>
    <style:style style:name="T1636" style:parent-style-name="Absatz-Standardschriftart" style:family="text">
      <style:text-properties fo:language="en" fo:country="US"/>
    </style:style>
    <style:style style:name="T1637" style:parent-style-name="Absatz-Standardschriftart" style:family="text">
      <style:text-properties fo:language="el" fo:country="GR"/>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P1640" style:parent-style-name="CommentText" style:family="paragraph">
      <style:paragraph-properties fo:text-align="start" fo:text-indent="0in"/>
    </style:style>
    <style:style style:name="T1641" style:parent-style-name="Absatz-Standardschriftart" style:family="text">
      <style:text-properties fo:language="en" fo:country="US"/>
    </style:style>
    <style:style style:name="T1642" style:parent-style-name="Absatz-Standardschriftart" style:family="text">
      <style:text-properties fo:language="el" fo:country="GR"/>
    </style:style>
    <style:style style:name="T1643" style:parent-style-name="Absatz-Standardschriftart" style:family="text">
      <style:text-properties fo:language="en" fo:country="US"/>
    </style:style>
    <style:style style:name="T1644" style:parent-style-name="Absatz-Standardschriftart" style:family="text">
      <style:text-properties fo:language="el" fo:country="GR"/>
    </style:style>
    <style:style style:name="T1645" style:parent-style-name="Absatz-Standardschriftart" style:family="text">
      <style:text-properties fo:language="en" fo:country="US"/>
    </style:style>
    <style:style style:name="T1646" style:parent-style-name="Absatz-Standardschriftart" style:family="text">
      <style:text-properties fo:language="el" fo:country="GR"/>
    </style:style>
    <style:style style:name="T1647" style:parent-style-name="Absatz-Standardschriftart" style:family="text">
      <style:text-properties fo:language="en" fo:country="US"/>
    </style:style>
    <style:style style:name="P1648" style:parent-style-name="CommentText" style:family="paragraph">
      <style:paragraph-properties fo:text-align="start" fo:text-indent="0in"/>
    </style:style>
    <style:style style:name="T1649" style:parent-style-name="Absatz-Standardschriftart" style:family="text">
      <style:text-properties fo:language="en" fo:country="US"/>
    </style:style>
    <style:style style:name="T1650" style:parent-style-name="Absatz-Standardschriftart" style:family="text">
      <style:text-properties fo:language="el" fo:country="GR"/>
    </style:style>
    <style:style style:name="T1651" style:parent-style-name="Absatz-Standardschriftart" style:family="text">
      <style:text-properties fo:language="en" fo:country="US"/>
    </style:style>
    <style:style style:name="T1652" style:parent-style-name="Absatz-Standardschriftart" style:family="text">
      <style:text-properties fo:language="el" fo:country="GR"/>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T1658" style:parent-style-name="Absatz-Standardschriftart" style:family="text">
      <style:text-properties fo:language="el" fo:country="GR"/>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P1662" style:parent-style-name="CommentText" style:family="paragraph">
      <style:paragraph-properties fo:text-align="start" fo:text-indent="0in"/>
      <style:text-properties fo:language="en" fo:country="US"/>
    </style:style>
    <style:style style:name="P1663" style:parent-style-name="CommentText" style:family="paragraph">
      <style:paragraph-properties fo:text-align="start" fo:text-indent="0in"/>
    </style:style>
    <style:style style:name="T1664" style:parent-style-name="Absatz-Standardschriftart" style:family="text">
      <style:text-properties fo:language="en" fo:country="US"/>
    </style:style>
    <style:style style:name="T1665" style:parent-style-name="Absatz-Standardschriftart" style:family="text">
      <style:text-properties fo:language="el" fo:country="GR"/>
    </style:style>
    <style:style style:name="T1666" style:parent-style-name="Absatz-Standardschriftart" style:family="text">
      <style:text-properties fo:language="en" fo:country="US"/>
    </style:style>
    <style:style style:name="T1667" style:parent-style-name="Absatz-Standardschriftart" style:family="text">
      <style:text-properties fo:language="el" fo:country="GR"/>
    </style:style>
    <style:style style:name="T1668" style:parent-style-name="Absatz-Standardschriftart" style:family="text">
      <style:text-properties fo:language="en" fo:country="US"/>
    </style:style>
    <style:style style:name="T1669" style:parent-style-name="Absatz-Standardschriftart" style:family="text">
      <style:text-properties fo:language="el" fo:country="GR"/>
    </style:style>
    <style:style style:name="T1670" style:parent-style-name="Absatz-Standardschriftart" style:family="text">
      <style:text-properties fo:language="en" fo:country="US"/>
    </style:style>
    <style:style style:name="P1671" style:parent-style-name="CommentText" style:family="paragraph">
      <style:paragraph-properties fo:text-align="start" fo:text-indent="0in"/>
    </style:style>
    <style:style style:name="T1672" style:parent-style-name="Absatz-Standardschriftart" style:family="text">
      <style:text-properties fo:language="en" fo:country="US"/>
    </style:style>
    <style:style style:name="T1673" style:parent-style-name="Absatz-Standardschriftart" style:family="text">
      <style:text-properties fo:language="el" fo:country="GR"/>
    </style:style>
    <style:style style:name="T1674" style:parent-style-name="Absatz-Standardschriftart" style:family="text">
      <style:text-properties fo:language="en" fo:country="US"/>
    </style:style>
    <style:style style:name="T1675" style:parent-style-name="Absatz-Standardschriftart" style:family="text">
      <style:text-properties fo:language="el" fo:country="GR"/>
    </style:style>
    <style:style style:name="T1676" style:parent-style-name="Absatz-Standardschriftart" style:family="text">
      <style:text-properties fo:language="en" fo:country="US"/>
    </style:style>
    <style:style style:name="T1677" style:parent-style-name="Absatz-Standardschriftart" style:family="text">
      <style:text-properties fo:language="el" fo:country="GR"/>
    </style:style>
    <style:style style:name="T1678" style:parent-style-name="Absatz-Standardschriftart" style:family="text">
      <style:text-properties fo:language="en" fo:country="US"/>
    </style:style>
    <style:style style:name="T1679" style:parent-style-name="Absatz-Standardschriftart" style:family="text">
      <style:text-properties fo:language="el" fo:country="GR"/>
    </style:style>
    <style:style style:name="T1680" style:parent-style-name="Absatz-Standardschriftart" style:family="text">
      <style:text-properties fo:language="en" fo:country="US"/>
    </style:style>
    <style:style style:name="T16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2" style:parent-style-name="Standard" style:family="paragraph">
      <style:paragraph-properties fo:text-align="start" fo:text-indent="0in"/>
    </style:style>
    <style:style style:name="T16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5" style:parent-style-name="CommentText" style:family="paragraph">
      <style:paragraph-properties fo:text-align="start" fo:text-indent="0in"/>
    </style:style>
    <style:style style:name="T1686" style:parent-style-name="Absatz-Standardschriftart" style:family="text">
      <style:text-properties fo:language="en" fo:country="US"/>
    </style:style>
    <style:style style:name="T1687" style:parent-style-name="Absatz-Standardschriftart" style:family="text">
      <style:text-properties fo:language="el" fo:country="GR"/>
    </style:style>
    <style:style style:name="T1688" style:parent-style-name="Absatz-Standardschriftart" style:family="text">
      <style:text-properties fo:language="en" fo:country="US"/>
    </style:style>
    <style:style style:name="P1689" style:parent-style-name="CommentText" style:family="paragraph">
      <style:paragraph-properties fo:text-align="start" fo:text-indent="0in"/>
      <style:text-properties fo:language="en" fo:country="US"/>
    </style:style>
    <style:style style:name="P1690" style:parent-style-name="CommentText" style:family="paragraph">
      <style:paragraph-properties fo:text-align="start" fo:text-indent="0in"/>
      <style:text-properties fo:language="en" fo:country="US"/>
    </style:style>
    <style:style style:name="P1691" style:parent-style-name="CommentText" style:family="paragraph">
      <style:paragraph-properties fo:text-align="start" fo:text-indent="0in"/>
      <style:text-properties fo:language="en" fo:country="US"/>
    </style:style>
    <style:style style:name="P1692" style:parent-style-name="CommentText" style:family="paragraph">
      <style:paragraph-properties fo:text-align="start" fo:text-indent="0in"/>
      <style:text-properties fo:language="en" fo:country="US"/>
    </style:style>
    <style:style style:name="P1693" style:parent-style-name="CommentText" style:family="paragraph">
      <style:paragraph-properties fo:text-align="start" fo:text-indent="0in"/>
      <style:text-properties fo:language="en" fo:country="US"/>
    </style:style>
    <style:style style:name="T16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7" style:parent-style-name="Standard" style:list-style-name="LFO2" style:family="paragraph">
      <style:paragraph-properties fo:text-align="start"/>
    </style:style>
    <style:style style:name="T1698" style:parent-style-name="DefaultParagraphFont" style:family="text">
      <style:text-properties style:font-name-complex="Calibri" fo:font-size="12pt" style:font-size-asian="12pt" style:font-size-complex="12pt" fo:language="en" fo:country="US"/>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CommentText" style:family="paragraph">
      <style:paragraph-properties fo:text-align="start" fo:text-indent="0in"/>
    </style:style>
    <style:style style:name="P1701" style:parent-style-name="Standard" style:list-style-name="LFO2" style:family="paragraph">
      <style:paragraph-properties fo:text-align="start"/>
    </style:style>
    <style:style style:name="T1702" style:parent-style-name="DefaultParagraphFont" style:family="text">
      <style:text-properties style:font-name-complex="Calibri" fo:font-size="12pt" style:font-size-asian="12pt" style:font-size-complex="12pt" fo:language="en" fo:country="US"/>
    </style:style>
    <style:style style:name="P1703" style:parent-style-name="Standard" style:list-style-name="LFO2" style:family="paragraph">
      <style:paragraph-properties fo:text-align="start"/>
    </style:style>
    <style:style style:name="T1704" style:parent-style-name="DefaultParagraphFont" style:family="text">
      <style:text-properties style:font-name-complex="Calibri" fo:font-size="12pt" style:font-size-asian="12pt" style:font-size-complex="12pt" fo:language="en" fo:country="US"/>
    </style:style>
    <style:style style:name="P1705" style:parent-style-name="Standard" style:list-style-name="LFO2" style:family="paragraph">
      <style:paragraph-properties fo:text-align="start"/>
    </style:style>
    <style:style style:name="T1706" style:parent-style-name="DefaultParagraphFont" style:family="text">
      <style:text-properties style:font-name-complex="Calibri" fo:font-size="12pt" style:font-size-asian="12pt" style:font-size-complex="12pt" fo:language="en" fo:country="US"/>
    </style:style>
    <style:style style:name="P1707" style:parent-style-name="Standard" style:list-style-name="LFO2" style:family="paragraph">
      <style:paragraph-properties fo:text-align="start"/>
    </style:style>
    <style:style style:name="T1708" style:parent-style-name="DefaultParagraphFont" style:family="text">
      <style:text-properties style:font-name-complex="Calibri" fo:font-size="12pt" style:font-size-asian="12pt" style:font-size-complex="12pt" fo:language="en" fo:country="US"/>
    </style:style>
    <style:style style:name="P170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2" style:parent-style-name="Standard" style:family="paragraph">
      <style:paragraph-properties fo:text-align="start" fo:text-indent="0in"/>
    </style:style>
    <style:style style:name="T17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5" style:parent-style-name="CommentText" style:family="paragraph">
      <style:paragraph-properties fo:text-align="start" fo:text-indent="0in"/>
    </style:style>
    <style:style style:name="T17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7"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9" style:parent-style-name="Normal" style:family="paragraph">
      <style:paragraph-properties fo:text-align="start" fo:text-indent="0.0006in"/>
    </style:style>
    <style:style style:name="T1720" style:parent-style-name="DefaultParagraphFont" style:family="text">
      <style:text-properties style:font-name-complex="Calibri" fo:font-size="12pt" style:font-size-asian="12pt" style:font-size-complex="12pt" fo:language="en" fo:country="US"/>
    </style:style>
    <style:style style:name="T1721" style:parent-style-name="DefaultParagraphFont" style:family="text">
      <style:text-properties style:font-name-complex="Calibri" fo:font-size="12pt" style:font-size-asian="12pt" style:font-size-complex="12pt" fo:language="en" fo:country="US"/>
    </style:style>
    <style:style style:name="P1722" style:parent-style-name="CommentText" style:family="paragraph">
      <style:paragraph-properties fo:text-align="start" fo:text-indent="0in"/>
    </style:style>
    <style:style style:name="T1723" style:parent-style-name="CommentReference" style:family="text">
      <style:text-properties style:font-name-complex="Calibri" fo:font-size="12pt" style:font-size-asian="12pt" style:font-size-complex="12pt"/>
    </style:style>
    <style:style style:name="T1724" style:parent-style-name="DefaultParagraphFont" style:family="text">
      <style:text-properties style:font-name-complex="Calibri" fo:font-size="12pt" style:font-size-asian="12pt" style:font-size-complex="12pt" fo:language="en" fo:country="US"/>
    </style:style>
    <style:style style:name="P1725"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26" style:parent-style-name="Normal" style:family="paragraph">
      <style:paragraph-properties fo:text-align="start" fo:text-indent="0.0006in"/>
    </style:style>
    <style:style style:name="T172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30"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31"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0" style:parent-style-name="Normal" style:family="paragraph">
      <style:paragraph-properties fo:text-align="start" style:vertical-align="auto" fo:text-indent="0in"/>
    </style:style>
    <style:style style:name="T1761"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62"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63" style:parent-style-name="CommentText" style:family="paragraph">
      <style:paragraph-properties fo:text-align="start" fo:text-indent="0in"/>
    </style:style>
    <style:style style:name="P1764" style:parent-style-name="Normal" style:family="paragraph">
      <style:paragraph-properties fo:text-align="start" style:vertical-align="auto" fo:text-indent="0in"/>
    </style:style>
    <style:style style:name="T17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6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CommentText" style:family="paragraph">
      <style:paragraph-properties fo:text-align="start" fo:text-indent="0in"/>
    </style:style>
    <style:style style:name="T176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5"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6" style:parent-style-name="Standard" style:family="paragraph">
      <style:paragraph-properties fo:text-align="start" fo:text-indent="0in"/>
      <style:text-properties style:font-name-complex="Calibri" fo:language="en" fo:country="US"/>
    </style:style>
    <style:style style:name="P1817" style:parent-style-name="Standard" style:family="paragraph">
      <style:paragraph-properties fo:text-align="start" fo:text-indent="0in"/>
    </style:style>
    <style:style style:name="T1818" style:parent-style-name="DefaultParagraphFont" style:family="text">
      <style:text-properties style:font-name-complex="Calibri" fo:language="en" fo:country="US"/>
    </style:style>
    <style:style style:name="P18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4"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5" style:parent-style-name="Standard" style:family="paragraph">
      <style:paragraph-properties fo:text-align="start" fo:text-indent="0in"/>
    </style:style>
    <style:style style:name="T18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8" style:parent-style-name="CommentText" style:family="paragraph">
      <style:paragraph-properties fo:text-align="start" fo:text-indent="0in"/>
    </style:style>
    <style:style style:name="T1829" style:parent-style-name="Absatz-Standardschriftart" style:family="text">
      <style:text-properties fo:language="en" fo:country="US"/>
    </style:style>
    <style:style style:name="T1830" style:parent-style-name="Absatz-Standardschriftart" style:family="text">
      <style:text-properties fo:language="el" fo:country="GR"/>
    </style:style>
    <style:style style:name="T1831" style:parent-style-name="Absatz-Standardschriftart" style:family="text">
      <style:text-properties fo:language="en" fo:country="US"/>
    </style:style>
    <style:style style:name="P1832" style:parent-style-name="CommentText" style:family="paragraph">
      <style:paragraph-properties fo:text-align="start" fo:text-indent="0in"/>
    </style:style>
    <style:style style:name="T1833" style:parent-style-name="Absatz-Standardschriftart" style:family="text">
      <style:text-properties fo:language="en" fo:country="US"/>
    </style:style>
    <style:style style:name="P1834" style:parent-style-name="CommentText" style:family="paragraph">
      <style:paragraph-properties fo:text-align="start" fo:text-indent="0in"/>
    </style:style>
    <style:style style:name="T1835" style:parent-style-name="Absatz-Standardschriftart" style:family="text">
      <style:text-properties fo:language="en" fo:country="US"/>
    </style:style>
    <style:style style:name="P1836" style:parent-style-name="CommentText" style:family="paragraph">
      <style:paragraph-properties fo:text-align="start" fo:text-indent="0in"/>
    </style:style>
    <style:style style:name="T1837" style:parent-style-name="Absatz-Standardschriftart" style:family="text">
      <style:text-properties fo:language="da" fo:country="DK"/>
    </style:style>
    <style:style style:name="T1838" style:parent-style-name="Absatz-Standardschriftart" style:family="text">
      <style:text-properties fo:language="en" fo:country="US"/>
    </style:style>
    <style:style style:name="T1839" style:parent-style-name="Absatz-Standardschriftart" style:family="text">
      <style:text-properties fo:language="el" fo:country="GR"/>
    </style:style>
    <style:style style:name="T1840" style:parent-style-name="Absatz-Standardschriftart" style:family="text">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text-properties fo:language="en" fo:country="US"/>
    </style:style>
    <style:style style:name="P1847" style:parent-style-name="CommentText" style:family="paragraph">
      <style:paragraph-properties fo:text-align="start" fo:text-indent="0in"/>
      <style:text-properties fo:language="en" fo:country="US"/>
    </style:style>
    <style:style style:name="P1848" style:parent-style-name="CommentText" style:family="paragraph">
      <style:paragraph-properties fo:text-align="start" fo:text-indent="0in"/>
      <style:text-properties fo:language="en" fo:country="US"/>
    </style:style>
    <style:style style:name="P1849" style:parent-style-name="CommentText" style:family="paragraph">
      <style:paragraph-properties fo:text-align="start" fo:text-indent="0in"/>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style>
    <style:style style:name="T1852" style:parent-style-name="Absatz-Standardschriftart" style:family="text">
      <style:text-properties fo:language="en" fo:country="US"/>
    </style:style>
    <style:style style:name="T1853" style:parent-style-name="Absatz-Standardschriftart" style:family="text">
      <style:text-properties fo:language="el" fo:country="GR"/>
    </style:style>
    <style:style style:name="T1854" style:parent-style-name="Absatz-Standardschriftart" style:family="text">
      <style:text-properties fo:language="en" fo:country="US"/>
    </style:style>
    <style:style style:name="P1855" style:parent-style-name="CommentText" style:family="paragraph">
      <style:paragraph-properties fo:text-align="start" fo:text-indent="0in"/>
    </style:style>
    <style:style style:name="T1856" style:parent-style-name="Absatz-Standardschriftart" style:family="text">
      <style:text-properties fo:language="en" fo:country="US"/>
    </style:style>
    <style:style style:name="T1857" style:parent-style-name="Absatz-Standardschriftart" style:family="text">
      <style:text-properties fo:language="el" fo:country="GR"/>
    </style:style>
    <style:style style:name="T1858" style:parent-style-name="Absatz-Standardschriftart" style:family="text">
      <style:text-properties fo:language="en" fo:country="US"/>
    </style:style>
    <style:style style:name="P1859" style:parent-style-name="CommentText" style:family="paragraph">
      <style:paragraph-properties fo:text-align="start" fo:text-indent="0in"/>
      <style:text-properties fo:language="en" fo:country="US"/>
    </style:style>
    <style:style style:name="P1860" style:parent-style-name="CommentText" style:family="paragraph">
      <style:paragraph-properties fo:text-align="start" fo:text-indent="0in"/>
      <style:text-properties fo:language="en" fo:country="US"/>
    </style:style>
    <style:style style:name="P1861" style:parent-style-name="CommentText" style:family="paragraph">
      <style:paragraph-properties fo:text-align="start" fo:text-indent="0in"/>
      <style:text-properties fo:language="en" fo:country="US"/>
    </style:style>
    <style:style style:name="P1862" style:parent-style-name="CommentText" style:family="paragraph">
      <style:paragraph-properties fo:text-align="start" fo:text-indent="0in"/>
      <style:text-properties fo:language="en" fo:country="US"/>
    </style:style>
    <style:style style:name="P1863" style:parent-style-name="CommentText" style:family="paragraph">
      <style:paragraph-properties fo:text-align="start" fo:text-indent="0in"/>
    </style:style>
    <style:style style:name="T1864" style:parent-style-name="Absatz-Standardschriftart" style:family="text">
      <style:text-properties fo:language="en" fo:country="US"/>
    </style:style>
    <style:style style:name="T1865" style:parent-style-name="Absatz-Standardschriftart" style:family="text">
      <style:text-properties fo:language="el" fo:country="GR"/>
    </style:style>
    <style:style style:name="T1866" style:parent-style-name="Absatz-Standardschriftart" style:family="text">
      <style:text-properties fo:language="en" fo:country="US"/>
    </style:style>
    <style:style style:name="T1867" style:parent-style-name="Absatz-Standardschriftart" style:family="text">
      <style:text-properties fo:language="el" fo:country="GR"/>
    </style:style>
    <style:style style:name="T1868" style:parent-style-name="Absatz-Standardschriftart" style:family="text">
      <style:text-properties fo:language="en" fo:country="US"/>
    </style:style>
    <style:style style:name="P1869" style:parent-style-name="CommentText" style:family="paragraph">
      <style:paragraph-properties fo:text-align="start" fo:text-indent="0in"/>
    </style:style>
    <style:style style:name="T1870" style:parent-style-name="Absatz-Standardschriftart" style:family="text">
      <style:text-properties fo:language="en" fo:country="US"/>
    </style:style>
    <style:style style:name="T1871" style:parent-style-name="Absatz-Standardschriftart" style:family="text">
      <style:text-properties fo:language="el" fo:country="GR"/>
    </style:style>
    <style:style style:name="T1872" style:parent-style-name="Absatz-Standardschriftart" style:family="text">
      <style:text-properties fo:language="en" fo:country="US"/>
    </style:style>
    <style:style style:name="P1873" style:parent-style-name="CommentText" style:family="paragraph">
      <style:paragraph-properties fo:text-align="start" fo:text-indent="0in"/>
    </style:style>
    <style:style style:name="T1874" style:parent-style-name="Absatz-Standardschriftart" style:family="text">
      <style:text-properties fo:language="en" fo:country="US"/>
    </style:style>
    <style:style style:name="T1875" style:parent-style-name="Absatz-Standardschriftart" style:family="text">
      <style:text-properties fo:language="el" fo:country="GR"/>
    </style:style>
    <style:style style:name="T1876" style:parent-style-name="Absatz-Standardschriftart" style:family="text">
      <style:text-properties fo:language="en" fo:country="US"/>
    </style:style>
    <style:style style:name="T1877" style:parent-style-name="Absatz-Standardschriftart" style:family="text">
      <style:text-properties fo:language="el" fo:country="GR"/>
    </style:style>
    <style:style style:name="T1878" style:parent-style-name="Absatz-Standardschriftart" style:family="text">
      <style:text-properties fo:language="en" fo:country="US"/>
    </style:style>
    <style:style style:name="P1879" style:parent-style-name="CommentText" style:family="paragraph">
      <style:paragraph-properties fo:text-align="start" fo:text-indent="0in"/>
      <style:text-properties fo:language="en" fo:country="US"/>
    </style:style>
    <style:style style:name="P1880" style:parent-style-name="CommentText" style:family="paragraph">
      <style:paragraph-properties fo:text-align="start" fo:text-indent="0in"/>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text-properties fo:language="en" fo:country="US"/>
    </style:style>
    <style:style style:name="P1883" style:parent-style-name="CommentText" style:family="paragraph">
      <style:paragraph-properties fo:text-align="start" fo:text-indent="0in"/>
    </style:style>
    <style:style style:name="T1884" style:parent-style-name="Absatz-Standardschriftart" style:family="text">
      <style:text-properties fo:language="en" fo:country="US"/>
    </style:style>
    <style:style style:name="T1885" style:parent-style-name="Absatz-Standardschriftart" style:family="text">
      <style:text-properties fo:language="el" fo:country="GR"/>
    </style:style>
    <style:style style:name="T1886" style:parent-style-name="Absatz-Standardschriftart" style:family="text">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text-properties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T1894" style:parent-style-name="Absatz-Standardschriftart" style:family="text">
      <style:text-properties fo:language="el" fo:country="GR"/>
    </style:style>
    <style:style style:name="T1895" style:parent-style-name="Absatz-Standardschriftart" style:family="text">
      <style:text-properties fo:language="en" fo:country="US"/>
    </style:style>
    <style:style style:name="P1896" style:parent-style-name="CommentText" style:family="paragraph">
      <style:paragraph-properties fo:text-align="start" fo:text-indent="0in"/>
      <style:text-properties fo:language="en" fo:country="US"/>
    </style:style>
    <style:style style:name="P1897" style:parent-style-name="CommentText" style:family="paragraph">
      <style:paragraph-properties fo:text-align="start" fo:text-indent="0in"/>
    </style:style>
    <style:style style:name="T1898" style:parent-style-name="Absatz-Standardschriftart" style:family="text">
      <style:text-properties fo:language="en" fo:country="US"/>
    </style:style>
    <style:style style:name="P1899" style:parent-style-name="CommentText" style:family="paragraph">
      <style:paragraph-properties fo:text-align="start" fo:text-indent="0in"/>
    </style:style>
    <style:style style:name="T1900" style:parent-style-name="Absatz-Standardschriftart" style:family="text">
      <style:text-properties fo:language="en" fo:country="US"/>
    </style:style>
    <style:style style:name="T1901" style:parent-style-name="Absatz-Standardschriftart" style:family="text">
      <style:text-properties fo:language="el" fo:country="GR"/>
    </style:style>
    <style:style style:name="T1902" style:parent-style-name="Absatz-Standardschriftart" style:family="text">
      <style:text-properties fo:language="en" fo:country="US"/>
    </style:style>
    <style:style style:name="P1903" style:parent-style-name="CommentText" style:family="paragraph">
      <style:paragraph-properties fo:text-align="start" fo:text-indent="0in"/>
    </style:style>
    <style:style style:name="T1904" style:parent-style-name="Absatz-Standardschriftart" style:family="text">
      <style:text-properties fo:language="en" fo:country="US"/>
    </style:style>
    <style:style style:name="T1905" style:parent-style-name="Absatz-Standardschriftart" style:family="text">
      <style:text-properties fo:language="el" fo:country="GR"/>
    </style:style>
    <style:style style:name="T1906" style:parent-style-name="Absatz-Standardschriftart" style:family="text">
      <style:text-properties fo:language="en" fo:country="US"/>
    </style:style>
    <style:style style:name="P1907" style:parent-style-name="CommentText" style:family="paragraph">
      <style:paragraph-properties fo:text-align="start" fo:text-indent="0in"/>
    </style:style>
    <style:style style:name="T1908" style:parent-style-name="Absatz-Standardschriftart" style:family="text">
      <style:text-properties fo:language="en" fo:country="US"/>
    </style:style>
    <style:style style:name="T1909" style:parent-style-name="Absatz-Standardschriftart" style:family="text">
      <style:text-properties fo:language="el" fo:country="GR"/>
    </style:style>
    <style:style style:name="T1910" style:parent-style-name="Absatz-Standardschriftart" style:family="text">
      <style:text-properties fo:language="en" fo:country="US"/>
    </style:style>
    <style:style style:name="P1911" style:parent-style-name="CommentText" style:family="paragraph">
      <style:paragraph-properties fo:text-align="start" fo:text-indent="0in"/>
      <style:text-properties fo:language="en" fo:country="US"/>
    </style:style>
    <style:style style:name="P1912" style:parent-style-name="CommentText" style:family="paragraph">
      <style:paragraph-properties fo:text-align="start" fo:text-indent="0in"/>
      <style:text-properties fo:language="en" fo:country="US"/>
    </style:style>
    <style:style style:name="P1913" style:parent-style-name="CommentText" style:family="paragraph">
      <style:paragraph-properties fo:text-align="start" fo:text-indent="0in"/>
      <style:text-properties fo:language="en" fo:country="US"/>
    </style:style>
    <style:style style:name="P1914" style:parent-style-name="CommentText" style:family="paragraph">
      <style:paragraph-properties fo:text-align="start" fo:text-indent="0in"/>
      <style:text-properties fo:language="en" fo:country="US"/>
    </style:style>
    <style:style style:name="P1915" style:parent-style-name="CommentText" style:family="paragraph">
      <style:paragraph-properties fo:text-align="start" fo:text-indent="0in"/>
      <style:text-properties fo:language="en" fo:country="US"/>
    </style:style>
    <style:style style:name="P1916" style:parent-style-name="CommentText" style:family="paragraph">
      <style:paragraph-properties fo:text-align="start" fo:text-indent="0in"/>
    </style:style>
    <style:style style:name="T1917" style:parent-style-name="Absatz-Standardschriftart" style:family="text">
      <style:text-properties fo:language="en" fo:country="US"/>
    </style:style>
    <style:style style:name="P1918" style:parent-style-name="CommentText" style:family="paragraph">
      <style:paragraph-properties fo:text-align="start" fo:text-indent="0in"/>
    </style:style>
    <style:style style:name="T1919" style:parent-style-name="Absatz-Standardschriftart" style:family="text">
      <style:text-properties fo:language="en" fo:country="US"/>
    </style:style>
    <style:style style:name="T1920" style:parent-style-name="Absatz-Standardschriftart" style:family="text">
      <style:text-properties fo:language="el" fo:country="GR"/>
    </style:style>
    <style:style style:name="T1921" style:parent-style-name="Absatz-Standardschriftart" style:family="text">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style>
    <style:style style:name="T1925" style:parent-style-name="Absatz-Standardschriftart" style:family="text">
      <style:text-properties fo:language="en" fo:country="US"/>
    </style:style>
    <style:style style:name="P1926" style:parent-style-name="CommentText" style:family="paragraph">
      <style:paragraph-properties fo:text-align="start" fo:text-indent="0in"/>
      <style:text-properties fo:language="en" fo:country="US"/>
    </style:style>
    <style:style style:name="P1927" style:parent-style-name="CommentText" style:family="paragraph">
      <style:paragraph-properties fo:text-align="start" fo:text-indent="0in"/>
      <style:text-properties fo:language="en" fo:country="US"/>
    </style:style>
    <style:style style:name="P1928" style:parent-style-name="CommentText" style:family="paragraph">
      <style:paragraph-properties fo:text-align="start" fo:text-indent="0in"/>
      <style:text-properties fo:language="en" fo:country="US"/>
    </style:style>
    <style:style style:name="T19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30" style:parent-style-name="Standard" style:family="paragraph">
      <style:paragraph-properties fo:text-align="start" fo:text-indent="0in"/>
    </style:style>
    <style:style style:name="T193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text-properties fo:language="en" fo:country="US"/>
    </style:style>
    <style:style style:name="P1936" style:parent-style-name="CommentText" style:family="paragraph">
      <style:paragraph-properties fo:text-align="start" fo:text-indent="0in"/>
    </style:style>
    <style:style style:name="T1937" style:parent-style-name="Absatz-Standardschriftart" style:family="text">
      <style:text-properties fo:language="en" fo:country="US"/>
    </style:style>
    <style:style style:name="T1938" style:parent-style-name="Absatz-Standardschriftart" style:family="text">
      <style:text-properties fo:language="el" fo:country="GR"/>
    </style:style>
    <style:style style:name="T1939" style:parent-style-name="Absatz-Standardschriftart" style:family="text">
      <style:text-properties fo:language="en" fo:country="US"/>
    </style:style>
    <style:style style:name="P1940" style:parent-style-name="CommentText" style:family="paragraph">
      <style:paragraph-properties fo:text-align="start" fo:text-indent="0in"/>
    </style:style>
    <style:style style:name="T1941" style:parent-style-name="Absatz-Standardschriftart" style:family="text">
      <style:text-properties fo:language="en" fo:country="US"/>
    </style:style>
    <style:style style:name="T1942" style:parent-style-name="Absatz-Standardschriftart" style:family="text">
      <style:text-properties fo:language="el" fo:country="GR"/>
    </style:style>
    <style:style style:name="T1943" style:parent-style-name="Absatz-Standardschriftart" style:family="text">
      <style:text-properties fo:language="en" fo:country="US"/>
    </style:style>
    <style:style style:name="P1944" style:parent-style-name="CommentText" style:family="paragraph">
      <style:paragraph-properties fo:text-align="start" fo:text-indent="0in"/>
      <style:text-properties fo:language="en" fo:country="US"/>
    </style:style>
    <style:style style:name="P1945" style:parent-style-name="CommentText" style:family="paragraph">
      <style:paragraph-properties fo:text-align="start" fo:text-indent="0in"/>
      <style:text-properties fo:language="en" fo:country="US"/>
    </style:style>
    <style:style style:name="P1946" style:parent-style-name="CommentText" style:family="paragraph">
      <style:paragraph-properties fo:text-align="start" fo:text-indent="0in"/>
    </style:style>
    <style:style style:name="T1947" style:parent-style-name="Absatz-Standardschriftart" style:family="text">
      <style:text-properties fo:language="en" fo:country="US"/>
    </style:style>
    <style:style style:name="T1948" style:parent-style-name="Absatz-Standardschriftart" style:family="text">
      <style:text-properties fo:language="el" fo:country="GR"/>
    </style:style>
    <style:style style:name="T1949" style:parent-style-name="Absatz-Standardschriftart" style:family="text">
      <style:text-properties fo:language="en" fo:country="US"/>
    </style:style>
    <style:style style:name="P1950" style:parent-style-name="CommentText" style:family="paragraph">
      <style:paragraph-properties fo:text-align="start" fo:text-indent="0in"/>
    </style:style>
    <style:style style:name="T1951" style:parent-style-name="Absatz-Standardschriftart" style:family="text">
      <style:text-properties fo:language="en" fo:country="US"/>
    </style:style>
    <style:style style:name="T1952" style:parent-style-name="Absatz-Standardschriftart" style:family="text">
      <style:text-properties fo:language="el" fo:country="GR"/>
    </style:style>
    <style:style style:name="T1953" style:parent-style-name="Absatz-Standardschriftart" style:family="text">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style>
    <style:style style:name="T1956" style:parent-style-name="Absatz-Standardschriftart" style:family="text">
      <style:text-properties fo:language="en" fo:country="US"/>
    </style:style>
    <style:style style:name="T1957" style:parent-style-name="Absatz-Standardschriftart" style:family="text">
      <style:text-properties fo:language="el" fo:country="GR"/>
    </style:style>
    <style:style style:name="T1958" style:parent-style-name="Absatz-Standardschriftart" style:family="text">
      <style:text-properties fo:language="en" fo:country="US"/>
    </style:style>
    <style:style style:name="P1959" style:parent-style-name="CommentText" style:family="paragraph">
      <style:paragraph-properties fo:text-align="start" fo:text-indent="0in"/>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text-properties fo:language="en" fo:country="US"/>
    </style:style>
    <style:style style:name="P1962" style:parent-style-name="CommentText" style:family="paragraph">
      <style:paragraph-properties fo:text-align="start" fo:text-indent="0in"/>
    </style:style>
    <style:style style:name="T1963" style:parent-style-name="Absatz-Standardschriftart" style:family="text">
      <style:text-properties fo:language="da" fo:country="DK"/>
    </style:style>
    <style:style style:name="T1964" style:parent-style-name="Absatz-Standardschriftart" style:family="text">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text-properties fo:language="en" fo:country="US"/>
    </style:style>
    <style:style style:name="P1968" style:parent-style-name="CommentText" style:family="paragraph">
      <style:paragraph-properties fo:text-align="start" fo:text-indent="0in"/>
      <style:text-properties fo:language="en" fo:country="US"/>
    </style:style>
    <style:style style:name="P1969" style:parent-style-name="CommentText" style:family="paragraph">
      <style:paragraph-properties fo:text-align="start" fo:text-indent="0in"/>
      <style:text-properties fo:language="en" fo:country="US"/>
    </style:style>
    <style:style style:name="P1970" style:parent-style-name="CommentText" style:family="paragraph">
      <style:paragraph-properties fo:text-align="start" fo:text-indent="0in"/>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style>
    <style:style style:name="T1973" style:parent-style-name="Absatz-Standardschriftart" style:family="text">
      <style:text-properties fo:language="en" fo:country="US"/>
    </style:style>
    <style:style style:name="T1974" style:parent-style-name="Absatz-Standardschriftart" style:family="text">
      <style:text-properties fo:language="el" fo:country="GR"/>
    </style:style>
    <style:style style:name="T1975" style:parent-style-name="Absatz-Standardschriftart" style:family="text">
      <style:text-properties fo:language="en" fo:country="US"/>
    </style:style>
    <style:style style:name="P1976" style:parent-style-name="CommentText" style:family="paragraph">
      <style:paragraph-properties fo:text-align="start" fo:text-indent="0in"/>
      <style:text-properties fo:language="en" fo:country="US"/>
    </style:style>
    <style:style style:name="P1977" style:parent-style-name="CommentText" style:family="paragraph">
      <style:paragraph-properties fo:text-align="start" fo:text-indent="0in"/>
      <style:text-properties fo:language="en" fo:country="US"/>
    </style:style>
    <style:style style:name="P1978" style:parent-style-name="CommentText" style:family="paragraph">
      <style:paragraph-properties fo:text-align="start" fo:text-indent="0in"/>
    </style:style>
    <style:style style:name="T1979" style:parent-style-name="Absatz-Standardschriftart" style:family="text">
      <style:text-properties fo:language="en" fo:country="US"/>
    </style:style>
    <style:style style:name="T1980" style:parent-style-name="Absatz-Standardschriftart" style:family="text">
      <style:text-properties fo:language="el" fo:country="GR"/>
    </style:style>
    <style:style style:name="T1981" style:parent-style-name="Absatz-Standardschriftart" style:family="text">
      <style:text-properties fo:language="en" fo:country="US"/>
    </style:style>
    <style:style style:name="P1982" style:parent-style-name="CommentText" style:family="paragraph">
      <style:paragraph-properties fo:text-align="start" fo:text-indent="0in"/>
    </style:style>
    <style:style style:name="T1983" style:parent-style-name="Absatz-Standardschriftart" style:family="text">
      <style:text-properties fo:language="en" fo:country="US"/>
    </style:style>
    <style:style style:name="T1984" style:parent-style-name="Absatz-Standardschriftart" style:family="text">
      <style:text-properties fo:language="el" fo:country="GR"/>
    </style:style>
    <style:style style:name="T1985" style:parent-style-name="Absatz-Standardschriftart" style:family="text">
      <style:text-properties fo:language="en" fo:country="US"/>
    </style:style>
    <style:style style:name="P1986" style:parent-style-name="CommentText" style:family="paragraph">
      <style:paragraph-properties fo:text-align="start" fo:text-indent="0in"/>
    </style:style>
    <style:style style:name="T1987" style:parent-style-name="Absatz-Standardschriftart" style:family="text">
      <style:text-properties fo:language="en" fo:country="US"/>
    </style:style>
    <style:style style:name="T1988" style:parent-style-name="Absatz-Standardschriftart" style:family="text">
      <style:text-properties fo:language="el" fo:country="GR"/>
    </style:style>
    <style:style style:name="T1989" style:parent-style-name="Absatz-Standardschriftart" style:family="text">
      <style:text-properties fo:language="en" fo:country="US"/>
    </style:style>
    <style:style style:name="P1990" style:parent-style-name="CommentText" style:family="paragraph">
      <style:paragraph-properties fo:text-align="start" fo:text-indent="0in"/>
    </style:style>
    <style:style style:name="T1991" style:parent-style-name="Absatz-Standardschriftart" style:family="text">
      <style:text-properties fo:language="en" fo:country="US"/>
    </style:style>
    <style:style style:name="T1992" style:parent-style-name="Absatz-Standardschriftart" style:family="text">
      <style:text-properties fo:language="el" fo:country="GR"/>
    </style:style>
    <style:style style:name="T1993" style:parent-style-name="Absatz-Standardschriftart" style:family="text">
      <style:text-properties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T1996" style:parent-style-name="Absatz-Standardschriftart" style:family="text">
      <style:text-properties fo:language="el" fo:country="GR"/>
    </style:style>
    <style:style style:name="T1997" style:parent-style-name="Absatz-Standardschriftart" style:family="text">
      <style:text-properties fo:language="en" fo:country="US"/>
    </style:style>
    <style:style style:name="P1998" style:parent-style-name="CommentText" style:family="paragraph">
      <style:paragraph-properties fo:text-align="start" fo:text-indent="0in"/>
      <style:text-properties fo:language="en" fo:country="US"/>
    </style:style>
    <style:style style:name="P1999" style:parent-style-name="CommentText" style:family="paragraph">
      <style:paragraph-properties fo:text-align="start" fo:text-indent="0in"/>
    </style:style>
    <style:style style:name="T2000" style:parent-style-name="Absatz-Standardschriftart" style:family="text">
      <style:text-properties fo:language="en" fo:country="US"/>
    </style:style>
    <style:style style:name="T2001" style:parent-style-name="Absatz-Standardschriftart" style:family="text">
      <style:text-properties fo:language="el" fo:country="GR"/>
    </style:style>
    <style:style style:name="T2002" style:parent-style-name="Absatz-Standardschriftart" style:family="text">
      <style:text-properties fo:language="en" fo:country="US"/>
    </style:style>
    <style:style style:name="T2003" style:parent-style-name="Absatz-Standardschriftart" style:family="text">
      <style:text-properties fo:language="el" fo:country="GR"/>
    </style:style>
    <style:style style:name="T2004" style:parent-style-name="Absatz-Standardschriftart" style:family="text">
      <style:text-properties fo:language="en" fo:country="US"/>
    </style:style>
    <style:style style:name="T2005" style:parent-style-name="Absatz-Standardschriftart" style:family="text">
      <style:text-properties fo:language="el" fo:country="GR"/>
    </style:style>
    <style:style style:name="T2006" style:parent-style-name="Absatz-Standardschriftart" style:family="text">
      <style:text-properties fo:language="en" fo:country="US"/>
    </style:style>
    <style:style style:name="T2007" style:parent-style-name="Absatz-Standardschriftart" style:family="text">
      <style:text-properties fo:language="el" fo:country="GR"/>
    </style:style>
    <style:style style:name="T2008" style:parent-style-name="Absatz-Standardschriftart" style:family="text">
      <style:text-properties fo:language="en" fo:country="US"/>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P2014" style:parent-style-name="CommentText" style:family="paragraph">
      <style:paragraph-properties fo:text-align="start" fo:text-indent="0in"/>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T2017" style:parent-style-name="Absatz-Standardschriftart" style:family="text">
      <style:text-properties fo:language="en" fo:country="US"/>
    </style:style>
    <style:style style:name="T2018" style:parent-style-name="Absatz-Standardschriftart" style:family="text">
      <style:text-properties fo:language="el" fo:country="GR"/>
    </style:style>
    <style:style style:name="T2019" style:parent-style-name="Absatz-Standardschriftart" style:family="text">
      <style:text-properties fo:language="en" fo:country="US"/>
    </style:style>
    <style:style style:name="T2020" style:parent-style-name="Absatz-Standardschriftart" style:family="text">
      <style:text-properties fo:language="el" fo:country="GR"/>
    </style:style>
    <style:style style:name="T2021" style:parent-style-name="Absatz-Standardschriftart" style:family="text">
      <style:text-properties fo:language="en" fo:country="US"/>
    </style:style>
    <style:style style:name="T2022" style:parent-style-name="Absatz-Standardschriftart" style:family="text">
      <style:text-properties fo:language="el" fo:country="GR"/>
    </style:style>
    <style:style style:name="T2023" style:parent-style-name="Absatz-Standardschriftart" style:family="text">
      <style:text-properties fo:language="en" fo:country="US"/>
    </style:style>
    <style:style style:name="T2024" style:parent-style-name="Absatz-Standardschriftart" style:family="text">
      <style:text-properties fo:language="el" fo:country="GR"/>
    </style:style>
    <style:style style:name="T2025" style:parent-style-name="Absatz-Standardschriftart" style:family="text">
      <style:text-properties fo:language="en" fo:country="US"/>
    </style:style>
    <style:style style:name="P2026" style:parent-style-name="CommentText" style:family="paragraph">
      <style:paragraph-properties fo:text-align="start" fo:text-indent="0in"/>
    </style:style>
    <style:style style:name="T2027" style:parent-style-name="Absatz-Standardschriftart" style:family="text">
      <style:text-properties fo:language="en" fo:country="US"/>
    </style:style>
    <style:style style:name="T2028" style:parent-style-name="Absatz-Standardschriftart" style:family="text">
      <style:text-properties fo:language="el" fo:country="GR"/>
    </style:style>
    <style:style style:name="T2029" style:parent-style-name="Absatz-Standardschriftart" style:family="text">
      <style:text-properties fo:language="en" fo:country="US"/>
    </style:style>
    <style:style style:name="T2030" style:parent-style-name="Absatz-Standardschriftart" style:family="text">
      <style:text-properties fo:language="el" fo:country="GR"/>
    </style:style>
    <style:style style:name="T2031" style:parent-style-name="Absatz-Standardschriftart" style:family="text">
      <style:text-properties fo:language="en" fo:country="US"/>
    </style:style>
    <style:style style:name="T2032" style:parent-style-name="Absatz-Standardschriftart" style:family="text">
      <style:text-properties fo:language="el" fo:country="GR"/>
    </style:style>
    <style:style style:name="T2033" style:parent-style-name="Absatz-Standardschriftart" style:family="text">
      <style:text-properties fo:language="en" fo:country="US"/>
    </style:style>
    <style:style style:name="T2034" style:parent-style-name="Absatz-Standardschriftart" style:family="text">
      <style:text-properties fo:language="el" fo:country="GR"/>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P2039" style:parent-style-name="CommentText" style:family="paragraph">
      <style:paragraph-properties fo:text-align="start" fo:text-indent="0in"/>
    </style:style>
    <style:style style:name="T2040" style:parent-style-name="Absatz-Standardschriftart" style:family="text">
      <style:text-properties fo:language="en" fo:country="US"/>
    </style:style>
    <style:style style:name="T2041" style:parent-style-name="Absatz-Standardschriftart" style:family="text">
      <style:text-properties fo:language="el" fo:country="GR"/>
    </style:style>
    <style:style style:name="T2042" style:parent-style-name="Absatz-Standardschriftart" style:family="text">
      <style:text-properties fo:language="en" fo:country="US"/>
    </style:style>
    <style:style style:name="T2043" style:parent-style-name="Absatz-Standardschriftart" style:family="text">
      <style:text-properties fo:language="el" fo:country="GR"/>
    </style:style>
    <style:style style:name="T2044" style:parent-style-name="Absatz-Standardschriftart" style:family="text">
      <style:text-properties fo:language="en" fo:country="US"/>
    </style:style>
    <style:style style:name="T2045" style:parent-style-name="Absatz-Standardschriftart" style:family="text">
      <style:text-properties fo:language="el" fo:country="GR"/>
    </style:style>
    <style:style style:name="T2046" style:parent-style-name="Absatz-Standardschriftart" style:family="text">
      <style:text-properties fo:language="en" fo:country="US"/>
    </style:style>
    <style:style style:name="P2047" style:parent-style-name="CommentText" style:family="paragraph">
      <style:paragraph-properties fo:text-align="start" fo:text-indent="0in"/>
    </style:style>
    <style:style style:name="T2048" style:parent-style-name="Absatz-Standardschriftart" style:family="text">
      <style:text-properties fo:language="en" fo:country="US"/>
    </style:style>
    <style:style style:name="T2049" style:parent-style-name="Absatz-Standardschriftart" style:family="text">
      <style:text-properties fo:language="el" fo:country="GR"/>
    </style:style>
    <style:style style:name="T2050" style:parent-style-name="Absatz-Standardschriftart" style:family="text">
      <style:text-properties fo:language="en" fo:country="US"/>
    </style:style>
    <style:style style:name="T2051" style:parent-style-name="Absatz-Standardschriftart" style:family="text">
      <style:text-properties fo:language="el" fo:country="GR"/>
    </style:style>
    <style:style style:name="T2052" style:parent-style-name="Absatz-Standardschriftart" style:family="text">
      <style:text-properties fo:language="en" fo:country="US"/>
    </style:style>
    <style:style style:name="T2053" style:parent-style-name="Absatz-Standardschriftart" style:family="text">
      <style:text-properties fo:language="el" fo:country="GR"/>
    </style:style>
    <style:style style:name="T2054" style:parent-style-name="Absatz-Standardschriftart" style:family="text">
      <style:text-properties fo:language="en" fo:country="US"/>
    </style:style>
    <style:style style:name="T2055" style:parent-style-name="Absatz-Standardschriftart" style:family="text">
      <style:text-properties fo:language="el" fo:country="GR"/>
    </style:style>
    <style:style style:name="T2056" style:parent-style-name="Absatz-Standardschriftart" style:family="text">
      <style:text-properties fo:language="en" fo:country="US"/>
    </style:style>
    <style:style style:name="T2057" style:parent-style-name="Absatz-Standardschriftart" style:family="text">
      <style:text-properties fo:language="el" fo:country="GR"/>
    </style:style>
    <style:style style:name="T2058" style:parent-style-name="Absatz-Standardschriftart" style:family="text">
      <style:text-properties fo:language="en" fo:country="US"/>
    </style:style>
    <style:style style:name="T2059" style:parent-style-name="Absatz-Standardschriftart" style:family="text">
      <style:text-properties fo:language="el" fo:country="GR"/>
    </style:style>
    <style:style style:name="T2060" style:parent-style-name="Absatz-Standardschriftart" style:family="text">
      <style:text-properties fo:language="en" fo:country="US"/>
    </style:style>
    <style:style style:name="T20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62"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3" style:parent-style-name="Standard" style:family="paragraph">
      <style:paragraph-properties style:text-autospace="none" fo:text-align="start" fo:text-indent="0in"/>
    </style:style>
    <style:style style:name="T2064" style:parent-style-name="Absatz-Standardschriftart" style:family="text">
      <style:text-properties style:font-name-complex="Calibri" fo:font-size="12pt" style:font-size-asian="12pt" style:font-size-complex="12pt" fo:language="en" fo:country="US"/>
    </style:style>
    <style:style style:name="T2065" style:parent-style-name="animate-in" style:family="text">
      <style:text-properties style:font-name-complex="Calibri" fo:font-size="12pt" style:font-size-asian="12pt" style:font-size-complex="12pt" fo:language="en" fo:country="US"/>
    </style:style>
    <style:style style:name="T2066" style:parent-style-name="animate-in" style:family="text">
      <style:text-properties style:font-name-complex="Calibri" fo:font-size="12pt" style:font-size-asian="12pt" style:font-size-complex="12pt" fo:language="en" fo:country="US"/>
    </style:style>
    <style:style style:name="P2067" style:parent-style-name="CommentText" style:family="paragraph">
      <style:paragraph-properties fo:text-align="start" fo:text-indent="0in"/>
    </style:style>
    <style:style style:name="T2068" style:parent-style-name="Absatz-Standardschriftart" style:family="text">
      <style:text-properties fo:language="en" fo:country="US"/>
    </style:style>
    <style:style style:name="P2069" style:parent-style-name="CommentText" style:family="paragraph">
      <style:paragraph-properties fo:text-align="start" fo:text-indent="0in"/>
      <style:text-properties fo:language="en" fo:country="US"/>
    </style:style>
    <style:style style:name="P2070" style:parent-style-name="CommentText" style:family="paragraph">
      <style:paragraph-properties fo:text-align="start" fo:text-indent="0in"/>
      <style:text-properties fo:language="en" fo:country="US"/>
    </style:style>
    <style:style style:name="P2071" style:parent-style-name="CommentText" style:family="paragraph">
      <style:paragraph-properties fo:text-align="start" fo:text-indent="0in"/>
    </style:style>
    <style:style style:name="T2072" style:parent-style-name="Absatz-Standardschriftart" style:family="text">
      <style:text-properties fo:language="da" fo:country="DK"/>
    </style:style>
    <style:style style:name="T2073" style:parent-style-name="Absatz-Standardschriftart" style:family="text">
      <style:text-properties fo:language="da" fo:country="DK"/>
    </style:style>
    <style:style style:name="T2074" style:parent-style-name="Absatz-Standardschriftart" style:family="text">
      <style:text-properties fo:language="da" fo:country="DK"/>
    </style:style>
    <style:style style:name="T2075" style:parent-style-name="Absatz-Standardschriftart" style:family="text">
      <style:text-properties fo:language="en" fo:country="US"/>
    </style:style>
    <style:style style:name="T2076" style:parent-style-name="animate-in" style:family="text">
      <style:text-properties style:font-name-complex="Calibri" fo:font-size="12pt" style:font-size-asian="12pt" style:font-size-complex="12pt" fo:language="en" fo:country="US"/>
    </style:style>
    <style:style style:name="P2077" style:parent-style-name="Standard" style:family="paragraph">
      <style:paragraph-properties style:text-autospace="none" fo:text-align="start" fo:text-indent="0in"/>
    </style:style>
    <style:style style:name="T2078" style:parent-style-name="Absatz-Standardschriftart" style:family="text">
      <style:text-properties style:font-name-complex="Calibri" fo:font-size="12pt" style:font-size-asian="12pt" style:font-size-complex="12pt" fo:language="en" fo:country="US"/>
    </style:style>
    <style:style style:name="T2079" style:parent-style-name="Absatz-Standardschriftart" style:family="text">
      <style:text-properties style:font-name-complex="Calibri" fo:font-size="12pt" style:font-size-asian="12pt" style:font-size-complex="12pt" fo:language="en" fo:country="US"/>
    </style:style>
    <style:style style:name="P2080" style:parent-style-name="CommentText" style:family="paragraph">
      <style:paragraph-properties fo:text-align="start" fo:text-indent="0in"/>
    </style:style>
    <style:style style:name="T2081" style:parent-style-name="Absatz-Standardschriftart" style:family="text">
      <style:text-properties fo:language="en" fo:country="US"/>
    </style:style>
    <style:style style:name="T2082" style:parent-style-name="Absatz-Standardschriftart" style:family="text">
      <style:text-properties style:font-name-complex="Calibri" fo:font-size="12pt" style:font-size-asian="12pt" style:font-size-complex="12pt" fo:language="en" fo:country="US"/>
    </style:style>
    <style:style style:name="P2083" style:parent-style-name="Standard" style:family="paragraph">
      <style:paragraph-properties fo:text-indent="0in"/>
    </style:style>
    <style:style style:name="T2084"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
      <text:p text:style-name="P14">I need a new title for submitting thesis!</text:p>
      <text:p text:style-name="P15"><text:span text:style-name="T16"><office:annotation><dc:creator>Janka Hauffe</dc:creator><dc:date>2024-11-30T12:34:00</dc:date><meta:creator-initials>Janka Hau</meta:creator-initials><text:p text:style-name="P17"><text:span text:style-name="T18">Electroencephalography (EEG) is a non-invasive, functional brain-activity2</text:span></text:p><text:p text:style-name="P19">recording modality with high temporal resolution and relatively low cost.<text:line-break/>Luca Pion-Tonachini et al.,2019</text:p></office:annotation></text:span><text:span text:style-name="T20">What is EEG?</text:span></text:p>
      <text:p text:style-name="P21"><text:span text:style-name="T22">Why do I look at resting state and not eeg data while doing cognitive task?</text:span></text:p>
      <text:p text:style-name="P23">No age matching -&gt; limitation(?)</text:p>
      <text:p text:style-name="P24">Correlation test -&gt; cognitive variables</text:p>
      <text:p text:style-name="P25"/>
      <text:p text:style-name="P26"><text:span text:style-name="T27"><office:annotation><dc:creator>Janka Hauffe</dc:creator><dc:date>2024-09-17T15:07:00</dc:date><meta:creator-initials>Janka Hau</meta:creator-initials><text:p text:style-name="P28"><text:a xlink:href="https://cambridgecognition.com/what-is-cognition/" office:target-frame-name="_top" xlink:show="replace"><text:span text:style-name="T29">https://cambridgecognition.com/what-is-cognition/</text:span></text:a></text:p></office:annotation></text:span><text:span text:style-name="T30">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soft-page-break/>
      <text:p text:style-name="P31"><text:span text:style-name="T32">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4"/>
      <text:p text:style-name="P35">Relation between objective measure of cognition and subjective perception of cognitive functioning reported by …</text:p>
      <text:p text:style-name="P36"/>
      <text:p text:style-name="P37">Patients with … experience a broad range of cognitive impairments affecting domains such as…</text:p>
      <text:p text:style-name="P38"/>
      <text:p text:style-name="P39">(Bland et al. 2024):</text:p>
      <text:p text:style-name="P40">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1"/>
      <text:p text:style-name="P42">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43"/>
      <text:soft-page-break/>
      <text:p text:style-name="P44">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5"/>
      <text:p text:style-name="P46">Theoretical background</text:p>
      <text:p text:style-name="P47"><text:span text:style-name="T48">Post-Covid S</text:span><text:span text:style-name="T49"><office:annotation><dc:creator>Janka Hauffe</dc:creator><dc:date>2024-09-18T10:52:00</dc:date><meta:creator-initials>Janka Hau</meta:creator-initials><text:p text:style-name="P50"><text:a xlink:href="https://www.thelancet.com/pdfs/journals/eclinm/PIIS2589-5370(22)00491-6.pdf" office:target-frame-name="_top" xlink:show="replace"><text:span text:style-name="T51">https://www.thelancet.com/pdfs/journals/eclinm/PIIS2589-5370(22)00491-6.pdf</text:span></text:a></text:p></office:annotation></text:span><text:span text:style-name="T52"><office:annotation><dc:creator>Janka Hauffe</dc:creator><dc:date>2024-09-18T10:53:00</dc:date><meta:creator-initials>Janka Hau</meta:creator-initials><text:p text:style-name="P53"><text:a xlink:href="https://academic.oup.com/jid/article/226/9/1593/6569364?login=true" office:target-frame-name="_top" xlink:show="replace"><text:span text:style-name="T54">https://academic.oup.com/jid/article/226/9/1593/6569364?login=true</text:span></text:a></text:p></office:annotation></text:span><text:span text:style-name="T55">yndrome</text:span></text:p>
      <text:p text:style-name="P56">(O’Mahoney et al., 2023)</text:p>
      <text:p text:style-name="P57">(Chen et al., 2022)</text:p>
      <text:p text:style-name="P58">Cognitive deficits related to Post-Covid Syndrome</text:p>
      <text:p text:style-name="P59"/>
      <text:p text:style-name="P60">Subjective and objective cognitive functions are two distinct measures of cognition.<text:s/></text:p>
      <text:p text:style-name="P61">(McWhirter, Ritchie, Stone &amp; Carson, 2020): Cognitive symptoms are common: according to this Review they are present in around a third of the populationm with no clear relation to age.</text:p>
      <text:p text:style-name="P62">Subjective<text:s/></text:p>
      <text:p text:style-name="P63"><text:span text:style-name="T64">Theoretical backgro</text:span><text:span text:style-name="T65"><office:annotation><dc:creator>Janka Hauffe</dc:creator><dc:date>2024-09-12T11:39:00</dc:date><meta:creator-initials>Janka Hau</meta:creator-initials><text:p text:style-name="P66"><text:span text:style-name="T67">Cognitive Performance as a Key Variable</text:span></text:p><text:p text:style-name="P68">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69">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0"><text:span text:style-name="T71">Cluster Analysis for Grouping Based on Cognition</text:span></text:p><text:p text:style-name="P72"><text:span text:style-name="T73">Given the variability in cognitive performance across individuals, it is important to group people in ways that reflect meaningful differences in their cognitive abilities. One effective method for achieving this is<text:s/></text:span><text:span text:style-name="T74">cluster analysis</text:span><text:span text:style-name="T75">,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77">und</text:span></text:p>
      <text:p text:style-name="P78">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79"/>
      <text:h text:style-name="P80" text:outline-level="3">Introduction (catchy start)</text:h>
      <text:p text:style-name="P81">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82">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text:s/><text:soft-page-break/>actionable knowledge. Whether it’s remembering a conversation, concentrating on a task, or making decisions, cognition is the foundation that supports these processes.</text:p>
      <text:p text:style-name="P83">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4">First, the dopaminergic system, closely related to the basal ganglia, is introduced, as it</text:p>
      <text:p text:style-name="P85">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6"/>
      <text:p text:style-name="P87">Theoretical Background</text:p>
      <text:p text:style-name="P88"><text:span text:style-name="T8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soft-page-break/>
      <text:p text:style-name="P90">Cognitive Impairment in PCS</text:p>
      <text:p text:style-name="P91"><text:span text:style-name="T9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3"><text:span text:style-name="T9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95">Subjective cognitive deficits in everyday situations are predicted by elevated anxiety and fatigue levels more than by objective cognitive performance (Zamarian et al., 2024).</text:p>
      <text:p text:style-name="P96">This lack of alignment highlights the complexity of cognitive impairment and raises questions about which additional factors may influence individuals’ perceptions of cognitive difficulties.<text:s/></text:p>
      <text:soft-page-break/>
      <text:p text:style-name="P97">Recent research has addressed these questions by examining how psychological symptoms influence subjective cognitive and objective cognitive impairment.</text:p>
      <text:p text:style-name="P9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99"><text:span text:style-name="T10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1"/>
      <text:p text:style-name="P102">Cognition<text:s/></text:p>
      <text:p text:style-name="P103"><text:span text:style-name="T104"><text:tab/></text:span><text:span text:style-name="T105">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06"><text:span text:style-name="T107"><text:tab/>Cognitive impairment.<text:s/></text:span><text:span text:style-name="T108">Mild cognitive impairment will be explained in this section.</text:span></text:p>
      <text:p text:style-name="P109"/>
      <text:p text:style-name="P110"><text:span text:style-name="T111">When starting to talk about EEG: Why is EEG of interest? And why beta and delta frequences?</text:span></text:p>
      <text:p text:style-name="P112"/>
      <text:p text:style-name="P113"><text:span text:style-name="T114">EEG findings in MCI.<text:s/></text:span><text:span text:style-name="T115">Reduced delta power during resting state EEG has been identified in patients with MCI (Liddell et al., 2007). Furthermore, in the study, individuals with MCI demonstrated a significant positive correlation between delta power and immediate<text:s/></text:span><text:soft-page-break/><text:span text:style-name="T116">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17"/>
      <text:p text:style-name="P118">Fatigue</text:p>
      <text:p text:style-name="P119">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0"><text:span text:style-name="T121"><text:tab/></text:span><text:span text:style-name="T122">EEG findings in Fatigue.</text:span></text:p>
      <text:p text:style-name="P123"/>
      <text:p text:style-name="P124"><text:span text:style-name="T125">EEG findings in PCS patients.</text:span><text:bookmark-start text:name="_Hlk178302760"/><text:span text:style-name="T126"><text:s/></text:span><text:span text:style-name="T127">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28">Because of this, EEG studies have become increasingly relevant for investigating individuals with COVID-19 and PCS, as they reveal changes in brain neural activity that correlate with fatigue and cognitive deficits in these patients<text:s/></text:span><text:span text:style-name="T129">(</text:span><text:span text:style-name="T130">Antony &amp; Haneef, 2020;<text:s/></text:span><text:span text:style-name="T131">Appelt et al., 2022; Cecchetti et al., 2022; Furlanis et al., 2023; Kopańska et al., 2022; Kubota, Gajera &amp; Kuroda, 2021;<text:s/></text:span><text:span text:style-name="T132">Pasini et al., 2020; Pastor, Vega-Zelaya &amp; Abad, 2020; Roberto, Espiritu, Fernandez &amp; Gutierrez, 2020;<text:s/></text:span><text:span text:style-name="T133">Wojcik et al., 2023)</text:span><text:span text:style-name="T134">.</text:span><text:bookmark-end text:name="_Hlk178302865"/><text:span text:style-name="T135"><text:s/></text:span></text:p>
      <text:p text:style-name="P136"><text:span text:style-name="T137">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38"><text:span text:style-name="T13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text:s/></text:span><text:soft-page-break/><text:span text:style-name="T140">However, in this thesis, a power analysis will be conducted, specifically examining delta and beta frequency.<text:s/></text:span></text:p>
      <text:p text:style-name="P141"><text:span text:style-name="T142"><office:annotation><dc:creator>Janka Hauffe</dc:creator><dc:date>2024-11-30T22:18:00</dc:date><meta:creator-initials>Janka Hau</meta:creator-initials><text:p text:style-name="P143"><text:span text:style-name="T144">Why beta and delta power?</text:span></text:p></office:annotation></text:span><text:span text:style-name="T145">Delta Power in PCS patients.</text:span><text:span text:style-name="T146"><text:s/></text:span><text:span text:style-name="T147">Delta frequency (0.5-3 Hz) is typically absent during the waking state of healthy adults and is associated with deep sleep (</text:span><text:span text:style-name="T148"><office:annotation><dc:creator>Janka Hauffe</dc:creator><dc:date>2024-11-30T22:19:00</dc:date><meta:creator-initials>Janka Hau</meta:creator-initials><text:p text:style-name="P149">Other literature</text:p></office:annotation></text:span><text:span text:style-name="T150">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1"><text:span text:style-name="T152">Beta Power in PCS patients.<text:s/></text:span><text:span text:style-name="T153">Beta frequency<text:s/></text:span><text:span text:style-name="T154"><office:annotation office:name="7" xml:id="823158098"><dc:creator>Janka Hauffe</dc:creator><dc:date>2025-01-31T11:10:00</dc:date><meta:creator-initials>JH</meta:creator-initials><text:p text:style-name="P155"><text:span text:style-name="T156">The predominant approach in the literature focuses on the analysis of broad frequency bands in the EEG power spectrum, from slow bands, delta (</text:span>δ<text:span text:style-name="T157">:0.1–&lt;4 Hz) and theta (</text:span>θ<text:span text:style-name="T158">:4–&lt;8 Hz), to faster bands, alpha (</text:span>α<text:span text:style-name="T159">: 8–13 Hz), beta (</text:span>β<text:span text:style-name="T160">:14–30 Hz), and gamma (</text:span>γ<text:span text:style-name="T161">: &gt;30–80 H) (Babiloni, et al., 2020).<text:s/></text:span><text:span text:style-name="T162"><text:line-break/></text:span><text:span text:style-name="T163">Perez, Duque, Hidalgo &amp; Salvador, 2024:<text:s/></text:span><text:a xlink:href="https://doi.org/10.1016/j.biopsycho.2024.108823" office:target-frame-name="_top" xlink:show="replace"><text:span text:style-name="T164">https://doi.org/10.1016/j.biopsycho.2024.108823</text:span></text:a></text:p></office:annotation><office:annotation office:name="8" xml:id="228579182"><dc:creator>Janka Hauffe</dc:creator><dc:date>2025-01-31T11:12:00</dc:date><meta:creator-initials>JH</meta:creator-initials><text:p text:style-name="P165"><text:span text:style-name="T166">These rhythms are replaced by fast oscillations in the range of beta (14–30 Hz).</text:span><text:span text:style-name="T167"><text:line-break/></text:span>[14] Steriade M (2003) The corticothalamic system in sleep.</text:p><text:p text:style-name="P168">Front Biosci 8, d878-d899.</text:p><text:p text:style-name="P169">[15] Steriade M, Contreras D, Amzica F, Timofeev I (1996) Syn-</text:p><text:p text:style-name="P170">chronization of fast (30-40Hz) spontaneous oscillations in</text:p><text:p text:style-name="P171">intrathalamic and thalamocortical networks. J Neurosci 6,</text:p><text:p text:style-name="P172">2788-2808</text:p><text:p text:style-name="P173"><text:span text:style-name="T174">Babiloni et al. (2011):<text:s/></text:span><text:a xlink:href="https://doi.org/10.3233/JAD-2011-0051" office:target-frame-name="_top" xlink:show="replace"><text:span text:style-name="T175">https://doi.org/10.3233/JAD-2011-0051</text:span></text:a></text:p></office:annotation>(14-30 Hz)<text:s/></text:span><text:span text:style-name="CommentReference"><office:annotation-end office:name="7"/></text:span><text:span text:style-name="CommentReference"><office:annotation-end office:name="8"/></text:span><text:span text:style-name="T176">is typically present when individuals are awake and mentally or physically active, or under psychological stress (</text:span><text:span text:style-name="T177"><office:annotation><dc:creator>Janka Hauffe</dc:creator><dc:date>2024-11-30T22:18:00</dc:date><meta:creator-initials>Janka Hau</meta:creator-initials><text:p text:style-name="P178">Different reference</text:p></office:annotation></text:span><text:span text:style-name="T179">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0"><text:span text:style-name="T181">EEG findings conclusion.<text:s/></text:span><text:span text:style-name="T18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3"><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text:s/><text:soft-page-break/>subjective cognitive impairment, which might be influenced by psychological factors, such as fatigue.<text:s/></text:p>
      <text:p text:style-name="P184">Aim of study</text:p>
      <text:p text:style-name="P185"><text:span text:style-name="T186">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7">How do individuals with different cognitive performance levels differ in their self-reported limitations after SARS-CoV-2 infection, their well-being, and their resting state neural activity?</text:span></text:p>
      <text:p text:style-name="P188"/>
      <text:p text:style-name="P189">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0"><text:span text:style-name="T191"><text:line-break/></text:span><text:span text:style-name="T192"><office:annotation><dc:creator>Janka Hauffe</dc:creator><dc:date>2024-10-15T12:37:00</dc:date><meta:creator-initials>Janka Hau</meta:creator-initials><text:p text:style-name="P193">Das sieht alles schon gut aus, aber versuch mal deine Hypothesen richtig hervorzuheben, du kannst ruhig richtig Abstand lassen und sagen</text:p><text:p text:style-name="P194"/><text:p text:style-name="P195">Hypothese 1:<text:s/></text:p><text:p text:style-name="P196"/><text:p text:style-name="P197">Hypothese 2:</text:p><text:p text:style-name="P198"/><text:p text:style-name="P199">Hypothese 3a: Gruppe B hat weniger Fatigue als Gruppe A</text:p><text:p text:style-name="P200">Hypothese 3b: Gruppe B hat weniger Depression als Gruppe A</text:p><text:p text:style-name="P201">Hypothese 3c: Gruppe B hat weniger Angst als Gruppe A</text:p><text:p text:style-name="P202"/><text:p text:style-name="P203">und so weiter</text:p><text:p text:style-name="P204">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5">Hypotheses</text:span></text:p>
      <text:p text:style-name="P206"><text:span text:style-name="T207"><office:annotation office:name="11" xml:id="1740398350"><dc:creator>Janka Hauffe</dc:creator><dc:date>2025-01-09T12:37:00</dc:date><meta:creator-initials>JH</meta:creator-initials><text:p text:style-name="P208">Setzen wir voraus, keine Hypothese</text:p></office:annotation><office:annotation office:name="12" xml:id="1929832680"><dc:creator>Janka Hauffe</dc:creator><dc:date>2025-01-09T12:38:00</dc:date><meta:creator-initials>JH</meta:creator-initials><text:p text:style-name="P209">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0">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1">.<text:s/></text:span><text:span text:style-name="T212"><office:annotation office:name="14" xml:id="207214182"><dc:creator>Janka Hauffe</dc:creator><dc:date>2025-01-09T12:43:00</dc:date><meta:creator-initials>JH</meta:creator-initials><text:p text:style-name="P213">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4">Individuals,<text:s/></text:span><text:span text:style-name="T215"><office:annotation office:name="15" xml:id="1307679264"><dc:creator>Janka Hauffe</dc:creator><dc:date>2025-01-09T12:45:00</dc:date><meta:creator-initials>JH</meta:creator-initials><text:p text:style-name="P216">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7">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18">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19">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0">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1">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text:s/></text:span><text:soft-page-break/><text:span text:style-name="T222">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3"/>
      <text:p text:style-name="P224">How do individuals with different cognitive performance levels differ in their self-reported limitations after SARS-CoV-2 infection, their well-being and their resting state neural activity?</text:p>
      <text:p text:style-name="P225"/>
      <text:p text:style-name="P226">Idea: Part What is cognition in methods!?</text:p>
      <text:p text:style-name="P227">Why beta and delta and not theta and alpha?</text:p>
      <text:p text:style-name="P228">Why is closed eye condition the one I chose?</text:p>
      <text:p text:style-name="P229"/>
      <text:p text:style-name="P230">Methods</text:p>
      <text:p text:style-name="P231">Study Design Participants</text:p>
      <text:p text:style-name="P232"><text:span text:style-name="T233">The current data were collected as part of a larger research project<text:s/></text:span><text:span text:style-name="T234"><office:annotation><dc:creator>Janka Hauffe</dc:creator><dc:date>2024-10-15T12:36:00</dc:date><meta:creator-initials>Janka Hau</meta:creator-initials><text:p text:style-name="P235"><text:span text:style-name="T236">EEG Post-Covid</text:span></text:p></office:annotation></text:span><text:span text:style-name="T237">(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38"><office:annotation><dc:creator>Janka Hauffe</dc:creator><dc:date>2024-09-02T21:03:00</dc:date><meta:creator-initials>Janka Hau</meta:creator-initials><text:p text:style-name="P239"><text:span text:style-name="T240">In brief, the experiment consisted of neuropsychological tests (TMT, n-back, PVT, Oddball, RTE), restingstate recording and questionnaires regarding fatigue, sleep quality, depression and anyiety.<text:s/></text:span></text:p><text:p text:style-name="P241">The study was conducted at the University Medical Center Schleswig-Holstein (UKSH), Campus Kiel.<text:s/></text:p></office:annotation></text:span><text:span text:style-name="T242"><text:s/></text:span></text:p>
      <text:p text:style-name="P243"/>
      <text:p text:style-name="P244"><text:span text:style-name="T245">Participants for the EPOC study were recruited from</text:span><text:span text:style-name="T246"><office:annotation><dc:creator>Janka Hauffe</dc:creator><dc:date>2024-09-06T15:19:00</dc:date><meta:creator-initials>Janka Hau</meta:creator-initials><text:p text:style-name="P247"><text:span text:style-name="T248">Or COVIDOM study?</text:span></text:p></office:annotation></text:span><text:span text:style-name="T249"><office:annotation><dc:creator>Janka Hauffe</dc:creator><dc:date>2024-09-06T15:19:00</dc:date><meta:creator-initials>Janka Hau</meta:creator-initials><text:p text:style-name="P250"><text:span text:style-name="T251">Well I say in sentence after, that it is a study</text:span></text:p></office:annotation></text:span><text:span text:style-name="T252"><office:annotation><dc:creator>Janka Hauffe</dc:creator><dc:date>2024-10-15T12:42:00</dc:date><meta:creator-initials>Janka Hau</meta:creator-initials><text:p text:style-name="P253"><text:span text:style-name="T254">Do I need to mention full name or is COVIDOm enough?</text:span></text:p></office:annotation></text:span><text:span text:style-name="T255"><text:s/>COVIDOM, a population-based, prospective multi-centre study to investigate Post-COVID Syndrome (PCS) within the German National Pandemic Cohort<text:s/></text:span><text:span text:style-name="T256"><office:annotation><dc:creator>Janka Hauffe</dc:creator><dc:date>2024-09-05T15:51:00</dc:date><meta:creator-initials>Janka Hau</meta:creator-initials><text:p text:style-name="P257"><text:span text:style-name="T258">Might be bit to specific</text:span></text:p></office:annotation></text:span><text:span text:style-name="T259">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0"><office:annotation><dc:creator>Janka Hauffe</dc:creator><dc:date>2024-08-30T12:50:00</dc:date><meta:creator-initials>Janka Hau</meta:creator-initials><text:p text:style-name="P261"><text:span text:style-name="T262">COVIDOM is a population-based cohort study of polymerase chain reaction (PCR) confirmed cases of</text:span></text:p><text:p text:style-name="P263">SARS-CoV-2 infection, recruited through public health authorities in three German regions (Kiel, Berlin, W€urzburg)</text:p><text:p text:style-name="P264">between November 15, 2020 and September 29, 2021</text:p></office:annotation></text:span><text:span text:style-name="T265">(Bahmer et al., 2022; Horn et al., 2021; Schons et al., 2022).<text:s/></text:span></text:p>
      <text:p text:style-name="P266"/>
      <text:p text:style-name="P267">The participants were included based on the following criteria: A polymerase chain reaction (PCR) confirmed SARS-CoV-2 infection at least 6 months before study visit, a primary residence in one of the three study regions, age ≥ 18 years at the time of recruitment (Berlin)<text:s/><text:soft-page-break/>or infection (Würzburg, Kiel). Participants with acute reinfection of SARS-CoV-2 at the time of the scheduled study visit were excluded (Horn et al., 2021).<text:s/></text:p>
      <text:p text:style-name="P268"/>
      <text:p text:style-name="P269">In the EPOC study, a subset of individuals from Schleswig-Holstein who participated in COVIDOM was selected, constituting of those with PCS and a control group without PCS.</text:p>
      <text:p text:style-name="P270"><text:span text:style-name="T271">As EPOC is still ongoing at the time of writing, the analysis was conducted based on a preliminary subset of 79 participants (mean age 48.52, range 22–78, female 48, male 31, diverse 0, years of education mean 15.27 years min 9 to 24 years)<text:s/></text:span><text:span text:style-name="T272"><office:annotation><dc:creator>Janka Hauffe</dc:creator><dc:date>2024-09-12T12:42:00</dc:date><meta:creator-initials>Janka Hau</meta:creator-initials><text:p text:style-name="P273"><text:span text:style-name="T274">With und without als Tabelle.<text:s/></text:span>Gesammte Stichprobe im Text beschreiben<text:s/></text:p></office:annotation></text:span><text:span text:style-name="T275">withPCS (49 participants, age mean 50.29 years min 22–78, F=32 M=17, education: mean 15</text:span><text:span text:style-name="T276"><office:annotation><dc:creator>Janka Hauffe</dc:creator><dc:date>2024-09-09T15:14:00</dc:date><meta:creator-initials>Janka Hau</meta:creator-initials><text:p text:style-name="P277">Table?</text:p></office:annotation></text:span><text:span text:style-name="T278">.04 9–23) and withoutPCS (30 participants, age mean 45.63 years min 22–77, f=16,m=14 d 0, education mean 15.63<text:s/></text:span><text:span text:style-name="T279"><office:annotation><dc:creator>Janka Hauffe</dc:creator><dc:date>2024-11-14T09:06:00</dc:date><meta:creator-initials>Janka Hau</meta:creator-initials><text:p text:style-name="P280"><text:span text:style-name="T281">Table here -&gt; see Lara</text:span></text:p></office:annotation></text:span><text:span text:style-name="T282">min 10–24). The study was conducted at the University Medical Center Schleswig-Holstein (UKSH), Campus Kiel. Participants did not receive payment/financial compensation for their participation. Transportation and parking costs were reimbursed.</text:span></text:p>
      <text:p text:style-name="P283"/>
      <text:p text:style-name="P284"><text:span text:style-name="T285"><office:annotation><dc:creator>Janka Hauffe</dc:creator><dc:date>2024-09-09T13:50:00</dc:date><meta:creator-initials>Janka Hau</meta:creator-initials><text:p text:style-name="P286"><text:span text:style-name="T287">Here, or should I inser it after the inclusion criteria?</text:span></text:p></office:annotation></text:span><text:span text:style-name="T288">Ethics statement</text:span></text:p>
      <text:p text:style-name="P289"><text:span text:style-name="T290">The study was approved by the Ethics Committee of the medical faculty of the Christian-Albrechts-University of Kiel, Germany (record identification: D 446/23). In accordance</text:span><text:span text:style-name="T291"><office:annotation><dc:creator>Janka Hauffe</dc:creator><dc:date>2024-09-02T10:24:00</dc:date><meta:creator-initials>Janka Hau</meta:creator-initials><text:p text:style-name="P292"><text:span text:style-name="T293">All participants gave their written</text:span></text:p><text:p text:style-name="P294"><text:span text:style-name="T295">133<text:s/></text:span><text:span text:style-name="T296">informed consent and were compensated for their participation. The experiment was</text:span></text:p><text:p text:style-name="P297"><text:span text:style-name="T298">134<text:s/></text:span><text:span text:style-name="T299">carried out in accordance with the ethical standards of the Declaration of Helsinki and</text:span></text:p><text:p text:style-name="P300"><text:span text:style-name="T301">135<text:s/></text:span><text:span text:style-name="T302">was approved by the local ethical committee.</text:span></text:p></office:annotation></text:span><text:span text:style-name="T303"><text:s/>with the Declaration of Helsinki, informed written consent was obtained from all participants.</text:span></text:p>
      <text:p text:style-name="P304"/>
      <text:p text:style-name="P305"><text:span text:style-name="T306"><office:annotation><dc:creator>Janka Hauffe</dc:creator><dc:date>2024-09-02T21:30:00</dc:date><meta:creator-initials>Janka Hau</meta:creator-initials><text:p text:style-name="P307"><text:span text:style-name="T30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09">Proced</text:span><text:span text:style-name="T310"><office:annotation><dc:creator>Janka Hauffe</dc:creator><dc:date>2024-09-02T21:14:00</dc:date><meta:creator-initials>Janka Hau</meta:creator-initials><text:p text:style-name="P311"><text:span text:style-name="T312">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3">ure/Study D</text:span><text:span text:style-name="T314"><office:annotation><dc:creator>Janka Hauffe</dc:creator><dc:date>2024-10-15T12:45:00</dc:date><meta:creator-initials>Janka Hau</meta:creator-initials><text:p text:style-name="P315"><text:span text:style-name="T316">Need to add, that two were there to place EEG cap, and else one person. Here, or at EEG part?</text:span></text:p></office:annotation></text:span><text:span text:style-name="T317">esign</text:span></text:p>
      <text:p text:style-name="P318"><text:bookmark-start text:name="_Hlk178543754"/><text:span text:style-name="T31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0"><office:annotation><dc:creator>Janka Hauffe</dc:creator><dc:date>2024-09-03T10:52:00</dc:date><meta:creator-initials>Janka Hau</meta:creator-initials><text:p text:style-name="P321"><text:span text:style-name="T322">Not sure if nessecary, I like to give an overview but I‘m repeating myself</text:span></text:p></office:annotation></text:span><text:span text:style-name="T323"><text:s/>anxiety. All data were collected at the University Medical Center Schleswig-</text:span><text:span text:style-name="T324"><office:annotation><dc:creator>Janka Hauffe</dc:creator><dc:date>2024-09-05T15:54:00</dc:date><meta:creator-initials>Janka Hau</meta:creator-initials><text:p text:style-name="P325"><text:span text:style-name="T326">Already wrote that</text:span></text:p></office:annotation></text:span><text:span text:style-name="T327"><office:annotation><dc:creator>Janka Hauffe</dc:creator><dc:date>2024-09-09T13:52:00</dc:date><meta:creator-initials>Janka Hau</meta:creator-initials><text:p text:style-name="P328"><text:span text:style-name="T329">Where does it fit better? Before? Or here?</text:span></text:p></office:annotation></text:span><text:span text:style-name="T330">Holstein (UKSH), Campus Kiel.</text:span></text:p>
      <text:p text:style-name="P331"><text:bookmark-end text:name="_Hlk178543754"/><text:span text:style-name="T332">Pa</text:span><text:span text:style-name="T333"><office:annotation><dc:creator>Janka Hauffe</dc:creator><dc:date>2024-09-02T21:30:00</dc:date><meta:creator-initials>Janka Hau</meta:creator-initials><text:p text:style-name="P334"><text:span text:style-name="T335">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6">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37"><office:annotation><dc:creator>Janka Hauffe</dc:creator><dc:date>2024-09-09T13:55:00</dc:date><meta:creator-initials>Janka Hau</meta:creator-initials><text:p text:style-name="P338"><text:span text:style-name="T339">Or: The first tests used were the Trial Marking Tests A and B.<text:s/></text:span></text:p><text:p text:style-name="P340">Or should it be The first test used was the Trial Marking Test A and B?</text:p></office:annotation></text:span><text:span text:style-name="T341">g Test.<text:s/></text:span><text:span text:style-name="T342"><office:annotation><dc:creator>Janka Hauffe</dc:creator><dc:date>2024-09-09T14:15:00</dc:date><meta:creator-initials>Janka Hau</meta:creator-initials><text:p text:style-name="P343"><text:span text:style-name="T344">Better way to start this sentence?</text:span></text:p></office:annotation></text:span><text:span text:style-name="T345">Following this, the<text:s/></text:span><text:span text:style-name="T346"><office:annotation><dc:creator>Janka Hauffe</dc:creator><dc:date>2024-09-09T14:16:00</dc:date><meta:creator-initials>Janka Hau</meta:creator-initials><text:p text:style-name="P347"><text:span text:style-name="T348">Do I need to provide more information here? Which gel etc. ; Two people...</text:span></text:p></office:annotation></text:span><text:span text:style-name="T349">EEG cap was<text:s/></text:span><text:span text:style-name="T350"><office:annotation><dc:creator>Janka Hauffe</dc:creator><dc:date>2024-09-09T14:16:00</dc:date><meta:creator-initials>Janka Hau</meta:creator-initials><text:p text:style-name="P351"><text:span text:style-name="T352">On what? Should I say specific on participants head?</text:span></text:p></office:annotation></text:span><text:span text:style-name="T353">placed, and participants completed a series of<text:s/></text:span><text:span text:style-name="T354"><office:annotation><dc:creator>Janka Hauffe</dc:creator><dc:date>2024-09-03T14:09:00</dc:date><meta:creator-initials>Janka Hau</meta:creator-initials><text:p text:style-name="P355"><text:span text:style-name="T356">Kind of screen and lights off</text:span></text:p></office:annotation></text:span><text:span text:style-name="T357"><office:annotation><dc:creator>Janka Hauffe</dc:creator><dc:date>2024-09-03T14:32:00</dc:date><meta:creator-initials>Janka Hau</meta:creator-initials><text:p text:style-name="P358"><text:span text:style-name="T359">Lilly: 27-Zoll-Bildschirm</text:span></text:p></office:annotation></text:span><text:span text:style-name="T360">other neuropsychological tests, starting with</text:span><text:span text:style-name="T361"><office:annotation><dc:creator>Janka Hauffe</dc:creator><dc:date>2024-09-03T10:35:00</dc:date><meta:creator-initials>Janka Hau</meta:creator-initials><text:p text:style-name="P362"><text:span text:style-name="T363">The or an?</text:span></text:p></office:annotation></text:span><text:span text:style-name="T364"><text:s/>the redundant target<text:s/></text:span><text:span text:style-name="T365"><office:annotation><dc:creator>Janka Hauffe</dc:creator><dc:date>2024-09-09T14:24:00</dc:date><meta:creator-initials>Janka Hau</meta:creator-initials><text:p text:style-name="P366"><text:span text:style-name="T367">Should I already introduce the abbreviation here?</text:span></text:p></office:annotation></text:span><text:span text:style-name="T368">effect (RTE), followed by an oddball paradigm, an n-back task, and<text:s/></text:span><text:span text:style-name="T369"><office:annotation><dc:creator>Janka Hauffe</dc:creator><dc:date>2024-09-09T14:17:00</dc:date><meta:creator-initials>Janka Hau</meta:creator-initials><text:p text:style-name="P370"><text:span text:style-name="T371">Maybe a bit informal. Can‘t think of a better word right now</text:span></text:p></office:annotation></text:span><text:span text:style-name="T372">lastly the psychomotor vigilance task<text:s/></text:span><text:soft-page-break/><text:span text:style-name="T373">(PVT). Electroencephalographic activity was recorded continuously throughout these tests. Finally, resting<text:s/></text:span><text:span text:style-name="T374"><office:annotation><dc:creator>Janka Hauffe</dc:creator><dc:date>2024-09-03T10:58:00</dc:date><meta:creator-initials>Janka Hau</meta:creator-initials><text:p text:style-name="P375">Bei dem Ruhe-EEG sollen die Versuchspersonen lediglich auf einen Fixationspunkt gucken. Nach 5</text:p><text:p text:style-name="P376">Minuten teilt ein Audiosignal der Versuchsperson mit, dass sie nun für die nächsten 5 Minuten die</text:p><text:p text:style-name="P377">Augen schließen sollen. Mit einem letzten Audiosignal wird der Versuch beendet.</text:p></office:annotation></text:span><text:span text:style-name="T378"><office:annotation><dc:creator>Janka Hauffe</dc:creator><dc:date>2024-09-09T14:14:00</dc:date><meta:creator-initials>Janka Hau</meta:creator-initials><text:p text:style-name="P379"><text:span text:style-name="T380">Resting state was measured next.<text:s/></text:span><text:span text:style-name="T381"><text:line-break/>Or</text:span><text:span text:style-name="T382"><text:line-break/>Resting state was then measured</text:span></text:p></office:annotation></text:span><text:span text:style-name="T383">state was measured, 5 minutes with eyes open and 5 minutes with eyes closed. During EEG recordings, participants were seated comfortably and instructed to minimize movement, and to</text:span><text:span text:style-name="T384"><office:annotation><dc:creator>Janka Hauffe</dc:creator><dc:date>2024-09-09T14:20:00</dc:date><meta:creator-initials>Janka Hau</meta:creator-initials><text:p text:style-name="P385"><text:span text:style-name="T386">Keep their gaze (is that better?)</text:span></text:p></office:annotation></text:span><text:span text:style-name="T387"><text:s/>focus on a fixation cross displayed on the<text:s/></text:span><text:span text:style-name="T388"><office:annotation><dc:creator>Janka Hauffe</dc:creator><dc:date>2024-09-09T14:21:00</dc:date><meta:creator-initials>Janka Hau</meta:creator-initials><text:p text:style-name="P389"><text:span text:style-name="T390">What kind of screen? Need to as Christian and add information<text:s/></text:span></text:p></office:annotation></text:span><text:span text:style-name="T391">screen in front of them to reduce eye movements, while the light was turend off. After completing the resting state measurement, the EEG cap<text:s/></text:span><text:span text:style-name="T392"><office:annotation><dc:creator>Janka Hauffe</dc:creator><dc:date>2024-09-09T14:01:00</dc:date><meta:creator-initials>Janka Hau</meta:creator-initials><text:p text:style-name="P393"><text:span text:style-name="T394">I‘m repeating myself. Is that okay in this case?</text:span></text:p></office:annotation></text:span><text:span text:style-name="T395">was removed, and participants filled out three questionnaires assessing fatigue (FACIT-F), sleep quality (PSQI), depression (HADS-D), and anxiety (HADS-A). The participants got then the chance to wash their<text:s/></text:span><text:span text:style-name="T396"><office:annotation><dc:creator>Janka Hauffe</dc:creator><dc:date>2024-09-06T15:24:00</dc:date><meta:creator-initials>Janka Hau</meta:creator-initials><text:p text:style-name="P397"><text:span text:style-name="T398">Delete sentence?</text:span></text:p></office:annotation></text:span><text:span text:style-name="T399">scalp/hair. In all, the experiment took up to 3 hours.<text:s/></text:span></text:p>
      <text:p text:style-name="P400"/>
      <text:p text:style-name="P401"><text:bookmark-start text:name="_Hlk178543851"/><text:span text:style-name="T40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3"><office:annotation><dc:creator>Janka Hauffe</dc:creator><dc:date>2024-09-09T14:23:00</dc:date><meta:creator-initials>Janka Hau</meta:creator-initials><text:p text:style-name="P404"><text:span text:style-name="T405">And will be of interest in this thesis<text:s/></text:span><text:span text:style-name="T406"><text:line-break/>or something like that maybe?<text:s/></text:span>Or does it not need further explaination?</text:p></office:annotation></text:span><text:span text:style-name="T407">study.<text:s/></text:span></text:p>
      <text:p text:style-name="P408"><text:bookmark-end text:name="_Hlk178543851"/></text:p>
      <text:p text:style-name="P409">Cognitive tasks</text:p>
      <text:p text:style-name="P410"><text:span text:style-name="T411"><text:tab/>Mo</text:span><text:span text:style-name="T412"><office:annotation><dc:creator>Janka Hauffe</dc:creator><dc:date>2024-08-30T14:18:00</dc:date><meta:creator-initials>Janka Hau</meta:creator-initials><text:p text:style-name="P413">Das</text:p><text:p text:style-name="P414">Kurzzeitgedächtnis wird durch eine Aufgabe getestet, bei der 5 Begriffe in 2 Durchgängen gelernt und</text:p><text:p text:style-name="P415">nach 5 Minuten wieder erinnert werden müssen. Die visuell-räumlichen Fähigkeiten werden beurteilt</text:p><text:p text:style-name="P416">durch Aufgaben, bei denen ein Würfel und eine Uhr gezeichnet werden müssen. Exekutivfunktionen</text:p><text:p text:style-name="P417">werden durch eine Abwandlung des TMT B, eine Wortflüssigkeitsaufgabe und eine verbale</text:p><text:p text:style-name="P418">Abstraktionsaufgabe getestet. Aufmerksamkeit, Konzentration und Arbeitsgedächtnis werden</text:p><text:p text:style-name="P419">untersucht durch eine Aufgabe, bei der Aufmerksamkeit aufrechterhalten werden muss, eine bei der</text:p><text:p text:style-name="P420">von einer Startzahl sequentiell 7 abgezogen werden muss und eine, bei der Zahlen vorwärts und</text:p><text:p text:style-name="P421">rückwärts wiedergegeben werden müssen. Sprache wird beurteilt durch Benennung wenig</text:p><text:p text:style-name="P422">bekannter Tiere, Wiederholung zwei syntaktisch komplexer Sätze und der Wortflüssigkeitsaufgabe.</text:p><text:p text:style-name="P423">Außerdem wird die Orientierung hinsichtlich Zeit und Ort abgefragt.</text:p></office:annotation></text:span><text:span text:style-name="T424">CA</text:span></text:p>
      <text:p text:style-name="P425"><text:bookmark-start text:name="_Hlk178544199"/><text:span text:style-name="T426">The Montreal Cognitive A</text:span><text:span text:style-name="T427"><office:annotation><dc:creator>Janka Hauffe</dc:creator><dc:date>2024-09-03T11:08:00</dc:date><meta:creator-initials>Janka Hau</meta:creator-initials><text:p text:style-name="P428"><text:span text:style-name="T429">I like to start with the full name, but maybe dump since I already used it before… or should I maybe first introduce the short name here and not before?</text:span></text:p></office:annotation></text:span><text:span text:style-name="T430">ssessment (MoCA; Nasreddine et al., 2005) is a widely used, validated screening tool originally designed to detect mild cognitive impairment (</text:span><text:span text:style-name="T431"><office:annotation><dc:creator>Janka Hauffe</dc:creator><dc:date>2024-09-09T14:26:00</dc:date><meta:creator-initials>Janka Hau</meta:creator-initials><text:p text:style-name="P432"><text:span text:style-name="T433">literature</text:span></text:p></office:annotation></text:span><text:span text:style-name="T434">MCI) (Hauffe, 2024). <text:s/>It assesses several cognitive domains, including visuospatial skills/ability, executive function, naming,<text:s/></text:span><text:span text:style-name="T435"><office:annotation><dc:creator>Janka Hauffe</dc:creator><dc:date>2024-09-09T15:27:00</dc:date><meta:creator-initials>Janka Hau</meta:creator-initials><text:p text:style-name="P436"><text:span text:style-name="T437">Is that correct written? Or wrong?</text:span></text:p></office:annotation></text:span><text:span text:style-name="T438">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39">.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40"/>
      <text:soft-page-break/>
      <text:p text:style-name="P441"><text:span text:style-name="T442">T</text:span><text:span text:style-name="T443"><office:annotation><dc:creator>Janka Hauffe</dc:creator><dc:date>2024-09-12T11:09:00</dc:date><meta:creator-initials>Janka Hau</meta:creator-initials><text:p text:style-name="P444"><text:span text:style-name="T445">See methods1209 for more information on TMT!</text:span></text:p></office:annotation></text:span><text:span text:style-name="T446">MT</text:span><text:span text:style-name="T447"><office:annotation><dc:creator>Janka Hauffe</dc:creator><dc:date>2024-09-03T12:32:00</dc:date><meta:creator-initials>Janka Hau</meta:creator-initials><text:p text:style-name="P448"><text:span text:style-name="T449">The Trail Making Test (TMT) was originally developed as part of the Army Individual Test</text:span></text:p><text:p text:style-name="P450">Battery (1944) and is one of the most commonly used tests in neuropsychological practice due</text:p><text:p text:style-name="P451">to its high sensitivity in diagnosing brain impairment (Armitage, 1946; Lewinsohn, 1973; Reitan,</text:p><text:p text:style-name="P452">1958; Spreen &amp; Benton, 1965).</text:p></office:annotation></text:span><text:span text:style-name="T453"><text:s/>Pa</text:span><text:span text:style-name="T454"><office:annotation><dc:creator>Janka Hauffe</dc:creator><dc:date>2024-08-30T14:19:00</dc:date><meta:creator-initials>Janka Hau</meta:creator-initials><text:p text:style-name="P455">Der Trail Making Test (TMT, Reitan, 1958) ist ein neuropsychologisches Testverfahren zur Erhebung</text:p><text:p text:style-name="P456">von Aufmerksamkeitsstörungen und exekutiven Dysfunktionen. Der Test besteht aus zwei</text:p><text:p text:style-name="P457">Abschnitten (TMT A und TMT B). Bei dem TMT A müssen Zahlen in aufsteigender Reihenfolge</text:p><text:p text:style-name="P458">verbunden werden. Im TMT B müssen Zahlen und Buchstaben alternierend verbunden werden, die</text:p><text:p text:style-name="P459">Buchstaben in alphabetischer Reihenfolge.</text:p></office:annotation></text:span><text:span text:style-name="T460">rt A and B</text:span></text:p>
      <text:p text:style-name="P461"><text:span text:style-name="T462">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3">S</text:span><text:span text:style-name="T464">ánchez-Cubillo et al., 2009). The TMT assesses cognitive processing speed and executive functioning (Lezak, 1995; Mitrushina et al., 2005; Reitan, 1992;<text:s/></text:span><text:span text:style-name="T465">S</text:span><text:span text:style-name="T466">ánchez-Cubillo et al., 2009; Strauss et al., 2016; Tombaugh, 2004), as well as visual<text:s/></text:span><text:span text:style-name="T467"><office:annotation><dc:creator>Janka Hauffe</dc:creator><dc:date>2024-09-10T20:14:00</dc:date><meta:creator-initials>Janka Hau</meta:creator-initials><text:p text:style-name="P468"><text:span text:style-name="T469">I think it‘s fine to write either search or scanning. Which is better?</text:span></text:p></office:annotation></text:span><text:span text:style-name="T470">search/scanning, and mental flexibility (</text:span><text:span text:style-name="T471">S</text:span><text:span text:style-name="T472">á</text:span><text:span text:style-name="T473"><office:annotation><dc:creator>Janka Hauffe</dc:creator><dc:date>2024-09-12T08:05:00</dc:date><meta:creator-initials>Janka Hau</meta:creator-initials><text:p text:style-name="P474"><text:span text:style-name="T475">Visual search, perceptual/motor speed, speed of processing, working memory, and general intelligence are among the most frequently cited constructs thought to contribute to TMT performance (Sánchez-Cubillo et al., 2009).</text:span></text:p></office:annotation></text:span><text:span text:style-name="T476">nchez-Cubillo et al., 2009; Tombaugh, 2004).<text:s/></text:span></text:p>
      <text:p text:style-name="P477"/>
      <text:p text:style-name="P478">The TMT consists of two parts: Part A (TMT-A), a number-connection task, and Part B (TMT-B), a number-letter alternation task. Both parts were administered (in this study) according to the guidelines provided by Strauss et al., 2006.</text:p>
      <text:p text:style-name="P479"/>
      <text:p text:style-name="P480"><text:span text:style-name="T481">In TMT-A, participants were instructed to connect consecutively numbered circles from 1 to 25 on an A4 page by drawing lines between them, aiming to complete the task as quickly and accurately as possible. In TMT-B, the task becomes more complex (</text:span><text:span text:style-name="T48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3"/>
      <text:p text:style-name="P484"><text:span text:style-name="T48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text:span><text:span text:style-name="T486"><office:annotation office:name="64" xml:id="1727679920"><dc:creator>Janka Hauffe</dc:creator><dc:date>2025-01-31T14:18:00</dc:date><meta:creator-initials>JH</meta:creator-initials><text:p text:style-name="P487">Overall, the correlational analyses</text:p><text:p text:style-name="P488">indicate (1) that the performance of TMT-B rel-</text:p><text:p text:style-name="P489">ative to TMT-A does reflect attentional control</text:p><text:p text:style-name="P490">processes necessary to manage rapid alternation</text:p><text:p text:style-name="P491">of two tasks, and (2) that this control may be</text:p><text:p text:style-name="P492">largely related to the efficiency of resolving sup-</text:p><text:p text:style-name="P493">pression of a previously-abandoned task.<text:line-break/>Trail Making Test, Part B as a Measure of Executive</text:p><text:p text:style-name="P494">Control: Validation Using a Set-Switching Paradigm</text:p><text:p text:style-name="P495">Katherine Arbuthnott &amp; Janis Frank</text:p></office:annotation><text:s/>was<text:s/></text:span><text:span text:style-name="CommentReference"><office:annotation-end office:name="64"/></text:span><text:span text:style-name="T496"><office:annotation office:name="67" xml:id="971518511"><dc:creator>Janka Hauffe</dc:creator><dc:date>2025-01-31T13:56:00</dc:date><meta:creator-initials>JH</meta:creator-initials><text:p text:style-name="P497">Apart from the direct TMT scores, that is, time to complete parts A and B, derived</text:p><text:p text:style-name="P498">scores are used as sensitive measures of cognitive inflexibility and executive dysfunction</text:p><text:p text:style-name="P499">(Lamberty, Putnam, Chatel, Bieliauskas, &amp; Adams, 1994). Specifically, the (B − A) difference score removes the speed</text:p><text:p text:style-name="P500">component from TMT assessment (Lezak et al., 2004) and provides a purer indicator of</text:p><text:p text:style-name="P501">executive control processes, by minimizing visuoperceptual and motor demands</text:p><text:p text:style-name="P502">(Sánchez-Cubillo et al., 2009)</text:p><text:p text:style-name="P503"/><text:p text:style-name="P504">As concerns</text:p><text:p text:style-name="P505">the derived TMT measures, the cognitive processes that significantly contributed to the</text:p><text:p text:style-name="P506">TMT-(B − A) difference score were visuoperceptual ability and working memory (Derived Trail Making Test indices: demographics</text:p><text:p text:style-name="P507">and cognitive background variables across the</text:p><text:p text:style-name="P508">adult life span</text:p><text:p text:style-name="P509">Foteini Christidi, Evangelia Kararizou, Nikolaos Triantafyllou, Maria</text:p><text:p text:style-name="P510">Anagnostouli &amp; Ioannis Zalonis)</text:p></office:annotation>cal</text:span><text:span text:style-name="T511"><office:annotation office:name="66" xml:id="878401586"><dc:creator>Janka Hauffe</dc:creator><dc:date>2025-01-31T13:39:00</dc:date><meta:creator-initials>JH</meta:creator-initials><text:p text:style-name="P512">Construct validity of the Trail Making Test: Role of</text:p><text:p text:style-name="P513">task-switching, working memory, inhibition/interference</text:p><text:p text:style-name="P514">control, and visuomotor abilities<text:line-break/>SÁNCHEZ-CUBILLO et al.<text:line-break/>Multiple regression analysis performed on B-A differ-</text:p><text:p text:style-name="P515">ence scores accounted for 30% of the variance, with Switch-</text:p><text:p text:style-name="P516">cost as the main contributing variable. This was followed by</text:p><text:p text:style-name="P517">working memory that, however, did not reach statistical</text:p><text:p text:style-name="P518">significance (Table 4). According to the assumption that</text:p><text:p text:style-name="P519">behavioral switch-costs represent a relatively pure indicator</text:p><text:p text:style-name="P520">of cognitive control and executive functioning (Monsell,</text:p><text:p text:style-name="P521">2005), our results suggest that B-A was the best TMT index</text:p><text:p text:style-name="P522">of executive functioning. This finding partially contradicts</text:p><text:p text:style-name="P523">preceding TMT validation studies, where task-switching</text:p><text:p text:style-name="P524">ability was best related to B:A and not to B-A score (Ar-</text:p><text:p text:style-name="P525">buthnott &amp; Frank, 2000).<text:line-break/>while B-A minimizes visuoperceptual and working</text:p><text:p text:style-name="P526">memory demands, providing a relatively pure indicator of</text:p><text:p text:style-name="P527">executive control abilities.<text:s/></text:p></office:annotation><office:annotation><dc:creator>Janka Hauffe</dc:creator><dc:date>2024-09-12T09:03:00</dc:date><meta:creator-initials>Janka Hau</meta:creator-initials><text:p text:style-name="P528"><text:span text:style-name="T529">Why?</text:span></text:p></office:annotation></text:span><text:span text:style-name="CommentReference"><office:annotation-end office:name="66"/></text:span><text:span text:style-name="T530">culated.<text:s/></text:span><text:span text:style-name="CommentReference"><office:annotation-end office:name="67"/></text:span></text:p>
      <text:p text:style-name="P531"/>
      <text:p text:style-name="P532"/>
      <text:p text:style-name="P533"/>
      <text:p text:style-name="P534"><text:span text:style-name="T535">N-</text:span><text:span text:style-name="T536"><office:annotation><dc:creator>Janka Hauffe</dc:creator><dc:date>2024-11-27T15:43:00</dc:date><meta:creator-initials>Janka Hau</meta:creator-initials><text:p text:style-name="P537"><text:span text:style-name="T538">Figure!</text:span></text:p></office:annotation></text:span><text:span text:style-name="T539">Back Part A and B</text:span></text:p>
      <text:p text:style-name="P540"><text:span text:style-name="T541">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pan><text:span text:style-name="T542"><text:s/></text:span><text:span text:style-name="T543">Reliability of the n-back task varies across studies, with more complex levels (e.g., 2-back, 3-back) generally yielding higher reliability coefficients (Jaeggi et al., 2010; Pelegrina et al., 2015</text:span><text:span text:style-name="T544">)</text:span><text:span text:style-name="T545">.</text:span></text:p>
      <text:p text:style-name="P546"/>
      <text:p text:style-name="P547"><text:span text:style-name="T548">In this study, participants completed two blocks of the n-back task: a 1-back task followed by a 2-back task, with a paus</text:span><text:span text:style-name="T549">e</text:span><text:span text:style-name="T550"><text:s/></text:span><text:span text:style-name="T551">between blocks<text:s/></text:span><text:span text:style-name="T552">during which the instructor provided additional instructions before participants proceeded to the second block</text:span><text:span text:style-name="T553">. The</text:span><text:span text:style-name="T554"><text:s/>task was programmed using … and presented on a 27-inch computer screen.<text:s/></text:span></text:p>
      <text:p text:style-name="P555"><text:span text:style-name="T556">In both conditions, participants were shown a series of 60 linguistic stimuli, consisting of 16 different consonants (</text:span><text:span text:style-name="T557">B, C, D, F, G, H, J, K, M, Q, R, S, T, V, X, Z</text:span><text:span text:style-name="T55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59"><office:annotation><dc:creator>Janka Hauffe</dc:creator><dc:date>2024-09-12T13:01:00</dc:date><meta:creator-initials>Janka Hau</meta:creator-initials><text:p text:style-name="P560"><text:span text:style-name="T561">Look at numbers again here</text:span></text:p></office:annotation></text:span><text:span text:style-name="T562"><text:s/>to 220 ms (black screen). Total trial duration ranged from 1080 to 1120 ms.<text:s/></text:span></text:p>
      <text:p text:style-name="P563">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64"><text:span text:style-name="T565"><office:annotation office:name="70" xml:id="538305504"><dc:creator>Janka Hauffe</dc:creator><dc:date>2025-01-31T13:18:00</dc:date><meta:creator-initials>JH</meta:creator-initials><text:p text:style-name="P566">Or: Response accuracy and response time were measured.<text:s/></text:p></office:annotation>Reaction time, hits, misses, and false alarms were recorded</text:span><text:span text:style-name="CommentReference"><office:annotation-end office:name="70"/></text:span><text:span text:style-name="T567">.<text:s/></text:span><text:span text:style-name="T568">In total, the experiment took around 5 minutes. During the experiment, the light<text:s/></text:span><text:span text:style-name="T569">in the room<text:s/></text:span><text:span text:style-name="T570">was turned off. <text:s/></text:span></text:p>
      <text:p text:style-name="P571"><text:span text:style-name="T572"><text:tab/><text:s/></text:span></text:p>
      <text:p text:style-name="P573"/>
      <text:soft-page-break/>
      <text:p text:style-name="P574"><text:span text:style-name="T575">PVT</text:span><text:span text:style-name="T576"><office:annotation><dc:creator>Janka Hauffe</dc:creator><dc:date>2024-08-30T14:20:00</dc:date><meta:creator-initials>Janka Hau</meta:creator-initials><text:p text:style-name="P577">Der Psychomotor Vigilance Test (PVT), die Oddball Aufgabe, der Redundant Target Effect (RTE) und</text:p><text:p text:style-name="P578">die n-back Aufgabe sind Reaktionsaufgaben, die an einem Computer im EEG-Labor durchgeführt</text:p><text:p text:style-name="P579">werden. Bei dem PVT müssen die Versuchspersonen so schnell wie möglich einen Knopf drücken,</text:p><text:p text:style-name="P580">sobald ein Timer aus roten Zahlen erscheint. Sobald die Reaktion stattgefunden hat, stoppt der Timer</text:p><text:p text:style-name="P581">14</text:p><text:p text:style-name="P582">und zeigt somit die Reaktionszeit der Versuchsperson an. Die Oddball Aufgabe besteht aus einem</text:p><text:p text:style-name="P583">Zielreiz, einem Distraktorreiz und einem Standardreiz. Die Aufgabe der Versuchsperson ist es, bei</text:p><text:p text:style-name="P584">Erscheinen des Zielreizes so schnell wie möglich einen Knopf zu drücken. Beim RTE kann ein visueller</text:p><text:p text:style-name="P585">oder auditiver Reiz erscheinen oder auch beides gleichzeitig. Sobald einer der Reize erscheint</text:p><text:p text:style-name="P586">(unabhängig von der Bedingung), soll so schnell wie möglich ein Knopf gedrückt werden. Die n-back</text:p><text:p text:style-name="P587">Aufgabe besteht aus zwei Teilen. Auf dem Bildschirm erscheinen Buchstaben. Im ersten Teil sollen</text:p><text:p text:style-name="P588">die Versuchspersonen per Knopfdruck reagieren, wenn ein Buchstabe erscheint, der mit dem</text:p><text:p text:style-name="P589">vorherigen Buchstaben übereinstimmt. Im zweiten Teil sollen die Versuchspersonen per Knopfdruck</text:p><text:p text:style-name="P590">reagieren, wenn ein Buchstabe erscheint, der mit dem vorletzten Buchstaben übereinstimmt.</text:p></office:annotation></text:span><text:span text:style-name="T591"><office:annotation><dc:creator>Janka Hauffe</dc:creator><dc:date>2024-11-27T15:43:00</dc:date><meta:creator-initials>Janka Hau</meta:creator-initials><text:p text:style-name="P592"><text:span text:style-name="T593">figure</text:span></text:p></office:annotation></text:span><text:span text:style-name="T594"><text:s/></text:span></text:p>
      <text:p text:style-name="P59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96">Reaction time task<text:s/></text:p>
      <text:p text:style-name="P597"><text:span text:style-name="T598">(Drummond et al., 2005) Originally developed in 1985 as a measure of sustained<text:s/></text:span><text:span text:style-name="T599"><office:annotation><dc:creator>Janka Hauffe</dc:creator><dc:date>2024-09-03T13:46:00</dc:date><meta:creator-initials>Janka Hau</meta:creator-initials><text:p text:style-name="P600"><text:span text:style-name="T601">Dinges DF, Powell JW. Microcomputer analyses of performance on</text:span></text:p><text:p text:style-name="P602">a portable, simple visual RT task during sustained operations. Beh</text:p><text:p text:style-name="P603">Res Meth Instr Comp 1985;17:652-5.</text:p></office:annotation></text:span><text:span text:style-name="T604">attention. Studies have demonstrated its sensitivity to sleepiness in clinical and experimental<text:s/></text:span><text:span text:style-name="T605"><office:annotation><dc:creator>Janka Hauffe</dc:creator><dc:date>2024-09-03T13:47:00</dc:date><meta:creator-initials>Janka Hau</meta:creator-initials><text:p text:style-name="P606"><text:span text:style-name="T607">Dorrian J, Rogers NL, Dinges, DF. Psychomotor vigilance performance:</text:span></text:p><text:p text:style-name="P608">a neurocognitive assay sensitive to sleep loss. In: Kushida</text:p><text:p text:style-name="P609">C, ed. Sleep Deprivation: Clinical Issues, Pharmacology and Sleep</text:p><text:p text:style-name="P610">Loss Effects. New York: Marcel Dekker, Inc; 2005:39-70.</text:p></office:annotation></text:span><text:span text:style-name="T611">settings.<text:s/></text:span></text:p>
      <text:p text:style-name="P612"><text:span text:style-name="T613">(Molina, Sanabria, Jung &amp; Correa,<text:s/></text:span><text:span text:style-name="T614"><office:annotation><dc:creator>Janka Hauffe</dc:creator><dc:date>2024-09-03T13:59:00</dc:date><meta:creator-initials>Janka Hau</meta:creator-initials><text:p text:style-name="P615"><text:span text:style-name="T616">is a straightforward and reliable tool for measuring</text:span></text:p><text:p text:style-name="P617">fatigue in humans.</text:p></office:annotation></text:span><text:span text:style-name="T618"><office:annotation><dc:creator>Janka Hauffe</dc:creator><dc:date>2024-09-03T13:59:00</dc:date><meta:creator-initials>Janka Hau</meta:creator-initials><text:p text:style-name="P619"><text:span text:style-name="T620">Might be interesting, when comparring with fatigue score</text:span></text:p></office:annotation></text:span><text:span text:style-name="T621">2019)</text:span></text:p>
      <text:p text:style-name="P622"><text:span text:style-name="T62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24"><office:annotation><dc:creator>Janka Hauffe</dc:creator><dc:date>2024-09-03T14:04:00</dc:date><meta:creator-initials>Janka Hau</meta:creator-initials><text:p text:style-name="P625"><text:span text:style-name="T626">Research on the relationship between EEG signals and PVT performance</text:span></text:p><text:p text:style-name="P627">showed that an increment in delta power on frontal and occipital</text:p><text:p text:style-name="P628">areas, and an increment in occipital theta power were associated with</text:p><text:p text:style-name="P629">slower RTs and more frequent lapses (RTs above 500 ms) on sleep-deprived</text:p><text:p text:style-name="P630"><text:span text:style-name="T631">subjects (Chua et al., 2012; Hoedlmoser et al., 2011).</text:span><text:span text:style-name="T632"><text:line-break/></text:span><text:span text:style-name="T633">Interesting for EEG/Hypotheses<text:s/></text:span></text:p></office:annotation></text:span><text:span text:style-name="T634"><office:annotation><dc:creator>Janka Hauffe</dc:creator><dc:date>2024-09-03T14:05:00</dc:date><meta:creator-initials>Janka Hau</meta:creator-initials><text:p text:style-name="P635"><text:span text:style-name="T636">It is interesting</text:span></text:p><text:p text:style-name="P637">to note that frontal and parietal areas have been often related</text:p><text:p text:style-name="P638">to sustained attention and, despite the scarce extant evidence with this</text:p><text:p text:style-name="P639">task, one could expect performance on the PVT to rely on these brain</text:p><text:p text:style-name="P640">areas.</text:p></office:annotation></text:span><text:span text:style-name="T641">2019)</text:span></text:p>
      <text:p text:style-name="P642">(Jakobsen, Sorensen, Rask , Jensen &amp; Kondrup, 2011) Reaction time was related to cognitive function in both healthy subjects and patients. it is valid.</text:p>
      <text:p text:style-name="P643"/>
      <text:p text:style-name="P644"><text:span text:style-name="T645">This study employed a 5-minute version of the PVT, which has been established as a valid alternative to the traditional 10-minute PVT-192 (for assessing fatigue) (Lamond et al., 2008</text:span><text:span text:style-name="T646"><office:annotation><dc:creator>Janka Hauffe</dc:creator><dc:date>2024-09-12T14:09:00</dc:date><meta:creator-initials>Janka Hau</meta:creator-initials><text:p text:style-name="P647"><text:span text:style-name="T648">After receiving instructions, participants underwent a training block of 8 trials to familiarize themselves with the task. Following the training, participants proceeded to the main experiment, which consisted of 50 stimulus presentations.<text:s/></text:span></text:p><text:p text:style-name="P649"><text:line-break/><text:line-break/>or should that be here, before describing the experiment in details?</text:p></office:annotation></text:span><text:span text:style-name="T650">).</text:span></text:p>
      <text:p text:style-name="P651"><text:span text:style-name="T652">The dynamic stimulus app</text:span><text:span text:style-name="T653"><office:annotation><dc:creator>Janka Hauffe</dc:creator><dc:date>2024-09-12T14:11:00</dc:date><meta:creator-initials>Janka Hau</meta:creator-initials><text:p text:style-name="P654"><text:span text:style-name="T655">The PVT was run on an Intel Core 2 Duo PC and a 17″ CRT screen</text:span></text:p><text:p text:style-name="P656">with a 60 Hz refresh rate, using E-Prime software (Schneider et al.,</text:p><text:p text:style-name="P657">2001). The target stimulus was a black circle with a red edge (diameter:</text:p><text:p text:style-name="P658">9.15 ° of visual angle at a viewing distance of 50 cm).</text:p></office:annotation></text:span><text:span text:style-name="T659"><office:annotation><dc:creator>Janka Hauffe</dc:creator><dc:date>2024-09-12T14:11:00</dc:date><meta:creator-initials>Janka Hau</meta:creator-initials><text:p text:style-name="P660">(Basner &amp; Dinges, 2011) <text:s/></text:p></office:annotation></text:span><text:span text:style-name="T661">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62">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63"/>
      <text:p text:style-name="P664"><text:span text:style-name="T665"><office:annotation><dc:creator>Janka Hauffe</dc:creator><dc:date>2024-08-30T14:21:00</dc:date><meta:creator-initials>Janka Hau</meta:creator-initials><text:p text:style-name="P666">Bei dem Ruhe-EEG sollen die Versuchspersonen lediglich auf einen Fixationspunkt gucken. Nach 5</text:p><text:p text:style-name="P667">Minuten teilt ein Audiosignal der Versuchsperson mit, dass sie nun für die nächsten 5 Minuten die</text:p><text:p text:style-name="P668">Augen schließen sollen. Mit einem letzten Audiosignal wird der Versuch beendet.</text:p></office:annotation></text:span><text:span text:style-name="T669">Resting state</text:span></text:p>
      <text:p text:style-name="P670">Do I even need to write something here?</text:p>
      <text:p text:style-name="P671">Maybe to investigate delta and beta frequence eyes closed condition and why?</text:p>
      <text:soft-page-break/>
      <text:p text:style-name="P672">Questionnaires</text:p>
      <text:p text:style-name="P673"><text:tab/>PSQI</text:p>
      <text:p text:style-name="P674">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75"/>
      <text:p text:style-name="P676"><text:tab/>HADS</text:p>
      <text:p text:style-name="P677"><text:span text:style-name="T678">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79"><office:annotation><dc:creator>Janka Hauffe</dc:creator><dc:date>2024-08-21T14:42:00</dc:date><meta:creator-initials>Janka Hau</meta:creator-initials><text:p text:style-name="P680"><text:span text:style-name="T681"><text:s/>Though in some</text:span></text:p><text:p text:style-name="P682">studies the original cut-off scores (8+ and 11+) failed to be optimal,</text:p><text:p text:style-name="P683">until now there is no convention concerning the use of other cut-offs.<text:line-break/>- Hinz &amp; Brähler 2011</text:p></office:annotation></text:span><text:span text:style-name="T684"><office:annotation><dc:creator>Janka Hauffe</dc:creator><dc:date>2024-08-21T14:43:00</dc:date><meta:creator-initials>Janka Hau</meta:creator-initials><text:p text:style-name="P685"><text:span text:style-name="T686">Symptoms</text:span></text:p><text:p text:style-name="P687">relating also to physical disorder, such as dizziness, headache or</text:p><text:p text:style-name="P688">insomnia were not included</text:p></office:annotation></text:span><text:span text:style-name="T689">for the HADS (Herrero et al., 2003; Spinhoven et al.,<text:s/></text:span><text:soft-page-break/><text:span text:style-name="T690">1997). In this study, the cut-off point was set to eight, indicating elevated/caseness anxiety and depression for scores ≥8, following the recommendations by Zigmond and Snaith (1983), as well as Bjelland et al. (2002) and Herrero et al. (2003).<text:s/></text:span></text:p>
      <text:p text:style-name="P691"/>
      <text:p text:style-name="P692"><text:span text:style-name="T693">Zigmond and Snaith (1983), as well as Bjelland, Dahl, Haug, and Neckelmann (2001) and Herrero et al. (2003) recomm</text:span><text:span text:style-name="T694"><office:annotation><dc:creator>Janka Hauffe</dc:creator><dc:date>2024-08-21T12:44:00</dc:date><meta:creator-initials>Janka Hau</meta:creator-initials><text:p text:style-name="P695"><text:span text:style-name="T696">Zeitform</text:span></text:p></office:annotation></text:span><text:span text:style-name="T697">ended a cut-off score of 8 for both subscales,while a score of ≥8 indicates caseness.<text:s/></text:span></text:p>
      <text:p text:style-name="P698"/>
      <text:p text:style-name="P699">(Bjelland, Dahl, Haug &amp; Neckelmann, 2001)<text:s/></text:p>
      <text:p text:style-name="P700">In this study the German Version (HADS-D) of the scale was used.<text:s/></text:p>
      <text:p text:style-name="P701"><text:tab/>FACIT-F</text:p>
      <text:p text:style-name="P702"><text:span text:style-name="T703">The 13-item<text:s/></text:span><text:span text:style-name="T704"><office:annotation><dc:creator>Janka Hauffe</dc:creator><dc:date>2024-08-21T08:33:00</dc:date><meta:creator-initials>Janka Hau</meta:creator-initials><text:p text:style-name="P705"><text:span text:style-name="T706">Time interval (one week)</text:span></text:p></office:annotation></text:span><text:span text:style-name="T707">Functional Assessment of Chronic Illness Therapy (FACIT)-Fatigue Scale (FACIT-F; Version 4)</text:span><text:span text:style-name="T708"><office:annotation><dc:creator>Janka Hauffe</dc:creator><dc:date>2024-07-27T10:36:00</dc:date><meta:creator-initials>Janka Hau</meta:creator-initials><text:p text:style-name="P709"><text:span text:style-name="T710">Or maybe literature already here? And then maybe again after cancer-related fatigue!?</text:span></text:p></office:annotation></text:span><text:span text:style-name="T711"><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12"><office:annotation><dc:creator>Janka Hauffe</dc:creator><dc:date>2024-07-27T10:35:00</dc:date><meta:creator-initials>Janka Hau</meta:creator-initials><text:p text:style-name="P713"><text:span text:style-name="T714">Again literature here? Not quite sure where exactly it should be</text:span></text:p></office:annotation></text:span><text:span text:style-name="T715">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16"><office:annotation><dc:creator>Janka Hauffe</dc:creator><dc:date>2024-07-27T09:35:00</dc:date><meta:creator-initials>Janka Hau</meta:creator-initials><text:p text:style-name="P717"><text:span text:style-name="T718">Again „uses“ maybe there is a better/other word I could use instead</text:span></text:p></office:annotation></text:span><text:span text:style-name="T719"><text:s/>a five-point Likert scale, with total scores ranging from 0 (severe fatigue) to 52 (no fatigue)</text:span><text:span text:style-name="T720"><office:annotation><dc:creator>Janka Hauffe</dc:creator><dc:date>2024-07-27T10:53:00</dc:date><meta:creator-initials>Janka Hau</meta:creator-initials><text:p text:style-name="P721"><text:span text:style-name="T722">Do I need to mention the literature here again?</text:span></text:p></office:annotation></text:span><text:span text:style-name="T723">. Based on general population data, scores ≤30 indicate clinically significant fatigue (Piper &amp; Cella, 2010).</text:span></text:p>
      <text:p text:style-name="P724"/>
      <text:p text:style-name="P725"><text:span text:style-name="T726">Cluster A</text:span><text:span text:style-name="T727"><office:annotation><dc:creator>Janka Hauffe</dc:creator><dc:date>2024-11-28T15:20:00</dc:date><meta:creator-initials>Janka Hau</meta:creator-initials><text:p text:style-name="P728"><text:span text:style-name="T729">Check checklist from thesis_2711 to see if I mentioned everything important</text:span></text:p></office:annotation></text:span><text:span text:style-name="T730">nalysis</text:span></text:p>
      <text:p text:style-name="P731"><text:span text:style-name="T732">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33"><office:annotation><dc:creator>Janka Hauffe</dc:creator><dc:date>2024-11-28T14:43:00</dc:date><meta:creator-initials>Janka Hau</meta:creator-initials><text:p text:style-name="P734"><text:span text:style-name="T735">Later deleted</text:span></text:p></office:annotation></text:span><text:span text:style-name="T736">-back task will be utilized as<text:s/></text:span><text:span text:style-name="T737"><office:annotation><dc:creator>Janka Hauffe</dc:creator><dc:date>2024-11-27T16:09:00</dc:date><meta:creator-initials>Janka Hau</meta:creator-initials><text:p text:style-name="P738"><text:span text:style-name="T739">Maybe: Why did I chose those?</text:span></text:p></office:annotation></text:span><text:span text:style-name="T740">cluster variables, aiming to identify two clusters that differ in their cognitive performance levels suggesting, that one group may perform better or worse than the other.<text:s/></text:span></text:p>
      <text:p text:style-name="P741"><text:span text:style-name="T742"><office:annotation><dc:creator>Janka Hauffe</dc:creator><dc:date>2024-11-27T16:21:00</dc:date><meta:creator-initials>Janka Hau</meta:creator-initials><text:p text:style-name="P743"><text:span text:style-name="T744">Further down it‘s written in much more details</text:span></text:p></office:annotation></text:span><text:span text:style-name="T745">Data Preproces</text:span><text:span text:style-name="T746"><office:annotation><dc:creator>Janka Hauffe</dc:creator><dc:date>2024-11-27T16:02:00</dc:date><meta:creator-initials>Janka Hau</meta:creator-initials><text:p text:style-name="P747"><text:span text:style-name="T748">Happened in past!</text:span></text:p></office:annotation></text:span><text:span text:style-name="T749">sing.<text:s/></text:span><text:span text:style-name="T750">All participant data was imported from a TSV file (participants.tsv) into</text:span><text:span text:style-name="T751"><office:annotation><dc:creator>Janka Hauffe</dc:creator><dc:date>2024-11-27T16:03:00</dc:date><meta:creator-initials>Janka Hau</meta:creator-initials><text:p text:style-name="P752"><text:span text:style-name="T753">Quote (program number, etc.)</text:span></text:p></office:annotation></text:span><text:span text:style-name="T754"><text:s/>R (using read.delim()), where preprocessing and analysis of the data was conducted.<text:s/></text:span><text:span text:style-name="T755">Specific<text:s/></text:span><text:soft-page-break/><text:span text:style-name="T756">variables of interest were selected and stored as subset including demographic information, cognitive test scores and clinical/questionnaire measures.<text:s/></text:span><text:span text:style-name="T757">The MoCA variable was converted to a binary variable: scores ≤25<text:s/></text:span><text:span text:style-name="T758"><office:annotation><dc:creator>Janka Hauffe</dc:creator><dc:date>2024-11-27T16:03:00</dc:date><meta:creator-initials>Janka Hau</meta:creator-initials><text:p text:style-name="P759"><text:span text:style-name="T760">Indicate or indicated?</text:span></text:p></office:annotation></text:span><text:span text:style-name="T761">indicate<text:s/></text:span><text:span text:style-name="T762"><office:annotation><dc:creator>Janka Hauffe</dc:creator><dc:date>2024-11-28T14:59:00</dc:date><meta:creator-initials>Janka Hau</meta:creator-initials><text:p text:style-name="P763"><text:span text:style-name="T764">Potential cognitive impairment?</text:span></text:p></office:annotation></text:span><text:span text:style-name="T765">cognitive impairment, while scores &gt;25 in</text:span><text:span text:style-name="T766"><office:annotation><dc:creator>Janka Hauffe</dc:creator><dc:date>2024-11-27T16:03:00</dc:date><meta:creator-initials>Janka Hau</meta:creator-initials><text:p text:style-name="P767"><text:span text:style-name="T768">Indicate or indicated?</text:span></text:p></office:annotation></text:span><text:span text:style-name="T769">dicate no<text:s/></text:span><text:span text:style-name="T770"><office:annotation><dc:creator>Janka Hauffe</dc:creator><dc:date>2024-11-28T15:14:00</dc:date><meta:creator-initials>Janka Hau</meta:creator-initials><text:p text:style-name="P771"><text:span text:style-name="T772">Align with what I wrote in MoCA section. Maybe literature here</text:span></text:p></office:annotation></text:span><text:span text:style-name="T773">impairment. Missing values were added for nback task, if<text:s/></text:span><text:span text:style-name="T774"><office:annotation><dc:creator>Janka Hauffe</dc:creator><dc:date>2024-11-28T14:50:00</dc:date><meta:creator-initials>Janka Hau</meta:creator-initials><text:p text:style-name="P775"><text:span text:style-name="T776">If comment said..<text:s/></text:span></text:p></office:annotation></text:span><text:span text:style-name="T777">participant mentioned that they did not<text:s/></text:span><text:span text:style-name="T778"><office:annotation><dc:creator>Janka Hauffe</dc:creator><dc:date>2024-11-28T14:50:00</dc:date><meta:creator-initials>Janka Hau</meta:creator-initials><text:p text:style-name="P779"><text:span text:style-name="T780">For how many participants</text:span></text:p></office:annotation></text:span><text:span text:style-name="T781">understand the task. Rows with missing values in cone of the relevant cognitive test variables (pvt….)<text:s/></text:span><text:span text:style-name="T782"><office:annotation><dc:creator>Janka Hauffe</dc:creator><dc:date>2024-11-28T14:50:00</dc:date><meta:creator-initials>Janka Hau</meta:creator-initials><text:p text:style-name="P783"><text:span text:style-name="T784">How many?</text:span></text:p></office:annotation></text:span><text:span text:style-name="T785"><text:s/>were removed.<text:s/></text:span><text:span text:style-name="T786">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87">W</text:span><text:span text:style-name="T788"><office:annotation><dc:creator>Janka Hauffe</dc:creator><dc:date>2024-11-27T16:06:00</dc:date><meta:creator-initials>Janka Hau</meta:creator-initials><text:p text:style-name="P789"><text:span text:style-name="T790">Literature?</text:span></text:p></office:annotation></text:span><text:span text:style-name="T791">inzorising was used to replace outliers by capping extreme values beyond 1.5 times the interquartile range (IQR).<text:s/></text:span><text:span text:style-name="T792">Outliers are identified and winsorized for the before mentioned cognitive variables. A function winsorize_variable is defined to perform winsorization, replacing values beyond 1.5 * IQR with the values at Q1 – 1.5 * IQR or Q3 + 1.5<text:s/></text:span><text:span text:style-name="T793"><office:annotation><dc:creator>Janka Hauffe</dc:creator><dc:date>2024-09-04T11:59:00</dc:date><meta:creator-initials>Janka Hau</meta:creator-initials><text:p text:style-name="P794"><text:span text:style-name="T795">See Lilys BA</text:span></text:p></office:annotation></text:span><text:span text:style-name="T796">* IQR.<text:s/></text:span><text:span text:style-name="T797"><office:annotation><dc:creator>Janka Hauffe</dc:creator><dc:date>2024-09-04T11:59:00</dc:date><meta:creator-initials>Janka Hau</meta:creator-initials><text:p text:style-name="P798"><text:span text:style-name="T799">Why?</text:span></text:p></office:annotation></text:span><text:span text:style-name="T800">Winsorized versions of variables were created with _w suffix. 4 outliers were detected for PVT reaction time and winsorized. 2 outliers for TMT_a_time. 4 outliers TMT_b</text:span><text:span text:style-name="T801"><office:annotation><dc:creator>Janka Hauffe</dc:creator><dc:date>2024-09-04T12:04:00</dc:date><meta:creator-initials>Janka Hau</meta:creator-initials><text:p text:style-name="P802"><text:span text:style-name="T803">Is that detailed enough or do I need to provide even more information? Or maybe an example?</text:span></text:p></office:annotation></text:span><text:span text:style-name="T804">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05"><text:span text:style-name="T806">Variable transformation</text:span></text:p>
      <text:p text:style-name="P807"><text:span text:style-name="T808">To account for the influence of age on cognitive performance, participants were divided into<text:s/></text:span><text:span text:style-name="T809"><office:annotation><dc:creator>Janka Hauffe</dc:creator><dc:date>2024-11-27T16:07:00</dc:date><meta:creator-initials>Janka Hau</meta:creator-initials><text:p text:style-name="P810"><text:span text:style-name="T811">Those I need to mention</text:span></text:p></office:annotation></text:span><text:span text:style-name="T812"><office:annotation><dc:creator>Janka Hauffe</dc:creator><dc:date>2024-11-27T16:09:00</dc:date><meta:creator-initials>Janka Hau</meta:creator-initials><text:p text:style-name="P813"><text:span text:style-name="T814">Which age groups and why those age groups</text:span></text:p></office:annotation></text:span><text:span text:style-name="T815">age groups, and z-scores were calculated within each group to adjust the data.</text:span></text:p>
      <text:p text:style-name="P816"><text:span text:style-name="T817">Two functions were defined to categorize participants into age groups. Age groups were created. Age groups added to the dataset. Participants were divided into four distinct age groups, 18-34 years (</text:span><text:span text:style-name="T818"><office:annotation office:name="110" xml:id="1590853468"><dc:creator>Janka Hauffe</dc:creator><dc:date>2025-01-05T15:01:00</dc:date><meta:creator-initials>JH</meta:creator-initials><text:p text:style-name="P819">Provide mean here</text:p></office:annotation>12 participants),<text:s/></text:span><text:span text:style-name="CommentReference"><office:annotation-end office:name="110"/></text:span><text:span text:style-name="T820">35-49 years (19 participants), 50-64 years (33 participants), and 65-80 years (6 participants).<text:s/></text:span><text:span text:style-name="T821"><office:annotation><dc:creator>Janka Hauffe</dc:creator><dc:date>2024-09-04T12:20:00</dc:date><meta:creator-initials>Janka Hau</meta:creator-initials><text:p text:style-name="P822"><text:span text:style-name="T823">Do I need to mention the specific age group means for pvt and tmt?</text:span></text:p></office:annotation></text:span><text:span text:style-name="T824">Age groups orientated from TMT norms. Why decided for this age groups? A separate categorization was used specifically for the TMT difference score. Also 4 age g</text:span><text:span text:style-name="T825"><office:annotation><dc:creator>Janka Hauffe</dc:creator><dc:date>2024-11-27T16:20:00</dc:date><meta:creator-initials>Janka Hau</meta:creator-initials><text:p text:style-name="P826"><text:span text:style-name="T827">Probably table here</text:span></text:p></office:annotation></text:span><text:span text:style-name="T828">roups but 18-24 years (2 participants), 25-54 years (34 participants), 55-64 years ( 28 participants), <text:s/>and 65-80 years (6 participants). Why different age groups for TMT difference and all other variables?</text:span></text:p>
      <text:p text:style-name="P829"><text:span text:style-name="T830">After age groups were created, mean and standard deviation for each cognitive variable (PVT and TMTa, TMTb and TMT difference) were calculated within each age group. The function<text:s/></text:span><text:soft-page-break/><text:span text:style-name="T831">calculate_z_scores_individual() was used to compute z-scores for each participant based on age group norms, adjusting for age-related differences in cognitive performance. Creating new variables with _z suffix. Additionally<text:s/></text:span><text:span text:style-name="T832"><office:annotation><dc:creator>Janka Hauffe</dc:creator><dc:date>2024-09-04T12:33:00</dc:date><meta:creator-initials>Janka Hau</meta:creator-initials><text:p text:style-name="P833"><text:span text:style-name="T834">Why no age groups for this variable?</text:span></text:p></office:annotation></text:span><text:span text:style-name="T835">n-back miss scores (miss 1 and miss 2) are standardized using the scale() function, creating new variables with _s suffix. When looking at the n-back means in each age groups, no age<text:s/></text:span><text:span text:style-name="T836"><office:annotation><dc:creator>Janka Hauffe</dc:creator><dc:date>2024-09-04T12:36:00</dc:date><meta:creator-initials>Janka Hau</meta:creator-initials><text:p text:style-name="P837"><text:span text:style-name="T838">Prove might be needed here</text:span></text:p></office:annotation></text:span><text:span text:style-name="T839">related trent could be detected, therefore no z-score was calculated for the n-back values, instead was standardized. N-back miss scores were standardized using the scale() function to ensure comparability across variables.<text:s/></text:span></text:p>
      <text:p text:style-name="P840">The final cleaned and processed dataset was saved for further use as a file named “clean_data.Rdata” in the cluster analysis. <text:s/>Saved as an R data file named clean_data.Rdata.</text:p>
      <text:p text:style-name="P841"><text:span text:style-name="T842">Cluster A</text:span><text:span text:style-name="T843"><office:annotation><dc:creator>Janka Hauffe</dc:creator><dc:date>2024-11-27T16:15:00</dc:date><meta:creator-initials>Janka Hau</meta:creator-initials><text:p text:style-name="P844"><text:span text:style-name="T845">Since it‘s explorative investigated k-means and hierarchical. Why then hierarchical? Better fitting</text:span></text:p></office:annotation></text:span><text:span text:style-name="T846">nalysis/hierarchical clustering.<text:s/></text:span><text:span text:style-name="T847">A<text:s/></text:span><text:span text:style-name="T848"><office:annotation><dc:creator>Janka Hauffe</dc:creator><dc:date>2024-11-27T16:11:00</dc:date><meta:creator-initials>Janka Hau</meta:creator-initials><text:p text:style-name="P849"><text:span text:style-name="T850">Why hierarchical and not a different one? I also did k-means but didn‘t give that much meaning. But I should probably still mention that</text:span></text:p></office:annotation></text:span><text:span text:style-name="T851">hierarchical cluster analysis was performed on the preprocessed test data to identify clusters among participants.<text:s/></text:span><text:span text:style-name="T852"><office:annotation><dc:creator>Janka Hauffe</dc:creator><dc:date>2024-09-04T16:11:00</dc:date><meta:creator-initials>Janka Hau</meta:creator-initials><text:p text:style-name="P853"><text:span text:style-name="T854">That would mean that I already gave an introduction on cluster analysis<text:s/></text:span></text:p></office:annotation></text:span><text:span text:style-name="T855">Hierarchical cluster analysis was performed on the preprocessed cognitive test data to identify (potential) subgroups/cl</text:span><text:span text:style-name="T856"><office:annotation><dc:creator>Janka Hauffe</dc:creator><dc:date>2024-09-04T16:12:00</dc:date><meta:creator-initials>Janka Hau</meta:creator-initials><text:p text:style-name="P857"><text:span text:style-name="T858">What is my goal? But I guess I will explain that earlier, so no worries</text:span></text:p></office:annotation></text:span><text:span text:style-name="T859">usters within the participant pool/among participants. Which packages were loaded? Tidyverse, dplyr, dendextend, ggplot2, gridExtra, purrr, vroom. This approach was employed to uncover/reveal patterns in<text:s/></text:span><text:span text:style-name="T860"><office:annotation><dc:creator>Janka Hauffe</dc:creator><dc:date>2024-09-04T16:15:00</dc:date><meta:creator-initials>Janka Hau</meta:creator-initials><text:p text:style-name="P861"><text:span text:style-name="T862">Might need to mention that earlier</text:span></text:p></office:annotation></text:span><text:span text:style-name="T863">cognitive performance of the participants. Cognitive variables were compared as winsorized, standardized, as well as the original scores were compared.<text:s/></text:span></text:p>
      <text:p text:style-name="P864">Only include if good reason to think they will define the clusters. First all cognitive variables, after reduced, why?</text:p>
      <text:p text:style-name="P865"><text:span text:style-name="T866"><office:annotation><dc:creator>Janka Hauffe</dc:creator><dc:date>2024-11-28T15:19:00</dc:date><meta:creator-initials>Janka Hau</meta:creator-initials><text:p text:style-name="P867"><text:span text:style-name="T868">Irrelevant or masking variables should be excluded if possible</text:span></text:p></office:annotation></text:span><text:span text:style-name="T869">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70">As the hierarchical<text:s/></text:p>
      <text:p text:style-name="P871"><text:span text:style-name="T872">The first step in the hierarchical cluster analysis process was to compute a distance matrix. In this approach E</text:span><text:span text:style-name="T873"><office:annotation><dc:creator>Janka Hauffe</dc:creator><dc:date>2024-09-04T16:45:00</dc:date><meta:creator-initials>Janka Hau</meta:creator-initials><text:p text:style-name="P874"><text:span text:style-name="T875">Quadriert?</text:span></text:p></office:annotation></text:span><text:span text:style-name="T876">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text:s/></text:span><text:soft-page-break/><text:span text:style-name="T877">number of clusters. Cut_mean &lt;- cutree (hclust_median, k = 2) In consideration of the research question and the two groups, withPCS and withoutPCS, a two-cluster solution<text:s/></text:span><text:span text:style-name="T878"><office:annotation><dc:creator>Janka Hauffe</dc:creator><dc:date>2024-09-04T17:03:00</dc:date><meta:creator-initials>Janka Hau</meta:creator-initials><text:p text:style-name="P879"><text:span text:style-name="T880">How detailed? Do I also need to write how I cut the three?<text:s/></text:span></text:p></office:annotation></text:span><text:span text:style-name="T881"><office:annotation><dc:creator>Janka Hauffe</dc:creator><dc:date>2024-09-04T17:03:00</dc:date><meta:creator-initials>Janka Hau</meta:creator-initials><text:p text:style-name="P882"><text:span text:style-name="T883">Maybe for now write and maybe later than delete</text:span></text:p></office:annotation></text:span><text:span text:style-name="T884">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85"><office:annotation><dc:creator>Janka Hauffe</dc:creator><dc:date>2024-09-04T16:33:00</dc:date><meta:creator-initials>Janka Hau</meta:creator-initials><text:p text:style-name="P886"><text:span text:style-name="T887">I think in results</text:span></text:p></office:annotation></text:span><text:span text:style-name="T888">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89"><office:annotation><dc:creator>Janka Hauffe</dc:creator><dc:date>2024-09-04T16:49:00</dc:date><meta:creator-initials>Janka Hau</meta:creator-initials><text:p text:style-name="P890"><text:span text:style-name="T891">One cluster stayed the same, no matter which cluster numer was chosen.<text:s/></text:span></text:p></office:annotation></text:span><text:span text:style-name="T892">was variated. For adjusted rand index: library(fossil) adjusted rand index calculated with rand.index function.</text:span></text:p>
      <text:p text:style-name="P893"><text:span text:style-name="T894"><text:s/></text:span><text:span text:style-name="T895"><office:annotation><dc:creator>Janka Hauffe</dc:creator><dc:date>2024-11-27T16:11:00</dc:date><meta:creator-initials>Janka Hau</meta:creator-initials><text:p text:style-name="P896"><text:span text:style-name="T897">Didn‘t I already mention that?</text:span></text:p></office:annotation></text:span><text:span text:style-name="T898">PVT reaction time, TMT a, TMT b, TMT b-a, MoCA, and n-back scores were included.<text:s/></text:span><text:span text:style-name="T899"><office:annotation><dc:creator>Janka Hauffe</dc:creator><dc:date>2024-11-27T16:12:00</dc:date><meta:creator-initials>Janka Hau</meta:creator-initials><text:p text:style-name="P900"><text:span text:style-name="T901">Why?</text:span></text:p></office:annotation></text:span><text:span text:style-name="T902">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03"><office:annotation><dc:creator>Janka Hauffe</dc:creator><dc:date>2024-11-27T16:12:00</dc:date><meta:creator-initials>Janka Hau</meta:creator-initials><text:p text:style-name="P904"><text:span text:style-name="T905">Are those metric scales?</text:span></text:p></office:annotation></text:span><text:span text:style-name="T906">metric scale, are<text:s/></text:span><text:span text:style-name="T907"><office:annotation><dc:creator>Janka Hauffe</dc:creator><dc:date>2024-11-27T16:12:00</dc:date><meta:creator-initials>Janka Hau</meta:creator-initials><text:p text:style-name="P908"><text:span text:style-name="T909">Check for correlation?<text:s/></text:span></text:p></office:annotation></text:span><text:span text:style-name="T910">uncorrelated, and do not contai</text:span><text:span text:style-name="T911"><office:annotation><dc:creator>Janka Hauffe</dc:creator><dc:date>2024-11-27T16:13:00</dc:date><meta:creator-initials>Janka Hau</meta:creator-initials><text:p text:style-name="P912"><text:span text:style-name="T913">Outliers were removed</text:span></text:p></office:annotation></text:span><text:span text:style-name="T914">n outliers (Wentura &amp; Pospeschill, 2015). As stated earlier, cluster analysis is an explorative method used to identify patterns in data. However, in this study, the approach is only<text:s/></text:span><text:span text:style-name="T915"><office:annotation><dc:creator>Janka Hauffe</dc:creator><dc:date>2024-11-27T16:13:00</dc:date><meta:creator-initials>Janka Hau</meta:creator-initials><text:p text:style-name="P916"><text:span text:style-name="T917">Here or earlier?</text:span></text:p></office:annotation></text:span><text:span text:style-name="T918">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19"><office:annotation><dc:creator>Janka Hauffe</dc:creator><dc:date>2024-11-27T16:16:00</dc:date><meta:creator-initials>Janka Hau</meta:creator-initials><text:p text:style-name="P920"><text:span text:style-name="T921">Also 4 cluster solution sine k-means said 4 cluster solution is better</text:span></text:p></office:annotation></text:span><text:span text:style-name="T922">reported groups. One could also consider this as a confirmatory cluster analysis (Bacher et al., 2010). The s</text:span><text:span text:style-name="T923"><office:annotation><dc:creator>Janka Hauffe</dc:creator><dc:date>2024-11-27T16:14:00</dc:date><meta:creator-initials>Janka Hau</meta:creator-initials><text:p text:style-name="P924"><text:span text:style-name="T925">Results on stability here or in results?</text:span></text:p></office:annotation></text:span><text:span text:style-name="T926">tability of the clusters was tested by comparing different proximity measures and algorithms using the adjusted Rand index (Hubert &amp; Arabie, 1985).<text:s/></text:span><text:span text:style-name="T927">Verwendete Kriterien zur Bestimmung der Clusteranzahl</text:span></text:p>
      <text:p text:style-name="P928">Inhaltlich, da zwei verschiedene Gruppen. Later 4 because of k-means<text:s/></text:p>
      <text:p text:style-name="P929">DurchgefühRTE Stabilitätsprüfung</text:p>
      <text:soft-page-break/>
      <text:p text:style-name="P930">Für ausgewählze Clusteranzahl noch drei weitere Analysen mit dem Complete-, Single- und Weighted-Average-Linkage gerechnet. Die Übereinstimmung wurde mittels des adjustieRTEn Randindex (Hubert und Arabie 1985) beuRTEilt.<text:s/></text:p>
      <text:p text:style-name="P931">Auch: Wechsel des Algorithmus und Veränderung Gruppenzahl (Ein Cluster bleibt gleich)</text:p>
      <text:p text:style-name="P932">DurchgefühRTE Validitätsprüfung<text:s/></text:p>
      <text:p text:style-name="P933">Zur Validitätsprüfung wurde auf Variablen Z1, Z2 usw. zurückgeriffen</text:p>
      <text:p text:style-name="P934"/>
      <text:p text:style-name="P935"><text:span text:style-name="T936">Statistical analysis.<text:s/></text:span><text:span text:style-name="T937">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38"><office:annotation><dc:creator>Janka Hauffe</dc:creator><dc:date>2024-11-27T16:18:00</dc:date><meta:creator-initials>Janka Hau</meta:creator-initials><text:p text:style-name="P939"><text:span text:style-name="T940">Why t-test? And why is that robust? Why am I allowed to use that one?</text:span></text:p></office:annotation></text:span><text:span text:style-name="T941">t-test was used for these comparisons.<text:s/></text:span><text:span text:style-name="T942">Effect size and cohens d were also compared (need to check why)</text:span></text:p>
      <text:p text:style-name="P943">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4"><text:span text:style-name="T945">The two clusters where compared<text:s/></text:span><text:span text:style-name="T946"><text:s/></text:span></text:p>
      <text:p text:style-name="P947"/>
      <text:p text:style-name="P948">Alongside the comparisons of demographic, cognitive data, and questionnaire results, the clusters were also examined for their EEG resting state patterns.</text:p>
      <text:p text:style-name="P949"/>
      <text:soft-page-break/>
      <text:p text:style-name="P950"><text:span text:style-name="T951">EEG Recording and A</text:span><text:span text:style-name="T952"><office:annotation><dc:creator>Janka Hauffe</dc:creator><dc:date>2024-11-14T09:07:00</dc:date><meta:creator-initials>Janka Hau</meta:creator-initials><text:p text:style-name="P953"><text:span text:style-name="T954">The analysis of this study was focused on the condition eyes open only.</text:span></text:p><text:p text:style-name="P955">All code described in the following sections can be found in this public GitHub repository:</text:p><text:p text:style-name="P956">https://github.com/LGodbersen/Masters-thesis.</text:p></office:annotation></text:span><text:span text:style-name="T957">nalysis</text:span></text:p>
      <text:p text:style-name="P958"><text:span text:style-name="T959">For each group (withPCS and withoutPCS), 5 minutes of resting state with eyes open and 5 minutes of resting state with eyes closed were recorded using high-density EEG.</text:span><text:span text:style-name="T960"><office:annotation><dc:creator>Janka Hauffe</dc:creator><dc:date>2024-09-02T10:07:00</dc:date><meta:creator-initials>Janka Hau</meta:creator-initials><text:p text:style-name="P961"><text:span text:style-name="T962">EEG signals were collected using the 128-channel actiCap System (Brain Products GmbH, Munich, Germany) with electrodes positioned in an equidistant layout, with a sampling rate of 500 Hz and amplitude resolution of 0.1 µV.</text:span></text:p></office:annotation></text:span><text:span text:style-name="T963"><office:annotation><dc:creator>Janka Hauffe</dc:creator><dc:date>2024-09-02T10:12:00</dc:date><meta:creator-initials>Janka Hau</meta:creator-initials><text:p text:style-name="P964"><text:span text:style-name="T965">As alternative</text:span></text:p></office:annotation></text:span><text:span text:style-name="T966"><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7"><text:span text:style-name="T968">The sampling rate was 1000 Hz with an amplitude resolution of 0.1 µV.<text:s/></text:span><text:span text:style-name="T969"><text:s/></text:span><text:span text:style-name="T970"><office:annotation><dc:creator>Janka Hauffe</dc:creator><dc:date>2024-11-28T15:30:00</dc:date><meta:creator-initials>Janka Hau</meta:creator-initials><text:p text:style-name="P971"><text:span text:style-name="T972">Here or earlier? Where should I mention how many Versuchsleiter!?</text:span></text:p></office:annotation></text:span><text:span text:style-name="T973">Electrolyte gel was applied to improve conductivity between skin and electrodes, ensuring impedances remained below 20 k</text:span><text:span text:style-name="T974">Ω</text:span><text:span text:style-name="T975">.<text:s/></text:span><text:span text:style-name="T976">Eye mo</text:span><text:span text:style-name="T977"><office:annotation><dc:creator>Janka Hauffe</dc:creator><dc:date>2024-09-02T10:39:00</dc:date><meta:creator-initials>Janka Hau</meta:creator-initials><text:p text:style-name="P978"><text:span text:style-name="T979">Or just: EOG activity was recorded using two dedicated EOG electrodes, placed below each eye.<text:s/></text:span></text:p></office:annotation></text:span><text:span text:style-name="T980">vements and changes in the resting potential of the retina (EOG activity) were monitored using two EOG electrodes placed below each eye,<text:s/></text:span><text:span text:style-name="T981">with impedances also maintained below 20 k</text:span><text:span text:style-name="T982">Ω</text:span><text:span text:style-name="T983">. In addition, a ground electrode was positioned on the forehead, and a reference electrode was positioned on the tip of the nose. Impedances for both the reference and ground electrode were kept below 5 k</text:span><text:span text:style-name="T984">Ω</text:span><text:span text:style-name="T985">.</text:span></text:p>
      <text:p text:style-name="P986"/>
      <text:p text:style-name="P987"><text:span text:style-name="T988">Preproce</text:span><text:span text:style-name="T989"><office:annotation><dc:creator>Janka Hauffe</dc:creator><dc:date>2024-11-30T11:24:00</dc:date><meta:creator-initials>Janka Hau</meta:creator-initials><text:p text:style-name="P990"><text:span text:style-name="T991">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92"><office:annotation><dc:creator>Janka Hauffe</dc:creator><dc:date>2024-11-30T11:27:00</dc:date><meta:creator-initials>Janka Hau</meta:creator-initials><text:p text:style-name="P993">Loading the data</text:p><text:list text:style-name="LFO1" text:continue-numbering="true"><text:list-item><text:p text:style-name="P994">Line noise removal</text:p></text:list-item><text:list-item><text:p text:style-name="P995">High pass filtering and bad channel rejection</text:p></text:list-item><text:list-item><text:p text:style-name="P996">Re-referencing</text:p></text:list-item><text:list-item><text:p text:style-name="P997">Independent Component Analysis and automatic IC rejection</text:p></text:list-item><text:list-item><text:p text:style-name="P998">Interpolation of removed channels</text:p></text:list-item><text:list-item><text:p text:style-name="P999">Bad time segment removal</text:p></text:list-item><text:list-item><text:p text:style-name="P1000">Data segmentation into epochs</text:p></text:list-item></text:list></office:annotation></text:span><text:span text:style-name="T1001">ssing</text:span></text:p>
      <text:p text:style-name="P1002"><text:span text:style-name="T1003">Data pr</text:span><text:span text:style-name="T1004"><office:annotation><dc:creator>Janka Hauffe</dc:creator><dc:date>2024-09-02T10:41:00</dc:date><meta:creator-initials>Janka Hau</meta:creator-initials><text:p text:style-name="P1005">Not only preprocessing</text:p></office:annotation></text:span><text:span text:style-name="T1006">eprocessing/analysis was<text:s/></text:span><text:span text:style-name="T1007"><office:annotation><dc:creator>Janka Hauffe</dc:creator><dc:date>2024-11-30T11:46:00</dc:date><meta:creator-initials>Janka Hau</meta:creator-initials><text:p text:style-name="P1008"><text:span text:style-name="T1009">Analyses are performed using Matlab 2020a (The Mathworks,</text:span></text:p><text:p text:style-name="P1010">Inc.3) on Windows or Mac OSx with the Statistical and Machine</text:p><text:p text:style-name="P1011">Learning Toolbox installed, along with EEGLAB4 (v2020.0) and</text:p><text:p text:style-name="P1012">its BIDS tool5 (v3.5) and LIMO EEG6 (v3) plugins—both of them</text:p><text:p text:style-name="P1013">available through the EEGLAB plugin manager.<text:line-break/><text:line-break/>Pernet et al. 2021</text:p></office:annotation></text:span><text:span text:style-name="T1014">performed using the FieldTrip toolbox (Fieldtrip-20240504; Oostenveld, Fries, Maris &amp; Schoffelen, 2011) and the<text:s/></text:span><text:span text:style-name="T1015"><office:annotation><dc:creator>Janka Hauffe</dc:creator><dc:date>2024-11-30T11:43:00</dc:date><meta:creator-initials>Janka Hau</meta:creator-initials><text:p text:style-name="P1016"><text:span text:style-name="T1017">EEGLAB (Delorme and Makeig, 2004) is the most commonly</text:span></text:p><text:p text:style-name="P1018">used platform for EEG data analysis (Hanke and Halchenko,</text:p><text:p text:style-name="P1019">2011; Martínez-Cancino et al., 2020) and all steps proposed can</text:p><text:p text:style-name="P1020">also be reproduced from the user interface</text:p></office:annotation></text:span><text:span text:style-name="T1021">EEGLab toolbox (v2024.0; Delorme &amp; Makeig, 2004) in Matlab (</text:span><text:span text:style-name="T1022"><office:annotation><dc:creator>Janka Hauffe</dc:creator><dc:date>2024-07-27T11:53:00</dc:date><meta:creator-initials>Janka Hau</meta:creator-initials><text:p text:style-name="P1023"><text:span text:style-name="T1024">How to cite that correctly?</text:span></text:p></office:annotation></text:span><text:span text:style-name="T1025">v24.1.0.2578822 (R2024a) Mathworks Inc., 2024,<text:s/></text:span><text:span text:style-name="T1026">MathWorks® https://de.mathworks.com) on<text:s/></text:span><text:span text:style-name="T1027"><office:annotation><dc:creator>Janka Hauffe</dc:creator><dc:date>2024-11-30T12:58:00</dc:date><meta:creator-initials>Janka Hau</meta:creator-initials><text:p text:style-name="P1028"><text:span text:style-name="T1029">Relevant?</text:span></text:p></office:annotation></text:span><text:span text:style-name="T1030">Windows.</text:span></text:p>
      <text:p text:style-name="P1031"><text:span text:style-name="T1032">The participants'<text:s/></text:span><text:span text:style-name="T1033"><office:annotation><dc:creator>Janka Hauffe</dc:creator><dc:date>2024-11-30T11:44:00</dc:date><meta:creator-initials>Janka Hau</meta:creator-initials><text:p text:style-name="P1034"><text:span text:style-name="T1035"><text:s/>EEG</text:span></text:p><text:p text:style-name="P1036">(70 channel Easycap2) and ECG data were extracted from the</text:p><text:p text:style-name="P1037">binary MEG.fif files that combined MEG, EEG, ECG channels,</text:p><text:p text:style-name="P1038">event markers were time corrected (−34 ms) and electrode</text:p><text:p text:style-name="P1039">positions re-oriented to fit the head coordinate system. Out</text:p><text:p text:style-name="P1040">of the 19 participants, participant 1 was removed because of</text:p><text:p text:style-name="P1041"><text:span text:style-name="T1042">channels digitization errors leading to 18 participants.<text:s/></text:span><text:span text:style-name="T1043"><text:line-break/></text:span><text:span text:style-name="T1044">Pernet et al., 2021</text:span></text:p></office:annotation></text:span><text:span text:style-name="T1045"><office:annotation><dc:creator>Janka Hauffe</dc:creator><dc:date>2024-11-30T11:44:00</dc:date><meta:creator-initials>Janka Hau</meta:creator-initials><text:p text:style-name="P1046"><text:span text:style-name="T1047">Important for empty dataset</text:span></text:p></office:annotation></text:span><text:span text:style-name="T1048">EEG data were organized in BIDS (Brain Imaging Data Structure) format (Gorgolewski et al., 2016; Pernet et al., 2019). BIDS is a community standard that ensures homogeneity in the organization and description of raw<text:s/></text:span><text:span text:style-name="T1049"><office:annotation><dc:creator>Janka Hauffe</dc:creator><dc:date>2024-11-30T13:44:00</dc:date><meta:creator-initials>Janka Hau</meta:creator-initials><text:p text:style-name="P1050"><text:span text:style-name="T1051">What describes EEG and MRI data best together?</text:span></text:p></office:annotation></text:span><text:span text:style-name="T1052">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3"><office:annotation><dc:creator>Janka Hauffe</dc:creator><dc:date>2024-11-30T13:49:00</dc:date><meta:creator-initials>Janka Hau</meta:creator-initials><text:p text:style-name="P1054"><text:span text:style-name="T1055">Where to find?</text:span></text:p></office:annotation></text:span><text:span text:style-name="T1056">built to select the data from the eyes-open condition for subsequent processing. This resulted in approximately<text:s/></text:span><text:span text:style-name="T1057"><office:annotation><dc:creator>Janka Hauffe</dc:creator><dc:date>2024-11-28T19:53:00</dc:date><meta:creator-initials>Janka Hau</meta:creator-initials><text:p text:style-name="P1058"><text:span text:style-name="T1059">Correct like that?</text:span></text:p></office:annotation></text:span><text:span text:style-name="T1060">300 s per participant.<text:s/></text:span></text:p>
      <text:p text:style-name="P1061">Filtering and Resampling</text:p>
      <text:p text:style-name="P1062"><text:span text:style-name="T1063"><office:annotation><dc:creator>Janka Hauffe</dc:creator><dc:date>2024-11-28T20:20:00</dc:date><meta:creator-initials>Janka Hau</meta:creator-initials><text:p text:style-name="P1064"><text:span text:style-name="T1065">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66">A finite<text:s/></text:span><text:span text:style-name="T1067"><office:annotation><dc:creator>Janka Hauffe</dc:creator><dc:date>2024-11-28T20:12:00</dc:date><meta:creator-initials>Janka Hau</meta:creator-initials><text:p text:style-name="P1068"><text:span text:style-name="T1069">Some authors argue against high-pass filtering (or restrict the applicable high-pass cutoff to</text:span></text:p><text:p text:style-name="P1070">frequencies as low as &lt;0.1 Hz; in particular if estimating window mean or peak amplitudes; Acunzo et</text:p><text:p text:style-name="P1071">al., 2012; Luck, 2005) or low-pass filtering (in particular if estimating onset latencies; VanRullen, 2011).</text:p><text:p text:style-name="P1072">We certainly want to stress their point – care is needed – but, on the other hand, if the filter applied really</text:p><text:p text:style-name="P1073">increases the signal-to-noise ratio (as it should to motivate its usage) and does not systematically bias the</text:p><text:p text:style-name="P1074">to-be-estimated parameter, these values can be determined with greater precision with than without filter-</text:p><text:p text:style-name="P1075">ing.</text:p></office:annotation></text:span><text:span text:style-name="T1076">impulse response (F</text:span><text:span text:style-name="T1077"><office:annotation><dc:creator>Janka Hauffe</dc:creator><dc:date>2024-11-29T14:53:00</dc:date><meta:creator-initials>Janka Hau</meta:creator-initials><text:p text:style-name="P1078"><text:span text:style-name="T1079">.The FIR filter was chosen for its stability and linear phase characteristics.</text:span><text:span text:style-name="T1080"><text:line-break/></text:span><text:span text:style-name="T1081"><text:line-break/>is that true?</text:span></text:p></office:annotation></text:span><text:span text:style-name="T1082">IR)<text:s/></text:span><text:span text:style-name="T1083"><office:annotation><dc:creator>Janka Hauffe</dc:creator><dc:date>2024-11-14T09:18:00</dc:date><meta:creator-initials>Janka Hau</meta:creator-initials><text:p text:style-name="P1084"><text:span text:style-name="T1085">Subsequently, high-pass filtering was administered. Since filters above 0.1 Hz can lead to</text:span></text:p><text:p text:style-name="P1086">an important improvement compared to no filtering (Delorme, 2023), a high-pass hamming</text:p><text:p text:style-name="P1087">windowed sinc FIR filter was used at 0.1 Hz.</text:p></office:annotation></text:span><text:span text:style-name="T1088">windowed-sinc (firws) filter, designed with a hamming windowed sinc function and implemented in the FieldTrip toolbox, was used for both high-pass and low-pass filtering of the continuous data. For<text:s/></text:span><text:span text:style-name="T1089"><office:annotation><dc:creator>Janka Hauffe</dc:creator><dc:date>2024-09-05T20:17:00</dc:date><meta:creator-initials>Janka Hau</meta:creator-initials><text:p text:style-name="P1090"><text:span text:style-name="T1091">Since filters above 0.1 Hz can lead to</text:span></text:p><text:p text:style-name="P1092">an important improvement compared to no filtering (Delorme, 2023</text:p></office:annotation></text:span><text:span text:style-name="T1093">high-pass filtering, a cut-off frequency of<text:s/></text:span><text:span text:style-name="T1094"><text:soft-page-break/><office:annotation><dc:creator>Janka Hauffe</dc:creator><dc:date>2024-09-02T11:27:00</dc:date><meta:creator-initials>Janka Hau</meta:creator-initials><text:p text:style-name="P1095"><text:span text:style-name="T1096">Do I need literature?</text:span></text:p></office:annotation></text:span><text:span text:style-name="T1097">0.1 Hz was applied to eliminate very low frequencies (drift) (Keil et al., 2013). This cut-off was based on the findings of Delorme (2023) and Winkler, Debener, Müller and Tangermann (</text:span><text:span text:style-name="T1098">2015)</text:span><text:span text:style-name="T1099">, where filtering at 0.1 Hz or higher significantly improved data quality compared to no filtering.<text:s/></text:span><text:span text:style-name="T1100">Filters</text:span><text:span text:style-name="T1101"><text:s/></text:span><text:span text:style-name="T1102"><office:annotation><dc:creator>Janka Hauffe</dc:creator><dc:date>2024-11-30T14:01:00</dc:date><meta:creator-initials>Janka Hau</meta:creator-initials><text:p text:style-name="P1103"><text:span text:style-name="T1104">I think Lara changed that. Before more. Why not 0.1? Need to check voice messages</text:span></text:p></office:annotation></text:span><text:span text:style-name="T1105">above 0.1 were not used due to (I will come up with something).</text:span></text:p>
      <text:p text:style-name="P1106"><text:span text:style-name="T110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8"><office:annotation><dc:creator>Janka Hauffe</dc:creator><dc:date>2024-11-30T11:32:00</dc:date><meta:creator-initials>Janka Hau</meta:creator-initials><text:p text:style-name="P1109"><text:span text:style-name="T1110">Avila et al., 2023</text:span></text:p></office:annotation></text:span><text:span text:style-name="T1111">50 Hz line noise (Delorme, 2023). Finally, the data underwent re-referencing using the Common Average<text:s/></text:span><text:span text:style-name="T1112"><office:annotation><dc:creator>Janka Hauffe</dc:creator><dc:date>2024-11-30T15:16:00</dc:date><meta:creator-initials>Janka Hau</meta:creator-initials><text:p text:style-name="P1113"><text:span text:style-name="T1114">After artifact removal, the<text:s/></text:span><text:span text:style-name="T1115">CAR</text:span><text:span text:style-name="T1116"><text:s/>technique was applied again to re-reference the data, providing a more spatially uniform reference and minimizing the influence of the original reference electrode across all channels. The<text:s/></text:span><text:span text:style-name="T1117">EEGLAB pop_reref</text:span><text:span text:style-name="T1118"><text:s/>function was used for this step.<text:s/></text:span></text:p></office:annotation></text:span><text:span text:style-name="T1119">Reference (CAR) technique to<text:s/></text:span><text:span text:style-name="T1120"><office:annotation><dc:creator>Janka Hauffe</dc:creator><dc:date>2024-11-29T15:14:00</dc:date><meta:creator-initials>Janka Hau</meta:creator-initials><text:p text:style-name="P1121"><text:span text:style-name="T1122">True?</text:span></text:p></office:annotation></text:span><text:span text:style-name="T1123">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24"><office:annotation><dc:creator>Janka Hauffe</dc:creator><dc:date>2024-11-30T15:15:00</dc:date><meta:creator-initials>Janka Hau</meta:creator-initials><text:p text:style-name="P1125"><text:span text:style-name="T1126">Data is re-referenced to the average reference with the function pop_reref(). <text:s/>Avila et al</text:span></text:p></office:annotation></text:span><text:span text:style-name="T1127"><text:s/>used (to perform this step). The data was converted into the EEGLAB data structure for further processing.<text:s/></text:span></text:p>
      <text:p text:style-name="P1128"/>
      <text:p text:style-name="P1129"><text:span text:style-name="T1130">Due to</text:span><text:span text:style-name="T1131"><office:annotation><dc:creator>Janka Hauffe</dc:creator><dc:date>2024-12-01T11:52:00</dc:date><meta:creator-initials>Janka Hau</meta:creator-initials><text:p text:style-name="P1132"><text:span text:style-name="T1133">One participant with empty dataset (KA14HH)</text:span></text:p></office:annotation></text:span><text:span text:style-name="T1134"><text:s/>empty dataset from one participant, the participant was excluded, leaving the dataset with 69 participants (something like that. But where should I write that?)</text:span></text:p>
      <text:p text:style-name="P1135"/>
      <text:p text:style-name="P1136"><text:span text:style-name="T1137"><office:annotation><dc:creator>Janka Hauffe</dc:creator><dc:date>2024-11-30T12:04:00</dc:date><meta:creator-initials>Janka Hau</meta:creator-initials><text:p text:style-name="P1138"><text:span text:style-name="T1139">„No „bad“ (excessively noisy) channels were detected or removed in this process“ after running pop_clean_rawdata EEGLAB plug-in (Truong, Robbins, Delmore &amp; Makeig, )</text:span></text:p></office:annotation></text:span><text:span text:style-name="T1140">Artifact removal</text:span></text:p>
      <text:p text:style-name="P1141"><text:span text:style-name="T1142">A</text:span><text:span text:style-name="T1143"><office:annotation><dc:creator>Janka Hauffe</dc:creator><dc:date>2024-09-05T12:37:00</dc:date><meta:creator-initials>Janka Hau</meta:creator-initials><text:p text:style-name="P1144"><text:span text:style-name="T1145">One participant with empty dataset (KA14HH)</text:span></text:p></office:annotation></text:span><text:span text:style-name="T1146">fter the initial filtering and resampling, the preprocessing pipeline continued with detecting and removing artifacts. First, large a</text:span><text:span text:style-name="T1147"><office:annotation><dc:creator>Janka Hauffe</dc:creator><dc:date>2024-09-06T08:27:00</dc:date><meta:creator-initials>Janka Hau</meta:creator-initials><text:p text:style-name="P1148">Data was cleaned</text:p></office:annotation></text:span><text:span text:style-name="T1149">rtifacts -<text:s/></text:span><text:span text:style-name="T1150"><office:annotation><dc:creator>Janka Hauffe</dc:creator><dc:date>2024-12-01T11:54:00</dc:date><meta:creator-initials>Janka Hau</meta:creator-initials><text:p text:style-name="P1151">Delete?</text:p></office:annotation></text:span><text:span text:style-name="T1152">including the removal of flat-line channels, noisy channels, and short-time bursts of noise<text:s/></text:span><text:span text:style-name="T1153"><office:annotation><dc:creator>Janka Hauffe</dc:creator><dc:date>2024-11-29T15:26:00</dc:date><meta:creator-initials>Janka Hau</meta:creator-initials><text:p text:style-name="P1154">Langer Strich, wie funktioniert das?</text:p></office:annotation></text:span><text:span text:style-name="T1155">-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56"><office:annotation><dc:creator>Janka Hauffe</dc:creator><dc:date>2024-12-01T17:20:00</dc:date><meta:creator-initials>Janka Hau</meta:creator-initials><text:p text:style-name="P1157"><text:span text:style-name="T1158">But they suggested 0.8 which is the default</text:span></text:p></office:annotation></text:span><text:span text:style-name="T1159">(Gil Ávila et al., 2023; Pernet et al., 2021). The euclidean distance metric was used to calculate the similarity between channels.<text:s/></text:span></text:p>
      <text:p text:style-name="P1160"><text:span text:style-name="T1161">Data segments with abnormally high amplitude bursts, exceeding 100 SD compared to neighboring segments, were eliminated (BurstCriterion =<text:s/></text:span><text:span text:style-name="T1162"><office:annotation><dc:creator>Janka Hauffe</dc:creator><dc:date>2024-11-29T15:33:00</dc:date><meta:creator-initials>Janka Hau</meta:creator-initials><text:p text:style-name="P1163"><text:span text:style-name="T1164">The Burst Criterion was set to 100, meaning that artifact-bursts that had a higher than 100 SD</text:span></text:p><text:p text:style-name="P1165">amplitude compared to neighbouring segments were removed. Bursts of such high amplitude</text:p><text:p text:style-name="P1166">are thought not to reflect brain signals. The Window Criterion was set to 0.4, meaning that a</text:p><text:p text:style-name="P1167"><text:span text:style-name="T1168">data window where over 40% of all channels have been marked as noisy</text:span><text:span text:style-name="T1169">/</text:span><text:span text:style-name="T1170">bad, would be excluded.</text:span></text:p><text:p text:style-name="P1171">This helped detecting periods in time that contained a lot of artifacts simultaneously.</text:p></office:annotation></text:span><text:span text:style-name="T1172">100), as such extreme bursts are considered unlikely to reflect brain signals (Chang et al., 2018). The default BurstCriterion is set to 20, but it may be adjusted if the default setting results in rejecting too many data<text:s/></text:span><text:soft-page-break/><text:span text:style-name="T1173">segments. Some</text:span><text:span text:style-name="T1174"><office:annotation><dc:creator>Janka Hauffe</dc:creator><dc:date>2024-12-01T17:39:00</dc:date><meta:creator-initials>Janka Hau</meta:creator-initials><text:p text:style-name="P1175"><text:span text:style-name="T1176">Seems weird but that‘s how it is written in tutorial</text:span></text:p></office:annotation></text:span><text:span text:style-name="T1177"><office:annotation><dc:creator>Janka Hauffe</dc:creator><dc:date>2024-12-01T18:01:00</dc:date><meta:creator-initials>Janka Hau</meta:creator-initials><text:p text:style-name="P1178"><text:span text:style-name="T1179">Maybe just delete people?</text:span></text:p></office:annotation></text:span><text:span text:style-name="T1180"><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81"><office:annotation><dc:creator>Janka Hauffe</dc:creator><dc:date>2024-12-01T18:16:00</dc:date><meta:creator-initials>Janka Hau</meta:creator-initials><text:p text:style-name="P1182"><text:span text:style-name="T1183">Criterion for removing time windows that were not repaired completely</text:span></text:p></office:annotation></text:span><text:span text:style-name="T1184">40% of the channels were marked as</text:span><text:span text:style-name="T1185"><office:annotation><dc:creator>Janka Hauffe</dc:creator><dc:date>2024-12-01T18:12:00</dc:date><meta:creator-initials>Janka Hau</meta:creator-initials><text:p text:style-name="P1186"><text:span text:style-name="T1187">Or bad</text:span></text:p></office:annotation></text:span><text:span text:style-name="T1188"><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89"><text:span text:style-name="T1190">Again the data is re-referenced to the average reference (CAR), this time using the EEGLAB function pop_reref() (</text:span><text:span text:style-name="T1191">Gil Ávila et al., 2023)</text:span><text:span text:style-name="T1192">.</text:span></text:p>
      <text:p text:style-name="P1193"><text:span text:style-name="T1194">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95"><office:annotation><dc:creator>Janka Hauffe</dc:creator><dc:date>2024-12-01T18:29:00</dc:date><meta:creator-initials>Janka Hau</meta:creator-initials><text:p text:style-name="P1196"><text:span text:style-name="T1197">stolen</text:span></text:p></office:annotation></text:span><text:span text:style-name="T1198">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99"><text:s/></text:span><text:span text:style-name="T1200"><text:s/>The resulting ICA weights, which represent the transformation matrix for this decomposition, were saved in a separate file.</text:span></text:p>
      <text:p text:style-name="P1201"><text:span text:style-name="T1202">Automatic compon</text:span><text:span text:style-name="T1203"><office:annotation><dc:creator>Janka Hauffe</dc:creator><dc:date>2024-11-30T12:11:00</dc:date><meta:creator-initials>Janka Hau</meta:creator-initials><text:p text:style-name="P1204"><text:span text:style-name="T1205">In recent years, several EEG data preprocessing pipelines have been developed and published</text:span></text:p><text:p text:style-name="P1206">by different laboratories. To our knowledge, there has been no systematic review of these, nor is it quite clear what measures should best be used for fair comparison. It is best that EEG</text:p><text:p text:style-name="P1207">researchers acquaint themselves with the problems involved in adequate data preprocessing and</text:p><text:p text:style-name="P1208">test for themselves the particular pipeline they use or construct for this purpose. Because there</text:p><text:p text:style-name="P1209">is no agreed-upon standard (K. A. Robbins et al., 2020), we hesitate to promote a particular</text:p><text:p text:style-name="P1210"><text:span text:style-name="T1211">approach (see<text:s/></text:span><text:a xlink:href="https://osf.io/8brgv/" office:target-frame-name="_top" xlink:show="replace"><text:span text:style-name="T1212">https://osf.io/8brgv/</text:span></text:a><text:span text:style-name="T1213"><text:s/>for an example of an automated pipeline). We prefer to involve</text:span></text:p><text:p text:style-name="P1214">ICA decomposition in this process as it is shown to perform well in identifying and separating out</text:p><text:p text:style-name="P1215">several classes of non-brain source signals typically mixed in the scalp data (eye movements,</text:p><text:p text:style-name="P1216">scalp muscle activities), as well as identifying major spatially localizable effective brain sources</text:p><text:p text:style-name="P1217">that represent much of the brain’s (largely cortical) contribution to the scalp data.<text:line-break/><text:line-break/>T… et al.</text:p></office:annotation></text:span><text:span text:style-name="T1218"><office:annotation><dc:creator>Janka Hauffe</dc:creator><dc:date>2024-12-01T18:51:00</dc:date><meta:creator-initials>Janka Hau</meta:creator-initials><text:p text:style-name="P1219"><text:span text:style-name="T1220">Truong, Robbins, Delmore &amp; Makeig, 2023</text:span></text:p></office:annotation></text:span><text:span text:style-name="T1221">ent rejection w</text:span><text:span text:style-name="T1222"><office:annotation><dc:creator>Janka Hauffe</dc:creator><dc:date>2024-11-30T12:09:00</dc:date><meta:creator-initials>Janka Hau</meta:creator-initials><text:p text:style-name="P1223"><text:span text:style-name="T1224">This was supported by applying ICLabel (Pion-Tonachini et al., 2019), a neural network classifier</text:span></text:p><text:p text:style-name="P1225">trained on a large body of expert-labeled IC data, to automatically classify components as</text:p><text:p text:style-name="P1226">representing brain sources or as any of several classes of non-brain sources (see discussion</text:p><text:p text:style-name="P1227">below). Applying ICLabel before removing line noise correctly identified two strong line noise ICs</text:p><text:p text:style-name="P1228">but also caused ICLabel to classify effective brain sources still containing substantial noise noise</text:p><text:p text:style-name="P1229">as most likely representing line noise rather than brain source activity. After running zapline-plus</text:p><text:p text:style-name="P1230">on the scalp data and then applying the AMICA weights to the cleaned data to obtain the IC time</text:p><text:p text:style-name="P1231">courses (activations), ICLabel, now applied to the IC scalp maps and line-noise cleaned</text:p><text:p text:style-name="P1232">activations, confidently classified the ICs in question as representing brain sources, while</text:p><text:p text:style-name="P1233">classifying the two near-wholly line noise ICs only as ‘Other’ (e.g., non-brain)<text:line-break/><text:line-break/>T...</text:p></office:annotation></text:span><text:span text:style-name="T1234"><office:annotation><dc:creator>Janka Hauffe</dc:creator><dc:date>2024-12-01T18:51:00</dc:date><meta:creator-initials>Janka Hau</meta:creator-initials><text:p text:style-name="P1235"><text:span text:style-name="T1236">Truong, Robbins, Delmore &amp; Makeig, 2023</text:span></text:p></office:annotation></text:span><text:span text:style-name="T1237">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238">Thresholds were set at probabilities of 0.8 (80%) for muscle-related components (Pernet et al., 2021) and 0.5 (50%) for eye-related components. Components exceeding these thresholds were flagged and automatically removed using the EEGLAB function pop_subcomp(). <text:s/>By default, only<text:s/></text:span><text:soft-page-break/><text:span text:style-name="T1239">components whose probability of being “muscle” is higher than 80% were subtracted from the data (Pernet et al., 2021). The two EOG channels (31 and 32) were removed from the dataset. The cleaned dataset was then checked for consistency using eeg_ch</text:span><text:span text:style-name="T1240"><office:annotation><dc:creator>Janka Hauffe</dc:creator><dc:date>2024-09-06T08:34:00</dc:date><meta:creator-initials>Janka Hau</meta:creator-initials><text:p text:style-name="P1241"><text:span text:style-name="T1242">How many good channels were left in both groups?</text:span></text:p></office:annotation></text:span><text:span text:style-name="T1243">eckset().</text:span></text:p>
      <text:p text:style-name="P1244"/>
      <text:p text:style-name="P1245"><text:span text:style-name="T1246"><text:s/></text:span><text:span text:style-name="T1247"><office:annotation><dc:creator>Janka Hauffe</dc:creator><dc:date>2024-11-14T09:27:00</dc:date><meta:creator-initials>Janka Hau</meta:creator-initials><text:p text:style-name="P1248"><text:span text:style-name="T1249">Detecting and excluding bad channels is important (Delorme, 2023). After the ICA, the data</text:span></text:p><text:p text:style-name="P1250">were checked again to reject more possible bad channels or epochs. For each participant, all</text:p><text:p text:style-name="P1251">data points were taken and the mean of both mean and standard deviation were calculated.</text:p><text:p text:style-name="P1252">Thresholds were defined as average mean plus or minus three times the mean standard deviation.</text:p><text:p text:style-name="P1253">Afterwards, channels were rejected if their values exceeded these thresholds. This</text:p><text:p text:style-name="P1254"><text:span text:style-name="T1255">resulted in, on average 105.9 good channels in the with PCS group (SD<text:s/></text:span><text:span text:style-name="T1256">=<text:s/></text:span><text:span text:style-name="T1257">13.4, Range<text:s/></text:span><text:span text:style-name="T1258">=<text:s/></text:span><text:span text:style-name="T1259">75 -</text:span></text:p><text:p text:style-name="P1260"><text:span text:style-name="T1261">120) and on average 106.3 good channels in the without PCS group (SD<text:s/></text:span><text:span text:style-name="T1262">=<text:s/></text:span><text:span text:style-name="T1263">9.4, Range<text:s/></text:span><text:span text:style-name="T1264">=<text:s/></text:span><text:span text:style-name="T1265">90 -</text:span></text:p><text:p text:style-name="P1266">121). This corresponded to approximately 84% good channels in both groups. Subsequently,</text:p><text:p text:style-name="P1267">it is important to interpolate every previously excluded channel, where EEGLAB’s pop_interp</text:p><text:p text:style-name="P1268">function with a default of spherical interpolation was used. It was made sure that the interpolated</text:p><text:p text:style-name="P1269">channels were inserted into the original channel order. Correspondingly, it means that on</text:p><text:p text:style-name="P1270">average 16% of the channels in each group were interpolated.</text:p></office:annotation></text:span><text:span text:style-name="T1271">Thirdly and</text:span><text:span text:style-name="T1272"><office:annotation><dc:creator>Janka Hauffe</dc:creator><dc:date>2024-09-06T08:34:00</dc:date><meta:creator-initials>Janka Hau</meta:creator-initials><text:p text:style-name="P1273"><text:span text:style-name="T1274">Detecting and excluding bad channels is<text:s/></text:span><text:span text:style-name="T1275">very</text:span><text:span text:style-name="T1276"><text:s/>important (Delorme, 2023).<text:s/></text:span></text:p></office:annotation></text:span><text:span text:style-name="T1277"><text:s/>finally, an additional artifacts removal step was implemented to address any remaining problematic channels. This process involved a statistical approach to identify outlier channels based on their signal characteristics. The standard<text:s/></text:span><text:span text:style-name="T1278"><office:annotation><dc:creator>Janka Hauffe</dc:creator><dc:date>2024-09-06T08:35:00</dc:date><meta:creator-initials>Janka Hau</meta:creator-initials><text:p text:style-name="P1279"><text:span text:style-name="T1280">This resulted in,</text:span></text:p><text:p text:style-name="P1281">on average 105.9 good channels in the with PCS group (SD = 13.4, Range = 75 - 120) and on</text:p><text:p text:style-name="P1282">average 106.3 good channels in the without PCS group (SD = 9.4, Range = 90 - 121). This cor-</text:p><text:p text:style-name="P1283">responds to approximately 84 % good channels in both groups. Subsequently, it is important</text:p><text:p text:style-name="P1284">to interpolate every previously excluded channel, where EEGLAB’s pop_interp function with</text:p><text:p text:style-name="P1285">a default of spherical interpolation was used.<text:s/></text:p></office:annotation></text:span><text:span text:style-name="T1286">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87"><text:span text:style-name="T1288">Interpolate bad channels<text:s/></text:span></text:p>
      <text:p text:style-name="P1289"><text:span text:style-name="T1290">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91"><office:annotation><dc:creator>Janka Hauffe</dc:creator><dc:date>2024-11-30T22:30:00</dc:date><meta:creator-initials>Janka Hau</meta:creator-initials><text:p text:style-name="P1292"><text:span text:style-name="T1293">?</text:span></text:p></office:annotation></text:span><text:span text:style-name="T1294">roup were interpolated.</text:span></text:p>
      <text:p text:style-name="P1295"><text:span text:style-name="T1296">Epoch length<text:s/></text:span><text:span text:style-name="T1297"><office:annotation><dc:creator>Janka Hauffe</dc:creator><dc:date>2024-11-30T11:38:00</dc:date><meta:creator-initials>Janka Hau</meta:creator-initials><text:p text:style-name="P1298"><text:span text:style-name="T1299">7. Data segmentation into epochs. Lastly, the continuous data are segmented into epochs with the function</text:span></text:p><text:p text:style-name="P1300">pop_epoch(). By default, data are segmented into 2-second epochs with a 50% overlap. Although longer epochs</text:p><text:p text:style-name="P1301">might be desirable for the Alpha Peak Frequency estimation to increase frequency resolution, short epochs favor</text:p><text:p text:style-name="P1302">the reliability of functional connectivity measures40,41</text:p><text:p text:style-name="P1303">. Thus, we propose 2-second epochs to establish a balance</text:p><text:p text:style-name="P1304">between frequency resolution, stationarity of the signal, and reliability of the later extracted features. Fifty percent</text:p><text:p text:style-name="P1305">overlap was chosen to provide a smooth estimation of the power spectra and mitigate the loss of signal due to</text:p><text:p text:style-name="P1306">tapering42</text:p><text:p text:style-name="P1307">. Epochs containing a discontinuity (e.g., because a segment containing an artifact was discarded) are</text:p><text:p text:style-name="P1308">rejected automatically. Data segmentation was adapted from Pernet et al.14</text:p><text:p text:style-name="P1309">, which focused on event-related data.<text:line-break/>Alvin et al</text:p></office:annotation></text:span><text:span text:style-name="T1310">and<text:s/></text:span><text:span text:style-name="T1311"><office:annotation><dc:creator>Janka Hauffe</dc:creator><dc:date>2024-09-06T08:39:00</dc:date><meta:creator-initials>Janka Hau</meta:creator-initials><text:p text:style-name="P1312"><text:span text:style-name="T1313">For the<text:s/></text:span><text:span text:style-name="T1314">restingstate</text:span><text:span text:style-name="T1315"><text:s/>delta power longer segments are<text:s/></text:span><text:span text:style-name="T1316">preferred</text:span><text:span text:style-name="T1317">, which is why in the prepro-</text:span></text:p><text:p text:style-name="P1318">cessing for the delta and beta power, the data was cut into 5 s epochs. The maximum would be</text:p><text:p text:style-name="P1319"><text:span text:style-name="T1320">60 good epochs here. The preprocessing and<text:s/></text:span><text:span text:style-name="T1321">age matching</text:span><text:span text:style-name="T1322"><text:s/>resulted in on average 40.7 good</text:span></text:p><text:p text:style-name="P1323">epochs (SD = 11.9, Range 15 - 60) in the with PCS group and an average 43.2 good epochs</text:p><text:p text:style-name="P1324">(SD = 11.1, Range 21 - 60) in the without PCS group, t(43.38) = -0.73, p = .47, d = -.22.</text:p></office:annotation></text:span><text:span text:style-name="T1325">number<text:s/></text:span><text:span text:style-name="T1326"><office:annotation><dc:creator>Janka Hauffe</dc:creator><dc:date>2024-11-30T12:12:00</dc:date><meta:creator-initials>Janka Hau</meta:creator-initials><text:p text:style-name="P1327"><text:span text:style-name="T1328">‘Epoching’ of EEG data refers to extracting sections (epochs) of the data of equal duration time</text:span></text:p><text:p text:style-name="P1329">locked to particular classes of experiment events of interest, in order to compute data measures</text:p><text:p text:style-name="P1330">and perform statistical comparison on these and/or the epoched data. The standard method of</text:p><text:p text:style-name="P1331">data epoch extraction in EEGLAB is to use the pop_epoch function, specifying specific values in</text:p><text:p text:style-name="P1332">a particular column of the EEGLAB EEG.event structure, typically using the EEG.event.type field</text:p><text:p text:style-name="P1333">to select the desired class(es) of events. This requires studying the event type terms used by the</text:p><text:p text:style-name="P1334">original investigators, which may likely be idiosyncratic and are often opaque (e.g., ‘type 17’) –</text:p><text:p text:style-name="P1335">and often fail to record distinctions that might in future prove fruitful to analyze<text:line-break/><text:line-break/>T… et al.</text:p></office:annotation></text:span><text:span text:style-name="T1336"><text:s text:c="3"/></text:span></text:p>
      <text:p text:style-name="P1337"><text:span text:style-name="T1338"><office:annotation><dc:creator>Janka Hauffe</dc:creator><dc:date>2024-12-02T16:50:00</dc:date><meta:creator-initials>Janka Hau</meta:creator-initials><text:p text:style-name="P1339"><text:span text:style-name="T1340">If I want to do the whole thing in steps</text:span></text:p></office:annotation></text:span><text:span text:style-name="T1341">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342"><office:annotation><dc:creator>Janka Hauffe</dc:creator><dc:date>2024-12-02T17:23:00</dc:date><meta:creator-initials>Janka Hau</meta:creator-initials><text:p text:style-name="P1343"><text:span text:style-name="T1344">Not in zotero yet</text:span></text:p></office:annotation></text:span><text:span text:style-name="T1345"><text:s/>Garg &amp; Audu, 2018).</text:span></text:p>
      <text:p text:style-name="P1346"><text:span text:style-name="T1347">For the restingstate delta power longer epochs are preferred, since delta contains<text:s/></text:span><text:span text:style-name="T1348"><office:annotation><dc:creator>Janka Hauffe</dc:creator><dc:date>2024-12-02T17:25:00</dc:date><meta:creator-initials>Janka Hau</meta:creator-initials><text:p text:style-name="P1349"><text:span text:style-name="T1350">Maybe . Freeman 2004</text:span></text:p></office:annotation></text:span><text:span text:style-name="T1351">slower frequencies</text:span></text:p>
      <text:p text:style-name="P1352">and the longer the epoch, the higher the resolution. This is why in the preprocessing</text:p>
      <text:p text:style-name="P1353"><text:span text:style-name="T1354">for the delta and beta power, the data was cut into 5 s epochs.</text:span></text:p>
      <text:p text:style-name="P1355"><text:span text:style-name="T1356"><text:soft-page-break/><office:annotation><dc:creator>Janka Hauffe</dc:creator><dc:date>2024-11-30T11:39:00</dc:date><meta:creator-initials>Janka Hau</meta:creator-initials><text:p text:style-name="P1357"><text:span text:style-name="T1358">Power spectrum. Power spectra are computed with the FieldTrip function ft_freqanalysis between 1 and</text:span></text:p><text:p text:style-name="P1359">100 Hz using Slepian multitapers with +/−1 Hz frequency smoothing. For 2-second epochs, the maximum</text:p><text:p text:style-name="P1360">frequency resolution of the power spectrum is, by definition, the inverse of the epoch length, i.e., 0.5 Hz. As</text:p><text:p text:style-name="P1361">frequency band limits are determined by the spectral resolution, the pipeline zero-pads the epochs to 5 seconds,</text:p><text:p text:style-name="P1362">which yields a resolution of 0.1 Hz, to better capture the frequency range of the bands. Thus, the frequency band</text:p><text:p text:style-name="P1363">limits for theta, alpha, beta, and gamma are 4 to 7.9 Hz, 8 to 12.9 Hz, 13 to 30 Hz, and 30.1 to 80 Hz, respectively.</text:p><text:p text:style-name="P1364">These limits are defined by the COBIDAS-MEEG 19 guidelines and maintained throughout all features. Power</text:p><text:p text:style-name="P1365">spectra are computed for every channel and then averaged across epochs and channels to obtain a single global</text:p><text:p text:style-name="P1366">power spectrum. This global power spectrum is saved to sub-&lt;label&gt;_power.mat files and visualized with the</text:p><text:p text:style-name="P1367">different frequency bands highlighted in different colors (Fig. 3).<text:line-break/><text:line-break/>Alvin et al., 2023</text:p></office:annotation></text:span><text:span text:style-name="T1368">Power A</text:span><text:span text:style-name="T1369"><office:annotation><dc:creator>Janka Hauffe</dc:creator><dc:date>2024-11-14T09:32:00</dc:date><meta:creator-initials>Janka Hau</meta:creator-initials><text:p text:style-name="P1370"><text:span text:style-name="T1371">Donoghue et al. (2020) summarize that evaluating a change in absolute power could potentially</text:span></text:p><text:p text:style-name="P1372">be related to a true change, but might also reflect a change in the aperiodic exponent</text:p><text:p text:style-name="P1373"><text:span text:style-name="T1374">or in the broadband o</text:span><text:span text:style-name="T1375">ff</text:span><text:span text:style-name="T1376">set or a frequency center shift. Therefore, the aim was to analyze the</text:span></text:p><text:p text:style-name="P1377"><text:span text:style-name="T1378">relative power and have a look at the aperiodic exponent and o</text:span><text:span text:style-name="T1379">ff</text:span><text:span text:style-name="T1380">set as well. The method of</text:span></text:p><text:p text:style-name="P1381">Donoghue et al. (2020) was initially referred to as fooof (fitting oscillations and one-over-F)</text:p><text:p text:style-name="P1382">but was renamed to specparam (Spectral Parameterization). It is implemented in the Brainstorm</text:p><text:p text:style-name="P1383">Toolbox (Tadel et al., 2011) in MATLAB and this code is available in the FieldTrip</text:p><text:p text:style-name="P1384">Toolbox. The subsequent power analysis was computed with the FieldTrip Toolbox in MATLAB</text:p><text:p text:style-name="P1385">as well. The frequency analysis was carried out between 0.3 and 30 Hz with steps of</text:p><text:p text:style-name="P1386">0.2 Hz. The fooof output was specified in FieldTrip with a fixed aperiodic mode. In order to</text:p><text:p text:style-name="P1387">achieve the relative delta and beta power, the aperiodic components were subtracted from the</text:p><text:p text:style-name="P1388">original power spectra. The delta power was defined between 0.6 and 4 Hz. The beta power</text:p><text:p text:style-name="P1389">was defined between 14 and 30 Hz. The values of each frequency inside a frequency band were added up and the result was the relative power per channel.</text:p><text:p text:style-name="P1390">Having the power per channel, this was transferred to R Studio (v2023.12.1.402; RStudio</text:p><text:p text:style-name="P1391">Team 2020) for analyses with R Statistical Software (v4.3.2; R Core Team 2021). A first</text:p><text:p text:style-name="P1392"><text:span text:style-name="T1393">outlier removal took the mean relative power<text:s/></text:span><text:span text:style-name="T1394">+/</text:span><text:span text:style-name="T1395">- 3 SD per participant and excluded every</text:span></text:p><text:p text:style-name="P1396">channel that was above or below that threshold. This was done separately for delta and beta</text:p><text:p text:style-name="P1397"><text:span text:style-name="T1398">power, for aperiodic exponent and o</text:span><text:span text:style-name="T1399">ff</text:span><text:span text:style-name="T1400">set. Starting with 2898 channels per group, this outlier</text:span></text:p><text:p text:style-name="P1401">removal retained 98% of channels in both groups for the delta power, 98% in both groups for</text:p><text:p text:style-name="P1402">thebeta power, 99% in both groups for the aperiodic exponent and 99% (with PCS) and 100%</text:p><text:p text:style-name="P1403"><text:span text:style-name="T1404">(without PCS) for the aperiodic o</text:span><text:span text:style-name="T1405">ff</text:span><text:span text:style-name="T1406">set. Further outlier removal was considered. Andre (2022)</text:span></text:p><text:p text:style-name="P1407">vouched for hypothesis blind outlier removal (meaning across groups), while Karch (2023)</text:p><text:p text:style-name="P1408">argues that this method is also problematic. He points out that erroneous values should be</text:p><text:p text:style-name="P1409">corrected or removed and statistical methods that are not that sensitive to extreme values such</text:p><text:p text:style-name="P1410">as a sign rank test should be used. Across group outlier removal was chosen for delta and beta</text:p><text:p text:style-name="P1411">power, resulting in 97% (with PCS) and 96% (without PCS) retained channels for delta power</text:p><text:p text:style-name="P1412"><text:span text:style-name="T1413">and 96% in both groups for beta power. It was checked and seen that there was no di</text:span><text:span text:style-name="T1414">ff</text:span><text:span text:style-name="T1415">erence</text:span></text:p><text:p text:style-name="P1416">in significance between the within and across group outlier removals.</text:p><text:p text:style-name="P1417"><text:span text:style-name="T1418">There is no such thing as negative EEG power. With the fooof</text:span><text:span text:style-name="T1419">/</text:span><text:span text:style-name="T1420">specparam method however,</text:span></text:p><text:p text:style-name="P1421">negative power values can result. Therefore, in order to obtain the final relative power results,</text:p><text:p text:style-name="P1422">the negative power values were set to 0. To be precise, 39.7% and 38.0% of channels had</text:p><text:p text:style-name="P1423">negative values in the with and without PCS group respectively. For beta, it was just a small</text:p><text:p text:style-name="P1424">proportion with 2.0% and 2.5% in the with and without PCS group respectively. Taking these</text:p><text:p text:style-name="P1425">data out might result in less variance of the data (?).</text:p></office:annotation></text:span><text:span text:style-name="T1426">nalysis</text:span></text:p>
      <text:p text:style-name="P1427"><text:span text:style-name="T1428">Statistical</text:span><text:span text:style-name="T1429"><office:annotation><dc:creator>Janka Hauffe</dc:creator><dc:date>2024-11-14T09:34:00</dc:date><meta:creator-initials>Janka Hau</meta:creator-initials><text:p text:style-name="P1430"><text:span text:style-name="T1431">The di</text:span><text:span text:style-name="T1432">ff</text:span><text:span text:style-name="T1433">erences between the groups for the hypotheses concerning both power and connectivity</text:span></text:p><text:p text:style-name="P1434">should be investigated with a t-test. Before carrying out any t-tests, it was checked</text:p><text:p text:style-name="P1435">whether the theoretical assumptions were met, namely normality and equal variances. Shapiro-</text:p><text:p text:style-name="P1436">Wilks and Levene-Tests respectively were used for this. If at least one of these assumptions</text:p><text:p text:style-name="P1437">were not met, a nonparametric wilcox test was conducted. Exploratory cluster-based permutation</text:p><text:p text:style-name="P1438">tests over all channels of the EEG data for both delta and beta frequency were carried out</text:p><text:p text:style-name="P1439">in MATLAB with 1000 iterations and the Montecarlo method (Maris and Oostenveld, 2007).</text:p><text:p text:style-name="P1440">This step was supposed to test, if the prior selected ROIs made sense. The cognitive tests and</text:p><text:p text:style-name="P1441">questionnaires (FACIT-F, HADS-D, TMT A and TMT B-A, MoCA) were inspected concerning</text:p><text:p text:style-name="P1442">a normal distribution and equal variances as well. Again, if at least one of these assumptions</text:p><text:p text:style-name="P1443">were not met, a nonparametric wilcox test was conducted. For correlations, Spearman’s</text:p><text:p text:style-name="P1444">rank correlation was calculated, if normality assumption of the data was not met. Regarding</text:p><text:p text:style-name="P1445"><text:span text:style-name="T1446">the SWI, as discussed in section XX, the group di</text:span><text:span text:style-name="T1447">ff</text:span><text:span text:style-name="T1448">erences were tested across multiple thresholds.</text:span></text:p><text:p text:style-name="P1449">Langer et al. (2013) point out that the thresholds are not independent from one another</text:p><text:p text:style-name="P1450"><text:span text:style-name="T1451">which is why they advise to use permutation tests and in general to always report e</text:span><text:span text:style-name="T1452">ff</text:span><text:span text:style-name="T1453">ect sizes</text:span></text:p><text:p text:style-name="P1454">as well. A custom made permutation function in R with 1000 iterations was used. This custom</text:p><text:p text:style-name="P1455">made function used t-tests and a p value was calculated with the following formula:</text:p><text:p text:style-name="P1456"><text:span text:style-name="T1457">ppermutation<text:s/></text:span><text:span text:style-name="T1458">=</text:span></text:p><text:p text:style-name="P1459">sum(tpermutationresults &gt; tobserved)</text:p><text:p text:style-name="P1460">niterations</text:p><text:p text:style-name="P1461"><text:span text:style-name="T1462">The same formula and permutation test was used to investigate whether the aperiodic o</text:span><text:span text:style-name="T1463">ff</text:span><text:span text:style-name="T1464">set</text:span></text:p><text:p text:style-name="P1465"><text:span text:style-name="T1466">and exponent di</text:span><text:span text:style-name="T1467">ff</text:span><text:span text:style-name="T1468">ered between the two groups. In this case, a permutation test for each channel</text:span></text:p><text:p text:style-name="P1469">was conducted. Since the requirements for t-tests were not met, instead of the t statistic, the</text:p><text:p text:style-name="P1470">test statistic W from the nonparametric wilcox test was used instead.</text:p></office:annotation></text:span><text:span text:style-name="T1471"><text:s/>Analysis</text:span></text:p>
      <text:p text:style-name="P1472">T-test for two group comparasing. For four groups different test.</text:p>
      <text:p text:style-name="P1473">Results</text:p>
      <text:p text:style-name="P1474">Cluster Analysis</text:p>
      <text:p text:style-name="P1475">Which two clusters? Which four clusters? How are they different from each other? T-Werte what is interesting to tell? Table? Stabilty of cluster, validity,…<text:s/></text:p>
      <text:p text:style-name="P1476"><text:span text:style-name="T1477">Clinical<text:s/></text:span><text:span text:style-name="T1478"><office:annotation><dc:creator>Janka Hauffe</dc:creator><dc:date>2024-11-14T09:46:00</dc:date><meta:creator-initials>Janka Hau</meta:creator-initials><text:p text:style-name="P1479"><text:span text:style-name="T1480">Might be part of the results from cluster Analysis. To compare</text:span></text:p></office:annotation></text:span><text:span text:style-name="T1481">data(?)</text:span></text:p>
      <text:p text:style-name="P1482"><text:span text:style-name="T1483">Might be interesting to compare the reported groups vs “my” groups</text:span></text:p>
      <text:p text:style-name="P1484"><text:span text:style-name="T1485">EE</text:span><text:span text:style-name="T1486"><office:annotation><dc:creator>Janka Hauffe</dc:creator><dc:date>2024-11-14T09:40:00</dc:date><meta:creator-initials>Janka Hau</meta:creator-initials><text:p text:style-name="P1487"><text:span text:style-name="T1488">For the mean delta and beta power, the assumptions were also investigated. Normality assumption</text:span></text:p><text:p text:style-name="P1489">was not met for delta and beta. Equal variances were seen in both cases. Table A1</text:p><text:p text:style-name="P1490">in the appendix A displays the results of all the tested prerequisites.</text:p></office:annotation></text:span><text:span text:style-name="T1491">G Power</text:span></text:p>
      <text:p text:style-name="P1492"><text:span text:style-name="T1493">Delta (</text:span><text:span text:style-name="T1494"><office:annotation><dc:creator>Janka Hauffe</dc:creator><dc:date>2024-11-14T09:43:00</dc:date><meta:creator-initials>Janka Hau</meta:creator-initials><text:p text:style-name="P1495"><text:span text:style-name="T1496">The with PCS group exhibited a slightly lower average relative delta power in the frontal</text:span></text:p><text:p text:style-name="P1497"><text:span text:style-name="T1498">ROI (M<text:s/></text:span><text:span text:style-name="T1499">=<text:s/></text:span><text:span text:style-name="T1500">1.02, SD<text:s/></text:span><text:span text:style-name="T1501">=<text:s/></text:span><text:span text:style-name="T1502">0.99) compared to the without PCS group (M<text:s/></text:span><text:span text:style-name="T1503">=<text:s/></text:span><text:span text:style-name="T1504">1.13, SD<text:s/></text:span><text:span text:style-name="T1505">=<text:s/></text:span><text:span text:style-name="T1506">0.93). A</text:span></text:p><text:p text:style-name="P1507"><text:span text:style-name="T1508">one-sided wilcox test did not indicate a significant di</text:span><text:span text:style-name="T1509">ff</text:span><text:span text:style-name="T1510">erence between the groups, z<text:s/></text:span><text:span text:style-name="T1511">=<text:s/></text:span><text:span text:style-name="T1512">-0.56, p</text:span></text:p><text:p text:style-name="P1513"><text:span text:style-name="T1514">=<text:s/></text:span><text:span text:style-name="T1515">.288, r<text:s/></text:span><text:span text:style-name="T1516">=<text:s/></text:span><text:span text:style-name="T1517">.08. All power results are displayed in Figure 2.</text:span></text:p><text:p text:style-name="P1518">Permutation tests were administered to check the relevance of selected ROI. While no significant</text:p><text:p text:style-name="P1519">clusters were detected, frontal right channels seem to have higher values in the with</text:p><text:p text:style-name="P1520">PCS group as can bee seen in the cluster-test results in Figure 2 .</text:p></office:annotation></text:span><text:span text:style-name="T1521">frontal ROI)</text:span></text:p>
      <text:p text:style-name="P1522"><text:span text:style-name="T1523"><office:annotation><dc:creator>Janka Hauffe</dc:creator><dc:date>2024-11-14T09:44:00</dc:date><meta:creator-initials>Janka Hau</meta:creator-initials><text:p text:style-name="P1524"><text:span text:style-name="T1525">Figure 2. Results of power analysis in the A delta (0.6 - 4 Hz) and B beta (14 - 30 Hz)</text:span></text:p><text:p text:style-name="P1526">frequency bands for the with and without PCS group. White dots indicate the respective ROIs.</text:p><text:p text:style-name="P1527">A cluster test is a way to handle the multiple comparisons problem in the EEG and indicates</text:p><text:p text:style-name="P1528">spatially near clusters found in the data (Maris and Oostenveld, 2007). In this case, no cluster</text:p><text:p text:style-name="P1529">reached significance. The t-value can still show, where the with PCS group had lower (higher</text:p><text:p text:style-name="P1530">t-value) or higher values (lower t-value) than the without PCS group.</text:p></office:annotation></text:span><text:span text:style-name="T1531">Beta (</text:span><text:span text:style-name="T1532"><office:annotation><dc:creator>Janka Hauffe</dc:creator><dc:date>2024-11-14T09:44:00</dc:date><meta:creator-initials>Janka Hau</meta:creator-initials><text:p text:style-name="P1533"><text:span text:style-name="T1534">The with PCS group exhibited higher average relative beta power in the central ROI (M<text:s/></text:span><text:span text:style-name="T1535">=</text:span></text:p><text:p text:style-name="P1536"><text:span text:style-name="T1537">1.95, SD<text:s/></text:span><text:span text:style-name="T1538">=<text:s/></text:span><text:span text:style-name="T1539">2.04) compared to the without PCS group (M<text:s/></text:span><text:span text:style-name="T1540">=<text:s/></text:span><text:span text:style-name="T1541">1.56, SD<text:s/></text:span><text:span text:style-name="T1542">=<text:s/></text:span><text:span text:style-name="T1543">1.64). A two-sided</text:span></text:p><text:p text:style-name="P1544"><text:span text:style-name="T1545">wilcox test did not indicate a significant di</text:span><text:span text:style-name="T1546">ff</text:span><text:span text:style-name="T1547">erence between the groups, z<text:s/></text:span><text:span text:style-name="T1548">=<text:s/></text:span><text:span text:style-name="T1549">0.76, p<text:s/></text:span><text:span text:style-name="T1550">=<text:s/></text:span><text:span text:style-name="T1551">.449, r<text:s/></text:span><text:span text:style-name="T1552">=</text:span></text:p><text:p text:style-name="P1553">.11.</text:p><text:p text:style-name="P1554">Permutation tests were administered to check the relevance of selected ROI. While no significant</text:p><text:p text:style-name="P1555">clusters were detected, frontal and central channels in the with PCS group seem to have</text:p><text:p text:style-name="P1556">higher values and occipital channels lower values as can bee seen in the cluster-test results in</text:p><text:p text:style-name="P1557">Figure 2.</text:p></office:annotation></text:span><text:span text:style-name="T1558">central ROI)</text:span></text:p>
      <text:p text:style-name="P1559"><text:span text:style-name="T1560">Correlations with<text:s/></text:span><text:span text:style-name="T1561"><office:annotation><dc:creator>Janka Hauffe</dc:creator><dc:date>2024-11-14T09:45:00</dc:date><meta:creator-initials>Janka Hau</meta:creator-initials><text:p text:style-name="P1562"><text:span text:style-name="T1563">The frontal delta power correlated significantly with the HADS-D,<text:s/></text:span><text:span text:style-name="T1564">ρ</text:span><text:span text:style-name="T1565">(44)<text:s/></text:span><text:span text:style-name="T1566">=<text:s/></text:span><text:span text:style-name="T1567">.31, p<text:s/></text:span><text:span text:style-name="T1568">=<text:s/></text:span><text:span text:style-name="T1569">.042,</text:span></text:p><text:p text:style-name="P1570"><text:span text:style-name="T1571">as can be seen in Table 3. There were negative correlations of delta with the MoCA,<text:s/></text:span><text:span text:style-name="T1572">ρ</text:span><text:span text:style-name="T1573">(44)</text:span></text:p><text:p text:style-name="P1574"><text:span text:style-name="T1575">=<text:s/></text:span><text:span text:style-name="T1576">-.33, p<text:s/></text:span><text:span text:style-name="T1577">=<text:s/></text:span><text:span text:style-name="T1578">.028, aperiodic exponent,<text:s/></text:span><text:span text:style-name="T1579">ρ</text:span><text:span text:style-name="T1580">(44)<text:s/></text:span><text:span text:style-name="T1581">=<text:s/></text:span><text:span text:style-name="T1582">-.51, p<text:s/></text:span><text:span text:style-name="T1583">= &lt;</text:span><text:span text:style-name="T1584">.001, and o</text:span><text:span text:style-name="T1585">ff</text:span><text:span text:style-name="T1586">set,<text:s/></text:span><text:span text:style-name="T1587">ρ</text:span><text:span text:style-name="T1588">(44)<text:s/></text:span><text:span text:style-name="T1589">=<text:s/></text:span><text:span text:style-name="T1590">-.39, p<text:s/></text:span><text:span text:style-name="T1591">=</text:span></text:p><text:p text:style-name="P1592">.007. A trend towards a negative correlation with FACIT-F score was visible descriptively and</text:p><text:p text:style-name="P1593"><text:span text:style-name="T1594">was close to significance in a Spearman Rank correlation,<text:s/></text:span><text:span text:style-name="T1595">ρ</text:span><text:span text:style-name="T1596">(43)<text:s/></text:span><text:span text:style-name="T1597">=<text:s/></text:span><text:span text:style-name="T1598">-.29, p<text:s/></text:span><text:span text:style-name="T1599">=<text:s/></text:span><text:span text:style-name="T1600">.051. Beta power</text:span></text:p><text:p text:style-name="P1601"><text:span text:style-name="T1602">was significantly correlated with the TMT A,<text:s/></text:span><text:span text:style-name="T1603">ρ</text:span><text:span text:style-name="T1604">(44)<text:s/></text:span><text:span text:style-name="T1605">=<text:s/></text:span><text:span text:style-name="T1606">.35, p<text:s/></text:span><text:span text:style-name="T1607">=<text:s/></text:span><text:span text:style-name="T1608">.017, and negatively correlated</text:span></text:p><text:p text:style-name="P1609"><text:span text:style-name="T1610">with the aperiodic exponent,<text:s/></text:span><text:span text:style-name="T1611">ρ</text:span><text:span text:style-name="T1612">(44)<text:s/></text:span><text:span text:style-name="T1613">=<text:s/></text:span><text:span text:style-name="T1614">-.39, p<text:s/></text:span><text:span text:style-name="T1615">=<text:s/></text:span><text:span text:style-name="T1616">.008. There was a strong negative correlation</text:span></text:p><text:p text:style-name="P1617"><text:span text:style-name="T1618">between FACIT-F and HADS-D,<text:s/></text:span><text:span text:style-name="T1619">ρ</text:span><text:span text:style-name="T1620">(43)<text:s/></text:span><text:span text:style-name="T1621">=<text:s/></text:span><text:span text:style-name="T1622">-.74, p<text:s/></text:span><text:span text:style-name="T1623">= &lt;</text:span><text:span text:style-name="T1624">.001. The HADS-D correlated negatively</text:span></text:p><text:p text:style-name="P1625"><text:span text:style-name="T1626">with the aperiodic exponent,<text:s/></text:span><text:span text:style-name="T1627">ρ</text:span><text:span text:style-name="T1628">(44)<text:s/></text:span><text:span text:style-name="T1629">=<text:s/></text:span><text:span text:style-name="T1630">-.34, p<text:s/></text:span><text:span text:style-name="T1631">=<text:s/></text:span><text:span text:style-name="T1632">.024, but not with the o</text:span><text:span text:style-name="T1633">ff</text:span><text:span text:style-name="T1634">set,<text:s/></text:span><text:span text:style-name="T1635">ρ</text:span><text:span text:style-name="T1636">(44)<text:s/></text:span><text:span text:style-name="T1637">=<text:s/></text:span><text:span text:style-name="T1638">-.26, p<text:s/></text:span><text:span text:style-name="T1639">=</text:span></text:p><text:p text:style-name="P1640"><text:span text:style-name="T1641">.087. The TMT A correlated with the TMT B-A,<text:s/></text:span><text:span text:style-name="T1642">ρ</text:span><text:span text:style-name="T1643">(44)<text:s/></text:span><text:span text:style-name="T1644">=<text:s/></text:span><text:span text:style-name="T1645">.30, p<text:s/></text:span><text:span text:style-name="T1646">=<text:s/></text:span><text:span text:style-name="T1647">.042, and negatively with</text:span></text:p><text:p text:style-name="P1648"><text:span text:style-name="T1649">the MoCA,<text:s/></text:span><text:span text:style-name="T1650">ρ</text:span><text:span text:style-name="T1651">(44)<text:s/></text:span><text:span text:style-name="T1652">=<text:s/></text:span><text:span text:style-name="T1653">-.31, p<text:s/></text:span><text:span text:style-name="T1654">=<text:s/></text:span><text:span text:style-name="T1655">.036, and aperiodic exponent,<text:s/></text:span><text:span text:style-name="T1656">ρ</text:span><text:span text:style-name="T1657">(44)<text:s/></text:span><text:span text:style-name="T1658">=<text:s/></text:span><text:span text:style-name="T1659">-.38, p<text:s/></text:span><text:span text:style-name="T1660">=<text:s/></text:span><text:span text:style-name="T1661">.010. The TMT</text:span></text:p><text:p text:style-name="P1662">32</text:p><text:p text:style-name="P1663"><text:span text:style-name="T1664">B-A was also negatively correlated with the MoCA,<text:s/></text:span><text:span text:style-name="T1665">ρ</text:span><text:span text:style-name="T1666">(44)<text:s/></text:span><text:span text:style-name="T1667">=<text:s/></text:span><text:span text:style-name="T1668">-.34, p<text:s/></text:span><text:span text:style-name="T1669">=<text:s/></text:span><text:span text:style-name="T1670">.021. Unsurprisingly,</text:span></text:p><text:p text:style-name="P1671"><text:span text:style-name="T1672">the aperiodic exponent and o</text:span><text:span text:style-name="T1673">ff</text:span><text:span text:style-name="T1674">set were highly correlated,<text:s/></text:span><text:span text:style-name="T1675">ρ</text:span><text:span text:style-name="T1676">(44)<text:s/></text:span><text:span text:style-name="T1677">=<text:s/></text:span><text:span text:style-name="T1678">.57, p<text:s/></text:span><text:span text:style-name="T1679">= &lt;</text:span><text:span text:style-name="T1680">.001.</text:span></text:p></office:annotation></text:span><text:span text:style-name="T1681">clinical data(?)</text:span></text:p>
      <text:p text:style-name="P1682"><text:span text:style-name="T1683">Sex<text:s/></text:span><text:span text:style-name="T1684"><office:annotation><dc:creator>Janka Hauffe</dc:creator><dc:date>2024-11-14T09:47:00</dc:date><meta:creator-initials>Janka Hau</meta:creator-initials><text:p text:style-name="P1685"><text:span text:style-name="T1686">Descriptively, especially in the beta band, there seem to be sex di</text:span><text:span text:style-name="T1687">ff</text:span><text:span text:style-name="T1688">erences, see Figure B2 in</text:span></text:p><text:p text:style-name="P1689">Appendix B. Especially for the connectivity but also slightly in the beta power, the values of</text:p><text:p text:style-name="P1690">the female group appear to be elevated compared to the male group. This seems to happen in</text:p><text:p text:style-name="P1691">both groups but might be even more pronounced in the with PCS group. For the delta power, there are two interesting aspects. First, the delta power for males in the with PCS group seems</text:p><text:p text:style-name="P1692">descriptively lower than for females in the with PCS group, but it secondly seems lower than</text:p><text:p text:style-name="P1693">for males and females in the without PCS group.</text:p></office:annotation></text:span><text:span text:style-name="T1694">differences</text:span></text:p>
      <text:p text:style-name="P1695"/>
      <text:p text:style-name="P1696">Results</text:p>
      <text:list text:style-name="LFO2" text:continue-numbering="true">
        <text:list-item>
          <text:p text:style-name="P1697"><text:span text:style-name="T1698">First compare Cluster 1<text:s/></text:span><text:span text:style-name="T1699"><office:annotation office:name="201" xml:id="1721438979"><dc:creator>Janka Hauffe</dc:creator><dc:date>2025-01-05T15:23:00</dc:date><meta:creator-initials>JH</meta:creator-initials><text:p text:style-name="P1700">Is that maybe smart?</text:p></office:annotation>and Cluster 2</text:span></text:p>
        </text:list-item>
        <text:list-item>
          <text:p text:style-name="P1701"><text:span text:style-name="T1702">Second compare within Cluster 1 and within Cluster 2</text:span></text:p>
        </text:list-item>
        <text:list-item>
          <text:p text:style-name="P1703"><text:span text:style-name="T1704">Third, compare with and with &amp; without and without<text:s/></text:span><text:span text:style-name="CommentReference"><office:annotation-end office:name="201"/></text:span></text:p>
        </text:list-item>
        <text:list-item>
          <text:p text:style-name="P1705"><text:span text:style-name="T1706">Also compare the two groups, that are “false”<text:s/></text:span></text:p>
        </text:list-item>
        <text:list-item>
          <text:p text:style-name="P1707"><text:span text:style-name="T1708">Summarize</text:span></text:p>
        </text:list-item>
      </text:list>
      <text:p text:style-name="P1709"/>
      <text:p text:style-name="P1710">Cluster analysis</text:p>
      <text:p text:style-name="P1711">Cluster analysis (2 cluster solution)</text:p>
      <text:p text:style-name="P1712"><text:span text:style-name="T1713">Cluster 1 vs Clu</text:span><text:span text:style-name="T1714"><office:annotation office:name="202" xml:id="50103760"><dc:creator>Janka Hauffe</dc:creator><dc:date>2025-01-05T15:23:00</dc:date><meta:creator-initials>JH</meta:creator-initials><text:p text:style-name="P1715">Definitely need tables here (how to creat them?)</text:p></office:annotation>ster<text:s/></text:span><text:span text:style-name="CommentReference"><office:annotation-end office:name="202"/></text:span><text:span text:style-name="T1716">2</text:span></text:p>
      <text:p text:style-name="P1717">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text:s/><text:soft-page-break/>1; M=47.86, SD=12.1 for Cluster 2; p=0.4006) or education level (M=14.91, SD=2.8 for Cluster 1; M=15.83, SD=3.38 for Cluster 2; p=0.2377).</text:p>
      <text:p text:style-name="P1718"/>
      <text:p text:style-name="P1719"><text:span text:style-name="T1720">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21"><office:annotation office:name="203" xml:id="1140154927"><dc:creator>Janka Hauffe</dc:creator><dc:date>2025-01-05T16:26:00</dc:date><meta:creator-initials>JH</meta:creator-initials><text:p text:style-name="P1722">Should I?</text:p></office:annotation>though no p-value was provided for this<text:s/></text:span><text:span text:style-name="T1723"><office:annotation-end office:name="203"/></text:span><text:span text:style-name="T1724">comparison.</text:span></text:p>
      <text:p text:style-name="P1725"/>
      <text:p text:style-name="P1726"><text:span text:style-name="T1727">The analysis of questionnaire results showed no statistically significant differences between clusters for FACIT (p=0.169), HADS-A (p=0.1213), HADS-D (p=0.2414), or PSQI scores (p=0.129).</text:span><text:span text:style-name="T1728"><text:line-break/>or:</text:span></text:p>
      <text:p text:style-name="P1729">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30"/>
      <text:soft-page-break/>
      <text:p text:style-name="P1731">Within cluster 1</text:p>
      <text:p text:style-name="P1732">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33">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34">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35"/>
      <text:p text:style-name="P1736">Within cluster 2</text:p>
      <text:p text:style-name="P1737">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738">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soft-page-break/>
      <text:p text:style-name="P1739">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40"/>
      <text:p text:style-name="P1741">withPCS cluster 1 vs withPCS cluster 2</text:p>
      <text:p text:style-name="P1742">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43"/>
      <text:p text:style-name="P1744">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45"/>
      <text:p text:style-name="P1746">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747"/>
      <text:soft-page-break/>
      <text:p text:style-name="P1748">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49"/>
      <text:p text:style-name="P1750">withoutPCS cluster 1 vs withoutPCS cluster 2</text:p>
      <text:p text:style-name="P1751"/>
      <text:p text:style-name="P1752">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53"/>
      <text:p text:style-name="P1754">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55"/>
      <text:p text:style-name="P1756">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text:s/><text:soft-page-break/>any significant differences between clusters: M =30..6(SD =21..1) for Cluster 1 and M =24..0(SD =10..2)(p = 0..6431).</text:p>
      <text:p text:style-name="P1757"/>
      <text:p text:style-name="P1758">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59"/>
      <text:p text:style-name="P1760"><text:span text:style-name="T1761">withoutPCS cluster1 vs<text:s/></text:span><text:span text:style-name="T1762"><office:annotation office:name="204" xml:id="1454057123"><dc:creator>Janka Hauffe</dc:creator><dc:date>2025-01-05T17:20:00</dc:date><meta:creator-initials>JH</meta:creator-initials><text:p text:style-name="P1763">„Falsch zugeordnete“ p-values?<text:s/><text:line-break/>Important? Might be</text:p></office:annotation>withPCS cluster2</text:span><text:span text:style-name="CommentReference"><office:annotation-end office:name="204"/></text:span></text:p>
      <text:p text:style-name="P1764"><text:span text:style-name="T1765">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66"><office:annotation office:name="205" xml:id="1903873750"><dc:creator>Janka Hauffe</dc:creator><dc:date>2025-01-05T16:57:00</dc:date><meta:creator-initials>JH</meta:creator-initials><text:p text:style-name="P1767">This is wrong</text:p></office:annotation>significance (p=0.6863</text:span><text:span text:style-name="CommentReference"><office:annotation-end office:name="205"/></text:span><text:span text:style-name="T1768">).</text:span></text:p>
      <text:p text:style-name="P1769"/>
      <text:p text:style-name="P1770">In terms of education, the withoutPCS group in Cluster 1 averaged 14.6 years (SD=3.7), whereas the withPCS group in Cluster 2 had a higher average of 15.3 years (SD=3.54). Again, this difference was not statistically significant (p=0.3485).</text:p>
      <text:p text:style-name="P1771"/>
      <text:p text:style-name="P1772">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73"/>
      <text:p text:style-name="P1774">For the Trail Making Test, TMT-A scores indicated that the withoutPCS group from Cluster 1 had a mean of 19.0 (SD=4.50), while the withPCS group from Cluster 2 scored significantly higher at a mean of 20.4 (SD=2.94). TMT-B scores also showed that the withoutPCS group<text:s/><text:soft-page-break/>had a mean score of 43.1 (SD=11.1) compared to the withPCS group's mean score of 42.7 (SD=9.72). The TMT_diff scores for the withoutPCS group were lower, with a mean of 24.0 (SD=10.2) compared to the withPCS group's mean difference of 22.4 (SD=8.43).</text:p>
      <text:p text:style-name="P1775"/>
      <text:p text:style-name="P1776">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77"/>
      <text:p text:style-name="P1778">Finally, PSQI scores indicated that the withoutPCS group in Cluster 1 scored a mean of 6.43 (SD=3.46), while those in Cluster 2 had higher scores on average at M=8.9 (SD=3.45).</text:p>
      <text:p text:style-name="P1779"/>
      <text:p text:style-name="P1780">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81"/>
      <text:p text:style-name="P1782"/>
      <text:p text:style-name="P1783"/>
      <text:p text:style-name="P1784">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85"/>
      <text:p text:style-name="P1786">Summary of findings</text:p>
      <text:p text:style-name="P1787">The comparisons across different clusters and groups revealed several key findings regarding cognitive performance and questionnaire results.</text:p>
      <text:p text:style-name="P1788"/>
      <text:p text:style-name="P1789">In Cluster 1, individuals with Post-COVID Syndrome (withPCS) showed no significant differences in cognitive variables compared to those without PCS (withoutPCS). However, trends<text:s/><text:soft-page-break/>towards significance were noted in N-back 1 and FACIT scores, suggesting that the withPCS group may have performed slightly worse. In terms of age and education, no significant differences were found between the two groups.</text:p>
      <text:p text:style-name="P1790"/>
      <text:p text:style-name="P1791">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92"/>
      <text:p text:style-name="P1793">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94"/>
      <text:p text:style-name="P1795">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96"/>
      <text:p text:style-name="P1797">Overall, these findings highlight the varying impacts of Post-COVID Syndrome on cognitive functioning and psychological well-being across different clusters and groups.</text:p>
      <text:p text:style-name="P1798"/>
      <text:p text:style-name="P1799"/>
      <text:p text:style-name="P1800"/>
      <text:p text:style-name="P1801">Or:</text:p>
      <text:p text:style-name="P1802"/>
      <text:p text:style-name="P1803">In summary, the comparisons across the various groups revealed several key findings regarding cognitive performance and psychological well-being.<text:s/></text:p>
      <text:p text:style-name="P1804"/>
      <text:p text:style-name="P1805">In Cluster 1, individuals with Post-COVID Syndrome (withPCS) did not exhibit significant differences in cognitive variables compared to those without PCS (withoutPCS), although trends suggested slightly worse performance in N-back tasks and lower FACIT scores for the<text:s/><text:soft-page-break/>withPCS group. In Cluster 2, more pronounced differences emerged, with the withPCS group demonstrating significantly better performance in N-back tasks and higher scores on HADS-A and PSQI compared to the withoutPCS group, alongside lower FACIT scores.</text:p>
      <text:p text:style-name="P1806"/>
      <text:p text:style-name="P1807">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08"/>
      <text:p text:style-name="P1809">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10"/>
      <text:p text:style-name="P1811">These findings collectively underscore the varying impacts of Post-COVID Syndrome on cognitive functioning and psychological health across different clusters and groups.</text:p>
      <text:p text:style-name="P1812"/>
      <text:p text:style-name="P1813"/>
      <text:p text:style-name="P1814">(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15"/>
      <text:p text:style-name="P1816"><text:line-break/></text:p>
      <text:p text:style-name="P1817"><text:span text:style-name="T1818"><text:line-break/></text:span></text:p>
      <text:p text:style-name="P1819">Cluster analysis (4 cluster solution)</text:p>
      <text:p text:style-name="P1820"/>
      <text:p text:style-name="P1821"/>
      <text:p text:style-name="P1822">Discussion</text:p>
      <text:p text:style-name="P1823">Clusters</text:p>
      <text:p text:style-name="P1824">Cluster 1 always says the same, the other one that gets split up</text:p>
      <text:soft-page-break/>
      <text:p text:style-name="P1825"><text:span text:style-name="T1826">Delta power h</text:span><text:span text:style-name="T1827"><office:annotation><dc:creator>Janka Hauffe</dc:creator><dc:date>2024-11-14T09:50:00</dc:date><meta:creator-initials>Janka Hau</meta:creator-initials><text:p text:style-name="P1828"><text:span text:style-name="T1829">Our result of no di</text:span><text:span text:style-name="T1830">ff</text:span><text:span text:style-name="T1831">erence in delta power at frontal ROI does not support either the GABAhypothesis</text:span></text:p><text:p text:style-name="P1832"><text:span text:style-name="T1833">for lower delta power in PCS-pts as proposed by Ortelli et al.<text:s/></text:span>(2023) nor the</text:p><text:p text:style-name="P1834"><text:span text:style-name="T1835">brainstem-hypothesis for higher delta power in PCS-pts as suggested in Cecchetti et al.<text:s/></text:span>(2022)</text:p><text:p text:style-name="P1836"><text:span text:style-name="T1837">and Yong (2021b). Kopa´nska et al.<text:s/></text:span><text:span text:style-name="T1838">(2022) did not find any significant di</text:span><text:span text:style-name="T1839">ff</text:span><text:span text:style-name="T1840">erences in delta</text:span></text:p><text:p text:style-name="P1841">power either. Their control were the qEEG values of the same participants prior to infection</text:p><text:p text:style-name="P1842">and not an independent control group. This pre-post design could potentially provide a more</text:p><text:p text:style-name="P1843">robust framework for understanding the disease’s impact, since a baseline is assessed and</text:p><text:p text:style-name="P1844">subsequent changes could be attributable to the disease. This might point towards no change</text:p><text:p text:style-name="P1845">in delta power being plausible.</text:p><text:p text:style-name="P1846">It is however not trivial, that we found a significant positive correlation of delta power with</text:p><text:p text:style-name="P1847">the HADS-D as well as a negative correlation with the MoCA and a close to significant negative</text:p><text:p text:style-name="P1848">correlation with the FACIT-F. These findings would indicate that having pronounced</text:p><text:p text:style-name="P1849">frontal delta power coincides with more depressive tendencies, more fatigue and less cognitive</text:p><text:p text:style-name="P1850">functioning. This is in direct contrast to Ortelli et al. (2023), who found their score of the</text:p><text:p text:style-name="P1851"><text:span text:style-name="T1852">perceived cognitive di</text:span><text:span text:style-name="T1853">ffi</text:span><text:span text:style-name="T1854">culties scale to be negatively correlated with the delta source power,</text:span></text:p><text:p text:style-name="P1855"><text:span text:style-name="T1856">meaning less cognitive di</text:span><text:span text:style-name="T1857">ffi</text:span><text:span text:style-name="T1858">culties at higher delta power. It is also in contrast with Cecchetti</text:span></text:p><text:p text:style-name="P1859">et al. (2022), who found the frontal assessment battery (FAB) to be positively correlated with</text:p><text:p text:style-name="P1860">delta power (left and right centrol-temporal). Here, a higher FAB score indicates better cognitive</text:p><text:p text:style-name="P1861">functioning. Both with the power results and the correlations, the following aspect can be discussed.</text:p><text:p text:style-name="P1862">Silva-Passadouro et al. (2024) point out that the heterogeneous results in PCS may arise due to</text:p><text:p text:style-name="P1863"><text:span text:style-name="T1864">the many di</text:span><text:span text:style-name="T1865">ff</text:span><text:span text:style-name="T1866">erent symptoms that PCS-pts may have. They argue that there may be di</text:span><text:span text:style-name="T1867">ff</text:span><text:span text:style-name="T1868">erent</text:span></text:p><text:p text:style-name="P1869"><text:span text:style-name="T1870">phenotypes of the disease where di</text:span><text:span text:style-name="T1871">ff</text:span><text:span text:style-name="T1872">erent symptoms are the most prominent. The participants</text:span></text:p><text:p text:style-name="P1873"><text:span text:style-name="T1874">in the PCS EEG studies could therefore have had di</text:span><text:span text:style-name="T1875">ff</text:span><text:span text:style-name="T1876">erent phenotypes that resulted in di</text:span><text:span text:style-name="T1877">ff</text:span><text:span text:style-name="T1878">erent</text:span></text:p><text:p text:style-name="P1879">power values. For example Cecchetti et al. (2022) focus on cognitive aspects, Ortelli et al.</text:p><text:p text:style-name="P1880"><text:span text:style-name="T1881">(2023) on cognitive aspects and fatigue, while Kopa´nska et al.<text:s/></text:span>(2022, 2023) focus on brain fog</text:p><text:p text:style-name="P1882">and concentration disorders respectively. Our participants show symptoms of fatigue, but not</text:p><text:p text:style-name="P1883"><text:span text:style-name="T1884">so much in the cognitive domain, since TMT B-A and MoCA score do not di</text:span><text:span text:style-name="T1885">ff</text:span><text:span text:style-name="T1886">er between the</text:span></text:p><text:p text:style-name="P1887"><text:span text:style-name="T1888">groups. Additionally, there might be di</text:span><text:span text:style-name="T1889">ff</text:span><text:span text:style-name="T1890">erences due to the methods used to obtain the power</text:span></text:p><text:p text:style-name="P1891">values. Cecchetti et al. (2022) normalized the power instead of taking the relative power.</text:p><text:p text:style-name="P1892"><text:span text:style-name="T1893">Ortelli et al. (2023) do not describe a method of normalization or fooof</text:span><text:span text:style-name="T1894">/</text:span><text:span text:style-name="T1895">specparam or anything</text:span></text:p><text:p text:style-name="P1896">similar. Another aspect that could play a role is whether the participants were hospitalized during</text:p><text:p text:style-name="P1897"><text:span text:style-name="T1898">their acute illness (Silva-Passadouro et al., 2024).<text:s/></text:span>Silva-Passadouro et al. (2024) think,</text:p><text:p text:style-name="P1899"><text:span text:style-name="T1900">this could be relevant because di</text:span><text:span text:style-name="T1901">ff</text:span><text:span text:style-name="T1902">erent levels of severity in acute COVID-19 infection, along</text:span></text:p><text:p text:style-name="P1903"><text:span text:style-name="T1904">with potential e</text:span><text:span text:style-name="T1905">ff</text:span><text:span text:style-name="T1906">ects on the central nervous system caused by intensive care treatment might</text:span></text:p><text:p text:style-name="P1907"><text:span text:style-name="T1908">contribute to the di</text:span><text:span text:style-name="T1909">ff</text:span><text:span text:style-name="T1910">erence in EEG pattern. While Cecchetti et al. (2022) only included participants</text:span></text:p><text:p text:style-name="P1911">who were hospitalized and Ortelli et al. (2023) did the opposite by including only</text:p><text:p text:style-name="P1912">non-hospitalized participants, Kopa´nska et al. (2022) did not explicitly specify this. Among</text:p><text:p text:style-name="P1913">the initial 79 participants of our study, only six had a history of hospitalization, and just two</text:p><text:p text:style-name="P1914">of those were included in the study, both in the non-PCS group. This is surprising given that</text:p><text:p text:style-name="P1915">PCS prevalence is typically higher in hospitalized cases (Chen et al., 2022). However, Rubin</text:p><text:p text:style-name="P1916"><text:span text:style-name="T1917">(2020) report that PCS can still occur after mild acute COVID-19, and Morawa et al.<text:s/></text:span>(2023)</text:p><text:p text:style-name="P1918"><text:span text:style-name="T1919">conclude that also after a rather mild disease period, cognitive di</text:span><text:span text:style-name="T1920">ffi</text:span><text:span text:style-name="T1921">culties can show, with only</text:span></text:p><text:p text:style-name="P1922">13% of their sample having been hospitalized.</text:p><text:p text:style-name="P1923">In our study, permutation tests did not indicate any other significant clusters but descriptively,</text:p><text:p text:style-name="P1924"><text:span text:style-name="T1925">the with PCS group had lower values at central ROI.<text:s/></text:span>Ortelli et al. (2023) find lower</text:p><text:p text:style-name="P1926">delta power for example in the left pre- and postcentral gyrus as well as the right superior parietal lobule, which might fit to the tendency that can be seen in our topographies. Since</text:p><text:p text:style-name="P1927">no significant clusters were found, it cannot be investigated whether they would fit possible</text:p><text:p text:style-name="P1928">projections from the brainstem.</text:p></office:annotation></text:span><text:span text:style-name="T1929">ypothesis</text:span></text:p>
      <text:p text:style-name="P1930"><text:span text:style-name="T1931">Beta power<text:s/></text:span><text:span text:style-name="T1932"><office:annotation><dc:creator>Janka Hauffe</dc:creator><dc:date>2024-11-14T09:51:00</dc:date><meta:creator-initials>Janka Hau</meta:creator-initials><text:p text:style-name="P1933"><text:span text:style-name="T1934">There was no clear direction in which the with PCS group was supposed to deviate from the</text:span></text:p><text:p text:style-name="P1935">without PCS group in terms of beta power. Our data support this further, since there was no</text:p><text:p text:style-name="P1936"><text:span text:style-name="T1937">significant di</text:span><text:span text:style-name="T1938">ff</text:span><text:span text:style-name="T1939">erence between the two groups in our central ROI.</text:span></text:p><text:p text:style-name="P1940"><text:span text:style-name="T1941">Descriptively, the frontal and occipital regions appeared to di</text:span><text:span text:style-name="T1942">ff</text:span><text:span text:style-name="T1943">er between the groups, but</text:span></text:p><text:p text:style-name="P1944">the permutation test did not show significance. The higher frontal beta power in the with PCS</text:p><text:p text:style-name="P1945">group could seem like an artifact or like it may be driven by one individual. In relative beta</text:p><text:p text:style-name="P1946"><text:span text:style-name="T1947">values across individual channels, the maximum value was 10.91<text:s/></text:span><text:span text:style-name="T1948">μ</text:span><text:span text:style-name="T1949">V2. Using an arbitrary</text:span></text:p><text:p text:style-name="P1950"><text:span text:style-name="T1951">threshold of 7.5<text:s/></text:span><text:span text:style-name="T1952">μ</text:span><text:span text:style-name="T1953">V2 (the top 1.2% values) all 69 channels belonged to PCS participants, with</text:span></text:p><text:p text:style-name="P1954">17 (25%) being frontal channels, across six individuals. The fact, that high values were observed</text:p><text:p text:style-name="P1955"><text:span text:style-name="T1956">in di</text:span><text:span text:style-name="T1957">ff</text:span><text:span text:style-name="T1958">erent brain regions and participants suggests that PCS individuals may exhibit</text:span></text:p><text:p text:style-name="P1959">more extreme relative beta power values. While elevated frontal beta has been linked to stress</text:p><text:p text:style-name="P1960">in task-related settings (Ehrhardt et al., 2022), its role in resting-state is less understood. An</text:p><text:p text:style-name="P1961">interesting study identified frontal and occipital restingstate power as potential objective measures</text:p><text:p text:style-name="P1962"><text:span text:style-name="T1963">of vigilance (Mayeli et al., 2020).<text:s/></text:span><text:span text:style-name="T1964">Activity in both sites was positively correlated with</text:span></text:p><text:p text:style-name="P1965">tonic alertness, as measured by pupil size changes. This would be interesting to explore, in</text:p><text:p text:style-name="P1966">line with the hypoaraousal theory mentioned before. However, our findings - showing opposite</text:p><text:p text:style-name="P1967">directions for frontal and occipital beta power - do not fit this pattern, making the argument</text:p><text:p text:style-name="P1968">inconclusive.</text:p><text:p text:style-name="P1969">An interesting aspect concerning the beta power is the positive correlation with TMT A.</text:p><text:p text:style-name="P1970">It could reflect the movement component inherent in the task, since beta has been repeatedly</text:p><text:p text:style-name="P1971">shown to be involved in movement (Barone and Rossiter, 2021). Higher beta power was</text:p><text:p text:style-name="P1972"><text:span text:style-name="T1973">seemingly related to slower speed, since the groups di</text:span><text:span text:style-name="T1974">ff</text:span><text:span text:style-name="T1975">ered in TMT A but not TMT B-A.</text:span></text:p><text:p text:style-name="P1976">Beta usually comes in bursts and is strongest, when movement stops (Kilavik et al., 2013).</text:p><text:p text:style-name="P1977">This is why the hypothesis of higher beta power leading to increased rest would still be plausible.</text:p><text:p text:style-name="P1978"><text:span text:style-name="T1979">Since no group di</text:span><text:span text:style-name="T1980">ff</text:span><text:span text:style-name="T1981">erences were found, this beta activity is likely not related to prior</text:span></text:p><text:p text:style-name="P1982"><text:span text:style-name="T1983">COVID-19 infection, but could instead reflect other individual di</text:span><text:span text:style-name="T1984">ff</text:span><text:span text:style-name="T1985">erences.</text:span></text:p><text:p text:style-name="P1986"><text:span text:style-name="T1987">Kilavik et al. (2013) report that the beta band may be categorized into high (</text:span><text:span text:style-name="T1988">&gt;<text:s/></text:span><text:span text:style-name="T1989">20 Hz) and</text:span></text:p><text:p text:style-name="P1990"><text:span text:style-name="T1991">low (</text:span><text:span text:style-name="T1992">&lt;<text:s/></text:span><text:span text:style-name="T1993">20 Hz) beta activity. Multiple studies referenced before investigate the PCS with high vs. low beta (Kopa´nska et al., 2022, 2023; Vecchio et al., 2017). This is why here is an exploratory</text:span></text:p><text:p text:style-name="P1994"><text:span text:style-name="T1995">look if that would make a di</text:span><text:span text:style-name="T1996">ff</text:span><text:span text:style-name="T1997">erence. The beta power was thus additionally divided</text:span></text:p><text:p text:style-name="P1998">into low (beta1; 14-20 Hz) and high (beta2; 21-30 Hz). For beta1, a two-sided wilcox test did</text:p><text:p text:style-name="P1999"><text:span text:style-name="T2000">not indicate a significant di</text:span><text:span text:style-name="T2001">ff</text:span><text:span text:style-name="T2002">erence between the groups, z<text:s/></text:span><text:span text:style-name="T2003">=<text:s/></text:span><text:span text:style-name="T2004">0.45, p<text:s/></text:span><text:span text:style-name="T2005">=<text:s/></text:span><text:span text:style-name="T2006">.652, r<text:s/></text:span><text:span text:style-name="T2007">=<text:s/></text:span><text:span text:style-name="T2008">.07. For beta2,</text:span></text:p><text:p text:style-name="P2009"><text:span text:style-name="T2010">a two-sided wilcox test did not indicate a significant di</text:span><text:span text:style-name="T2011">ff</text:span><text:span text:style-name="T2012">erence between the groups either, z<text:s/></text:span><text:span text:style-name="T2013">=</text:span></text:p><text:p text:style-name="P2014"><text:span text:style-name="T2015">1.68, p<text:s/></text:span><text:span text:style-name="T2016">=<text:s/></text:span><text:span text:style-name="T2017">.093, r<text:s/></text:span><text:span text:style-name="T2018">=<text:s/></text:span><text:span text:style-name="T2019">.25. While beta1 did not correlate with the TMT A,<text:s/></text:span><text:span text:style-name="T2020">ρ</text:span><text:span text:style-name="T2021">(44)<text:s/></text:span><text:span text:style-name="T2022">=<text:s/></text:span><text:span text:style-name="T2023">.24, p<text:s/></text:span><text:span text:style-name="T2024">=<text:s/></text:span><text:span text:style-name="T2025">.105,</text:span></text:p><text:p text:style-name="P2026"><text:span text:style-name="T2027">or TMT B-A,<text:s/></text:span><text:span text:style-name="T2028">ρ</text:span><text:span text:style-name="T2029">(44)<text:s/></text:span><text:span text:style-name="T2030">=<text:s/></text:span><text:span text:style-name="T2031">.06, p<text:s/></text:span><text:span text:style-name="T2032">=<text:s/></text:span><text:span text:style-name="T2033">.675, the beta2 did correlate with the TMT A,<text:s/></text:span><text:span text:style-name="T2034">ρ</text:span><text:span text:style-name="T2035">(44)<text:s/></text:span><text:span text:style-name="T2036">=<text:s/></text:span><text:span text:style-name="T2037">.44, p<text:s/></text:span><text:span text:style-name="T2038">=</text:span></text:p><text:p text:style-name="P2039"><text:span text:style-name="T2040">.002 , but not TMT B-A,<text:s/></text:span><text:span text:style-name="T2041">ρ</text:span><text:span text:style-name="T2042">(44)<text:s/></text:span><text:span text:style-name="T2043">=<text:s/></text:span><text:span text:style-name="T2044">-.09, p<text:s/></text:span><text:span text:style-name="T2045">=<text:s/></text:span><text:span text:style-name="T2046">.573. Neither beta1 nor beta2 correlated with the</text:span></text:p><text:p text:style-name="P2047"><text:span text:style-name="T2048">FACIT-F,<text:s/></text:span><text:span text:style-name="T2049">ρ</text:span><text:span text:style-name="T2050">beta1(44)<text:s/></text:span><text:span text:style-name="T2051">=<text:s/></text:span><text:span text:style-name="T2052">.23, p<text:s/></text:span><text:span text:style-name="T2053">=<text:s/></text:span><text:span text:style-name="T2054">.131,<text:s/></text:span><text:span text:style-name="T2055">ρ</text:span><text:span text:style-name="T2056">beta2(44)<text:s/></text:span><text:span text:style-name="T2057">=<text:s/></text:span><text:span text:style-name="T2058">-.15, p<text:s/></text:span><text:span text:style-name="T2059">=<text:s/></text:span><text:span text:style-name="T2060">.330.</text:span></text:p></office:annotation></text:span><text:span text:style-name="T2061">hypothesis</text:span></text:p>
      <text:p text:style-name="P2062">The current study examined the ….</text:p>
      <text:p text:style-name="P2063"><text:span text:style-name="T2064">TMT is a valid test (S</text:span><text:span text:style-name="T2065">ánchez-Cubillo et al.,<text:s/></text:span><text:span text:style-name="T2066"><office:annotation><dc:creator>Janka Hauffe</dc:creator><dc:date>2024-09-03T12:07:00</dc:date><meta:creator-initials>Janka Hau</meta:creator-initials><text:p text:style-name="P2067"><text:span text:style-name="T2068">However, caution must be taken when trying to generalize</text:span></text:p><text:p text:style-name="P2069">the present results to clinical populations since patients</text:p><text:p text:style-name="P2070">may be using compensatory strategies to complete the test</text:p><text:p text:style-name="P2071"><text:span text:style-name="T2072">(Jefferson et al., 2006 ; Spikman et al., 2001 ).</text:span><text:span text:style-name="T2073"><text:line-break/></text:span><text:span text:style-name="T2074"><text:line-break/></text:span><text:span text:style-name="T2075">Might be good for discussion</text:span></text:p></office:annotation></text:span><text:span text:style-name="T2076">2009).</text:span></text:p>
      <text:p text:style-name="P2077"><text:span text:style-name="T2078">(Kane, Conway, Miu</text:span><text:span text:style-name="T2079"><office:annotation><dc:creator>Janka Hauffe</dc:creator><dc:date>2024-09-04T08:02:00</dc:date><meta:creator-initials>Janka Hau</meta:creator-initials><text:p text:style-name="P2080"><text:span text:style-name="T2081">They see the n-back task bit critically</text:span></text:p></office:annotation></text:span><text:span text:style-name="T2082">ra &amp; Colflesh, 2007) N-back tasks are continous-recognition measures, that present stimulus sequences.</text:span></text:p>
      <text:p text:style-name="P2083"><text:span text:style-name="T2084">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1-31T13:20:00Z</dc:date>
    <meta:print-date>2025-01-18T08:39:00Z</meta:print-date>
    <meta:template xlink:href="Normal.dotm" xlink:type="simple"/>
    <meta:editing-cycles>7</meta:editing-cycles>
    <meta:editing-duration>PT0S</meta:editing-duration>
    <meta:document-statistic meta:page-count="35" meta:paragraph-count="158" meta:word-count="10847" meta:character-count="79030" meta:row-count="569" meta:non-whitespace-character-count="68341"/>
  </office:meta>
</office:document-meta>
</file>